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Sans" svg:font-family="Sans"/>
  </office:font-face-decls>
  <office:automatic-styles>
    <style:style style:name="ce1" style:family="table-cell" style:parent-style-name="Default" style:data-style-name="N0"/>
    <style:style style:name="ce2" style:family="table-cell" style:parent-style-name="Default" style:data-style-name="N0">
      <style:text-properties fo:font-size="9pt" style:font-size-asian="9pt" style:font-size-complex="9pt" fo:font-weight="bold" style:font-weight-asian="bold" style:font-weight-complex="bold"/>
    </style:style>
    <style:style style:name="ce3" style:family="table-cell" style:parent-style-name="Default" style:data-style-name="N0">
      <style:text-properties fo:font-size="9pt" style:font-size-asian="9pt" style:font-size-complex="9pt"/>
    </style:style>
    <style:style style:name="ce4" style:family="table-cell" style:parent-style-name="Default" style:data-style-name="N0">
      <style:table-cell-properties fo:background-color="#BCE4E5"/>
      <style:text-properties fo:font-size="9pt" style:font-size-asian="9pt" style:font-size-complex="9pt"/>
    </style:style>
    <style:style style:name="ce5" style:family="table-cell" style:parent-style-name="Default" style:data-style-name="N0">
      <style:table-cell-properties fo:background-color="#FFF200"/>
      <style:text-properties fo:font-size="9pt" style:font-size-asian="9pt" style:font-size-complex="9pt"/>
    </style:style>
    <style:style style:name="ce6" style:family="table-cell" style:parent-style-name="Default" style:data-style-name="N0">
      <style:table-cell-properties fo:background-color="#BCE4E5"/>
      <style:text-properties fo:font-size="9pt" style:font-size-asian="9pt" style:font-size-complex="9pt" fo:font-weight="bold" style:font-weight-asian="bold" style:font-weight-complex="bold"/>
    </style:style>
    <style:style style:name="ce7" style:family="table-cell" style:parent-style-name="Default" style:data-style-name="N0">
      <style:table-cell-properties fo:background-color="#FFE5CA"/>
      <style:text-properties fo:font-size="9pt" style:font-size-asian="9pt" style:font-size-complex="9pt"/>
    </style:style>
    <style:style style:name="ce8" style:family="table-cell" style:parent-style-name="Default" style:data-style-name="N0">
      <style:table-cell-properties fo:background-color="#000000"/>
      <style:text-properties fo:font-size="9pt" style:font-size-asian="9pt" style:font-size-complex="9pt"/>
    </style:style>
    <style:style style:name="ce9" style:family="table-cell" style:parent-style-name="Default" style:data-style-name="N0">
      <style:table-cell-properties fo:background-color="#BCAED5"/>
      <style:text-properties fo:font-size="9pt" style:font-size-asian="9pt" style:font-size-complex="9pt"/>
    </style:style>
    <style:style style:name="ce10" style:family="table-cell" style:parent-style-name="Default" style:data-style-name="N0">
      <style:table-cell-properties fo:background-color="#C2E0AE"/>
      <style:text-properties fo:font-size="9pt" style:font-size-asian="9pt" style:font-size-complex="9pt"/>
    </style:style>
    <style:style style:name="ce11" style:family="table-cell" style:parent-style-name="Default" style:data-style-name="N0">
      <style:table-cell-properties fo:background-color="#BCAED5"/>
      <style:text-properties fo:font-size="9pt" style:font-size-asian="9pt" style:font-size-complex="9pt" fo:font-weight="bold" style:font-weight-asian="bold" style:font-weight-complex="bold"/>
    </style:style>
    <style:style style:name="ce12" style:family="table-cell" style:parent-style-name="Default" style:data-style-name="N0">
      <style:table-cell-properties fo:background-color="#F7A19A"/>
      <style:text-properties fo:font-size="9pt" style:font-size-asian="9pt" style:font-size-complex="9pt"/>
    </style:style>
    <style:style style:name="ce13" style:family="table-cell" style:parent-style-name="Default" style:data-style-name="N0">
      <style:table-cell-properties fo:background-color="#FFE5CA"/>
      <style:text-properties fo:font-size="9pt" style:font-size-asian="9pt" style:font-size-complex="9pt" fo:font-weight="bold" style:font-weight-asian="bold" style:font-weight-complex="bold"/>
    </style:style>
    <style:style style:name="ce14" style:family="table-cell" style:parent-style-name="Default" style:data-style-name="N0">
      <style:table-cell-properties fo:background-color="#FFFBCC"/>
      <style:text-properties fo:font-size="9pt" style:font-size-asian="9pt" style:font-size-complex="9pt"/>
    </style:style>
    <style:style style:name="ce15" style:family="table-cell" style:parent-style-name="Default" style:data-style-name="N0">
      <style:table-cell-properties fo:background-color="transparent"/>
      <style:text-properties fo:font-size="9pt" style:font-size-asian="9pt" style:font-size-complex="9pt"/>
    </style:style>
    <style:style style:name="ce16" style:family="table-cell" style:parent-style-name="Default" style:data-style-name="N0">
      <style:table-cell-properties fo:background-color="transparent"/>
      <style:text-properties fo:font-size="9pt" style:font-size-asian="9pt" style:font-size-complex="9pt" fo:font-weight="bold" style:font-weight-asian="bold" style:font-weight-complex="bold"/>
    </style:style>
    <style:style style:name="ce17" style:family="table-cell" style:parent-style-name="Default" style:data-style-name="N0">
      <style:table-cell-properties fo:background-color="#C2E0AE"/>
      <style:text-properties fo:font-size="9pt" style:font-size-asian="9pt" style:font-size-complex="9pt" fo:font-weight="bold" style:font-weight-asian="bold" style:font-weight-complex="bold"/>
    </style:style>
    <style:style style:name="ce18" style:family="table-cell" style:parent-style-name="Default" style:data-style-name="N0">
      <style:text-properties fo:font-weight="bold" style:font-weight-asian="bold" style:font-weight-complex="bold"/>
    </style:style>
    <style:style style:name="ce19" style:family="table-cell" style:parent-style-name="Default" style:data-style-name="N0"/>
    <style:style style:name="ce20" style:family="table-cell" style:parent-style-name="Default" style:data-style-name="N0">
      <style:table-cell-properties fo:background-color="#FFFF00"/>
    </style:style>
    <style:style style:name="ce21" style:family="table-cell" style:parent-style-name="Default" style:data-style-name="N0">
      <style:table-cell-properties fo:background-color="transparent"/>
    </style:style>
    <style:style style:name="ce22" style:family="table-cell" style:parent-style-name="Default" style:data-style-name="N0">
      <style:table-cell-properties fo:background-color="transparent"/>
    </style:style>
    <style:style style:name="ce23" style:family="table-cell" style:parent-style-name="Default" style:data-style-name="N0">
      <style:table-cell-properties fo:background-color="transparent"/>
      <style:text-properties fo:font-weight="bold" style:font-weight-asian="bold" style:font-weight-complex="bold"/>
    </style:style>
    <style:style style:name="ce24" style:family="table-cell" style:parent-style-name="Default" style:data-style-name="N0">
      <style:table-cell-properties fo:background-color="#000000"/>
      <style:text-properties fo:color="#FFFFFF" fo:font-size="9pt" style:font-size-asian="9pt" style:font-size-complex="9pt"/>
    </style:style>
    <style:style style:name="T1"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Sans" style:font-name-asian="Sans" style:font-name-complex="Sans"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7" style:family="text" style:parent-style-name="Default">
      <style:text-properties fo:color="#FFFFFF" style:text-line-through-style="none" style:font-name="Liberation Sans" style:font-name-asian="Liberation Sans" style:font-name-complex="Liberation Sans"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FFFFFF"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4.65666666666667cm"/>
    </style:style>
    <style:style style:name="co2" style:family="table-column">
      <style:table-column-properties fo:break-before="auto" style:column-width="1.905cm"/>
    </style:style>
    <style:style style:name="co3" style:family="table-column">
      <style:table-column-properties fo:break-before="auto" style:column-width="28.5485416666667cm"/>
    </style:style>
    <style:style style:name="co4" style:family="table-column">
      <style:table-column-properties fo:break-before="auto" style:column-width="6.53520833333333cm"/>
    </style:style>
    <style:style style:name="co5" style:family="table-column">
      <style:table-column-properties fo:break-before="auto" style:column-width="2.24895833333333cm"/>
    </style:style>
    <style:style style:name="co6" style:family="table-column">
      <style:table-column-properties fo:break-before="auto" style:column-width="14.3139583333333cm"/>
    </style:style>
    <style:style style:name="co7" style:family="table-column">
      <style:table-column-properties fo:break-before="auto" style:column-width="6.95854166666667cm"/>
    </style:style>
    <style:style style:name="co8" style:family="table-column">
      <style:table-column-properties fo:break-before="auto" style:column-width="8.810625cm"/>
    </style:style>
    <style:style style:name="co9" style:family="table-column">
      <style:table-column-properties fo:break-before="auto" style:column-width="10.6891666666667cm"/>
    </style:style>
    <style:style style:name="co10" style:family="table-column">
      <style:table-column-properties fo:break-before="auto" style:column-width="7.064375cm"/>
    </style:style>
    <style:style style:name="co11" style:family="table-column">
      <style:table-column-properties fo:break-before="auto" style:column-width="4.63020833333333cm"/>
    </style:style>
    <style:style style:name="co12" style:family="table-column">
      <style:table-column-properties fo:break-before="auto" style:column-width="12.1972916666667cm"/>
    </style:style>
    <style:style style:name="co13" style:family="table-column">
      <style:table-column-properties fo:break-before="auto" style:column-width="2.67229166666667cm"/>
    </style:style>
    <style:style style:name="co14" style:family="table-column">
      <style:table-column-properties fo:break-before="auto" style:column-width="5.10645833333333cm"/>
    </style:style>
    <style:style style:name="co15" style:family="table-column">
      <style:table-column-properties fo:break-before="auto" style:column-width="10.9272916666667cm"/>
    </style:style>
    <style:style style:name="co16" style:family="table-column">
      <style:table-column-properties fo:break-before="auto" style:column-width="11.4564583333333cm"/>
    </style:style>
    <style:style style:name="co17" style:family="table-column">
      <style:table-column-properties fo:break-before="auto" style:column-width="10.239375cm"/>
    </style:style>
    <style:style style:name="co18" style:family="table-column">
      <style:table-column-properties fo:break-before="auto" style:column-width="8.62541666666667cm"/>
    </style:style>
    <style:style style:name="ro1" style:family="table-row">
      <style:table-row-properties style:row-height="1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4.25pt" style:use-optimal-row-height="true" fo:break-before="auto"/>
    </style:style>
    <style:style style:name="ta1" style:family="table" style:master-page-name="mp1">
      <style:table-properties table:display="true" style:writing-mode="lr-tb"/>
    </style:style>
    <style:style style:family="graphic" style:name="a37">
      <style:graphic-properties draw:stroke="solid" svg:stroke-color="#000000" draw:auto-grow-width="false" draw:auto-grow-height="false"/>
    </style:style>
    <style:style style:family="graphic" style:name="a38">
      <style:graphic-properties draw:stroke="solid" svg:stroke-color="#000000" draw:auto-grow-width="false" draw:auto-grow-height="false"/>
    </style:style>
    <style:style style:family="graphic" style:name="a39">
      <style:graphic-properties draw:stroke="solid" svg:stroke-color="#000000" draw:auto-grow-width="false" draw:auto-grow-height="false"/>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40">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1">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42">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43">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44">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45">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46">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47">
      <style:graphic-properties draw:stroke="solid" svg:stroke-color="#000000" draw:auto-grow-width="false" draw:auto-grow-height="false"/>
    </style:style>
    <style:style style:family="graphic" style:name="a48">
      <style:graphic-properties draw:stroke="solid" svg:stroke-color="#000000" draw:auto-grow-width="false" draw:auto-grow-height="false"/>
    </style:style>
    <style:style style:family="graphic" style:name="a49">
      <style:graphic-properties draw:stroke="solid" svg:stroke-color="#000000" draw:auto-grow-width="false" draw:auto-grow-height="false"/>
    </style:style>
    <style:style style:family="graphic" style:name="a30">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style:style style:family="graphic" style:name="a35">
      <style:graphic-properties draw:stroke="solid" svg:stroke-color="#000000" draw:auto-grow-width="false" draw:auto-grow-height="false"/>
    </style:style>
    <style:style style:family="graphic" style:name="a36">
      <style:graphic-properties draw:stroke="solid" svg:stroke-color="#000000" draw:auto-grow-width="false" draw:auto-grow-height="false"/>
    </style:style>
  </office:automatic-styles>
  <office:body>
    <office:spreadsheet>
      <table:calculation-settings table:case-sensitive="true" table:search-criteria-must-apply-to-whole-cell="true" table:use-wildcards="true" table:use-regular-expressions="false" table:automatic-find-labels="false"/>
      <table:table table:name="Все_системы" table:style-name="ta1">
        <table:table-column table:style-name="co1" table:number-columns-repeated="1024" table:default-cell-style-name="ce3"/>
        <table:table-column table:style-name="co2" table:number-columns-repeated="15360" table:default-cell-style-name="ce1"/>
        <table:table-row table:style-name="ro1">
          <table:table-cell office:value-type="string" table:style-name="ce2">
            <text:p>Кровеносная</text:p>
          </table:table-cell>
          <table:table-cell office:value-type="string" table:style-name="ce2">
            <text:p>Опорно Двигательная</text:p>
          </table:table-cell>
          <table:table-cell office:value-type="string" table:style-name="ce2">
            <text:p>Покровная</text:p>
          </table:table-cell>
          <table:table-cell office:value-type="string" table:style-name="ce2">
            <text:p>Пищеварительная</text:p>
          </table:table-cell>
          <table:table-cell office:value-type="string" table:style-name="ce2">
            <text:p>Имунная</text:p>
          </table:table-cell>
          <table:table-cell office:value-type="string" table:style-name="ce2">
            <text:p>Дыхательная</text:p>
          </table:table-cell>
          <table:table-cell office:value-type="string" table:style-name="ce2">
            <text:p>Мочеполовая</text:p>
          </table:table-cell>
          <table:table-cell office:value-type="string" table:style-name="ce2">
            <text:p>Нервная</text:p>
          </table:table-cell>
          <table:table-cell office:value-type="string" table:style-name="ce2">
            <text:p>Эндокринная</text:p>
          </table:table-cell>
          <table:table-cell office:value-type="string" table:style-name="ce2">
            <text:p>Гены</text:p>
          </table:table-cell>
          <table:table-cell office:value-type="string" table:style-name="ce2">
            <text:p>Обмен Веществ</text:p>
          </table:table-cell>
          <table:table-cell office:value-type="string" table:style-name="ce2">
            <text:p>Психическая (пока пропущено)</text:p>
          </table:table-cell>
          <table:table-cell office:value-type="string" table:style-name="ce2">
            <text:p>Рак (пока отдельно не делал)</text:p>
          </table:table-cell>
          <table:table-cell table:number-columns-repeated="16371"/>
        </table:table-row>
        <table:table-row table:style-name="ro1">
          <table:table-cell office:value-type="string" table:style-name="ce4">
            <office:annotation draw:style-name="a0" svg:x="2.0625in" svg:y="0.09375in" svg:width="1.13541666666667in" svg:height="4.58333333333333in">
              <dc:creator/>
              <text:p><text:span text:style-name="T3">Дефециты протеинов</text:span></text:p>
              <text:p><text:span text:style-name="T3">Мутации</text:span></text:p>
              <text:p><text:span text:style-name="T3">Та или иная группа крови или резус фактор</text:span></text:p>
              <text:p><text:span text:style-name="T3"/></text:p>
              <text:p><text:span text:style-name="T3">Значительно могут повысить риск инфекции, перенесенные матерью во время первого триместра беременности; хронические заболевания матери; возраст одного из родителей в случае позднего родительства; вредные привычки родителей; большое число перенесенных абортов</text:span></text:p>
            </office:annotation>
            <text:p>Генетически унаследованные / врожденные пороки и предрасположенности</text:p>
          </table:table-cell>
          <table:table-cell office:value-type="string" table:style-name="ce4">
            <office:annotation draw:style-name="a1" svg:x="3.89583333333333in" svg:y="0.09375in" svg:width="1.13541666666667in" svg:height="8in">
              <dc:creator/>
              <text:p><text:span text:style-name="T3">неврогенные миопатии;</text:span></text:p>
              <text:p><text:span text:style-name="T3"/></text:p>
              <text:p><text:span text:style-name="T3">Сердечно сосудистые болезни (часто)</text:span></text:p>
              <text:p><text:span text:style-name="T3"/></text:p>
              <text:p><text:span text:style-name="T3">Эндокринные болезни (в т.ч. гормональный дисбаланс) - часто</text:span></text:p>
              <text:p><text:span text:style-name="T3"/></text:p>
              <text:p><text:span text:style-name="T3">Проблемы с кожей</text:span></text:p>
              <text:p><text:span text:style-name="T3"/></text:p>
              <text:p><text:span text:style-name="T3">Эпилепсия</text:span></text:p>
              <text:p><text:span text:style-name="T3"/></text:p>
              <text:p><text:span text:style-name="T3">Бывает болит кость а проблема с нервом</text:span></text:p>
              <text:p><text:span text:style-name="T3"/></text:p>
              <text:p><text:span text:style-name="T3">Имунные, гормональные и другие болезни</text:span></text:p>
              <text:p><text:span text:style-name="T3"/></text:p>
              <text:p><text:span text:style-name="T3">Почечная недостаточность</text:span></text:p>
              <text:p><text:span text:style-name="T3"/></text:p>
              <text:p><text:span text:style-name="T3">Длительное отсутствие менструации</text:span></text:p>
              <text:p><text:span text:style-name="T3"/></text:p>
              <text:p><text:span text:style-name="T3">Все виды бесплодия</text:span></text:p>
              <text:p><text:span text:style-name="T3"/></text:p>
              <text:p><text:span text:style-name="T3">Проблемы с ЖКТ (нарушение абсорбции особенно. Когда не всасываются витамины.)</text:span></text:p>
              <text:p><text:span text:style-name="T3"/></text:p>
              <text:p><text:span text:style-name="T3">Паралич (нервов) может искривить суставы и потом кости.</text:span></text:p>
            </office:annotation>
            <text:p>проблемы ДРУГИХ систем</text:p>
          </table:table-cell>
          <table:table-cell office:value-type="string" table:style-name="ce5">
            <text:p>Контактный Вирус, Бактерия, Микроорганизмы, Грибок, Инфекции перенесённые насекомыми и мухами (без учёта укуса, укусы будут отдельно), накопление мёртвых кожных клеток (и прочая контактная нестирильность немытость загрязнение пыль с живущими на ней бактериями и т. д.).</text:p>
          </table:table-cell>
          <table:table-cell office:value-type="string" table:style-name="ce4">
            <text:p>Другие болезни ЖКТ (в т.ч. в прошлом или хронические или запущенные) — в т.ч. болезни-предшественники, болезни-симптомы этой болезни</text:p>
          </table:table-cell>
          <table:table-cell office:value-type="string" table:style-name="ce5">
            <text:p>Туберкулёз, Чума, Стрептококи, Трипаносомоз, Стафилококи, Мононуклеоз, Токсоплазмы, Корь, Филяриатоз, Микрококки, Гепатит (A, B, C, D, E, F, G, H, I, J, TTV, SEN), Ящур, Шистоматоз, Малярия, Сонная Болезнь, Лепра, Пегивирус А, Герпес, Ретровирусы, Краснуха, Гингивит, Спирохеты, Сифилис, Эпштейн-Барр, ОРЗ, Варицелла-Зольцстер, ВИЧ СПИД, Свинка, Цитомегаловирус, Шистосомоз, Энцефаломиелит, Лейшманиоз, Коксаки, Дифтирия, Ковид19, Ветрянка, Распираторные инфекции, Анаеробные бактерии, Мальборг-Эбола, Коронавирус, Грипп, Филовирус, Флавовирус, Аденовирус, Болезнь Шагаса, Болезнь Уипла (Whipple), Пикорнавирус, Актиномикоз, <text:s/>Цитомегаловирусная инфекция, Болезнь кошачьих царапин. Covid — вирусы (common varial immunodifficiency) и другие системные вирусные инфекции Простуды. Паратиф. Тиф. Желтая Лихорадка.</text:p>
          </table:table-cell>
          <table:table-cell office:value-type="string" table:style-name="ce5">
            <text:p>Туберкулёз, Стрептококи, Стафилококи, Токсоплазмы, Корь, Микрококки, Гепатит (A, B, C, D, E, F, G, H, I, J, TTV, SEN), Ящур, Шистоматоз, Малярия, Сонная Болезнь, Пегивирус А, Герпес, Краснуха, Гингивит, Спирохеты, Сифилис, Эпштейн-Барр, ОРЗ, Варицелла-Зольцстер, ВИЧ СПИД, Свинка, Цитомегаловирус, Шистосомоз, Энцефаломиелит, Лейшманиоз, Коксаки, Дифтирия, Ветрянка, Распираторные инфекции, Анаеробные бактерии, Мальборг-Эбола, Коронавирус, Грипп, Филовирус, Флавовирус, Аденовирус, Болезнь Шагаса, Болезнь Уипла (Whipple), Пикорнавирус, Актиномикоз, <text:s/>Цитомегаловирусная инфекция, Болезнь кошачьих царапин. Covid — вирусы (common varial immunodifficiency) и другие системные вирусные инфекции. Коронавирусы это семейство. И там есть куча подвидов с которыми тоже умирают от удушья. Эпиема. Вирусы-вирусы.Коронавирусы хуирусы.</text:p>
          </table:table-cell>
          <table:table-cell office:value-type="string" table:style-name="ce5">
            <text:p>Бактерии, Инфекции, Гонорея, Хламидия, Грибки, Аспергеллы, Палочки, Сальмонеллы, Фасциолы, Токсоплазма, Криптоспора, Шигеллы, Легионеллы, Криптопсидии, Лептоспиры, Микоплазмы, Амёбы, Кампилобактерии, Холера, Ботулизм, Ларингит, Фарингит, Полипы / Папиломы попавшие внутрь (в ЖКТ), особенно Helicobacter Pylori и HCMV (все бактерии — паразитны), Другие Паразиты (разного рода микрохрени которые попадают в организм и питаются им и его едой) (как разовые так и хронические, в т.ч. в прошлом) — напомню многие из этих хреней — особенно желудочные вирусы — заразны. Воспаления я сюда же отнёс.</text:p>
          </table:table-cell>
          <table:table-cell office:value-type="string" table:style-name="ce6">
            <text:p>Болезни других систем (в т.ч. наследственные, в т.ч. хронические и системные)</text:p>
          </table:table-cell>
          <table:table-cell office:value-type="string" table:style-name="ce4">
            <text:p>Рак (злокачественные новообразования и опухоли)</text:p>
          </table:table-cell>
          <table:table-cell office:value-type="string" table:style-name="ce4">
            <text:p>Лекарства, токсины, радиация и химикаты во время беременности влияют на развитие ребёнка</text:p>
          </table:table-cell>
          <table:table-cell office:value-type="string" table:style-name="ce4">
            <text:p>Наследственные генетические и врожденные болезни нервной системы и предрасположенности</text:p>
          </table:table-cell>
          <table:table-cell table:number-columns-repeated="1013" table:style-name="ce3"/>
          <table:table-cell table:number-columns-repeated="15360"/>
        </table:table-row>
        <table:table-row table:style-name="ro1">
          <table:table-cell office:value-type="string" table:style-name="ce4">
            <text:p>Ожирение</text:p>
          </table:table-cell>
          <table:table-cell office:value-type="string" table:style-name="ce4">
            <text:p>Врожденные или наследственные (мутации, предрасположенности, травмы при беременности или рождении и т. п.) - часто «врождённые нарушения обмена веществ»</text:p>
          </table:table-cell>
          <table:table-cell office:value-type="string" table:style-name="ce4">
            <text:p>Другие болезни кожи (в т.ч. в далёком прошлом)</text:p>
          </table:table-cell>
          <table:table-cell office:value-type="string" table:style-name="ce5">
            <text:p>Туберкулёз, Стрептококи, Стафилококи, Токсоплазмы, Корь, Микрококки, Гепатит (A, B, C, D, E, F, G, H, I, J, TTV, SEN), Ящур, Шистоматоз, Малярия, Сонная Болезнь, Пегивирус А, Герпес, Краснуха, Гингивит, Спирохеты, Сифилис, Эпштейн-Барр, ОРЗ, Варицелла-Зольцстер, ВИЧ СПИД, Свинка, Цитомегаловирус, Шистосомоз, Энцефаломиелит, Лейшманиоз, Коксаки, Дифтирия, Ветрянка, Распираторные инфекции, Анаеробные бактерии, Мальборг-Эбола, Коронавирус, Грипп, Филовирус, Флавовирус, Аденовирус, Болезнь Шагаса, Болезнь Уипла (Whipple), Пикорнавирус, Актиномикоз, <text:s/>Цитомегаловирусная инфекция, Болезнь кошачьих царапин. Covid — вирусы (common varial immunodifficiency) и другие системные вирусные инфекции</text:p>
          </table:table-cell>
          <table:table-cell office:value-type="string" table:style-name="ce7">
            <text:p>Лекарства (в т.ч. длительный приём)</text:p>
          </table:table-cell>
          <table:table-cell office:value-type="string" table:style-name="ce4">
            <text:p>Болезни других систем (в т.ч. наследственные, в т.ч. хронические и системные)</text:p>
          </table:table-cell>
          <table:table-cell office:value-type="string" table:style-name="ce6">
            <text:p>Болезни других систем (в т.ч. наследственные, в т.ч. хронические и системные)</text:p>
          </table:table-cell>
          <table:table-cell office:value-type="string" table:style-name="ce6">
            <text:p>Другие болезни нервной системы (в т.ч. в прошлом или хронические или запущенные, т. е. Те которые переросли в эту)</text:p>
          </table:table-cell>
          <table:table-cell office:value-type="string" table:style-name="ce6">
            <text:p>Болезни других систем (в т.ч. наследственные, в т.ч. хронические и системные)</text:p>
          </table:table-cell>
          <table:table-cell office:value-type="string" table:style-name="ce8">
            <text:p>Причина неизвестна (идиопатический, нетипичный и т. п. - либо причины на википедии не указаны)</text:p>
          </table:table-cell>
          <table:table-cell table:number-columns-repeated="1014" table:style-name="ce3"/>
          <table:table-cell table:number-columns-repeated="15360"/>
        </table:table-row>
        <table:table-row table:style-name="ro1">
          <table:table-cell office:value-type="string" table:style-name="ce7">
            <text:p>Курение (активное, пассивное)</text:p>
          </table:table-cell>
          <table:table-cell office:value-type="string" table:style-name="ce4">
            <office:annotation draw:style-name="a2" svg:x="3.89583333333333in" svg:y="0.270833333333333in" svg:width="1.13541666666667in" svg:height="7.69791666666667in">
              <dc:creator/>
              <text:p><text:span text:style-name="T3">Остеохандроз много чего даёт как побочное (это то что у меня кажется с диском, посмотри внимательнее)</text:span></text:p>
              <text:p><text:span text:style-name="T3"/></text:p>
              <text:p><text:span text:style-name="T3">Рахит может давать последствия в виде других болезней</text:span></text:p>
              <text:p><text:span text:style-name="T3"/></text:p>
              <text:p><text:span text:style-name="T3">И много таких болезней которые вызывают другие болезни.</text:span></text:p>
              <text:p><text:span text:style-name="T3"/></text:p>
              <text:p><text:span text:style-name="T3">Травма копчика может вызвать боли в копчике даже через пол года</text:span></text:p>
              <text:p><text:span text:style-name="T3"/></text:p>
              <text:p><text:span text:style-name="T3">Плоскостопие создаёт много смежных проблем в будущем.</text:span></text:p>
              <text:p><text:span text:style-name="T3"/></text:p>
              <text:p><text:span text:style-name="T3">Болезненные процессы внутри мышц могут вызывать их сильную слабость.</text:span></text:p>
              <text:p><text:span text:style-name="T3"/></text:p>
              <text:p><text:span text:style-name="T3">Диспропорции — тоже одна из проблем. т. е. Если какая- то кость несимметрично большая — это даёт стресс на хребет и т. п.</text:span></text:p>
            </office:annotation>
            <text:p>другие проблемы ЭТОЙ системы (в т.ч. в прошлом) — травмы сюда не вносил хоть можно</text:p>
          </table:table-cell>
          <table:table-cell office:value-type="string" table:style-name="ce7">
            <text:p>Лекарства (любые) (в т.ч. в прошлом, в т.ч. длительный приём)</text:p>
          </table:table-cell>
          <table:table-cell office:value-type="string" table:style-name="ce4">
            <text:p>Болезни других систем (в т.ч. наследственные, в т.ч. хронические и системные, т. е. Те которые дают последствия не только на ЖКТ но и на кожу и т. п. )</text:p>
          </table:table-cell>
          <table:table-cell office:value-type="string" table:style-name="ce4">
            <text:p>Наследственные болезни Лимфатической системы и других систем (напр. Синдром Клиппеля-Треноне-Вебера., пороки сосудов и т. п.) в т.ч. предрасположенности.</text:p>
          </table:table-cell>
          <table:table-cell office:value-type="string" table:style-name="ce7">
            <text:p>Химические раздражители попавшие внутрь, токсины, в т.ч. хронические отравления</text:p>
          </table:table-cell>
          <table:table-cell office:value-type="string" table:style-name="ce4">
            <text:p>Наследственные генетические и врожденные болезни мочевых путей и предрасположенности, в т.ч. особенности строения</text:p>
          </table:table-cell>
          <table:table-cell office:value-type="string" table:style-name="ce5">
            <text:p>Бактерии, Инфекции, Гонорея, Хламидия, Грибки, Аспергеллы, Палочки, Сальмонеллы, Фасциолы, Токсоплазма, Криптоспора, Шигеллы, Легионеллы, Криптопсидии, Лептоспиры, Микоплазмы, Амёбы, Кампилобактерии, Холера, Ботулизм, Ларингит, Фарингит, Полипы / Папиломы попавшие внутрь (в ЖКТ), особенно Helicobacter Pylori и HCMV (все бактерии — паразитны), Другие Паразиты (разного рода микрохрени которые попадают в организм и питаются им и его едой) (как разовые так и хронические, в т.ч. в прошлом) — напомню многие из этих хреней — особенно желудочные вирусы — заразны. Воспаления я сюда же отнёс. Глисты.</text:p>
          </table:table-cell>
          <table:table-cell office:value-type="string" table:style-name="ce6">
            <text:p>Другие болезни эндокринной системы (в т.ч. в прошлом или хронические или запущенные, т. е. Те которые переросли в эту)</text:p>
          </table:table-cell>
          <table:table-cell table:number-columns-repeated="1015" table:style-name="ce3"/>
          <table:table-cell table:number-columns-repeated="15360"/>
        </table:table-row>
        <table:table-row table:style-name="ro1">
          <table:table-cell office:value-type="string" table:style-name="ce7">
            <text:p>Избыток пищевой поваренной соли</text:p>
          </table:table-cell>
          <table:table-cell office:value-type="string" table:style-name="ce9">
            <office:annotation draw:style-name="a3" svg:x="3.89583333333333in" svg:y="0.364583333333333in" svg:width="1.13541666666667in" svg:height="5.82291666666667in">
              <dc:creator/>
              <text:p><text:span text:style-name="T3">Иногда речь даже о переломах которые были пол года назад. Или которые просто остались незамеченными или запущенными (по типу «само пройдёт»)</text:span></text:p>
              <text:p><text:span text:style-name="T3"/></text:p>
              <text:p><text:span text:style-name="T3">Вплоть до последствий того что перелом неправильно сросся и кривая кость вызвала новые проблемы.</text:span></text:p>
              <text:p><text:span text:style-name="T3"/></text:p>
              <text:p><text:span text:style-name="T3">Даже сустав может не там вырости</text:span></text:p>
              <text:p><text:span text:style-name="T3"/></text:p>
              <text:p><text:span text:style-name="T3">Микротравмы сюда же (когда перфоратором херовым долбишь стену и раздалбываешь себе почучуть суставы)</text:span></text:p>
            </office:annotation>
            <text:p>Травма (резкая, типа растяжение связок и сухожилий — хотя их растяжение это на микроскопическом уровне всегда разрыв…, компрессионного перелома, перелома, вывиха, ушиба, ранения, ссадины и т. п.) а также ошибки в их лкчкнии.</text:p>
          </table:table-cell>
          <table:table-cell office:value-type="string" table:style-name="ce4">
            <text:p>Болезни других систем</text:p>
          </table:table-cell>
          <table:table-cell office:value-type="string" table:style-name="ce5">
            <text:p>Бактерии, Инфекции, Грибки, Аспергеллы, Палочки, Сальмонеллы, Фасциолы, Токсоплазма, Криптоспора, Шигеллы, Легионеллы, Криптопсидии, Лептоспиры, Микоплазмы, Амёбы, Кампилобактерии, Холера, Ботулизм, Ларингит, Фарингит, Полипы / Папиломы попавшие внутрь (в ЖКТ), особенно Helicobacter Pylori и HCMV (все бактерии — паразитны), Другие Паразиты (разного рода микрохрени которые попадают в организм и питаются им и его едой) (как разовые так и хронические, в т.ч. в прошлом) — напомню многие из этих хреней — особенно желудочные вирусы — заразны.</text:p>
          </table:table-cell>
          <table:table-cell office:value-type="string" table:style-name="ce4">
            <text:p>Болезни других систем (в т.ч. наследственные, в т.ч. хронические и системные, т. е. Те которые дают последствия не только на ЖКТ но и на кожу и т. п. )</text:p>
          </table:table-cell>
          <table:table-cell office:value-type="string" table:style-name="ce4">
            <text:p>Другие болезни системы дыхания (в т.ч. хронические или запущенные, в т.ч. пневматоракс)</text:p>
          </table:table-cell>
          <table:table-cell office:value-type="string" table:style-name="ce6">
            <text:p>Другие болезни мочеполовой системы (в т.ч. в прошлом или хронические или запущенные, т. е. Те которые переросли в эту)</text:p>
          </table:table-cell>
          <table:table-cell office:value-type="string" table:style-name="ce4">
            <text:p>Наследственные генетические и врожденные болезни нервной системы и предрасположенности</text:p>
          </table:table-cell>
          <table:table-cell office:value-type="string" table:style-name="ce7">
            <text:p>Лекарства (в т.ч. длительный приём, побочные эффекты, передозировки)</text:p>
          </table:table-cell>
          <table:table-cell table:number-columns-repeated="1015" table:style-name="ce3"/>
          <table:table-cell table:number-columns-repeated="15360"/>
        </table:table-row>
        <table:table-row table:style-name="ro1">
          <table:table-cell office:value-type="string" table:style-name="ce10">
            <office:annotation draw:style-name="a4" svg:x="2.0625in" svg:y="0.458333333333333in" svg:width="1.13541666666667in" svg:height="1.01041666666667in">
              <dc:creator/>
              <text:p><text:span text:style-name="T3">Физиологическая потребность:</text:span></text:p>
              <text:p><text:span text:style-name="T3">- в аскорбиновой кислоте — 30-90 мг/сутки</text:span></text:p>
            </office:annotation>
            <text:p>Недостаток (дефецит) микроэлементов (кальция, магния, витамина С, витамина К, прочий авитаминоз и т. п.)</text:p>
          </table:table-cell>
          <table:table-cell office:value-type="string" table:style-name="ce5">
            <office:annotation draw:style-name="a5" svg:x="3.89583333333333in" svg:y="0.458333333333333in" svg:width="1.13541666666667in" svg:height="3.03125in">
              <dc:creator/>
              <text:p><text:span text:style-name="T3">Пиздец я здесь перечислил кучу болезней а весь список пропал…</text:span></text:p>
              <text:p><text:span text:style-name="T3"/></text:p>
              <text:p><text:span text:style-name="T3">Скарлатина, сифилис,… блядь. Тут много чего было. Всё. Я это буду писать не сюда а в колонки. Я понял. Либреоффис это глючное говно без функционала.</text:span></text:p>
            </office:annotation>
            <text:p>Воспаления, инфекции, паразиты, бактерии, микробы, нагноения и т. п. (сюда иногда относят ревматизм но я пока не буду)</text:p>
          </table:table-cell>
          <table:table-cell office:value-type="string" table:style-name="ce9">
            <text:p>Повреждения (локальные, механические — в т.ч. травма, ссадина, ранка, порез, трение, потертость, тепловые, химические, либо в следствие инфекций, а так же повреждения микрообьектами — занозы, волокна стекловаты, колючки растений и животных, да и даже после бритвы). Как разовые так и часто повторяющиеся в одном и том же месте.</text:p>
          </table:table-cell>
          <table:table-cell office:value-type="string" table:style-name="ce7">
            <text:p>Лекарства (в т.ч. длительный приём)</text:p>
          </table:table-cell>
          <table:table-cell office:value-type="string" table:style-name="ce4">
            <text:p>Другие болезни Имунной и Лимфатичной Системы</text:p>
          </table:table-cell>
          <table:table-cell office:value-type="string" table:style-name="ce9">
            <text:p>Повреждения и травмы (в т.ч. в прошлом - механические, инородные тела, термические ожоги, закупорка дыхательных путей сыпучими веществами или жидкостями типа грудного молока, воды, крови и т. п. Как в случае с утопанием, сдавливание. «в прошлом» важно потому что рубцы в трахее могут например разростись и перекрыть дыхательный путь)</text:p>
          </table:table-cell>
          <table:table-cell office:value-type="string" table:style-name="ce7">
            <text:p>Лекарства (в т.ч. длительный приём, побочные эффекты, передозировки)</text:p>
          </table:table-cell>
          <table:table-cell office:value-type="string" table:style-name="ce5">
            <text:p>Туберкулёз, Стрептококи, Стафилококи, Токсоплазмы, Корь, Микрококки, Гепатит (A, B, C, D, E, F, G, H, I, J, TTV, SEN), Ящур, Шистоматоз, Малярия, Сонная Болезнь, Пегивирус А, Герпес, Краснуха, Гингивит, Спирохеты, Сифилис, Эпштейн-Барр, ОРЗ, Варицелла-Зольцстер, ВИЧ СПИД, Свинка, Цитомегаловирус, Шистосомоз, Энцефаломиелит, Лейшманиоз, Коксаки, Дифтирия, Ветрянка, Распираторные инфекции, Анаеробные бактерии, Мальборг-Эбола, Коронавирус, Грипп, Филовирус, Флавовирус, Аденовирус, Болезнь Шагаса, Болезнь Уипла (Whipple), Пикорнавирус, Актиномикоз, <text:s/>Цитомегаловирусная инфекция, Болезнь кошачьих царапин. Covid — вирусы (common varial immunodifficiency) и другие системные вирусные инфекции. Прионная болезнь (прионы это такие вирусы без какой-то там рыбосомы или кислоты, не знаю) болезнь Лайма, клещевой энцефалит, Арахнодит какой-то, Менингокок, Менингоэнцефалит, Столбняк</text:p>
          </table:table-cell>
          <table:table-cell office:value-type="string" table:style-name="ce4">
            <text:p>Наследственные генетические и врожденные болезни нервной системы и предрасположенности</text:p>
          </table:table-cell>
          <table:table-cell table:number-columns-repeated="1015" table:style-name="ce3"/>
          <table:table-cell table:number-columns-repeated="15360"/>
        </table:table-row>
        <table:table-row table:style-name="ro1">
          <table:table-cell office:value-type="string" table:style-name="ce7">
            <text:p>Алкоголь</text:p>
          </table:table-cell>
          <table:table-cell office:value-type="string" table:style-name="ce10">
            <text:p>Нехватка калия, кальция, фосфофруктокиназы, витамина Д и другие электролитные нарушения и авитаминозы</text:p>
          </table:table-cell>
          <table:table-cell office:value-type="string" table:style-name="ce7">
            <text:p>Яды локальные кожные</text:p>
          </table:table-cell>
          <table:table-cell office:value-type="string" table:style-name="ce4">
            <text:p>Наследственные болезни ЖКТ (напр. Caroli синдром), врожденные мутации, внутриутробные инфекции, инфекции или наркотики матери во время беременности, преждевременные роды, родовые / генетические / хромосомные / рассовые предрасположенности (напр. Lynch синдром, синдром Дауна) — т. е. Наследственные болезни с которыми «в компании» часто идёт данная болезнь.</text:p>
          </table:table-cell>
          <table:table-cell office:value-type="string" table:style-name="ce5">
            <text:p>Бактерии, Инфекции, Грибки, Аспергеллы, Палочки, Сальмонеллы, Фасциолы, Токсоплазма, Криптоспора, Шигеллы, Легионеллы, Криптопсидии, Хламидии, Лептоспиры, Микоплазмы, Амёбы, Кампилобактерии, Холера, Ботулизм, Ларингит, Фарингит, Полипы / Папиломы попавшие внутрь (в ЖКТ), особенно Helicobacter Pylori и HCMV (все бактерии — паразитны), Другие Паразиты (разного рода микрохрени которые попадают в организм и питаются им и его едой) (как разовые так и хронические, в т.ч. в прошлом) — напомню многие из этих хреней — особенно желудочные вирусы — заразны.</text:p>
          </table:table-cell>
          <table:table-cell office:value-type="string" table:style-name="ce5">
            <text:p>Бактерии, Инфекции, Грибки, Аспергеллы, Палочки, Сальмонеллы, Фасциолы, Токсоплазма, Криптоспора, Шигеллы, Легионеллы, Криптопсидии, Лептоспиры, Микоплазмы, Амёбы, Кампилобактерии, Холера, Ботулизм, Ларингит, Фарингит, Полипы / Папиломы попавшие внутрь (в ЖКТ), особенно Helicobacter Pylori и HCMV (все бактерии — паразитны), Другие Паразиты (разного рода микрохрени которые попадают в организм и питаются им и его едой) (как разовые так и хронические, в т.ч. в прошлом) — напомню многие из этих хреней — особенно желудочные вирусы — заразны.</text:p>
          </table:table-cell>
          <table:table-cell office:value-type="string" table:style-name="ce11">
            <text:p>Повреждения и травмы (механические, инородные тела, термические ожоги) — в т.ч. в прошлом, В Т.Ч. ИЗ-ЗА НИЗКОЙ КВАЛИФИКАЦИИ ВРАЧА.</text:p>
          </table:table-cell>
          <table:table-cell office:value-type="string" table:style-name="ce11">
            <text:p>Повреждения и травмы (механические, инородные тела, термические ожоги, баротравмы) — в т.ч. в прошлом, В Т.Ч. ИЗ-ЗА НИЗКОЙ КВАЛИФИКАЦИИ ВРАЧА.</text:p>
          </table:table-cell>
          <table:table-cell office:value-type="string" table:style-name="ce11">
            <text:p>Повреждения и травмы (механические, инородные тела, термические ожоги, баротравмы) — в т.ч. в прошлом, В Т.Ч. ИЗ-ЗА НИЗКОЙ КВАЛИФИКАЦИИ ВРАЧА.</text:p>
          </table:table-cell>
          <table:table-cell table:number-columns-repeated="1015" table:style-name="ce3"/>
          <table:table-cell table:number-columns-repeated="15360"/>
        </table:table-row>
        <table:table-row table:style-name="ro1">
          <table:table-cell office:value-type="string" table:style-name="ce9">
            <office:annotation draw:style-name="a6" svg:x="2.0625in" svg:y="0.864583333333333in" svg:width="1.13541666666667in" svg:height="2.25in">
              <dc:creator/>
              <text:p><text:span text:style-name="T3">К сидячему образу жизни относят так же тех кто много передвигается на транспорте типа самолётов или машин. Пилоты. Дальнобойщики. Которые хоть и передвигаются но сидя на жопе.</text:span></text:p>
            </office:annotation>
            <text:p>Низкая физическая активность (гиподинамия, сидячий образ жизни, и её последствия — дряблость)</text:p>
          </table:table-cell>
          <table:table-cell office:value-type="string" table:style-name="ce9">
            <office:annotation draw:style-name="a7" svg:x="3.89583333333333in" svg:y="1.27083333333333in" svg:width="1.13541666666667in" svg:height="14.2291666666667in">
              <dc:creator/>
              <text:p><text:span text:style-name="T3">В одну руку взял 2 кило в другую 20. и всё. Сьехавшие диски. Надо уметь брать тяжёлый вес прежде чем пробовать.</text:span></text:p>
              <text:p><text:span text:style-name="T3"/></text:p>
              <text:p><text:span text:style-name="T3">Гольф (как «удар на скручивании»)</text:span></text:p>
              <text:p><text:span text:style-name="T3"/></text:p>
              <text:p><text:span text:style-name="T3">Или вождение (но вождение здесь не в роли «постоянной сидячей позы» а в роли постоянной езды по кочкам — т. е. Удары снизу на позвоночник в течении многих часов или лет</text:span></text:p>
              <text:p><text:span text:style-name="T3"/></text:p>
              <text:p><text:span text:style-name="T3">ВАЖНО</text:span></text:p>
              <text:p><text:span text:style-name="T3">К спорту (нарушающему ОДС) относят так же:</text:span></text:p>
              <text:p><text:span text:style-name="T3">Длительную ходьбу</text:span></text:p>
              <text:p><text:span text:style-name="T3">Длительный бег</text:span></text:p>
              <text:p><text:span text:style-name="T3">И другие виды спорта где ты много делаешь одного и того же самого</text:span></text:p>
              <text:p><text:span text:style-name="T3"/></text:p>
              <text:p><text:span text:style-name="T3">Подобавлял кучу видов спорта. Типа все виды впорта в которых надо много бегать, или сноубордеры конькобежцы и другие кто постоянно прыгает. Баскетболисты. Каратисты, теквондисты и прочие копающие единоборцы… У них в коленях аномально разростается костная ткань от постоянных ударов и потом колени начинают жутко болеть… (как у меня от печатанья пальцы болят так у спортсменов от постоянного копанья и прыганья).и <text:s/>если вовремя не бросить этот спорт (к 30ти годам) то костная ткань уже моежт не вернуться в норму и будешь иметь навсегда больные колени.</text:span></text:p>
              <text:p><text:span text:style-name="T3"/></text:p>
              <text:p><text:span text:style-name="T3">Танцоры...</text:span></text:p>
            </office:annotation>
            <text:p>чрезмерное физическое напряжение и перегрузки, в т.ч. неравномерное, неумелое (особенно нетренированных мышц, в т.ч. спорт), торсионное (подьем тяжести со скручиванием). Сюда же я вношу статичные перегрузки (сидячая работа например)</text:p>
          </table:table-cell>
          <table:table-cell office:value-type="string" table:style-name="ce4">
            <text:p>Генетическая Наследственность, Этнические особенности, Биотип, Мутации, Врожденные деффекты</text:p>
          </table:table-cell>
          <table:table-cell office:value-type="string" table:style-name="ce7">
            <text:p>Плохая диета / плохое питание (особенно частая и затяжная) — несбалансированная например</text:p>
          </table:table-cell>
          <table:table-cell office:value-type="string" table:style-name="ce8">
            <text:p>Причина неизвестна (идиопатический, нетипичный и т. п. - либо причины на википедии не указаны)</text:p>
          </table:table-cell>
          <table:table-cell office:value-type="string" table:style-name="ce7">
            <text:p>Лекарства (в т.ч. длительный приём и побочные эффекты и аллергии на них)</text:p>
          </table:table-cell>
          <table:table-cell office:value-type="string" table:style-name="ce6">
            <text:p>Нарушения Обмена Веществ (метаболизма) — в т.ч. врожденные (амилоидоз и т. п.)</text:p>
          </table:table-cell>
          <table:table-cell office:value-type="string" table:style-name="ce4">
            <text:p>Рак (злокачественные новообразования и опухоли)</text:p>
          </table:table-cell>
          <table:table-cell office:value-type="string" table:style-name="ce6">
            <text:p>Аутоимунные (волчанка, саркоидоз, артрит, сепсис, болезнь Крона, Coeliac / Celliac (целиакия), Sjögren syndrome, склеродерма, отторжения какого-то органа при пересадке и т. п., и более точечные)</text:p>
          </table:table-cell>
          <table:table-cell table:number-columns-repeated="1015" table:style-name="ce3"/>
          <table:table-cell table:number-columns-repeated="15360"/>
        </table:table-row>
        <table:table-row table:style-name="ro1">
          <table:table-cell office:value-type="string" table:style-name="ce4">
            <office:annotation draw:style-name="a8" svg:x="2.0625in" svg:y="1.07291666666667in" svg:width="1.13541666666667in" svg:height="2.5625in">
              <dc:creator/>
              <text:p><text:span text:style-name="T3">Говорят чем выше социальный статус тем меньше стрессов. Это можно экстраполировать. Чем больше человек слушает только себя в решениях что делать тем меньше он выгорает.</text:span></text:p>
            </office:annotation>
            <text:p>Психо-эмоционально-нервно-социальные стрессы и перенапряжения</text:p>
          </table:table-cell>
          <table:table-cell office:value-type="string" table:style-name="ce9">
            <office:annotation draw:style-name="a9" svg:x="3.89583333333333in" svg:y="1.07291666666667in" svg:width="1.13541666666667in" svg:height="4.58333333333333in">
              <dc:creator/>
              <text:p><text:span text:style-name="T3">см. «осанка» и т. п.</text:span></text:p>
              <text:p><text:span text:style-name="T3"/></text:p>
              <text:p><text:span text:style-name="T3">Сидение перед телевизором на копчике может вызвать через пол года проблемы с нервмаи копчика и боли</text:span></text:p>
              <text:p><text:span text:style-name="T3"/></text:p>
              <text:p><text:span text:style-name="T3">Сидячая работа (продавец, ткач, кассир, пилот, водитель и т. п.)</text:span></text:p>
              <text:p><text:span text:style-name="T3"/></text:p>
              <text:p><text:span text:style-name="T3">Если отнести сюда «длительное пребывание в неудобной позе не тебя всего а твоей части» то можно сюда отметить ещё длительную ходьбу на каблуке.</text:span></text:p>
            </office:annotation>
            <text:p>Длительное пребывание в неудобной, не эргономичной, неправильной, не меняющейся позе (во время работы, перед телевизором, за компом, да и просто неудобная мебель и т. п.) - обьединить с «сидячая работа» (перегрузками частей тела) потому что я уже путаюсь что туда а что сюда. Каблуки тоже сюда. Пох. Неудобность в любом виде короче. Особенно если постоянная.</text:p>
          </table:table-cell>
          <table:table-cell office:value-type="string" table:style-name="ce4">
            <text:p>Аллергии (как кожные так и не-кожные, как краткий контакт так и длительный)</text:p>
          </table:table-cell>
          <table:table-cell office:value-type="string" table:style-name="ce6">
            <text:p>Нарушения Обмена Веществ (метаболизма) — в т.ч. врожденные</text:p>
          </table:table-cell>
          <table:table-cell office:value-type="string" table:style-name="ce7">
            <text:p>Окружающая внешняя среда</text:p>
          </table:table-cell>
          <table:table-cell office:value-type="string" table:style-name="ce4">
            <text:p>Аллергия</text:p>
          </table:table-cell>
          <table:table-cell office:value-type="string" table:style-name="ce5">
            <text:p>Туберкулёз, Стрептококи, Стафилококи, Токсоплазмы, Корь, Микрококки, Гепатит (A, B, C, D, E, F, G, H, I, J, TTV, SEN), Ящур, Шистоматоз, Малярия, Сонная Болезнь, Пегивирус А, Герпес, Краснуха, Гингивит, Спирохеты, Сифилис, Эпштейн-Барр, ОРЗ, Варицелла-Зольцстер, ВИЧ СПИД, Свинка, Цитомегаловирус, Шистосомоз, Энцефаломиелит, Лейшманиоз, Коксаки, Дифтирия, Ветрянка, Распираторные инфекции, Анаеробные бактерии, Мальборг-Эбола, Коронавирус, Грипп, Филовирус, Флавовирус, Аденовирус, Болезнь Шагаса, Болезнь Уипла (Whipple), Пикорнавирус, Актиномикоз, <text:s/>Цитомегаловирусная инфекция, Болезнь кошачьих царапин. Covid — вирусы (common varial immunodifficiency) и другие системные вирусные инфекции</text:p>
          </table:table-cell>
          <table:table-cell office:value-type="string" table:style-name="ce7">
            <text:p>Лекарства (в т.ч. длительный приём, побочные эффекты, передозировки)</text:p>
          </table:table-cell>
          <table:table-cell office:value-type="string" table:style-name="ce4">
            <text:p>Доброкачественные опухоли в организме (аденомы, не рак)</text:p>
          </table:table-cell>
          <table:table-cell table:number-columns-repeated="1015" table:style-name="ce3"/>
          <table:table-cell table:number-columns-repeated="15360"/>
        </table:table-row>
        <table:table-row table:style-name="ro1">
          <table:table-cell office:value-type="string" table:style-name="ce5">
            <office:annotation draw:style-name="a10" svg:x="2.0625in" svg:y="1.28125in" svg:width="1.13541666666667in" svg:height="1.625in">
              <dc:creator/>
              <text:p><text:span text:style-name="T3">Сифилис</text:span></text:p>
              <text:p><text:span text:style-name="T3">Стрептококи</text:span></text:p>
              <text:p><text:span text:style-name="T3">Стафилококи</text:span></text:p>
              <text:p><text:span text:style-name="T3">Гепатиты<text:s/></text:span></text:p>
              <text:p><text:span text:style-name="T3">Грипп А</text:span></text:p>
              <text:p><text:span text:style-name="T3">Сальмонелы</text:span></text:p>
              <text:p><text:span text:style-name="T3">Хламидии</text:span></text:p>
              <text:p><text:span text:style-name="T3">Герпес</text:span></text:p>
              <text:p><text:span text:style-name="T3">Туберкулез</text:span></text:p>
              <text:p><text:span text:style-name="T3">И т. п.</text:span></text:p>
            </office:annotation>
            <text:p>Вирусы, микробы, паразиты, бактерии, инфекции, воспаления, простуды</text:p>
          </table:table-cell>
          <table:table-cell office:value-type="string" table:style-name="ce9">
            <text:p>Операции (в т.ч. ампутации, удаления опухолей, стоматологические пломбы, трансплантации — речь не только о них как таковых как о риске, но и об осложнениях после них, ошибках и даже неправильной реабилитации — например слишком рано начал нагружать проопперированную ногу, плохо наложенный гипс, перенакладывание гипса)</text:p>
          </table:table-cell>
          <table:table-cell office:value-type="string" table:style-name="ce4">
            <text:p>Имунные или аутоимунные факторы и нарушения</text:p>
          </table:table-cell>
          <table:table-cell office:value-type="string" table:style-name="ce9">
            <text:p>Повреждения и травмы ЖКТ (механические, инородные тела, термические ожоги) — в т.ч. в прошлом (как недалёком — напр. После зондов, так и далёком напр. Шрамы после операции 10 лет назад, перекрывшие сегодня путь желчи)</text:p>
          </table:table-cell>
          <table:table-cell office:value-type="string" table:style-name="ce9">
            <text:p>Повреждения и травмы (механические, инородные тела, термические ожоги)</text:p>
          </table:table-cell>
          <table:table-cell office:value-type="string" table:style-name="ce4">
            <text:p>Аутоимунные (волчанка, саркоидоз, амилоидоз, артрит, сепсис, болезнь Крона, Coeliac / Celliac (целиакия), Sjögren syndrome, склеродерма, отторжения какого-то органа при пересадке и т. п., и более точечные), нейропатия, талегестия</text:p>
          </table:table-cell>
          <table:table-cell office:value-type="string" table:style-name="ce4">
            <text:p>Нейрогенные и психологические факторы (стрессы, тревога, нервно-психическое перенапряжение, нервные расстройства, психотравмы, депрессия, анорексия, истерия, неврозы, булимия <text:s/>- всё это в т.ч. хронические острая боль при тяжелых травмах, ожогах, травматические шоки, эмоциональная нестабильность, обсессивно-компульсивные или пассивно-агрессивные расстройства, перегрузки, аффектные состояния, деменция и т. п. - в следствии работы, смерти членов семьи, чмырения, изнасилований). Я сюда кинул даже «лунатиков». Паркинсон. Вред некоторым частям мозга. Умственные нарушения. Страх перед публикой (от него человек может обписяться, потерять эрекцию и т. п.) Недостаточный сон. Нарушенный режим работы и отдыха. Переутомление. Недосыпание. Психические расстройства (вагинизм, отвращение от секса, тревоги, психозы, мастурбация когда возбуждения нет и т. п.)</text:p>
          </table:table-cell>
          <table:table-cell office:value-type="string" table:style-name="ce7">
            <text:p>Химические раздражители попавшие внутрь, токсины, в т.ч. хронические отравления</text:p>
          </table:table-cell>
          <table:table-cell office:value-type="string" table:style-name="ce4">
            <text:p>Нейрогенные и психологические факторы (стрессы, тревога, нервно-психическое перенапряжение, нервные расстройства, психотравмы, депрессия, анорексия, истерия, неврозы, булимия <text:s/>- всё это в т.ч. хронические острая боль при тяжелых травмах, ожогах, травматические шоки, эмоциональная нестабильность, обсессивно-компульсивные или пассивно-агрессивные расстройства, перегрузки, аффектные состояния, деменция и т. п. - в следствии работы, смерти членов семьи, чмырения, изнасилований). Я сюда кинул даже «лунатиков». Паркинсон. Вред некоторым частям мозга. Умственные нарушения. Страх перед публикой (от него человек может обписяться, потерять эрекцию и т. п.) Недостаточный сон. Нарушенный режим работы и отдыха. Переутомление. Недосыпание. Психические расстройства (вагинизм, отвращение от секса, тревоги, психозы, мастурбация когда возбуждения нет и т. п.) боль, разочарование, усталость, напряжение, испуг) Умственное перенапряжение. НЕХВАТКА СНА.</text:p>
          </table:table-cell>
          <table:table-cell table:number-columns-repeated="1015" table:style-name="ce3"/>
          <table:table-cell table:number-columns-repeated="15360"/>
        </table:table-row>
        <table:table-row table:style-name="ro1">
          <table:table-cell office:value-type="string" table:style-name="ce12">
            <office:annotation draw:style-name="a11" svg:x="2.0625in" svg:y="1.48958333333333in" svg:width="1.13541666666667in" svg:height="2.71875in">
              <dc:creator/>
              <text:p><text:span text:style-name="T3">После 30 эти вещи начинают возникать.</text:span></text:p>
              <text:p><text:span text:style-name="T3"/></text:p>
              <text:p><text:span text:style-name="T3">После 40 уже пол таблицы красные (типа в группе риска, что бы ты не делал — будь хоть веганом)</text:span></text:p>
              <text:p><text:span text:style-name="T3"/></text:p>
              <text:p><text:span text:style-name="T3">А 60+ парни живут редко. А у баб пол таблицы красных</text:span></text:p>
            </office:annotation>
            <text:p>Возраст (выше 40ка лет) — считается «пожилой»</text:p>
          </table:table-cell>
          <table:table-cell office:value-type="string" table:style-name="ce7">
            <office:annotation draw:style-name="a12" svg:x="3.89583333333333in" svg:y="1.48958333333333in" svg:width="1.13541666666667in" svg:height="1.9375in">
              <dc:creator/>
              <text:p><text:span text:style-name="T3">Антикоагулянты, литий, противосудорожные, против опухолей, АНТИБИОТИКИ, гормональные и прочие таблетки, названий которых я не выговорю.</text:span></text:p>
            </office:annotation>
            <text:p>Лекарства (в т.ч. передозировки) — хоть это считается ТОКСИН но пока отдельно.</text:p>
          </table:table-cell>
          <table:table-cell office:value-type="string" table:style-name="ce5">
            <text:p>Микробы всего организма (?)</text:p>
          </table:table-cell>
          <table:table-cell office:value-type="string" table:style-name="ce7">
            <text:p>Алкоголь (этанол) — в т.ч. постоянный</text:p>
          </table:table-cell>
          <table:table-cell office:value-type="string" table:style-name="ce7">
            <text:p>Плохая диета / плохое питание (особенно частая и затяжная) — несбалансированная например</text:p>
          </table:table-cell>
          <table:table-cell office:value-type="string" table:style-name="ce9">
            <text:p>Операция (на дыхательных путях — напр на лёгких, но и на сердце)</text:p>
          </table:table-cell>
          <table:table-cell office:value-type="string" table:style-name="ce13">
            <text:p>Плохая диета / плохое питание (особенно частая и затяжная) — несбалансированная например</text:p>
          </table:table-cell>
          <table:table-cell office:value-type="string" table:style-name="ce4">
            <text:p>Нейрогенные и психологические факторы (стрессы, тревога, нервно-психическое перенапряжение, нервные расстройства, психотравмы, депрессия, анорексия, истерия, неврозы, булимия <text:s/>- всё это в т.ч. хронические острая боль при тяжелых травмах, ожогах, травматические шоки, эмоциональная нестабильность, обсессивно-компульсивные или пассивно-агрессивные расстройства, перегрузки, аффектные состояния, деменция и т. п. - в следствии работы, смерти членов семьи, чмырения, изнасилований). Я сюда кинул даже «лунатиков». Паркинсон. Вред некоторым частям мозга. Умственные нарушения. Страх перед публикой (от него человек может обписяться, потерять эрекцию и т. п.) Недостаточный сон. Нарушенный режим работы и отдыха. Переутомление. Недосыпание. Психические расстройства (вагинизм, отвращение от секса, тревоги, психозы, мастурбация когда возбуждения нет и т. п.) боль, разочарование, усталость, напряжение, испуг) Умственное перенапряжение. НЕХВАТКА СНА.</text:p>
          </table:table-cell>
          <table:table-cell office:value-type="string" table:style-name="ce9">
            <text:p>Операция (в т.ч. катеттеры, трубки, спирали от беременности, биопсия, скобление, хистероскопия и т. п.)</text:p>
          </table:table-cell>
          <table:table-cell table:number-columns-repeated="1015" table:style-name="ce3"/>
          <table:table-cell table:number-columns-repeated="15360"/>
        </table:table-row>
        <table:table-row table:style-name="ro1">
          <table:table-cell office:value-type="string" table:style-name="ce12">
            <text:p>Беременность</text:p>
          </table:table-cell>
          <table:table-cell office:value-type="string" table:style-name="ce4">
            <text:p>Рак (злокачественные опухоли) — замечу что рак иногда имеет метастазы (т. е. Рак в одном месте триггерит рак в другом месте).</text:p>
          </table:table-cell>
          <table:table-cell office:value-type="string" table:style-name="ce7">
            <text:p>Укусы заражённых животных</text:p>
          </table:table-cell>
          <table:table-cell office:value-type="string" table:style-name="ce4">
            <text:p>Аутоимунные (волчанка, саркоидоз, артрит, сепсис, болезнь Крона, Coeliac / Celliac (целиакия), Sjögren syndrome, склеродерма, отторжения какого-то органа при пересадке и т. п., и более точечные)</text:p>
          </table:table-cell>
          <table:table-cell office:value-type="string" table:style-name="ce7">
            <text:p>Химические раздражители попавшие внутрь, токсины, в т.ч. хронические отравления</text:p>
          </table:table-cell>
          <table:table-cell office:value-type="string" table:style-name="ce4">
            <text:p>Рак</text:p>
          </table:table-cell>
          <table:table-cell office:value-type="string" table:style-name="ce9">
            <text:p>Операция (в т.ч. катеттеры, трубки, спирали от беременности, биопсия, скобление, хистероскопия и т. п.)</text:p>
          </table:table-cell>
          <table:table-cell office:value-type="string" table:style-name="ce8">
            <text:p>Причина неизвестна (идиопатический, нетипичный и т. п. - либо причины на википедии не указаны)</text:p>
          </table:table-cell>
          <table:table-cell office:value-type="string" table:style-name="ce9">
            <text:p>Радиация (в т.ч. радиотерапия)</text:p>
          </table:table-cell>
          <table:table-cell table:number-columns-repeated="1015" table:style-name="ce3"/>
          <table:table-cell table:number-columns-repeated="15360"/>
        </table:table-row>
        <table:table-row table:style-name="ro1">
          <table:table-cell office:value-type="string" table:style-name="ce12">
            <text:p>Чёрный цвет кожи</text:p>
          </table:table-cell>
          <table:table-cell office:value-type="string" table:style-name="ce12">
            <text:p>Возраст 40+</text:p>
          </table:table-cell>
          <table:table-cell office:value-type="string" table:style-name="ce4">
            <text:p>Генетические факторы риска / предрасположенности</text:p>
          </table:table-cell>
          <table:table-cell office:value-type="string" table:style-name="ce4">
            <text:p>Рак</text:p>
          </table:table-cell>
          <table:table-cell office:value-type="string" table:style-name="ce9">
            <text:p>Операция + последствия от неё</text:p>
          </table:table-cell>
          <table:table-cell office:value-type="string" table:style-name="ce4">
            <text:p>Наследственные, врожденные, генетические болезни (врождённое удушье, деформации органов и т. п.)</text:p>
          </table:table-cell>
          <table:table-cell office:value-type="string" table:style-name="ce4">
            <text:p>Аллергия</text:p>
          </table:table-cell>
          <table:table-cell office:value-type="string" table:style-name="ce6">
            <text:p>Аутоимунные (волчанка, саркоидоз, артрит, сепсис, болезнь Крона, Coeliac / Celliac (целиакия), Sjögren syndrome, склеродерма, отторжения какого-то органа при пересадке и т. п., и более точечные)</text:p>
          </table:table-cell>
          <table:table-cell office:value-type="string" table:style-name="ce5">
            <text:p>Бактерии, Инфекции, Гонорея, Хламидия, Грибки, Аспергеллы, Палочки, Сальмонеллы, Фасциолы, Токсоплазма, Криптоспора, Шигеллы, Легионеллы, Криптопсидии, Лептоспиры, Микоплазмы, Амёбы, Кампилобактерии, Холера, Ботулизм, Ларингит, Фарингит, Полипы / Папиломы попавшие внутрь (в ЖКТ), особенно Helicobacter Pylori и HCMV (все бактерии — паразитны), Другие Паразиты (разного рода микрохрени которые попадают в организм и питаются им и его едой) (как разовые так и хронические, в т.ч. в прошлом) — напомню многие из этих хреней — особенно желудочные вирусы — заразны. Воспаления я сюда же отнёс. Глисты.</text:p>
          </table:table-cell>
          <table:table-cell table:number-columns-repeated="1015" table:style-name="ce3"/>
          <table:table-cell table:number-columns-repeated="15360"/>
        </table:table-row>
        <table:table-row table:style-name="ro1">
          <table:table-cell office:value-type="string" table:style-name="ce4">
            <office:annotation draw:style-name="a13" svg:x="2.0625in" svg:y="2.52083333333333in" svg:width="1.13541666666667in" svg:height="6.60416666666667in">
              <dc:creator/>
              <text:p><text:span text:style-name="T3">Например ишемическая болезнь сердца, лопнувшие сосуды в сердце могут вызвать инфаркт и т. п.</text:span></text:p>
              <text:p><text:span text:style-name="T3"/></text:p>
              <text:p><text:span text:style-name="T3">Инфаркт и тромб могут вызвать эмболию. Всё связано тут короче.</text:span></text:p>
              <text:p><text:span text:style-name="T3"/></text:p>
              <text:p><text:span text:style-name="T3">Много чего является последствием тромбов</text:span></text:p>
              <text:p><text:span text:style-name="T3"/></text:p>
              <text:p><text:span text:style-name="T3">Может быть даже опухоль эритроцитов…</text:span></text:p>
              <text:p><text:span text:style-name="T3"/></text:p>
              <text:p><text:span text:style-name="T3">Анемия может быть причиной кучи всего</text:span></text:p>
              <text:p><text:span text:style-name="T3"/></text:p>
              <text:p><text:span text:style-name="T3">Так же «закупорка сосуда» это лишь одна из болезней сосудов. А тот факт что она возникла в сердце и вызвала инфаркт это другое название.</text:span></text:p>
            </office:annotation>
            <text:p>Другие и повреждения болезни ЭТОЙ системы (сейчас или в прошлом)</text:p>
          </table:table-cell>
          <table:table-cell office:value-type="string" table:style-name="ce12">
            <text:p>Мужской пол</text:p>
          </table:table-cell>
          <table:table-cell office:value-type="string" table:style-name="ce4">
            <text:p>Стресс (психоэмоциональные нагрузки, стыд, гнев, оргазм, внушение, тревога — при чём как «образ жизни»)</text:p>
          </table:table-cell>
          <table:table-cell office:value-type="string" table:style-name="ce10">
            <text:p>Недостаток веществ</text:p>
          </table:table-cell>
          <table:table-cell office:value-type="string" table:style-name="ce4">
            <text:p><text:span text:style-name="T3">Нейрогенные факторы (стрессы, тревога, нервно-психическое перенапряжение, нервные расстройства, психотравмы, депрессия, анорексия, истерия, неврозы, булимия - всё это в т.ч. хронические острая боль при тяжелых травмах, ожогах, травматические шоки, эмоциональная нестабильность, обсессивно-компульсивные расстройства, перегрузки, аффектные состояния и т. п.</text:span>)</text:p>
          </table:table-cell>
          <table:table-cell office:value-type="string" table:style-name="ce7">
            <text:p>Курение сигарет, трубок, конопли и прочего, жевание табака / бетеля / насвая, пассивное курение (когда дышишь дымом когда кто-то другой курит в комнате)</text:p>
          </table:table-cell>
          <table:table-cell office:value-type="string" table:style-name="ce4">
            <text:p>Рак (злокачественные новообразования и опухоли)</text:p>
          </table:table-cell>
          <table:table-cell office:value-type="string" table:style-name="ce9">
            <text:p>Сдавливание нерва</text:p>
          </table:table-cell>
          <table:table-cell office:value-type="string" table:style-name="ce13">
            <text:p>Плохая диета / плохое питание (особенно частая и затяжная) — несбалансированная например</text:p>
          </table:table-cell>
          <table:table-cell table:number-columns-repeated="1015" table:style-name="ce3"/>
          <table:table-cell table:number-columns-repeated="15360"/>
        </table:table-row>
        <table:table-row table:style-name="ro1">
          <table:table-cell office:value-type="string" table:style-name="ce4">
            <office:annotation draw:style-name="a14" svg:x="2.0625in" svg:y="2.375in" svg:width="1.13541666666667in" svg:height="10.4895833333333in">
              <dc:creator/>
              <text:p><text:span text:style-name="T3">Примеры:</text:span></text:p>
              <text:p><text:span text:style-name="T3">Нервная система может давать последствие на сосуды сужая их там где не надо.</text:span></text:p>
              <text:p><text:span text:style-name="T3"/></text:p>
              <text:p><text:span text:style-name="T3">Перелом может вызвать эмболию если например кусок кости попал в кровоток.</text:span></text:p>
              <text:p><text:span text:style-name="T3"/></text:p>
              <text:p><text:span text:style-name="T3">Стоматологические заболевания или воспаления кишечника могут вызывать заражение крови</text:span></text:p>
              <text:p><text:span text:style-name="T3"/></text:p>
              <text:p><text:span text:style-name="T3">Камни в почках могут вызвать проблемы с кровью</text:span></text:p>
              <text:p><text:span text:style-name="T3"/></text:p>
              <text:p><text:span text:style-name="T3">Гормональные нарушения и т.п</text:span></text:p>
              <text:p><text:span text:style-name="T3"/></text:p>
              <text:p><text:span text:style-name="T3">Кое какие проблемы вызываются гиперфункцией щитовидной железы (тоже вроде как внешняя система)</text:span></text:p>
              <text:p><text:span text:style-name="T3"/></text:p>
              <text:p><text:span text:style-name="T3"/></text:p>
              <text:p><text:span text:style-name="T3">Остеохондроз сердечных позвонков может вызывать повреждения сердечной артерии (типа в местах их соприкосновения пережимать)</text:span></text:p>
              <text:p><text:span text:style-name="T3"/></text:p>
              <text:p><text:span text:style-name="T3">Гиперфункция надпочечников например может зажимать сосуды.</text:span></text:p>
              <text:p><text:span text:style-name="T3"/></text:p>
              <text:p><text:span text:style-name="T3">Спазмы. Спазмы. Очень часто спазмы являются причиной чего-то.</text:span></text:p>
            </office:annotation>
            <text:p>Болезни и повреждения ДРУГИХ систем (примеры в комментарии)</text:p>
          </table:table-cell>
          <table:table-cell office:value-type="string" table:style-name="ce4">
            <text:p>Аллергия</text:p>
          </table:table-cell>
          <table:table-cell office:value-type="string" table:style-name="ce5">
            <text:p>Системные инфекции (т. е. Вирус — но не кожный).</text:p>
          </table:table-cell>
          <table:table-cell office:value-type="string" table:style-name="ce4">
            <text:p><text:span text:style-name="T3">Нейрогенные факторы (стрессы, тревога, нервно-психическое перенапряжение, нервные расстройства, психотравмы, депрессия, анорексия, истерия, неврозы, булимия - всё это в т.ч. хронические острая боль при тяжелых травмах, ожогах, травматические шоки, эмоциональная нестабильность, обсессивно-компульсивные расстройства, перегрузки, аффектные состояния и т. п.</text:span>)</text:p>
          </table:table-cell>
          <table:table-cell office:value-type="string" table:style-name="ce4">
            <text:p>Рак</text:p>
          </table:table-cell>
          <table:table-cell office:value-type="string" table:style-name="ce7">
            <text:p>Окружающая внешняя среда</text:p>
          </table:table-cell>
          <table:table-cell office:value-type="string" table:style-name="ce6">
            <text:p>Диабет (особенно длительный — 10+ лет)</text:p>
          </table:table-cell>
          <table:table-cell office:value-type="string" table:style-name="ce6">
            <text:p>Нарушения Обмена Веществ (метаболизма) — в т.ч. врожденные (метаболическая миопатия и т. п.)</text:p>
          </table:table-cell>
          <table:table-cell office:value-type="string" table:style-name="ce5">
            <text:p>Туберкулёз, Стрептококи, Стафилококи, Токсоплазмы, Корь, Микрококки, Гепатит (A, B, C, D, E, F, G, H, I, J, TTV, SEN), Ящур, Шистоматоз, Малярия, Сонная Болезнь, Пегивирус А, Герпес, Краснуха, Гингивит, Спирохеты, Сифилис, Эпштейн-Барр, ОРЗ, Варицелла-Зольцстер, ВИЧ СПИД, Свинка, Цитомегаловирус, Шистосомоз, Энцефаломиелит, Лейшманиоз, Коксаки, Дифтирия, Ветрянка, Распираторные инфекции, Анаеробные бактерии, Мальборг-Эбола, Коронавирус, Грипп, Филовирус, Флавовирус, Аденовирус, Болезнь Шагаса, Болезнь Уипла (Whipple), Пикорнавирус, Актиномикоз, <text:s/>Цитомегаловирусная инфекция, Болезнь кошачьих царапин. Covid — вирусы (common varial immunodifficiency) и другие системные вирусные инфекции. Прионная болезнь (прионы это такие вирусы без какой-то там рыбосомы или кислоты, не знаю) болезнь Лайма, клещевой энцефалит, Арахнодит какой-то, Менингокок, Менингоэнцефалит, Столбняк</text:p>
          </table:table-cell>
          <table:table-cell table:number-columns-repeated="1015" table:style-name="ce3"/>
          <table:table-cell table:number-columns-repeated="15360"/>
        </table:table-row>
        <table:table-row table:style-name="ro1">
          <table:table-cell office:value-type="string" table:style-name="ce4">
            <text:p>Диабет (сахарный) — пора графу «системные болезни» открывать.</text:p>
          </table:table-cell>
          <table:table-cell office:value-type="string" table:style-name="ce9">
            <text:p>Пассивный / Сидячий / Малоподвижный образ жизни (особенно в старости)</text:p>
          </table:table-cell>
          <table:table-cell office:value-type="string" table:style-name="ce7">
            <text:p>Промышленные и бытовые химические средства (в т.ч. в прошлом)</text:p>
          </table:table-cell>
          <table:table-cell office:value-type="string" table:style-name="ce7">
            <text:p>Курение сигарет, трубок и прочего, жевание табака / бетеля / насвая, пассивное курение (когда дышишь дымом когда кто-то другой курит в комнате)</text:p>
          </table:table-cell>
          <table:table-cell office:value-type="string" table:style-name="ce9">
            <text:p>Радиация (в т.ч. радиотерапия)</text:p>
          </table:table-cell>
          <table:table-cell office:value-type="string" table:style-name="ce4">
            <text:p>Доброкачественные опухоли в организме (не рак)</text:p>
          </table:table-cell>
          <table:table-cell office:value-type="string" table:style-name="ce9">
            <text:p>Секс, в т.ч. частый секс, агрессивная мастурбация, оральный секс, наличие множества партнёров, секс без презерватива, агрессивный секс, секс во время менструации, секс сразу после аборта (т. е. Когда раны ещё не зажили), секс в слишком молодом возрасте</text:p>
          </table:table-cell>
          <table:table-cell office:value-type="string" table:style-name="ce7">
            <text:p>Алкоголь (этанол) — в т.ч. постоянный и длительный</text:p>
          </table:table-cell>
          <table:table-cell office:value-type="string" table:style-name="ce8">
            <text:p>Причина неизвестна (идиопатический, нетипичный и т. п. - либо причины на википедии не указаны)</text:p>
          </table:table-cell>
          <table:table-cell table:number-columns-repeated="1015" table:style-name="ce3"/>
          <table:table-cell table:number-columns-repeated="15360"/>
        </table:table-row>
        <table:table-row table:style-name="ro1">
          <table:table-cell office:value-type="string" table:style-name="ce4">
            <text:p>Автоимунное</text:p>
          </table:table-cell>
          <table:table-cell office:value-type="string" table:style-name="ce12">
            <text:p>Женский пол</text:p>
          </table:table-cell>
          <table:table-cell office:value-type="string" table:style-name="ce7">
            <text:p>Химические вещества и реактивы</text:p>
          </table:table-cell>
          <table:table-cell office:value-type="string" table:style-name="ce7">
            <text:p>Химические раздражители попавшие внутрь, токсины, в т.ч. хронические отравления</text:p>
          </table:table-cell>
          <table:table-cell office:value-type="string" table:style-name="ce6">
            <text:p>Нарушения Обмена Веществ (метаболизма) — в т.ч. врожденные</text:p>
          </table:table-cell>
          <table:table-cell office:value-type="string" table:style-name="ce8">
            <text:p>Причина неизвестна (идиопатический, нетипичный и т. п. - либо причины на википедии не указаны)</text:p>
          </table:table-cell>
          <table:table-cell office:value-type="string" table:style-name="ce7">
            <text:p>Химические раздражители попавшие внутрь, токсины, в т.ч. хронические отравления</text:p>
          </table:table-cell>
          <table:table-cell office:value-type="string" table:style-name="ce10">
            <text:p>Недостаток веществ (витаминов и т. п.)</text:p>
          </table:table-cell>
          <table:table-cell office:value-type="string" table:style-name="ce10">
            <text:p>Недостаток веществ (микроэлементов, витаминов и т. п.)</text:p>
          </table:table-cell>
          <table:table-cell table:number-columns-repeated="16375"/>
        </table:table-row>
        <table:table-row table:style-name="ro1">
          <table:table-cell office:value-type="string" table:style-name="ce4">
            <text:p>Аллергическое (непереносимость лекарств, веществ, еды и т. п.)</text:p>
          </table:table-cell>
          <table:table-cell office:value-type="string" table:style-name="ce7">
            <office:annotation draw:style-name="a15" svg:x="3.89583333333333in" svg:y="2.94791666666667in" svg:width="1.13541666666667in" svg:height="1.625in">
              <dc:creator/>
              <text:p><text:span text:style-name="T3">Укус клеща… клещевой энцефалит.. вызывает кучу проблем с костями помимо проблем с ЦНС. Пиздец. Один укус и жизнь кончена.</text:span></text:p>
            </office:annotation>
            <text:p>токсины (в т.ч. лекарства или их передозировки, яд змей, угарный газ)</text:p>
          </table:table-cell>
          <table:table-cell office:value-type="string" table:style-name="ce4">
            <text:p>Гормональные сбои (в т.ч. из-за гормональных препаратов)</text:p>
          </table:table-cell>
          <table:table-cell office:value-type="string" table:style-name="ce4">
            <text:p>Рефлюкс (попадание содержимого органов туда куда не нужно) — в т.ч. хронический</text:p>
          </table:table-cell>
          <table:table-cell office:value-type="string" table:style-name="ce7">
            <text:p>Курение сигарет, трубок и прочего, жевание табака / бетеля / насвая, пассивное курение (когда дышишь дымом когда кто-то другой курит в комнате)</text:p>
          </table:table-cell>
          <table:table-cell office:value-type="string" table:style-name="ce6">
            <text:p>Ослабленная имунная система (в т.ч. в следствии иммунодепрессантов, химиотерапии, радиотерапии и т. п.)</text:p>
          </table:table-cell>
          <table:table-cell office:value-type="string" table:style-name="ce6">
            <text:p>Аутоимунные (волчанка, саркоидоз, артрит, сепсис, болезнь Крона, Coeliac / Celliac (целиакия), Sjögren syndrome, склеродерма, отторжения какого-то органа при пересадке и т. п., и более точечные)</text:p>
          </table:table-cell>
          <table:table-cell office:value-type="string" table:style-name="ce4">
            <text:p>Доброкачественные опухоли в организме (аденомы, не рак)</text:p>
          </table:table-cell>
          <table:table-cell office:value-type="string" table:style-name="ce7">
            <text:p>Наркотики (Кокаин, Амфетамин, Метамфитамин, Каннабис, Героин, Метамфитамин, Марихуана, Кетамин, Ранитидин, Экстази, PCP, декстрометорфан и прочие NMDA receptor antagonists)</text:p>
          </table:table-cell>
          <table:table-cell table:number-columns-repeated="16375"/>
        </table:table-row>
        <table:table-row table:style-name="ro1">
          <table:table-cell office:value-type="string" table:style-name="ce9">
            <office:annotation draw:style-name="a16" svg:x="2.0625in" svg:y="3.15625in" svg:width="1.13541666666667in" svg:height="2.25in">
              <dc:creator/>
              <text:p><text:span text:style-name="T3">Примеры:</text:span></text:p>
              <text:p><text:span text:style-name="T3">шрапнель от пули</text:span></text:p>
              <text:p><text:span text:style-name="T3">штырь</text:span></text:p>
              <text:p><text:span text:style-name="T3">воздух в сосуде тоже считается инородным телом наверно. Хотя тогда и иньекции — тоже инородное тело.</text:span></text:p>
              <text:p><text:span text:style-name="T3">Пока буду разделять.</text:span></text:p>
            </office:annotation>
            <text:p>Инородное тело</text:p>
          </table:table-cell>
          <table:table-cell office:value-type="string" table:style-name="ce4">
            <text:p>Автоимунные (волчанка, и т. п. Кроме артрита — он пока отдельно)</text:p>
          </table:table-cell>
          <table:table-cell office:value-type="string" table:style-name="ce9">
            <text:p>Ультрафиолетовое излучение (всюду пишут 320-400нм, хотя по физике УФ это 10-400нм)</text:p>
          </table:table-cell>
          <table:table-cell office:value-type="string" table:style-name="ce9">
            <text:p>Операция (на ЖКТ — в т.ч. стоматология - или во всём теле, в т.ч. в прошлом, в т.ч. неудачная, некачественная, с осложнениями или неправильно продиагностированная)</text:p>
          </table:table-cell>
          <table:table-cell office:value-type="string" table:style-name="ce12">
            <text:p>Беременность (в т.ч. осложнения при ней, в т.ч. многократная)</text:p>
          </table:table-cell>
          <table:table-cell office:value-type="string" table:style-name="ce9">
            <text:p>Низкое давление (вакуум космоса например, или у пилотов которые часто летают — в следствии баротрамы повреждаются пазухи и т. п.)</text:p>
          </table:table-cell>
          <table:table-cell office:value-type="string" table:style-name="ce7">
            <text:p>Яды всего организма (не сьеденные)</text:p>
          </table:table-cell>
          <table:table-cell office:value-type="string" table:style-name="ce6">
            <text:p>Диабет (особенно длительный — 10+ лет)</text:p>
          </table:table-cell>
          <table:table-cell office:value-type="string" table:style-name="ce7">
            <text:p>Окружающая внешняя среда</text:p>
          </table:table-cell>
          <table:table-cell table:number-columns-repeated="16375"/>
        </table:table-row>
        <table:table-row table:style-name="ro1">
          <table:table-cell office:value-type="string" table:style-name="ce9">
            <text:p>Операции (хирургическое вмешательство, катетеры, штифты, имплантанты и т. п.)</text:p>
          </table:table-cell>
          <table:table-cell office:value-type="string" table:style-name="ce4">
            <text:p>Ожирение (лишний вес)</text:p>
          </table:table-cell>
          <table:table-cell office:value-type="string" table:style-name="ce9">
            <text:p>Солнце</text:p>
          </table:table-cell>
          <table:table-cell office:value-type="string" table:style-name="ce4">
            <text:p>Диабет (особенно длительный — 10+ лет)</text:p>
          </table:table-cell>
          <table:table-cell office:value-type="string" table:style-name="ce12">
            <text:p>Женский пол / гормон</text:p>
          </table:table-cell>
          <table:table-cell office:value-type="string" table:style-name="ce7">
            <text:p>Аллергены животного происхождения (выделения блох, тараканов, шерсть домашних животных, грибки, споры)</text:p>
          </table:table-cell>
          <table:table-cell office:value-type="string" table:style-name="ce9">
            <text:p>Физическое перенапряжение мышц</text:p>
          </table:table-cell>
          <table:table-cell office:value-type="string" table:style-name="ce9">
            <text:p>Осложнения при беременности и родах для ребёнка (не для матери)</text:p>
          </table:table-cell>
          <table:table-cell office:value-type="string" table:style-name="ce12">
            <text:p>Беременность (в т.ч. осложнения при ней, в т.ч. многократная)</text:p>
          </table:table-cell>
          <table:table-cell table:number-columns-repeated="16375"/>
        </table:table-row>
        <table:table-row table:style-name="ro1">
          <table:table-cell office:value-type="string" table:style-name="ce9">
            <text:p>Иньекции (особенно неумелые)</text:p>
          </table:table-cell>
          <table:table-cell office:value-type="string" table:style-name="ce4">
            <text:p>Доброкачественные опухоли (иногда перерождаются в злокачественные потому их лучше удалять)</text:p>
          </table:table-cell>
          <table:table-cell office:value-type="string" table:style-name="ce7">
            <text:p>Косметические и парфюмные средства</text:p>
          </table:table-cell>
          <table:table-cell office:value-type="string" table:style-name="ce4">
            <text:p>Аллергия</text:p>
          </table:table-cell>
          <table:table-cell office:value-type="string" table:style-name="ce7">
            <text:p>Наркотики (Кокаин, Метамфитамин, Каннабис, Марихуана и т. п.)</text:p>
          </table:table-cell>
          <table:table-cell office:value-type="string" table:style-name="ce7">
            <text:p>Плохая диета / плохое питание (особенно частая и затяжная) — несбалансированная например</text:p>
          </table:table-cell>
          <table:table-cell office:value-type="string" table:style-name="ce8">
            <text:p>Причина неизвестна (идиопатический, нетипичный и т. п. - либо причины на википедии не указаны)</text:p>
          </table:table-cell>
          <table:table-cell office:value-type="string" table:style-name="ce7">
            <text:p>Наркотики (Кокаин, Амфетамин, Метамфитамин, Каннабис, Героин, Метамфитамин, Марихуана, Кетамин, Экстази, PCP, декстрометорфан и прочие NMDA receptor antagonists)</text:p>
          </table:table-cell>
          <table:table-cell office:value-type="string" table:style-name="ce7">
            <text:p>Опиаты (производные опиума — в т.ч. лекарственные)</text:p>
          </table:table-cell>
          <table:table-cell table:number-columns-repeated="16375"/>
        </table:table-row>
        <table:table-row table:style-name="ro1">
          <table:table-cell office:value-type="string" table:style-name="ce4">
            <text:p>Воздух в сосуде</text:p>
          </table:table-cell>
          <table:table-cell office:value-type="string" table:style-name="ce4">
            <text:p>Ревматизм / ревматоидный артрит (автоимунное) и любые виды артрита</text:p>
          </table:table-cell>
          <table:table-cell office:value-type="string" table:style-name="ce9">
            <text:p>Низкая температура (как разовая так и неоднократная — переохлаждение, обморожение)</text:p>
          </table:table-cell>
          <table:table-cell office:value-type="string" table:style-name="ce4">
            <text:p>Ожирение, полнота, «широкая кость», пикническое телосложение</text:p>
          </table:table-cell>
          <table:table-cell office:value-type="string" table:style-name="ce10">
            <text:p>Диализ и Трансфузия (очистка и переливание крови)</text:p>
          </table:table-cell>
          <table:table-cell office:value-type="string" table:style-name="ce4">
            <text:p><text:span text:style-name="T3">Нейрогенные факторы (стрессы, тревога, нехватка сна, бессонница, нервно-психическое перенапряжение, нервные расстройства, психотравмы, депрессия, анорексия, истерия, неврозы, булимия - всё это в т.ч. хронические острая боль при тяжелых травмах, ожогах, травматические шоки, эмоциональная нестабильность, обсессивно-компульсивные расстройства, перегрузки, аффектные состояния и т. п.</text:span>)</text:p>
          </table:table-cell>
          <table:table-cell office:value-type="string" table:style-name="ce7">
            <text:p>Алкоголь (этанол) — в т.ч. постоянный</text:p>
          </table:table-cell>
          <table:table-cell office:value-type="string" table:style-name="ce12">
            <text:p>Пожилой возраст (50+)</text:p>
          </table:table-cell>
          <table:table-cell office:value-type="string" table:style-name="ce12">
            <text:p>Роды (в т.ч. проблематичные и длинные, и осложнения после них)</text:p>
          </table:table-cell>
          <table:table-cell table:number-columns-repeated="16375"/>
        </table:table-row>
        <table:table-row table:style-name="ro1">
          <table:table-cell office:value-type="string" table:style-name="ce12">
            <text:p>Мужской пол</text:p>
          </table:table-cell>
          <table:table-cell office:value-type="string" table:style-name="ce7">
            <text:p>Алкоголь (токсин но пусть будет отдельно)</text:p>
          </table:table-cell>
          <table:table-cell office:value-type="string" table:style-name="ce12">
            <text:p>Потение</text:p>
          </table:table-cell>
          <table:table-cell office:value-type="string" table:style-name="ce8">
            <text:p>Причина неизвестна (идиопатический, нетипичный и т. п. - либо причины на википедии не указаны)</text:p>
          </table:table-cell>
          <table:table-cell office:value-type="string" table:style-name="ce4">
            <text:p>Некрозы</text:p>
          </table:table-cell>
          <table:table-cell office:value-type="string" table:style-name="ce7">
            <text:p>Алкоголь (этанол) — в т.ч. постоянный</text:p>
          </table:table-cell>
          <table:table-cell office:value-type="string" table:style-name="ce7">
            <text:p>Контрацептивы (женские, любые)</text:p>
          </table:table-cell>
          <table:table-cell office:value-type="string" table:style-name="ce10">
            <text:p>Недостаток кислорода (гипоксия, асфиксия)</text:p>
          </table:table-cell>
          <table:table-cell office:value-type="string" table:style-name="ce12">
            <text:p>Женский пол / гормон</text:p>
          </table:table-cell>
          <table:table-cell table:number-columns-repeated="16375"/>
        </table:table-row>
        <table:table-row table:style-name="ro1">
          <table:table-cell office:value-type="string" table:style-name="ce7">
            <text:p>Вредная еда (жирная, перчёная, холестепин в крови… Сахар сука. Он создает холестерин и нигде об этом ни слова)</text:p>
          </table:table-cell>
          <table:table-cell office:value-type="string" table:style-name="ce4">
            <text:p>Диабет (всегда речь о сахарном) — хоть это проблема эндокринной</text:p>
          </table:table-cell>
          <table:table-cell office:value-type="string" table:style-name="ce12">
            <text:p>Приклонный возраст (после 50ти)</text:p>
          </table:table-cell>
          <table:table-cell office:value-type="string" table:style-name="ce7">
            <text:p>Сахар (точнее фруктоза, глянь потом bitter truth, «углеводы» обычно это называют медики)</text:p>
          </table:table-cell>
          <table:table-cell office:value-type="string" table:style-name="ce9">
            <text:p>Солнце (облучение солнечными лучами и ультрафиолетом чрезмерное)</text:p>
          </table:table-cell>
          <table:table-cell office:value-type="string" table:style-name="ce12">
            <text:p>Пожилой возраст (50+)</text:p>
          </table:table-cell>
          <table:table-cell office:value-type="string" table:style-name="ce7">
            <text:p>Опиаты (производные опиума — в т.ч. лекарственные)</text:p>
          </table:table-cell>
          <table:table-cell office:value-type="string" table:style-name="ce13">
            <text:p>Плохая диета / плохое питание (особенно частая и затяжная) — несбалансированная например</text:p>
          </table:table-cell>
          <table:table-cell office:value-type="string" table:style-name="ce12">
            <text:p>Лактация</text:p>
          </table:table-cell>
          <table:table-cell table:number-columns-repeated="16375"/>
        </table:table-row>
        <table:table-row table:style-name="ro1">
          <table:table-cell office:value-type="string" table:style-name="ce8">
            <text:p>Неизвестного происхождения</text:p>
          </table:table-cell>
          <table:table-cell office:value-type="string" table:style-name="ce8">
            <text:p>Причина неизвестна</text:p>
          </table:table-cell>
          <table:table-cell office:value-type="string" table:style-name="ce9">
            <text:p>Высокая температура (но не обжигающая…)</text:p>
          </table:table-cell>
          <table:table-cell office:value-type="string" table:style-name="ce12">
            <text:p>Пожилой возраст (50+)</text:p>
          </table:table-cell>
          <table:table-cell office:value-type="string" table:style-name="ce9">
            <text:p>Переохлаждение (особенно длительное)</text:p>
          </table:table-cell>
          <table:table-cell office:value-type="string" table:style-name="ce9">
            <text:p>Холодный воздух</text:p>
          </table:table-cell>
          <table:table-cell office:value-type="string" table:style-name="ce7">
            <text:p>Наркотики (Кокаин, Амфетамин, Метамфитамин, Каннабис, Героин, Метамфитамин, Марихуана, Кетамин, Экстази и т. п.)</text:p>
          </table:table-cell>
          <table:table-cell office:value-type="string" table:style-name="ce9">
            <text:p>Операция (в т.ч. катеттеры, трубки, спирали от беременности, биопсия, скобление, хистероскопия и т. п.)</text:p>
          </table:table-cell>
          <table:table-cell office:value-type="string" table:style-name="ce7">
            <text:p>Химические раздражители попавшие внутрь, токсины, в т.ч. хронические отравления</text:p>
          </table:table-cell>
          <table:table-cell table:number-columns-repeated="16375"/>
        </table:table-row>
        <table:table-row table:style-name="ro1">
          <table:table-cell office:value-type="string" table:style-name="ce4">
            <text:p>Пережатие сосудов (прижатие тяжёлым предметом, наложен гипс и т. п.)</text:p>
          </table:table-cell>
          <table:table-cell office:value-type="string" table:style-name="ce4">
            <text:p>Болезни обмена веществ — метаболизма (подагра и т. п. Кроме диабета так как он пока отдельно)</text:p>
          </table:table-cell>
          <table:table-cell office:value-type="string" table:style-name="ce4">
            <text:p>Нехватка тех или иных витаминов и веществ (авитаминоз)</text:p>
          </table:table-cell>
          <table:table-cell office:value-type="string" table:style-name="ce6">
            <text:p>Ослабленная имунная система (либо иммунитет суто внутри ЖКТ)</text:p>
          </table:table-cell>
          <table:table-cell office:value-type="string" table:style-name="ce14">
            <text:p>Укусы насекомых</text:p>
          </table:table-cell>
          <table:table-cell office:value-type="string" table:style-name="ce9">
            <text:p>Радиация (в т.ч. радиотерапия)</text:p>
          </table:table-cell>
          <table:table-cell office:value-type="string" table:style-name="ce12">
            <text:p>Пожилой возраст (50+)</text:p>
          </table:table-cell>
          <table:table-cell office:value-type="string" table:style-name="ce7">
            <text:p>Курение никотина, сигарет, трубок и прочего, жевание табака / бетеля / насвая, пассивное курение (когда дышишь дымом когда кто-то другой курит в комнате)</text:p>
          </table:table-cell>
          <table:table-cell office:value-type="string" table:style-name="ce7">
            <text:p>Алкоголь (этанол) — в т.ч. постоянный и длительный</text:p>
          </table:table-cell>
          <table:table-cell table:number-columns-repeated="16375"/>
        </table:table-row>
        <table:table-row table:style-name="ro1">
          <table:table-cell office:value-type="string" table:style-name="ce4">
            <text:p>Снижение реактивности организма (между психикой и имункой)</text:p>
          </table:table-cell>
          <table:table-cell office:value-type="string" table:style-name="ce9">
            <text:p>длительное сдавливание</text:p>
          </table:table-cell>
          <table:table-cell office:value-type="string" table:style-name="ce4">
            <text:p>Диабет (вынес их «системных», пусть будет отдельно)</text:p>
          </table:table-cell>
          <table:table-cell office:value-type="string" table:style-name="ce4">
            <text:p>Рвота (особенно - частая или обильная, в т.ч. попытки её сдержать)</text:p>
          </table:table-cell>
          <table:table-cell office:value-type="string" table:style-name="ce12">
            <text:p>Пожилой возраст (50+)</text:p>
          </table:table-cell>
          <table:table-cell office:value-type="string" table:style-name="ce4">
            <text:p>Рефлюкс (попадание содержимого органов туда куда не нужно) — в т.ч. хронический</text:p>
          </table:table-cell>
          <table:table-cell office:value-type="string" table:style-name="ce9">
            <text:p>Малоподвижный (неподвижный, сидячий, гиподинамичный) образ жизни</text:p>
          </table:table-cell>
          <table:table-cell office:value-type="string" table:style-name="ce9">
            <text:p>Радиация (в т.ч. радиотерапия)</text:p>
          </table:table-cell>
          <table:table-cell office:value-type="string" table:style-name="ce6">
            <text:p>Диабет (особенно длительный — 10+ лет)</text:p>
          </table:table-cell>
          <table:table-cell table:number-columns-repeated="16375"/>
        </table:table-row>
        <table:table-row table:style-name="ro1">
          <table:table-cell office:value-type="string" table:style-name="ce9">
            <text:p>Порезы и нарушения целостности (близко к операциям)</text:p>
          </table:table-cell>
          <table:table-cell office:value-type="string" table:style-name="ce9">
            <text:p>Переохлаждение</text:p>
          </table:table-cell>
          <table:table-cell office:value-type="string" table:style-name="ce4">
            <text:p>Беременность (в т.ч. в прошлом)</text:p>
          </table:table-cell>
          <table:table-cell office:value-type="string" table:style-name="ce12">
            <text:p>Беременность (в т.ч. осложнения при ней, в т.ч. многократная)</text:p>
          </table:table-cell>
          <table:table-cell office:value-type="string" table:style-name="ce12">
            <text:p>Роды</text:p>
          </table:table-cell>
          <table:table-cell office:value-type="string" table:style-name="ce4">
            <text:p>Диабет (особенно длительный — 10+ лет)</text:p>
          </table:table-cell>
          <table:table-cell office:value-type="string" table:style-name="ce12">
            <text:p>Роды (в т.ч. проблематичные и длинные, и осложнения после них)</text:p>
          </table:table-cell>
          <table:table-cell office:value-type="string" table:style-name="ce6">
            <text:p>Психиатрия (кататонические состояния, истерии, неврозы, шизофрения)</text:p>
          </table:table-cell>
          <table:table-cell office:value-type="string" table:style-name="ce7">
            <text:p>Лекарства, токсины, радиация и химикаты во время беременности влияют на развитие ребёнка</text:p>
          </table:table-cell>
          <table:table-cell table:number-columns-repeated="16375"/>
        </table:table-row>
        <table:table-row table:style-name="ro1">
          <table:table-cell office:value-type="string" table:style-name="ce4">
            <office:annotation draw:style-name="a17" svg:x="2.0625in" svg:y="5.23958333333333in" svg:width="1.13541666666667in" svg:height="2.71875in">
              <dc:creator/>
              <text:p><text:span text:style-name="T3">оу. я и забыл. Рак разных систем вызывает кучу всякой херни</text:span></text:p>
              <text:p><text:span text:style-name="T3"/></text:p>
              <text:p><text:span text:style-name="T3">Рак бывает разный так что… тут он обобщён. Хотя часто бывают последствия с уточнением после какого вида рака последствие наступает.</text:span></text:p>
            </office:annotation>
            <text:p>Рак</text:p>
          </table:table-cell>
          <table:table-cell office:value-type="string" table:style-name="ce4">
            <office:annotation draw:style-name="a18" svg:x="3.89583333333333in" svg:y="5.23958333333333in" svg:width="1.13541666666667in" svg:height="2.71875in">
              <dc:creator/>
              <text:p><text:span text:style-name="T3">Шутки шутками но если кто-то вызывает у меня стресс это всё равно что они бы били меня молотком. Это вызывает кучу проблем со здоровьем. Это надо решать дневником. Сразу. Я думаю даже дописать в вопроснк это как тип.</text:span></text:p>
              <text:p/>
            </office:annotation>
            <text:p>СТРЕСС и шок</text:p>
          </table:table-cell>
          <table:table-cell office:value-type="string" table:style-name="ce4">
            <text:p>Рак</text:p>
          </table:table-cell>
          <table:table-cell office:value-type="string" table:style-name="ce9">
            <text:p>Радиация (в т.ч. радиотерапия)</text:p>
          </table:table-cell>
          <table:table-cell table:style-name="ce3"/>
          <table:table-cell office:value-type="string" table:style-name="ce9">
            <text:p>Горячий воздух</text:p>
          </table:table-cell>
          <table:table-cell office:value-type="string" table:style-name="ce12">
            <text:p>Беременность (в т.ч. осложнения при ней, в т.ч. многократная)</text:p>
          </table:table-cell>
          <table:table-cell office:value-type="string" table:style-name="ce7">
            <text:p>Лекарства, токсины, радиация и химикаты во время беременности влияют на развитие ребёнка</text:p>
          </table:table-cell>
          <table:table-cell office:value-type="string" table:style-name="ce4">
            <text:p>Ожирение, полнота, «широкая кость», пикническое телосложение</text:p>
          </table:table-cell>
          <table:table-cell table:number-columns-repeated="16375"/>
        </table:table-row>
        <table:table-row table:style-name="ro1">
          <table:table-cell office:value-type="string" table:style-name="ce4">
            <text:p>Антифосфолипидный синдром</text:p>
          </table:table-cell>
          <table:table-cell office:value-type="string" table:style-name="ce4">
            <text:p>Судороги (могут порвать связки)</text:p>
          </table:table-cell>
          <table:table-cell office:value-type="string" table:style-name="ce7">
            <text:p>Гормональные лекарства</text:p>
          </table:table-cell>
          <table:table-cell office:value-type="string" table:style-name="ce9">
            <text:p>Неправильный уход / слишком частая / избыточная гигиена</text:p>
          </table:table-cell>
          <table:table-cell table:style-name="ce3"/>
          <table:table-cell office:value-type="string" table:style-name="ce4">
            <text:p>Ожирение, полнота, «широкая кость», пикническое телосложение</text:p>
          </table:table-cell>
          <table:table-cell office:value-type="string" table:style-name="ce4">
            <text:p>Доброкачественные опухоли в организме (аденомы, не рак)</text:p>
          </table:table-cell>
          <table:table-cell office:value-type="string" table:style-name="ce4">
            <text:p>Болезни у матери влияют на ребёнка</text:p>
          </table:table-cell>
          <table:table-cell office:value-type="string" table:style-name="ce7">
            <text:p>Избыток микроэлементов в организме</text:p>
          </table:table-cell>
          <table:table-cell table:number-columns-repeated="16375"/>
        </table:table-row>
        <table:table-row table:style-name="ro1">
          <table:table-cell office:value-type="string" table:style-name="ce9">
            <office:annotation draw:style-name="a19" svg:x="2.0625in" svg:y="5.65625in" svg:width="1.13541666666667in" svg:height="4.11458333333333in">
              <dc:creator/>
              <text:p><text:span text:style-name="T3">Хоть я и говорю «смежно с операциями» - операции происходят в подконтрольных условиях… И всё равно есть риск последствий. А травма это «операция грязным предметом посреди улицы» (лопата в грудь воткнулась например). т. е. Ко всем рискам операции добавляется ещё отсутствие «аккуратности хирурга» и «стирильности больницы»)</text:span></text:p>
            </office:annotation>
            <text:p><text:span text:style-name="T3">Травмы, удары, порезы, пробития, нарушение целостности, баротравма (перепад давления)</text:span><text:s/>и т.п. (в т.ч. головы, в грудь, брюшной полости и т. п. смежно с операциями)</text:p>
          </table:table-cell>
          <table:table-cell office:value-type="string" table:style-name="ce9">
            <text:p>Ожоги (технически ожоги это травма кожи. Но до мышц доходит).</text:p>
          </table:table-cell>
          <table:table-cell office:value-type="string" table:style-name="ce5">
            <text:p>Паразиты (Вши, Клещи и др.)</text:p>
          </table:table-cell>
          <table:table-cell office:value-type="string" table:style-name="ce10">
            <text:p>Голодание (особенно длительное)</text:p>
          </table:table-cell>
          <table:table-cell table:style-name="ce3"/>
          <table:table-cell office:value-type="string" table:style-name="ce10">
            <text:p>Низкий социально экономический статус и бедность</text:p>
          </table:table-cell>
          <table:table-cell office:value-type="string" table:style-name="ce7">
            <text:p>Курение сигарет, трубок и прочего, жевание табака / бетеля / насвая, пассивное курение (когда дышишь дымом когда кто-то другой курит в комнате)</text:p>
          </table:table-cell>
          <table:table-cell office:value-type="string" table:style-name="ce4">
            <text:p>Аллергия</text:p>
          </table:table-cell>
          <table:table-cell office:value-type="string" table:style-name="ce9">
            <text:p>Малоподвижный (неподвижный, сидячий, гиподинамичный) образ жизни</text:p>
          </table:table-cell>
          <table:table-cell table:number-columns-repeated="16375"/>
        </table:table-row>
        <table:table-row table:style-name="ro1">
          <table:table-cell office:value-type="string" table:style-name="ce7">
            <text:p>Оральные контрацептивы (противозачаточные таблетки)</text:p>
          </table:table-cell>
          <table:table-cell office:value-type="string" table:style-name="ce4">
            <text:p>Чрезмерно быстрый рост в юности</text:p>
          </table:table-cell>
          <table:table-cell office:value-type="string" table:style-name="ce4">
            <text:p>Ослабление иммунитета</text:p>
          </table:table-cell>
          <table:table-cell office:value-type="string" table:style-name="ce9">
            <text:p>Эндоскопы (в т.ч. в недалёком прошлом — как через рот так и через нос).</text:p>
          </table:table-cell>
          <table:table-cell table:style-name="ce3"/>
          <table:table-cell office:value-type="string" table:style-name="ce12">
            <text:p>Беременность (в т.ч. осложнения при ней, в т.ч. многократная)</text:p>
          </table:table-cell>
          <table:table-cell office:value-type="string" table:style-name="ce7">
            <text:p>Лекарства токсины и химикаты во время беременности влияют на развитие ребёнка</text:p>
          </table:table-cell>
          <table:table-cell office:value-type="string" table:style-name="ce12">
            <text:p>Беременность (в т.ч. осложнения при ней, в т.ч. многократная)</text:p>
          </table:table-cell>
          <table:table-cell office:value-type="string" table:style-name="ce7">
            <text:p>Кофе и кофеин</text:p>
          </table:table-cell>
          <table:table-cell table:number-columns-repeated="16375"/>
        </table:table-row>
        <table:table-row table:style-name="ro1">
          <table:table-cell office:value-type="string" table:style-name="ce7">
            <text:p>Гормональная терапия (пьют гормоны)</text:p>
          </table:table-cell>
          <table:table-cell office:value-type="string" table:style-name="ce10">
            <text:p>Обезвоживание (можно отнести к нехватке микроэлементов)</text:p>
          </table:table-cell>
          <table:table-cell office:value-type="string" table:style-name="ce4">
            <text:p>Умственные расстройства</text:p>
          </table:table-cell>
          <table:table-cell office:value-type="string" table:style-name="ce12">
            <text:p>Мужской пол / гормон</text:p>
          </table:table-cell>
          <table:table-cell table:style-name="ce3"/>
          <table:table-cell office:value-type="string" table:style-name="ce7">
            <text:p>Наркотики (Кокаин, Метамфитамин, Каннабис, Марихуана и т. п.)</text:p>
          </table:table-cell>
          <table:table-cell office:value-type="string" table:style-name="ce9">
            <text:p>Аборт (особенно многократный или поздний)</text:p>
          </table:table-cell>
          <table:table-cell office:value-type="string" table:style-name="ce9">
            <text:p>Физическое перенапряжение мышц</text:p>
          </table:table-cell>
          <table:table-cell office:value-type="string" table:style-name="ce4">
            <text:p>Гормональная активность</text:p>
          </table:table-cell>
          <table:table-cell table:number-columns-repeated="16375"/>
        </table:table-row>
        <table:table-row table:style-name="ro1">
          <table:table-cell office:value-type="string" table:style-name="ce4">
            <text:p>Волчанка (другие болезни?)</text:p>
          </table:table-cell>
          <table:table-cell office:value-type="string" table:style-name="ce7">
            <text:p>Противоопухолевая терапия (химиотерапия) и истощение опухолями</text:p>
          </table:table-cell>
          <table:table-cell office:value-type="string" table:style-name="ce12">
            <text:p>женский пол</text:p>
          </table:table-cell>
          <table:table-cell office:value-type="string" table:style-name="ce4">
            <text:p>Доброкачественные опухоли в организме (не рак)</text:p>
          </table:table-cell>
          <table:table-cell table:style-name="ce3"/>
          <table:table-cell office:value-type="string" table:style-name="ce9">
            <text:p>Высокое давление (напр. Когда находишься глубоко под водой)</text:p>
          </table:table-cell>
          <table:table-cell office:value-type="string" table:style-name="ce12">
            <text:p>Мужской пол / гормон</text:p>
          </table:table-cell>
          <table:table-cell office:value-type="string" table:style-name="ce10">
            <text:p>Диализ и Трансфузия (очистка и переливание крови)</text:p>
          </table:table-cell>
          <table:table-cell table:style-name="ce15"/>
          <table:table-cell table:number-columns-repeated="16375"/>
        </table:table-row>
        <table:table-row table:style-name="ro1">
          <table:table-cell office:value-type="string" table:style-name="ce7">
            <text:p>Химиотерапия (смежно с «рак»)</text:p>
          </table:table-cell>
          <table:table-cell office:value-type="string" table:style-name="ce12">
            <text:p>Беременность</text:p>
          </table:table-cell>
          <table:table-cell office:value-type="string" table:style-name="ce9">
            <text:p>Ионизирующее излучение (радиация)</text:p>
          </table:table-cell>
          <table:table-cell office:value-type="string" table:style-name="ce6">
            <text:p>Нарушения гормональной секреции</text:p>
          </table:table-cell>
          <table:table-cell table:style-name="ce3"/>
          <table:table-cell office:value-type="string" table:style-name="ce7">
            <text:p>Опиаты (производные опиума — в т.ч. лекарственные)</text:p>
          </table:table-cell>
          <table:table-cell office:value-type="string" table:style-name="ce6">
            <text:p>Ослабленная имунная система (либо иммунитет суто внутри ЖКТ)</text:p>
          </table:table-cell>
          <table:table-cell office:value-type="string" table:style-name="ce4">
            <text:p>Ожирение, полнота, «широкая кость», пикническое телосложение</text:p>
          </table:table-cell>
          <table:table-cell table:number-columns-repeated="1016" table:style-name="ce3"/>
          <table:table-cell table:number-columns-repeated="15360"/>
        </table:table-row>
        <table:table-row table:style-name="ro1">
          <table:table-cell office:value-type="string" table:style-name="ce4">
            <text:p>Опухоли (даже если доброкачественные)</text:p>
          </table:table-cell>
          <table:table-cell office:value-type="string" table:style-name="ce4">
            <text:p>Депрессия (хоть это и психологическое но отдельно от стрессов)</text:p>
          </table:table-cell>
          <table:table-cell office:value-type="string" table:style-name="ce4">
            <text:p>Ожирение</text:p>
          </table:table-cell>
          <table:table-cell office:value-type="string" table:style-name="ce12">
            <text:p>Женский пол / гормон</text:p>
          </table:table-cell>
          <table:table-cell table:style-name="ce3"/>
          <table:table-cell office:value-type="string" table:style-name="ce9">
            <text:p>Переохлаждение (особенно длительное)</text:p>
          </table:table-cell>
          <table:table-cell office:value-type="string" table:style-name="ce10">
            <text:p>Диализ и Трансфузия (очистка и переливание крови)</text:p>
          </table:table-cell>
          <table:table-cell office:value-type="string" table:style-name="ce7">
            <text:p>Окружающая внешняя среда</text:p>
          </table:table-cell>
          <table:table-cell table:number-columns-repeated="1016" table:style-name="ce3"/>
          <table:table-cell table:number-columns-repeated="15360"/>
        </table:table-row>
        <table:table-row table:style-name="ro1">
          <table:table-cell office:value-type="string" table:style-name="ce7">
            <text:p>Кокаин, героин, мет и другие тяжелые наркотики (которые колят, вдыхают и т. п.)</text:p>
          </table:table-cell>
          <table:table-cell office:value-type="string" table:style-name="ce9">
            <text:p>Сквозняк</text:p>
          </table:table-cell>
          <table:table-cell office:value-type="string" table:style-name="ce4">
            <text:p>Повышенная Гормональная активность</text:p>
          </table:table-cell>
          <table:table-cell office:value-type="string" table:style-name="ce7">
            <text:p>Химиотерапия</text:p>
          </table:table-cell>
          <table:table-cell table:style-name="ce3"/>
          <table:table-cell office:value-type="string" table:style-name="ce4">
            <text:p>Недоношенность</text:p>
          </table:table-cell>
          <table:table-cell office:value-type="string" table:style-name="ce9">
            <text:p>Радиация (в т.ч. радиотерапия)</text:p>
          </table:table-cell>
          <table:table-cell office:value-type="string" table:style-name="ce7">
            <text:p>Избыток микроэлементов в организме</text:p>
          </table:table-cell>
          <table:table-cell table:number-columns-repeated="1016" table:style-name="ce3"/>
          <table:table-cell table:number-columns-repeated="15360"/>
        </table:table-row>
        <table:table-row table:style-name="ro1">
          <table:table-cell office:value-type="string" table:style-name="ce7">
            <text:p>Прийом лекарств как-то играющих с составом крови (антикоагулянты и т. п.)</text:p>
          </table:table-cell>
          <table:table-cell office:value-type="string" table:style-name="ce7">
            <text:p>Кокаин, героин, амфетамин (это токсины но всё равно отдельно пока)</text:p>
          </table:table-cell>
          <table:table-cell office:value-type="string" table:style-name="ce12">
            <text:p>Потовыделение</text:p>
          </table:table-cell>
          <table:table-cell office:value-type="string" table:style-name="ce7">
            <text:p>Окружающая внешняя среда</text:p>
          </table:table-cell>
          <table:table-cell table:style-name="ce3"/>
          <table:table-cell office:value-type="string" table:style-name="ce10">
            <text:p>Отсутствие кислорода</text:p>
          </table:table-cell>
          <table:table-cell office:value-type="string" table:style-name="ce4">
            <text:p>Ожирение, полнота, «широкая кость», пикническое телосложение</text:p>
          </table:table-cell>
          <table:table-cell office:value-type="string" table:style-name="ce12">
            <text:p>Мужской пол / гормон</text:p>
          </table:table-cell>
          <table:table-cell table:number-columns-repeated="1016" table:style-name="ce3"/>
          <table:table-cell table:number-columns-repeated="15360"/>
        </table:table-row>
        <table:table-row table:style-name="ro1">
          <table:table-cell office:value-type="string" table:style-name="ce9">
            <office:annotation draw:style-name="a20" svg:x="2.0625in" svg:y="7.32291666666667in" svg:width="1.13541666666667in" svg:height="7.22916666666667in">
              <dc:creator/>
              <text:p><text:span text:style-name="T3">Например если ты много маляришь стену кистью вверх-вниз, или ты художник постоянно держащий руку с кистью над холстом… повторение одних и тех же движений приводит к спазму мышцы, а тот в свою очередь пережимает сосуд и тогда начинаются приколы (всякие синдромы)</text:span></text:p>
              <text:p><text:span text:style-name="T3"/></text:p>
              <text:p><text:span text:style-name="T3">Считай все профессиональные болезни связаны с повторениями одного и того же миллионы раз подряд.<text:s/></text:span></text:p>
              <text:p><text:span text:style-name="T3"/></text:p>
              <text:p><text:span text:style-name="T3">Плавец. Любой физический повторяющийся долго и одинаково труд</text:span></text:p>
              <text:p><text:span text:style-name="T3"/></text:p>
              <text:p><text:span text:style-name="T3"/></text:p>
              <text:p><text:span text:style-name="T3">Даже помню те кто на почте или на базаре 20 лет стоит имнют проблнмы</text:span></text:p>
            </office:annotation>
            <text:p>Длительное повторение одних и тех же физических действий (спорт, художник) или статических нагрухок (стояние и т.п.)</text:p>
          </table:table-cell>
          <table:table-cell office:value-type="string" table:style-name="ce7">
            <text:p>Чрезмерное к-во пуриновых оснований в еде (черезчур много красного мяса, какао, чая, шоколада, гороха, чечевицы, фруктозы, пива — не в плане алкоголя а в плане всего остального, алкоголь плюсану отдельно)</text:p>
          </table:table-cell>
          <table:table-cell office:value-type="string" table:style-name="ce7">
            <text:p>Курение (табачный дым)</text:p>
          </table:table-cell>
          <table:table-cell office:value-type="string" table:style-name="ce9">
            <text:p>Сосание / кусание частей тела или предметов (привычка)</text:p>
          </table:table-cell>
          <table:table-cell table:style-name="ce3"/>
          <table:table-cell office:value-type="string" table:style-name="ce7">
            <text:p>Антибиотики</text:p>
          </table:table-cell>
          <table:table-cell office:value-type="string" table:style-name="ce7">
            <text:p>Пищевые добавки и витамины</text:p>
          </table:table-cell>
          <table:table-cell office:value-type="string" table:style-name="ce9">
            <text:p>Переохлаждение (особенно длительное или хроническое)</text:p>
          </table:table-cell>
          <table:table-cell table:number-columns-repeated="1016" table:style-name="ce3"/>
          <table:table-cell table:number-columns-repeated="15360"/>
        </table:table-row>
        <table:table-row table:style-name="ro1">
          <table:table-cell office:value-type="string" table:style-name="ce7">
            <text:p>Приём лекарств / медикаментов (любых, не обязательно играющих с кровью) — диуретики, таблетки для сердца, (потом сюда другие добавлю)</text:p>
          </table:table-cell>
          <table:table-cell office:value-type="string" table:style-name="ce10">
            <text:p>Голодание (ходит рядом с нехваткой микроэлементов)</text:p>
          </table:table-cell>
          <table:table-cell office:value-type="string" table:style-name="ce4">
            <text:p>Нарушения метаболизма (обмена веществ)</text:p>
          </table:table-cell>
          <table:table-cell office:value-type="string" table:style-name="ce9">
            <text:p>Спорт</text:p>
          </table:table-cell>
          <table:table-cell table:style-name="ce3"/>
          <table:table-cell office:value-type="string" table:style-name="ce9">
            <text:p>Кесарево сечение (О_о)</text:p>
          </table:table-cell>
          <table:table-cell office:value-type="string" table:style-name="ce9">
            <text:p>Переохлаждение (особенно длительное)</text:p>
          </table:table-cell>
          <table:table-cell office:value-type="string" table:style-name="ce4">
            <text:p>Слишком высокая или слишком низкая температура тела (гипертермия, гипотермия)</text:p>
          </table:table-cell>
          <table:table-cell table:number-columns-repeated="1016" table:style-name="ce3"/>
          <table:table-cell table:number-columns-repeated="15360"/>
        </table:table-row>
        <table:table-row table:style-name="ro1">
          <table:table-cell office:value-type="string" table:style-name="ce7">
            <text:p>Токсины (имеется ввиду промышленная химия)</text:p>
          </table:table-cell>
          <table:table-cell office:value-type="string" table:style-name="ce7">
            <text:p>Экология (плохая) — наверно ходит рядом с токсинами</text:p>
          </table:table-cell>
          <table:table-cell office:value-type="string" table:style-name="ce9">
            <text:p>Очень высокая температура (обжигающая, вызывающая ожоги)</text:p>
          </table:table-cell>
          <table:table-cell office:value-type="string" table:style-name="ce7">
            <text:p>Кофе и кофеин</text:p>
          </table:table-cell>
          <table:table-cell table:style-name="ce3"/>
          <table:table-cell office:value-type="string" table:style-name="ce9">
            <text:p>Холодная погода (как по мне — смесь того что уже описано — влажность + микробы + холодный воздух)</text:p>
          </table:table-cell>
          <table:table-cell office:value-type="string" table:style-name="ce9">
            <text:p>Истощающие виды спорта (кроссфит, тяжёлая атлетика, бег или ходьба на дальние дистанции и т. п.)</text:p>
          </table:table-cell>
          <table:table-cell office:value-type="string" table:style-name="ce4">
            <text:p>Климакс, Менопауза (половое угасание)</text:p>
          </table:table-cell>
          <table:table-cell table:number-columns-repeated="1016" table:style-name="ce3"/>
          <table:table-cell table:number-columns-repeated="15360"/>
        </table:table-row>
        <table:table-row table:style-name="ro1">
          <table:table-cell office:value-type="string" table:style-name="ce9">
            <text:p>Переохлаждение</text:p>
          </table:table-cell>
          <table:table-cell office:value-type="string" table:style-name="ce9">
            <text:p>Повторяющиеся действия (всё таки вынесу, речь не о повторяющихся нагрузках или травмах. А просто о действиях. Сидишь печатаешь печатаешь и пальцы начинают болеть)</text:p>
          </table:table-cell>
          <table:table-cell office:value-type="string" table:style-name="ce4">
            <text:p>Тестостерон («мужской гормон»)</text:p>
          </table:table-cell>
          <table:table-cell office:value-type="string" table:style-name="ce9">
            <text:p>Попадание в рот абразива</text:p>
          </table:table-cell>
          <table:table-cell table:style-name="ce3"/>
          <table:table-cell office:value-type="string" table:style-name="ce9">
            <text:p>Плохое лечение существующих болезней (не понятно, то ли аналог «другие болезни», то ли само по себе)</text:p>
          </table:table-cell>
          <table:table-cell office:value-type="string" table:style-name="ce4">
            <text:p>Рефлюкс (попадание содержимого органов туда куда не нужно) — в т.ч. хронический</text:p>
          </table:table-cell>
          <table:table-cell office:value-type="string" table:style-name="ce12">
            <text:p>Наличие близнеца (в утробе с тобой) или двойнята-тройнята и т. п. (многоплодие)</text:p>
          </table:table-cell>
          <table:table-cell table:number-columns-repeated="1016" table:style-name="ce3"/>
          <table:table-cell table:number-columns-repeated="15360"/>
        </table:table-row>
        <table:table-row table:style-name="ro1">
          <table:table-cell office:value-type="string" table:style-name="ce7">
            <text:p>Избыток микроэлементов (например кальция)</text:p>
          </table:table-cell>
          <table:table-cell office:value-type="string" table:style-name="ce9">
            <text:p>Чрезмерные постоянные растягивания (йога и т. п.)</text:p>
          </table:table-cell>
          <table:table-cell office:value-type="string" table:style-name="ce7">
            <text:p>Тяжёлые наркотики (кокаин, метамфитамин)</text:p>
          </table:table-cell>
          <table:table-cell office:value-type="string" table:style-name="ce4">
            <text:p>Быстрое / сильное похудение</text:p>
          </table:table-cell>
          <table:table-cell table:style-name="ce3"/>
          <table:table-cell office:value-type="string" table:style-name="ce9">
            <text:p>Гроза О_о</text:p>
          </table:table-cell>
          <table:table-cell office:value-type="string" table:style-name="ce4">
            <text:p>Паталогические процессы беременности</text:p>
          </table:table-cell>
          <table:table-cell office:value-type="string" table:style-name="ce7">
            <text:p>Химиотерапия</text:p>
          </table:table-cell>
          <table:table-cell table:number-columns-repeated="1016" table:style-name="ce3"/>
          <table:table-cell table:number-columns-repeated="15360"/>
        </table:table-row>
        <table:table-row table:style-name="ro1">
          <table:table-cell office:value-type="string" table:style-name="ce4">
            <text:p>Синдром Дауна</text:p>
          </table:table-cell>
          <table:table-cell office:value-type="string" table:style-name="ce12">
            <text:p>Европеоедная расса</text:p>
          </table:table-cell>
          <table:table-cell office:value-type="string" table:style-name="ce7">
            <text:p>Внешняя среда (токсины в еде, загрязнители, климат)</text:p>
          </table:table-cell>
          <table:table-cell office:value-type="string" table:style-name="ce7">
            <text:p>Избыток микроэлементов в организме</text:p>
          </table:table-cell>
          <table:table-cell table:style-name="ce3"/>
          <table:table-cell office:value-type="string" table:style-name="ce4">
            <text:p>Некрозные опухоли</text:p>
          </table:table-cell>
          <table:table-cell office:value-type="string" table:style-name="ce7">
            <text:p>Антибиотики</text:p>
          </table:table-cell>
          <table:table-cell office:value-type="string" table:style-name="ce9">
            <text:p>Вибрации</text:p>
          </table:table-cell>
          <table:table-cell table:number-columns-repeated="1016" table:style-name="ce3"/>
          <table:table-cell table:number-columns-repeated="15360"/>
        </table:table-row>
        <table:table-row table:style-name="ro1">
          <table:table-cell office:value-type="string" table:style-name="ce12">
            <text:p>Женский пол (их гормоны и т. п.)</text:p>
          </table:table-cell>
          <table:table-cell office:value-type="string" table:style-name="ce12">
            <text:p>Монголоедная расса</text:p>
          </table:table-cell>
          <table:table-cell office:value-type="string" table:style-name="ce12">
            <text:p>Мужской пол</text:p>
          </table:table-cell>
          <table:table-cell office:value-type="string" table:style-name="ce7">
            <text:p>Переедание (обильный частый приём пищи)</text:p>
          </table:table-cell>
          <table:table-cell table:style-name="ce3"/>
          <table:table-cell office:value-type="string" table:style-name="ce12">
            <text:p>Мужской пол / гормон</text:p>
          </table:table-cell>
          <table:table-cell office:value-type="string" table:style-name="ce7">
            <text:p>Химиотерапия</text:p>
          </table:table-cell>
          <table:table-cell office:value-type="string" table:style-name="ce7">
            <text:p>Яды всего организма (не сьеденные)</text:p>
          </table:table-cell>
          <table:table-cell table:number-columns-repeated="1016" table:style-name="ce3"/>
          <table:table-cell table:number-columns-repeated="15360"/>
        </table:table-row>
        <table:table-row table:style-name="ro1">
          <table:table-cell office:value-type="string" table:style-name="ce9">
            <text:p>Физическое перенапряжение (читай «дожигание» - когда работаешь через боль)</text:p>
          </table:table-cell>
          <table:table-cell office:value-type="string" table:style-name="ce12">
            <text:p>Кавказская расса</text:p>
          </table:table-cell>
          <table:table-cell office:value-type="string" table:style-name="ce4">
            <text:p>ВИЧ / СПИД</text:p>
          </table:table-cell>
          <table:table-cell office:value-type="string" table:style-name="ce7">
            <text:p>Наркотики (Кокаин, Метамфитамин, Каннабис, Марихуана и т. п.)</text:p>
          </table:table-cell>
          <table:table-cell table:style-name="ce3"/>
          <table:table-cell office:value-type="string" table:style-name="ce9">
            <text:p>Длительное пребывание в горизонтальном положении</text:p>
          </table:table-cell>
          <table:table-cell office:value-type="string" table:style-name="ce7">
            <text:p>Кофе и кофеин</text:p>
          </table:table-cell>
          <table:table-cell office:value-type="string" table:style-name="ce9">
            <text:p>Яркий или мерцающий свет</text:p>
          </table:table-cell>
          <table:table-cell table:number-columns-repeated="1016" table:style-name="ce3"/>
          <table:table-cell table:number-columns-repeated="15360"/>
        </table:table-row>
        <table:table-row table:style-name="ro1">
          <table:table-cell office:value-type="string" table:style-name="ce9">
            <text:p>Низкая относительная влажность вдыхаемого воздуха</text:p>
          </table:table-cell>
          <table:table-cell office:value-type="string" table:style-name="ce4">
            <text:p>Низкий вес (до 50ти кг)</text:p>
          </table:table-cell>
          <table:table-cell office:value-type="string" table:style-name="ce7">
            <text:p>Алкоголизм</text:p>
          </table:table-cell>
          <table:table-cell office:value-type="string" table:style-name="ce10">
            <text:p>Обезвоживание</text:p>
          </table:table-cell>
          <table:table-cell table:style-name="ce3"/>
          <table:table-cell office:value-type="string" table:style-name="ce9">
            <text:p>Пирсинги (языка, губы, уха) — места скопления микробов</text:p>
          </table:table-cell>
          <table:table-cell office:value-type="string" table:style-name="ce9">
            <text:p>Неправильное сосание ребёнком сиськи</text:p>
          </table:table-cell>
          <table:table-cell office:value-type="string" table:style-name="ce7">
            <text:p>Опиаты (производные опиума — в т.ч. лекарственные)</text:p>
          </table:table-cell>
          <table:table-cell table:number-columns-repeated="1016" table:style-name="ce3"/>
          <table:table-cell table:number-columns-repeated="15360"/>
        </table:table-row>
        <table:table-row table:style-name="ro1">
          <table:table-cell office:value-type="string" table:style-name="ce7">
            <text:p>Стероиды (лекарства но все таки)</text:p>
          </table:table-cell>
          <table:table-cell office:value-type="string" table:style-name="ce4">
            <text:p>Высокий рост (180+)</text:p>
          </table:table-cell>
          <table:table-cell office:value-type="string" table:style-name="ce10">
            <text:p>Истощение</text:p>
          </table:table-cell>
          <table:table-cell office:value-type="string" table:style-name="ce9">
            <text:p>(пере) Напряжение</text:p>
          </table:table-cell>
          <table:table-cell table:style-name="ce3"/>
          <table:table-cell office:value-type="string" table:style-name="ce12">
            <text:p>Женский пол / гормон</text:p>
          </table:table-cell>
          <table:table-cell office:value-type="string" table:style-name="ce9">
            <text:p>Кесарево сечение (в т.ч. в прошлом)</text:p>
          </table:table-cell>
          <table:table-cell office:value-type="string" table:style-name="ce4">
            <text:p>Недоношенность</text:p>
          </table:table-cell>
          <table:table-cell table:number-columns-repeated="1016" table:style-name="ce3"/>
          <table:table-cell table:number-columns-repeated="15360"/>
        </table:table-row>
        <table:table-row table:style-name="ro1">
          <table:table-cell office:value-type="string" table:style-name="ce4">
            <text:p>Низкая концентрация холестерина ЛПВП («хорошего» холестерина) в крови</text:p>
          </table:table-cell>
          <table:table-cell office:value-type="string" table:style-name="ce4">
            <text:p>Низкий вес костной массы (не всего человека а только костей, типа тонкие кости)</text:p>
          </table:table-cell>
          <table:table-cell office:value-type="string" table:style-name="ce7">
            <text:p>Канцерогенные вещества (попавшие на кожу) (в т.ч. в прошлом)</text:p>
          </table:table-cell>
          <table:table-cell office:value-type="string" table:style-name="ce10">
            <text:p>Низкий социально экономический статус и бедность</text:p>
          </table:table-cell>
          <table:table-cell table:style-name="ce3"/>
          <table:table-cell office:value-type="string" table:style-name="ce12">
            <text:p>Монголоидная раса</text:p>
          </table:table-cell>
          <table:table-cell office:value-type="string" table:style-name="ce12">
            <text:p>Климакс, Менопауза (половое угасание)</text:p>
          </table:table-cell>
          <table:table-cell office:value-type="string" table:style-name="ce9">
            <text:p>Резкая смена режима (например часового пояса)</text:p>
          </table:table-cell>
          <table:table-cell table:number-columns-repeated="16376"/>
        </table:table-row>
        <table:table-row table:style-name="ro1">
          <table:table-cell office:value-type="string" table:style-name="ce7">
            <text:p>Загрязнение воздуха атмосферы</text:p>
          </table:table-cell>
          <table:table-cell office:value-type="string" table:style-name="ce12">
            <text:p>Отсутствие остеоартроза (даёт риск остеопороза)</text:p>
          </table:table-cell>
          <table:table-cell office:value-type="string" table:style-name="ce7">
            <text:p>Токсин</text:p>
          </table:table-cell>
          <table:table-cell office:value-type="string" table:style-name="ce10">
            <text:p>Внутривенное питание</text:p>
          </table:table-cell>
          <table:table-cell table:style-name="ce3"/>
          <table:table-cell office:value-type="string" table:style-name="ce9">
            <text:p>Низкая влажность</text:p>
          </table:table-cell>
          <table:table-cell office:value-type="string" table:style-name="ce4">
            <text:p>Запор</text:p>
          </table:table-cell>
          <table:table-cell office:value-type="string" table:style-name="ce9">
            <text:p>Йога</text:p>
          </table:table-cell>
          <table:table-cell table:number-columns-repeated="16376"/>
        </table:table-row>
        <table:table-row table:style-name="ro1">
          <table:table-cell office:value-type="string" table:style-name="ce7">
            <text:p>Крепкий чай (кофеин)</text:p>
          </table:table-cell>
          <table:table-cell office:value-type="string" table:style-name="ce4">
            <text:p>Редкий секс чпоканье траханье и тибидоханье</text:p>
          </table:table-cell>
          <table:table-cell office:value-type="string" table:style-name="ce9">
            <text:p>Операции</text:p>
          </table:table-cell>
          <table:table-cell office:value-type="string" table:style-name="ce9">
            <text:p>Пирсинги (языка или губы)</text:p>
          </table:table-cell>
          <table:table-cell table:style-name="ce3"/>
          <table:table-cell office:value-type="string" table:style-name="ce7">
            <text:p>Химиотерапия</text:p>
          </table:table-cell>
          <table:table-cell office:value-type="string" table:style-name="ce12">
            <text:p>Женский пол / гормон</text:p>
          </table:table-cell>
          <table:table-cell office:value-type="string" table:style-name="ce7">
            <text:p>Контрацептивы (женские, любые)</text:p>
          </table:table-cell>
          <table:table-cell table:number-columns-repeated="16376"/>
        </table:table-row>
        <table:table-row table:style-name="ro1">
          <table:table-cell office:value-type="string" table:style-name="ce7">
            <text:p>Кофе (кофеин)</text:p>
          </table:table-cell>
          <table:table-cell office:value-type="string" table:style-name="ce4">
            <text:p>Менопауза (ранняя)</text:p>
          </table:table-cell>
          <table:table-cell office:value-type="string" table:style-name="ce7">
            <text:p>Плохое питание / Нездоровое питание</text:p>
          </table:table-cell>
          <table:table-cell office:value-type="string" table:style-name="ce12">
            <text:p>Если ты ребёнок (возраст до 6 лет)</text:p>
          </table:table-cell>
          <table:table-cell table:style-name="ce3"/>
          <table:table-cell office:value-type="string" table:style-name="ce9">
            <text:p>Жара</text:p>
          </table:table-cell>
          <table:table-cell office:value-type="string" table:style-name="ce10">
            <text:p>Нехватка жидкости</text:p>
          </table:table-cell>
          <table:table-cell office:value-type="string" table:style-name="ce10">
            <text:p>Голодание (особенно длительное)</text:p>
          </table:table-cell>
          <table:table-cell table:number-columns-repeated="16376"/>
        </table:table-row>
        <table:table-row table:style-name="ro1">
          <table:table-cell office:value-type="string" table:style-name="ce4">
            <text:p>Ревматизм</text:p>
          </table:table-cell>
          <table:table-cell office:value-type="string" table:style-name="ce4">
            <text:p>Менструация (поздняя)</text:p>
          </table:table-cell>
          <table:table-cell office:value-type="string" table:style-name="ce4">
            <text:p>Родимые пятна</text:p>
          </table:table-cell>
          <table:table-cell office:value-type="string" table:style-name="ce12">
            <text:p>Менструации</text:p>
          </table:table-cell>
          <table:table-cell table:style-name="ce3"/>
          <table:table-cell table:style-name="ce16"/>
          <table:table-cell office:value-type="string" table:style-name="ce4">
            <text:p>Слишком высокая или слишком низкая температура тела (гипертермия, гипотермия)</text:p>
          </table:table-cell>
          <table:table-cell office:value-type="string" table:style-name="ce8">
            <text:p>Спонтанное возникновение</text:p>
          </table:table-cell>
          <table:table-cell table:number-columns-repeated="16376"/>
        </table:table-row>
        <table:table-row table:style-name="ro1">
          <table:table-cell office:value-type="string" table:style-name="ce9">
            <text:p>Рентген-лучи</text:p>
          </table:table-cell>
          <table:table-cell office:value-type="string" table:style-name="ce7">
            <text:p>Курение</text:p>
          </table:table-cell>
          <table:table-cell office:value-type="string" table:style-name="ce4">
            <text:p>Менструация</text:p>
          </table:table-cell>
          <table:table-cell office:value-type="string" table:style-name="ce10">
            <text:p>Диализ и Трансфузия (очистка и переливание крови)</text:p>
          </table:table-cell>
          <table:table-cell table:number-columns-repeated="2" table:style-name="ce3"/>
          <table:table-cell office:value-type="string" table:style-name="ce4">
            <text:p>Недоношенность</text:p>
          </table:table-cell>
          <table:table-cell office:value-type="string" table:style-name="ce10">
            <text:p>Длительная интенсивная терапия (искусственное дыхание и т. п.)</text:p>
          </table:table-cell>
          <table:table-cell table:number-columns-repeated="16376"/>
        </table:table-row>
        <table:table-row table:style-name="ro1">
          <table:table-cell office:value-type="string" table:style-name="ce4">
            <text:p>Нарушения обиена веществ (подагра, уреиия, нарушения липидного и белкового обмена) — потом обьединю с диабетом и другими системными</text:p>
          </table:table-cell>
          <table:table-cell table:style-name="ce3"/>
          <table:table-cell office:value-type="string" table:style-name="ce7">
            <text:p>Химиотерапия</text:p>
          </table:table-cell>
          <table:table-cell office:value-type="string" table:style-name="ce7">
            <text:p>Антибиотики</text:p>
          </table:table-cell>
          <table:table-cell table:number-columns-repeated="2" table:style-name="ce3"/>
          <table:table-cell office:value-type="string" table:style-name="ce7">
            <text:p>Окружающая внешняя среда</text:p>
          </table:table-cell>
          <table:table-cell office:value-type="string" table:style-name="ce9">
            <text:p>Невесомость</text:p>
          </table:table-cell>
          <table:table-cell table:number-columns-repeated="16376"/>
        </table:table-row>
        <table:table-row table:style-name="ro1">
          <table:table-cell office:value-type="string" table:style-name="ce7">
            <text:p>Экология</text:p>
          </table:table-cell>
          <table:table-cell table:style-name="ce3"/>
          <table:table-cell office:value-type="string" table:style-name="ce4">
            <text:p>Психическое расстройство</text:p>
          </table:table-cell>
          <table:table-cell office:value-type="string" table:style-name="ce5">
            <text:p>Тяжелые истощающие болезни</text:p>
          </table:table-cell>
          <table:table-cell table:number-columns-repeated="2" table:style-name="ce3"/>
          <table:table-cell office:value-type="string" table:style-name="ce4">
            <text:p>Приступ эпилепсии</text:p>
          </table:table-cell>
          <table:table-cell office:value-type="string" table:style-name="ce9">
            <text:p>Малоподвижный (неподвижный, сидячий, гиподинамичный) образ жизни</text:p>
          </table:table-cell>
          <table:table-cell table:number-columns-repeated="16376"/>
        </table:table-row>
        <table:table-row table:style-name="ro1">
          <table:table-cell office:value-type="string" table:style-name="ce4">
            <text:p>гормоны сами по себе</text:p>
          </table:table-cell>
          <table:table-cell table:style-name="ce3"/>
          <table:table-cell office:value-type="string" table:style-name="ce9">
            <text:p>Внезапные интенсивные длительные нагрузки (напр. Jogging)</text:p>
          </table:table-cell>
          <table:table-cell office:value-type="string" table:style-name="ce7">
            <text:p>Опиаты (производные опиума — в т.ч. лекарственные)</text:p>
          </table:table-cell>
          <table:table-cell table:number-columns-repeated="2" table:style-name="ce3"/>
          <table:table-cell office:value-type="string" table:style-name="ce7">
            <text:p>Переизбыток воды в организме</text:p>
          </table:table-cell>
          <table:table-cell office:value-type="string" table:style-name="ce12">
            <text:p>Роды (в т.ч. проблематичные и длинные, и осложнения после них)</text:p>
          </table:table-cell>
          <table:table-cell table:number-columns-repeated="16376"/>
        </table:table-row>
        <table:table-row table:style-name="ro1">
          <table:table-cell table:number-columns-repeated="2" table:style-name="ce3"/>
          <table:table-cell office:value-type="string" table:style-name="ce7">
            <text:p>Лекарства ослабляющие иммунитет (иммунодепресанты)</text:p>
          </table:table-cell>
          <table:table-cell office:value-type="string" table:style-name="ce4">
            <text:p>Сильный кашель</text:p>
          </table:table-cell>
          <table:table-cell table:number-columns-repeated="2" table:style-name="ce3"/>
          <table:table-cell office:value-type="string" table:style-name="ce12">
            <text:p>Ранние беременность и роды (до 17 лет)</text:p>
          </table:table-cell>
          <table:table-cell office:value-type="string" table:style-name="ce12">
            <text:p>Женский пол / гормон</text:p>
          </table:table-cell>
          <table:table-cell table:number-columns-repeated="16376"/>
        </table:table-row>
        <table:table-row table:style-name="ro1">
          <table:table-cell table:number-columns-repeated="2" table:style-name="ce3"/>
          <table:table-cell office:value-type="string" table:style-name="ce7">
            <text:p>Пищевые добавки и витамины</text:p>
          </table:table-cell>
          <table:table-cell office:value-type="string" table:style-name="ce9">
            <text:p>Переохлаждение (особенно длительное)</text:p>
          </table:table-cell>
          <table:table-cell table:number-columns-repeated="2" table:style-name="ce3"/>
          <table:table-cell office:value-type="string" table:style-name="ce4">
            <text:p>Менструации</text:p>
          </table:table-cell>
          <table:table-cell office:value-type="string" table:style-name="ce10">
            <text:p>Обезвоживание</text:p>
          </table:table-cell>
          <table:table-cell table:number-columns-repeated="16376"/>
        </table:table-row>
        <table:table-row table:style-name="ro1">
          <table:table-cell table:number-columns-repeated="2" table:style-name="ce3"/>
          <table:table-cell office:value-type="string" table:style-name="ce7">
            <text:p>Красители (в т.ч. в прошлом)</text:p>
          </table:table-cell>
          <table:table-cell office:value-type="string" table:style-name="ce4">
            <text:p>Приступ эпилепсии</text:p>
          </table:table-cell>
          <table:table-cell table:number-columns-repeated="2" table:style-name="ce3"/>
          <table:table-cell office:value-type="string" table:style-name="ce4">
            <text:p>Половое созревание (пубертат)</text:p>
          </table:table-cell>
          <table:table-cell office:value-type="string" table:style-name="ce9">
            <text:p>Сквозняк</text:p>
          </table:table-cell>
          <table:table-cell table:number-columns-repeated="16376"/>
        </table:table-row>
        <table:table-row table:style-name="ro1">
          <table:table-cell table:number-columns-repeated="2" table:style-name="ce3"/>
          <table:table-cell office:value-type="string" table:style-name="ce10">
            <text:p>Уменьшение притока кислорода</text:p>
          </table:table-cell>
          <table:table-cell office:value-type="string" table:style-name="ce7">
            <text:p>Unusual Eating Habits</text:p>
          </table:table-cell>
          <table:table-cell table:number-columns-repeated="2" table:style-name="ce3"/>
          <table:table-cell office:value-type="string" table:style-name="ce4">
            <text:p>Овуляция</text:p>
          </table:table-cell>
          <table:table-cell office:value-type="string" table:style-name="ce4">
            <text:p>Гормональные изменения</text:p>
          </table:table-cell>
          <table:table-cell table:number-columns-repeated="16376"/>
        </table:table-row>
        <table:table-row table:style-name="ro1">
          <table:table-cell table:number-columns-repeated="2" table:style-name="ce3"/>
          <table:table-cell office:value-type="string" table:style-name="ce4">
            <text:p>Хронические заболевания</text:p>
          </table:table-cell>
          <table:table-cell office:value-type="string" table:style-name="ce7">
            <text:p>Яды всего организма (не сьеденные)</text:p>
          </table:table-cell>
          <table:table-cell table:number-columns-repeated="2" table:style-name="ce3"/>
          <table:table-cell office:value-type="string" table:style-name="ce6">
            <text:p>Нарушения гормональной секреции</text:p>
          </table:table-cell>
          <table:table-cell office:value-type="string" table:style-name="ce12">
            <text:p>Молодой возраст</text:p>
          </table:table-cell>
          <table:table-cell table:number-columns-repeated="16376"/>
        </table:table-row>
        <table:table-row table:style-name="ro1">
          <table:table-cell table:number-columns-repeated="2" table:style-name="ce3"/>
          <table:table-cell office:value-type="string" table:style-name="ce7">
            <text:p>Отравления</text:p>
          </table:table-cell>
          <table:table-cell office:value-type="string" table:style-name="ce4">
            <text:p>Obstructive sleep apnea</text:p>
          </table:table-cell>
          <table:table-cell table:number-columns-repeated="2" table:style-name="ce3"/>
          <table:table-cell office:value-type="string" table:style-name="ce9">
            <text:p>Солнце (облучение солнечными лучами и ультрафиолетом чрезмерное)</text:p>
          </table:table-cell>
          <table:table-cell office:value-type="string" table:style-name="ce4">
            <text:p>Мутация</text:p>
          </table:table-cell>
          <table:table-cell table:number-columns-repeated="16376"/>
        </table:table-row>
        <table:table-row table:style-name="ro1">
          <table:table-cell table:number-columns-repeated="2" table:style-name="ce3"/>
          <table:table-cell office:value-type="string" table:style-name="ce9">
            <text:p>Повышенная влажность</text:p>
          </table:table-cell>
          <table:table-cell office:value-type="string" table:style-name="ce4">
            <text:p>Выдумывание болезней которых нет (пациентом или врачом)</text:p>
          </table:table-cell>
          <table:table-cell table:number-columns-repeated="2" table:style-name="ce3"/>
          <table:table-cell office:value-type="string" table:style-name="ce9">
            <text:p>Спорт</text:p>
          </table:table-cell>
          <table:table-cell office:value-type="string" table:style-name="ce7">
            <text:p>Отравления</text:p>
          </table:table-cell>
          <table:table-cell table:number-columns-repeated="16376"/>
        </table:table-row>
        <table:table-row table:style-name="ro1">
          <table:table-cell table:number-columns-repeated="2"/>
          <table:table-cell office:value-type="string" table:style-name="ce9">
            <text:p>Электрический ток</text:p>
          </table:table-cell>
          <table:table-cell office:value-type="string" table:style-name="ce7">
            <text:p>Работа на вредном производстве (с повышенными температурами, кислотами, вредными веществами и т. п.)</text:p>
          </table:table-cell>
          <table:table-cell table:number-columns-repeated="2" table:style-name="ce3"/>
          <table:table-cell office:value-type="string" table:style-name="ce9">
            <text:p>Половое воздержание</text:p>
          </table:table-cell>
          <table:table-cell table:number-columns-repeated="16377"/>
        </table:table-row>
        <table:table-row table:style-name="ro1">
          <table:table-cell table:number-columns-repeated="2"/>
          <table:table-cell office:value-type="string" table:style-name="ce9">
            <text:p>Влажные складки (напр. Не высушивание складок после душа)</text:p>
          </table:table-cell>
          <table:table-cell office:value-type="string" table:style-name="ce9">
            <text:p>Солнце (облучение солнечными лучами и ультрафиолетом чрезмерное)</text:p>
          </table:table-cell>
          <table:table-cell table:number-columns-repeated="2" table:style-name="ce3"/>
          <table:table-cell office:value-type="string" table:style-name="ce4">
            <text:p>Быстрое / сильное похудение</text:p>
          </table:table-cell>
          <table:table-cell table:number-columns-repeated="16377"/>
        </table:table-row>
        <table:table-row table:style-name="ro1">
          <table:table-cell table:number-columns-repeated="2"/>
          <table:table-cell office:value-type="string" table:style-name="ce9">
            <text:p>Сидячий образ жизни</text:p>
          </table:table-cell>
          <table:table-cell office:value-type="string" table:style-name="ce12">
            <text:p>Роды</text:p>
          </table:table-cell>
          <table:table-cell table:number-columns-repeated="2" table:style-name="ce3"/>
          <table:table-cell office:value-type="string" table:style-name="ce5">
            <text:p>Тяжелые истощающие болезни (или даже простые болезни но идущие одна за другой — тоже истощают)</text:p>
          </table:table-cell>
          <table:table-cell table:number-columns-repeated="16377"/>
        </table:table-row>
        <table:table-row table:style-name="ro1">
          <table:table-cell table:number-columns-repeated="2"/>
          <table:table-cell office:value-type="string" table:style-name="ce9">
            <text:p>Татуировки</text:p>
          </table:table-cell>
          <table:table-cell office:value-type="string" table:style-name="ce7">
            <text:p>Пищевые добавки и витамины</text:p>
          </table:table-cell>
          <table:table-cell table:number-columns-repeated="2" table:style-name="ce3"/>
          <table:table-cell office:value-type="string" table:style-name="ce12">
            <text:p>Множественные роды (наличие более 1го ребёнка)</text:p>
          </table:table-cell>
          <table:table-cell table:number-columns-repeated="16377"/>
        </table:table-row>
        <table:table-row table:style-name="ro1">
          <table:table-cell table:number-columns-repeated="2"/>
          <table:table-cell office:value-type="string" table:style-name="ce9">
            <text:p>Видимый свет (400-800нм)</text:p>
          </table:table-cell>
          <table:table-cell office:value-type="string" table:style-name="ce9">
            <text:p>Малоподвижный образ жизни</text:p>
          </table:table-cell>
          <table:table-cell table:number-columns-repeated="2" table:style-name="ce3"/>
          <table:table-cell office:value-type="string" table:style-name="ce12">
            <text:p>Апоптаз (естественный распад клеток)</text:p>
          </table:table-cell>
          <table:table-cell table:number-columns-repeated="16377"/>
        </table:table-row>
        <table:table-row table:style-name="ro1">
          <table:table-cell table:number-columns-repeated="2"/>
          <table:table-cell office:value-type="string" table:style-name="ce4">
            <text:p>Повышенное слюноотделение</text:p>
          </table:table-cell>
          <table:table-cell office:value-type="string" table:style-name="ce4">
            <text:p>Сростания</text:p>
          </table:table-cell>
          <table:table-cell table:number-columns-repeated="2" table:style-name="ce3"/>
          <table:table-cell office:value-type="string" table:style-name="ce12">
            <text:p>Отсутствие беременности в репродуктивном возрасте.</text:p>
          </table:table-cell>
          <table:table-cell table:number-columns-repeated="16377"/>
        </table:table-row>
        <table:table-row table:style-name="ro1">
          <table:table-cell table:number-columns-repeated="2"/>
          <table:table-cell office:value-type="string" table:style-name="ce9">
            <text:p>Солнечные ожоги (в т.ч. в далёком прошлом)</text:p>
          </table:table-cell>
          <table:table-cell office:value-type="string" table:style-name="ce9">
            <text:p>Температура</text:p>
          </table:table-cell>
          <table:table-cell table:number-columns-repeated="2" table:style-name="ce3"/>
          <table:table-cell office:value-type="string" table:style-name="ce10">
            <text:p>Обезвоживание</text:p>
          </table:table-cell>
          <table:table-cell table:number-columns-repeated="16377"/>
        </table:table-row>
        <table:table-row table:style-name="ro1">
          <table:table-cell table:number-columns-repeated="2"/>
          <table:table-cell office:value-type="string" table:style-name="ce9">
            <text:p>Жара</text:p>
          </table:table-cell>
          <table:table-cell office:value-type="string" table:style-name="ce9">
            <text:p>Жара</text:p>
          </table:table-cell>
          <table:table-cell table:number-columns-repeated="2" table:style-name="ce3"/>
          <table:table-cell office:value-type="string" table:style-name="ce10">
            <text:p>Низкий социально экономический статус и бедность</text:p>
          </table:table-cell>
          <table:table-cell table:number-columns-repeated="16377"/>
        </table:table-row>
        <table:table-row table:style-name="ro1">
          <table:table-cell table:number-columns-repeated="2"/>
          <table:table-cell office:value-type="string" table:style-name="ce9">
            <text:p>Пониженная влажность</text:p>
          </table:table-cell>
          <table:table-cell office:value-type="string" table:style-name="ce9">
            <text:p>Есть слишком быстро</text:p>
          </table:table-cell>
          <table:table-cell table:number-columns-repeated="2" table:style-name="ce3"/>
          <table:table-cell office:value-type="string" table:style-name="ce9">
            <text:p>Резкая перемена климата</text:p>
          </table:table-cell>
          <table:table-cell table:number-columns-repeated="16377"/>
        </table:table-row>
        <table:table-row table:style-name="ro1">
          <table:table-cell table:number-columns-repeated="2"/>
          <table:table-cell office:value-type="string" table:style-name="ce9">
            <text:p>Повреждения сопровождающиеся воспалением</text:p>
          </table:table-cell>
          <table:table-cell office:value-type="string" table:style-name="ce10">
            <text:p>Eating disorders (расстройства питания)</text:p>
          </table:table-cell>
          <table:table-cell table:number-columns-repeated="2" table:style-name="ce3"/>
          <table:table-cell office:value-type="string" table:style-name="ce9">
            <text:p>Слишком частая / избыточная гигиена</text:p>
          </table:table-cell>
          <table:table-cell table:number-columns-repeated="16377"/>
        </table:table-row>
        <table:table-row table:style-name="ro1">
          <table:table-cell table:number-columns-repeated="2"/>
          <table:table-cell office:value-type="string" table:style-name="ce4">
            <text:p>Вещества которые вызывают аллергию (в т.ч. в прошлом)</text:p>
          </table:table-cell>
          <table:table-cell office:value-type="string" table:style-name="ce10">
            <text:p>бессистемное питание</text:p>
          </table:table-cell>
          <table:table-cell table:number-columns-repeated="2" table:style-name="ce3"/>
          <table:table-cell office:value-type="string" table:style-name="ce7">
            <text:p>Гипервитаминоз</text:p>
          </table:table-cell>
          <table:table-cell table:number-columns-repeated="16377"/>
        </table:table-row>
        <table:table-row table:style-name="ro1">
          <table:table-cell table:number-columns-repeated="2"/>
          <table:table-cell office:value-type="string" table:style-name="ce7">
            <text:p>Натуральные и искусственные полимеры (в т.ч. в прошлом)</text:p>
          </table:table-cell>
          <table:table-cell office:value-type="string" table:style-name="ce7">
            <text:p>Мучные / здобные изделия</text:p>
          </table:table-cell>
          <table:table-cell table:number-columns-repeated="1020" table:style-name="ce3"/>
          <table:table-cell table:number-columns-repeated="15360"/>
        </table:table-row>
        <table:table-row table:style-name="ro1">
          <table:table-cell table:number-columns-repeated="2"/>
          <table:table-cell office:value-type="string" table:style-name="ce7">
            <text:p>Металлы (в т.ч. в прошлом)</text:p>
          </table:table-cell>
          <table:table-cell office:value-type="string" table:style-name="ce4">
            <text:p>Triglyceride levels greater than 1000 mg/dL</text:p>
          </table:table-cell>
          <table:table-cell table:number-columns-repeated="1020" table:style-name="ce3"/>
          <table:table-cell table:number-columns-repeated="15360"/>
        </table:table-row>
        <table:table-row table:style-name="ro1">
          <table:table-cell table:number-columns-repeated="2"/>
          <table:table-cell office:value-type="string" table:style-name="ce4">
            <text:p>Снижение кровотока к коже</text:p>
          </table:table-cell>
          <table:table-cell office:value-type="string" table:style-name="ce9">
            <text:p>Трансплантация органа</text:p>
          </table:table-cell>
          <table:table-cell table:number-columns-repeated="1020" table:style-name="ce3"/>
          <table:table-cell table:number-columns-repeated="15360"/>
        </table:table-row>
        <table:table-row table:style-name="ro1">
          <table:table-cell table:number-columns-repeated="2"/>
          <table:table-cell office:value-type="string" table:style-name="ce4">
            <text:p>Сужение пор</text:p>
          </table:table-cell>
          <table:table-cell office:value-type="string" table:style-name="ce4">
            <text:p>Избыток ксенобиотиков</text:p>
          </table:table-cell>
          <table:table-cell table:number-columns-repeated="1020" table:style-name="ce3"/>
          <table:table-cell table:number-columns-repeated="15360"/>
        </table:table-row>
        <table:table-row table:style-name="ro1">
          <table:table-cell table:number-columns-repeated="2"/>
          <table:table-cell office:value-type="string" table:style-name="ce10">
            <text:p>Диеты (с недостатком жизненно важных элементов)</text:p>
          </table:table-cell>
          <table:table-cell office:value-type="string" table:style-name="ce4">
            <text:p>Недостаток кислорода (гипоксия)</text:p>
          </table:table-cell>
          <table:table-cell table:number-columns-repeated="1020" table:style-name="ce3"/>
          <table:table-cell table:number-columns-repeated="15360"/>
        </table:table-row>
        <table:table-row table:style-name="ro1">
          <table:table-cell table:number-columns-repeated="2"/>
          <table:table-cell office:value-type="string" table:style-name="ce7">
            <text:p>Яды всего тела</text:p>
          </table:table-cell>
          <table:table-cell office:value-type="string" table:style-name="ce9">
            <text:p>Плохое пережёвывание</text:p>
          </table:table-cell>
          <table:table-cell table:number-columns-repeated="16380"/>
        </table:table-row>
        <table:table-row table:style-name="ro1">
          <table:table-cell table:number-columns-repeated="2"/>
          <table:table-cell office:value-type="string" table:style-name="ce7">
            <text:p>Избыток тех или иных витаминов</text:p>
          </table:table-cell>
          <table:table-cell office:value-type="string" table:style-name="ce9">
            <text:p>Постоянно наклонное положение (напр. В работе — типа «прачка»)</text:p>
          </table:table-cell>
          <table:table-cell table:number-columns-repeated="16380"/>
        </table:table-row>
        <table:table-row table:style-name="ro1">
          <table:table-cell table:number-columns-repeated="2"/>
          <table:table-cell office:value-type="string" table:style-name="ce9">
            <text:p>Травмы при рождении</text:p>
          </table:table-cell>
          <table:table-cell office:value-type="string" table:style-name="ce9">
            <text:p>Когда усиленно срёшь («натуживание при дефекации»)</text:p>
          </table:table-cell>
          <table:table-cell table:number-columns-repeated="16380"/>
        </table:table-row>
        <table:table-row table:style-name="ro1">
          <table:table-cell table:number-columns-repeated="2"/>
          <table:table-cell office:value-type="string" table:style-name="ce4">
            <text:p>Астма (аллергическая болезнь легочной системы)</text:p>
          </table:table-cell>
          <table:table-cell office:value-type="string" table:style-name="ce4">
            <text:p>Нехватка эстрогенов</text:p>
          </table:table-cell>
          <table:table-cell table:number-columns-repeated="16380"/>
        </table:table-row>
        <table:table-row table:style-name="ro1">
          <table:table-cell table:number-columns-repeated="2"/>
          <table:table-cell office:value-type="string" table:style-name="ce5">
            <text:p>Заражение при родах</text:p>
          </table:table-cell>
          <table:table-cell office:value-type="string" table:style-name="ce9">
            <text:p>Кусание ногтей</text:p>
          </table:table-cell>
          <table:table-cell table:number-columns-repeated="16380"/>
        </table:table-row>
        <table:table-row table:style-name="ro1">
          <table:table-cell table:number-columns-repeated="2"/>
          <table:table-cell office:value-type="string" table:style-name="ce4">
            <text:p>Нервнотрофические факторы (что это? Проблемы нервов?)</text:p>
          </table:table-cell>
          <table:table-cell office:value-type="string" table:style-name="ce9">
            <text:p>Военные тренеровки</text:p>
          </table:table-cell>
          <table:table-cell table:number-columns-repeated="16380"/>
        </table:table-row>
        <table:table-row table:style-name="ro1">
          <table:table-cell table:number-columns-repeated="2"/>
          <table:table-cell office:value-type="string" table:style-name="ce4">
            <text:p>Нейроэндокринные процессы</text:p>
          </table:table-cell>
          <table:table-cell office:value-type="string" table:style-name="ce9">
            <text:p>Баротравма (перепад давления)</text:p>
          </table:table-cell>
          <table:table-cell table:number-columns-repeated="16380"/>
        </table:table-row>
        <table:table-row table:style-name="ro1">
          <table:table-cell table:number-columns-repeated="2"/>
          <table:table-cell office:value-type="string" table:style-name="ce4">
            <text:p>иммунодепрессивные состояния</text:p>
          </table:table-cell>
          <table:table-cell office:value-type="string" table:style-name="ce9">
            <text:p>Летнее время</text:p>
          </table:table-cell>
          <table:table-cell table:number-columns-repeated="16380"/>
        </table:table-row>
        <table:table-row table:style-name="ro1">
          <table:table-cell table:number-columns-repeated="2"/>
          <table:table-cell office:value-type="string" table:style-name="ce7">
            <text:p>Депилирующие средства</text:p>
          </table:table-cell>
          <table:table-cell office:value-type="string" table:style-name="ce17">
            <text:p>Недоедание</text:p>
          </table:table-cell>
          <table:table-cell table:number-columns-repeated="16380"/>
        </table:table-row>
        <table:table-row table:style-name="ro1">
          <table:table-cell table:number-columns-repeated="2"/>
          <table:table-cell office:value-type="string" table:style-name="ce5">
            <text:p>Внутреннее воспаление (не на коже а на внутр. орг)</text:p>
          </table:table-cell>
          <table:table-cell office:value-type="string" table:style-name="ce4">
            <text:p>Беспомощность</text:p>
          </table:table-cell>
          <table:table-cell table:number-columns-repeated="16380"/>
        </table:table-row>
        <table:table-row table:style-name="ro1">
          <table:table-cell table:number-columns-repeated="2"/>
          <table:table-cell office:value-type="string" table:style-name="ce4">
            <text:p>неблагоприятные социальные и бытовые факторы (бедность)</text:p>
          </table:table-cell>
          <table:table-cell office:value-type="string" table:style-name="ce4">
            <text:p>Гормональная активность</text:p>
          </table:table-cell>
          <table:table-cell table:number-columns-repeated="16380"/>
        </table:table-row>
        <table:table-row table:style-name="ro1">
          <table:table-cell table:number-columns-repeated="2"/>
          <table:table-cell office:value-type="string" table:style-name="ce9">
            <text:p>Вибрация</text:p>
          </table:table-cell>
          <table:table-cell office:value-type="string" table:style-name="ce9">
            <text:p>Кусание губ</text:p>
          </table:table-cell>
          <table:table-cell table:number-columns-repeated="16380"/>
        </table:table-row>
        <table:table-row table:style-name="ro1">
          <table:table-cell table:number-columns-repeated="2"/>
          <table:table-cell office:value-type="string" table:style-name="ce9">
            <text:p>Давление или Продолжительное давление.</text:p>
          </table:table-cell>
          <table:table-cell office:value-type="string" table:style-name="ce9">
            <text:p>Сухая или холодная погода</text:p>
          </table:table-cell>
          <table:table-cell table:number-columns-repeated="16380"/>
        </table:table-row>
        <table:table-row table:style-name="ro1">
          <table:table-cell table:number-columns-repeated="2"/>
          <table:table-cell office:value-type="string" table:style-name="ce7">
            <text:p>Вода</text:p>
          </table:table-cell>
          <table:table-cell office:value-type="string" table:style-name="ce7">
            <text:p>Переход с грудного вскармливания на искусственное</text:p>
          </table:table-cell>
          <table:table-cell table:number-columns-repeated="16380"/>
        </table:table-row>
        <table:table-row table:style-name="ro1">
          <table:table-cell table:number-columns-repeated="2"/>
          <table:table-cell office:value-type="string" table:style-name="ce9">
            <text:p>Укусы и царапины от диких животных</text:p>
          </table:table-cell>
          <table:table-cell office:value-type="string" table:style-name="ce4">
            <text:p>Недоношенность</text:p>
          </table:table-cell>
          <table:table-cell table:number-columns-repeated="16380"/>
        </table:table-row>
        <table:table-row table:style-name="ro1">
          <table:table-cell table:number-columns-repeated="2"/>
          <table:table-cell office:value-type="string" table:style-name="ce9">
            <text:p>Рабочая травма</text:p>
          </table:table-cell>
          <table:table-cell office:value-type="string" table:style-name="ce7">
            <text:p>Канцерогены</text:p>
          </table:table-cell>
          <table:table-cell table:number-columns-repeated="16380"/>
        </table:table-row>
        <table:table-row table:style-name="ro1">
          <table:table-cell table:number-columns-repeated="2"/>
          <table:table-cell office:value-type="string" table:style-name="ce9">
            <text:p>Неправильный педикюр и маникюр</text:p>
          </table:table-cell>
          <table:table-cell office:value-type="string" table:style-name="ce4">
            <text:p>Кормление грудью</text:p>
          </table:table-cell>
          <table:table-cell table:number-columns-repeated="16380"/>
        </table:table-row>
        <table:table-row table:style-name="ro1">
          <table:table-cell table:number-columns-repeated="2"/>
          <table:table-cell office:value-type="string" table:style-name="ce4">
            <text:p>Артрит</text:p>
          </table:table-cell>
          <table:table-cell office:value-type="string" table:style-name="ce4">
            <text:p>Закупорка (аппендикса например)</text:p>
          </table:table-cell>
          <table:table-cell table:number-columns-repeated="16380"/>
        </table:table-row>
        <table:table-row table:style-name="ro1">
          <table:table-cell table:number-columns-repeated="2"/>
          <table:table-cell office:value-type="string" table:style-name="ce9">
            <text:p>Подгузники…</text:p>
          </table:table-cell>
          <table:table-cell table:number-columns-repeated="1021" table:style-name="ce3"/>
          <table:table-cell table:number-columns-repeated="15360"/>
        </table:table-row>
        <table:table-row table:style-name="ro1">
          <table:table-cell table:number-columns-repeated="2"/>
          <table:table-cell office:value-type="string" table:style-name="ce9">
            <text:p>Постельный режим</text:p>
          </table:table-cell>
          <table:table-cell table:number-columns-repeated="1021" table:style-name="ce3"/>
          <table:table-cell table:number-columns-repeated="15360"/>
        </table:table-row>
        <table:table-row table:style-name="ro1">
          <table:table-cell table:number-columns-repeated="2"/>
          <table:table-cell office:value-type="string" table:style-name="ce9">
            <text:p>Протезы</text:p>
          </table:table-cell>
          <table:table-cell table:number-columns-repeated="1021" table:style-name="ce3"/>
          <table:table-cell table:number-columns-repeated="15360"/>
        </table:table-row>
        <table:table-row table:style-name="ro1">
          <table:table-cell table:number-columns-repeated="2"/>
          <table:table-cell office:value-type="string" table:style-name="ce4">
            <text:p>Пролиферативные нарушения</text:p>
          </table:table-cell>
          <table:table-cell table:number-columns-repeated="1021" table:style-name="ce3"/>
          <table:table-cell table:number-columns-repeated="15360"/>
        </table:table-row>
        <table:table-row table:style-name="ro1">
          <table:table-cell table:number-columns-repeated="2"/>
          <table:table-cell office:value-type="string" table:style-name="ce8">
            <text:p>Причина неизвестна</text:p>
          </table:table-cell>
          <table:table-cell table:number-columns-repeated="1021" table:style-name="ce3"/>
          <table:table-cell table:number-columns-repeated="15360"/>
        </table:table-row>
        <table:table-row table:style-name="ro1">
          <table:table-cell table:number-columns-repeated="2"/>
          <table:table-cell office:value-type="string" table:style-name="ce9">
            <text:p>Резкие частые перепады температуры</text:p>
          </table:table-cell>
          <table:table-cell table:number-columns-repeated="1021" table:style-name="ce3"/>
          <table:table-cell table:number-columns-repeated="15360"/>
        </table:table-row>
        <table:table-row table:style-name="ro1">
          <table:table-cell table:number-columns-repeated="2"/>
          <table:table-cell office:value-type="string" table:style-name="ce7">
            <text:p>Частые химические пилинги</text:p>
          </table:table-cell>
          <table:table-cell table:number-columns-repeated="1021" table:style-name="ce3"/>
          <table:table-cell table:number-columns-repeated="15360"/>
        </table:table-row>
        <table:table-row table:style-name="ro1">
          <table:table-cell table:number-columns-repeated="2"/>
          <table:table-cell office:value-type="string" table:style-name="ce9">
            <text:p>Горячие напитки</text:p>
          </table:table-cell>
          <table:table-cell table:number-columns-repeated="1021" table:style-name="ce3"/>
          <table:table-cell table:number-columns-repeated="15360"/>
        </table:table-row>
        <table:table-row table:style-name="ro1">
          <table:table-cell table:number-columns-repeated="2"/>
          <table:table-cell office:value-type="string" table:style-name="ce7">
            <text:p>Пряности</text:p>
          </table:table-cell>
          <table:table-cell table:number-columns-repeated="1021" table:style-name="ce3"/>
          <table:table-cell table:number-columns-repeated="15360"/>
        </table:table-row>
        <table:table-row table:style-name="ro1">
          <table:table-cell table:number-columns-repeated="2"/>
          <table:table-cell office:value-type="string" table:style-name="ce9">
            <text:p>Вырывание волос из носа (пинцетом, пальцами… особенно без антисептика)</text:p>
          </table:table-cell>
          <table:table-cell table:number-columns-repeated="1021" table:style-name="ce3"/>
          <table:table-cell table:number-columns-repeated="15360"/>
        </table:table-row>
        <table:table-row table:style-name="ro1">
          <table:table-cell table:number-columns-repeated="2"/>
          <table:table-cell office:value-type="string" table:style-name="ce4">
            <text:p>Быстрый рост</text:p>
          </table:table-cell>
          <table:table-cell table:number-columns-repeated="1021" table:style-name="ce3"/>
          <table:table-cell table:number-columns-repeated="15360"/>
        </table:table-row>
        <table:table-row table:style-name="ro1">
          <table:table-cell table:number-columns-repeated="2"/>
          <table:table-cell office:value-type="string" table:style-name="ce9">
            <text:p>Бодибилдинг</text:p>
          </table:table-cell>
          <table:table-cell table:number-columns-repeated="1021" table:style-name="ce3"/>
          <table:table-cell table:number-columns-repeated="15360"/>
        </table:table-row>
        <table:table-row table:style-name="ro1">
          <table:table-cell table:number-columns-repeated="2"/>
          <table:table-cell office:value-type="string" table:style-name="ce4">
            <text:p>Резкий набор веса (не обязательно ожирение просто резкий скачок)</text:p>
          </table:table-cell>
          <table:table-cell table:number-columns-repeated="1021" table:style-name="ce3"/>
          <table:table-cell table:number-columns-repeated="15360"/>
        </table:table-row>
        <table:table-row table:style-name="ro1">
          <table:table-cell table:number-columns-repeated="2"/>
          <table:table-cell office:value-type="string" table:style-name="ce9">
            <text:p>Чесание</text:p>
          </table:table-cell>
          <table:table-cell table:number-columns-repeated="1021" table:style-name="ce3"/>
          <table:table-cell table:number-columns-repeated="15360"/>
        </table:table-row>
        <table:table-row table:style-name="ro1">
          <table:table-cell table:number-columns-repeated="2" table:style-name="ce3"/>
          <table:table-cell office:value-type="string" table:style-name="ce4">
            <text:p>Эстероген («женский гормон»)</text:p>
          </table:table-cell>
          <table:table-cell table:number-columns-repeated="1021" table:style-name="ce3"/>
          <table:table-cell table:number-columns-repeated="15360"/>
        </table:table-row>
        <table:table-row table:style-name="ro1">
          <table:table-cell table:number-columns-repeated="2" table:style-name="ce3"/>
          <table:table-cell office:value-type="string" table:style-name="ce5">
            <text:p>Длительное плаванье в стоячих водоёмах</text:p>
          </table:table-cell>
          <table:table-cell table:number-columns-repeated="1021" table:style-name="ce3"/>
          <table:table-cell table:number-columns-repeated="15360"/>
        </table:table-row>
        <table:table-row table:style-name="ro1">
          <table:table-cell table:number-columns-repeated="2" table:style-name="ce3"/>
          <table:table-cell office:value-type="string" table:style-name="ce9">
            <text:p>Тропики</text:p>
          </table:table-cell>
          <table:table-cell table:number-columns-repeated="1021" table:style-name="ce3"/>
          <table:table-cell table:number-columns-repeated="15360"/>
        </table:table-row>
        <table:table-row table:style-name="ro1">
          <table:table-cell table:number-columns-repeated="2" table:style-name="ce3"/>
          <table:table-cell office:value-type="string" table:style-name="ce4">
            <text:p>Слишком чистые условия жизни в детстве</text:p>
          </table:table-cell>
          <table:table-cell table:number-columns-repeated="1021" table:style-name="ce3"/>
          <table:table-cell table:number-columns-repeated="15360"/>
        </table:table-row>
        <table:table-row table:style-name="ro1">
          <table:table-cell table:number-columns-repeated="2" table:style-name="ce3"/>
          <table:table-cell office:value-type="string" table:style-name="ce9">
            <text:p>Спорт</text:p>
          </table:table-cell>
          <table:table-cell table:number-columns-repeated="1021" table:style-name="ce3"/>
          <table:table-cell table:number-columns-repeated="15360"/>
        </table:table-row>
        <table:table-row table:style-name="ro1">
          <table:table-cell table:number-columns-repeated="16384"/>
        </table:table-row>
        <table:table-row table:style-name="ro1">
          <table:table-cell office:value-type="string" table:style-name="ce4">
            <text:p>Голубым подчёркнутые<text:s/><text:span text:style-name="T4">паталогические процессы в ДРУГИХ системах</text:span>, влияющие на эту, или проблемы ДРУГИХ органов ЭТОЙ системы влияющие на этот орган</text:p>
          </table:table-cell>
          <table:table-cell table:number-columns-repeated="3" table:style-name="ce4"/>
          <table:table-cell table:number-columns-repeated="16380"/>
        </table:table-row>
        <table:table-row table:style-name="ro1">
          <table:table-cell office:value-type="string" table:style-name="ce7">
            <text:p>Светло-оранжевым отмечены<text:s/><text:span text:style-name="T4">химические токсины</text:span><text:s/>(в том числе вещи которые вызывают токсикологический эффект только если их слишком много в организме — например соль, лекарства, гормоны и т. п.) - т. е.<text:span text:style-name="T4"><text:s/>Уже могу сказать, что вся еда должна быть природного (органического) происхождения, максимум варёная, и контакт должен быть только с едой — ни с какой химией без причин не контактировать и не есть (с химией — в смысле с вещами придуманными инженерами-химиками). А если и ешь что-то что не сьел бы если б оно не было обработано — то надо выбирать лучший вариант, и советоваться с теми кто понимает в химии. И в любом случае есть это надо временно (таблетки, чаи и т. п.) а не постоянно. Т.е. отныне ты - «дитя природы». Всё что ты бы не сьел если б ты был Маугли — надо хотя бы трекать как организм реагирует на это. И учиться на этом. Ключевое слово здесь — баланс (систем между собой, и меня с внешней средой). Даже избыток воды может вызвать проблемы. Так что никаких попыток «себя изменить» (заставить своё тело как-то реагировать). Оно само знает как ему на что реагировать. Так что второе ключевое слово — свободный доступ и выбор любой еды на любой вкус (перманентный свежий шведский стол из которого ты выбираешь самые наименее обработанные и наиболее полезные вещи по мере своих желаний). Хочу гранат — пошёл взял гранат. Один. Никаких «НАДО» и «ДОЛЖЕН». И экономий. В плане здоровой свежей еды. Т.е. отныне твоя мантра «цо за дужо то не здрово». Все овощи и фрукты должны быть порезаны и подготовлены в холодильнике, свежие, и ты пошёл и достал кусочек какой ты хочешь. А остальное пусть лежит. И кто-то другой сьест. Даже если испортится — не беда, это всего лишь вопрос логистики. В следующий раз купишь меньше бананов если они будут портиться быстрее чем ты их ешь. ПОРЕЗАЛ ВСЮ ЕДУ (ВСЕ ОВОЩИ И ФРУКТЫ) НА БАЙТ-САЙЗ КУБИКИ КОРОЧЕ. ВОТ МОЁ БЫСТРОЕ РЕШЕНИЕ ЭТОЙ ПРОБЛЕМЫ. ОТНЫНЕ БУДУ ЕСТЬ ТАК. КУБИКАМИ 2х2 ИЛИ 3х3 СМ.</text:span></text:p>
          </table:table-cell>
          <table:table-cell table:number-columns-repeated="3" table:style-name="ce7"/>
          <table:table-cell table:number-columns-repeated="16380"/>
        </table:table-row>
        <table:table-row table:style-name="ro1">
          <table:table-cell office:value-type="string" table:style-name="ce12">
            <text:p>Светло-красным я отметил группы риска, к которым подталкивают<text:s/><text:span text:style-name="T4">биологические процессы</text:span>. Т.е. у меня рука не поворачивается назвать беременность или тёмныц цвет кожи патологиями вызывающими другие болезни. Но эти естественные биологические вещи являются группами риска и для них характерен ряд болезней.<text:s/><text:span text:style-name="T4">Единственное что я могу сказать по этому поводу — это давать организму что ему нужно чтоб он быстрее восстанавливался в этих группах риска. Т.е. скорей всего это решается тем чтоб следить за уровнями других решений.<text:s/></text:span><text:span text:style-name="T1">В подтверждение этому — мужской пол это вроде как группа риска а мужской гормон это уже «другие системы» (эндокринная) и гормон можно колоть. Так что да. Уход за другими системами и всё. Больше ничо тут не сделаешь.</text:span></text:p>
          </table:table-cell>
          <table:table-cell table:number-columns-repeated="3" table:style-name="ce12"/>
          <table:table-cell table:number-columns-repeated="16380"/>
        </table:table-row>
        <table:table-row table:style-name="ro1">
          <table:table-cell office:value-type="string" table:style-name="ce9">
            <text:p><text:span text:style-name="T3">Фиолетовым обозначены<text:s/></text:span><text:span text:style-name="T5">травмы<text:s/></text:span><text:span text:style-name="T3">проникновения (как первопричины, пока без учёта инфекционных заражений). Т.е. любые инородные тела, операции, интубации, расчёсывания, вырывания волос, трения, ушибы (как повреждения мелких структур), перенапряжение (как способность сжать свои мышцы так, что повредишь мелкие внутренние структуры), травмы вызыванные повторением одних и тех же действий или вибраций и прочее.<text:s/></text:span><text:span text:style-name="T5">Мантра здесь такова: у всего есть предел целостности. Превысишь его, подумаешь что оно железное и вечное — оно треснет. Всё что ты не можешь сделать as a breeze<text:s/></text:span><text:span text:style-name="T3">— лучше делать с помощью внешних структур (машин, инструментов и т. д.). Мозгами короче. А не руками. Всё делай за один раз. т. е.<text:s/></text:span><text:span text:style-name="T5">Всё что ты не можешь сделать ЛЕГКО — надо делать теми методами или инструментами которыми это будет легко, либо брать в руки машину для которой это легко.</text:span><text:span text:style-name="T3"><text:s/>Ключевое слово лёгкость. Как с ножами. Которые когда острые — облегчают разделку чего угодно на кухне.<text:s/></text:span><text:span text:style-name="T5">При чём не «по чучуть» (т. е. Варианты «легко если почучуть» это те же травмы только растянутые во времени. Твоя цель — чтоб было легко и с 1го раза.). Т.е. не резать например кубики постоянно. Если часто режешь — купи насадку на блендер. Это же касается гигиены. Если часто чистишь зубы например — погугли как сделать ополаскиватель с которым чистить будет не надо. Т.е. это дневник повторений.<text:s/></text:span><text:span text:style-name="T3">Я сюда наверно отнесу повреждение микроструктур факторами внешней среды и организма тоже (радиация, травма нанесённая постоянным пребыванием в одной позе — т. е. Когда сосудик по чучуть почучуть растягивается а потом бах и геморрой). Т.е. опять таки.<text:s/></text:span><text:span text:style-name="T5">Мантра здесь - «ЛЕГКО». Если не легко — садись и думай как сделать чтоб было легко. А тогда берись. Дневник повторений имеешь.<text:s/></text:span><text:span text:style-name="T3">Т.е. сюда же влажность — как средство расшативающее микроструктуру, холод и сухость воздуха — как вещи порождающие микротрещинки. Всё сюда.<text:s/></text:span><text:span text:style-name="T5">Среда жизнеобеспечения должна быть ЛЁГКОЙ. Если это не так то бери то с чем оно станет более лёгкой. Иначе ты в группе риска из-за тех или иных повреждений. Т.е. отныне «напрягусь и получится» - не вариант. Вместо напряжений выбери путь где это ЛЕГКО. Т.е. вариант удалить татуировку теперь считается болезнью (мол если что напрягусь и удалю — я так это решал). Потому что «напрягусь» повышает мою зону риска. Кхе кхем блин. И ещё. На этом уровне уже хочется записать и бактерии тоже (потому что многие из них кислотами разьедают поверхность чтоб прочнее укрепиться). Но думаю я их вынесу отдельно.<text:s/></text:span><text:span text:style-name="T3">Я сюда даже мерцающий свет отнёс. Потому что у организма есть клетки для которых такие резкие стимуляции (читай повреждения) вредны. Т.е. эпилептики должны носить очки с которыми им будет легко смотреть на мерцающий свет. Иначе они могут просто … бля хуй его знает может и не надо. Нет. Ладно. Свет пока сюда не буду. Так и быть, мерцающий свет отмечу повреждением на микроуровне. Потому что больше его некуда втулить а новую категорию под него я создавать не буду. Но тогда получится что надо знать мат. Модели всех своих частей и на что они влияют и что могут схавать а что не могут. Т.е.<text:s/></text:span><text:span text:style-name="T5">быть биохимиком.<text:s/></text:span><text:span text:style-name="T3">хз. Под вопросом.<text:s/></text:span><text:span text:style-name="T6">Частичная напряжённость тоже приносит вред. И её тоже надо решить. Плюс, все ситуации где я не могу быть наедине со своей лёгкостью. Плюс Группы в которых напрягают всех (образование, экономика, экстренные службы, все «левые» общественные организации – больницы, пожарные и т.п.). Плюс, переезды на длительные расстояния (в какой-то мере они сопряжены с напряжением, нервным истощением и статичной нагрузкой). И все сферы где надо «дожигать» чтобы выжить (напрягаться через силу, плюя на свои нужды, потребности и т.п.). Почти всё это вроде решается Дневником Повторений. Старания сюда же. Дискомфорты (как признак что одни части напрягаются а другие расслабляются). Воры (как признак что ты расслабился и тобой воспользовались с целью напрячься в следующий раз)</text:span></text:p>
          </table:table-cell>
          <table:table-cell table:number-columns-repeated="3" table:style-name="ce9"/>
          <table:table-cell table:number-columns-repeated="16380"/>
        </table:table-row>
        <table:table-row table:style-name="ro1">
          <table:table-cell office:value-type="string" table:style-name="ce10">
            <text:p><text:span text:style-name="T4">Нехватку тех или иных витаминов и веществ<text:s/></text:span>отмечу светло-зелёным.<text:s/><text:span text:style-name="T4">Мантра здесь такова: не живи на необитаемом острове или в клетке (где кто-то контролирует твои потребности, а не ты, в том числе если клетка ментальна). Т.е. шведский стол из байт-сайз-фудов это решает. Но шведский стол это лишь организация того, что мне и так доступно. А доступно мне должно быть что угодно (что может быть полезно моему телу)<text:s/></text:span><text:span text:style-name="T1">На примере кислорода могу сказать что надо знать грани моей клетки если она есть. Т.е. ты можешь жить в урбанистичном городе и не знать, что твоя клетка заключается в том что у тебя воздуха нету.<text:s/></text:span><text:span text:style-name="T4">Ты должен знать откуда тебе приходят продукты питания прежде чем порезать их на байт сайзы. Это и укажет что клетки у тебя нет. Потому что приходить всё должно от природы. Если природа регулирует состав и количество — клетки нет. А если есть вкрапления ограничений значит клетка есть.</text:span></text:p>
          </table:table-cell>
          <table:table-cell table:number-columns-repeated="3" table:style-name="ce10"/>
          <table:table-cell table:number-columns-repeated="16380"/>
        </table:table-row>
        <table:table-row table:style-name="ro1">
          <table:table-cell office:value-type="string" table:style-name="ce5">
            <text:p><text:span text:style-name="T4">Заражения</text:span>. Отмечу их…. Желтім наверно хз. Этого цвета радуги ещё не было. Т.е. помним, да? Что инфекции летают вокруг, и залетают в раны. Т.е.<text:s/><text:span text:style-name="T4">никаких ран (и нарушений предыдущих мантр), по крайней мере таких которые бы не дизинфецировали ДО И ПОСЛЕ нанесения.<text:s/></text:span>Многие бактерии разьедают тело чтоб создать себе условия (кислотой в основном). Многие вирусы передаются от человека к человеку. Т.е.<text:s/><text:span text:style-name="T4">мантра здесь — ИДИ СВОЕЙ ДОРОГОЙ. (своей — в смысле той которой не ходили другие люди и другие существа — т. е. Где не ходили всякие «вирусы», «глисты» и т.д.). Машина это такой себе пузырёк чистоты в грязном мире. Т.е. на глобальном уровне — опять таки, не будь повторением.<text:s/></text:span><text:span text:style-name="T1">Их хоть и мало но они в каждой колонке на самом верху так что….<text:s/></text:span><text:span text:style-name="T4">Тебе надо смотреть на мир так чтоб знать какими путями ходят твои системы, и кто ещё этими путями ходил. И если по этих путях уже ходил кто-то — ищи те пути (для своих подсистем), на которых ещё никого не было.<text:s/></text:span><text:span text:style-name="T1">Кто-то дышал уже этим воздухом? Уезжай туда где больше деревьев и меньше людей. Но так чтоб иметь возможность доступа к тому что удовлетворяет другие мантры. Т.е. употребляй то на чём нет ловушек. Если ты видешь что уже какая-то бактерия ела это яблоко — посылай это яблоко нахуй.<text:s/></text:span><text:span text:style-name="T4">Тут много протестов мол «как я найду столько путей в мире» и мол «и что если тёлку уже кто-то ебал то мне её ебать не надо или как? Или что если у тёлки бактерии? Как это классифицируется»? Но… это лишь математический концепт в идеальном мире. Моя цель — стремиться к этому а не умереть пытаясь получить это. т. е. Наиболее лёгкое решение ёбанной тёлки — переварила ли она предыдущие трахи или нет. Мол есть ли там кто-то кто отметился «это моё» и пошёл дальше. Хз не знаю. Много чего у меня щас наизнанку выворачивается. Т.е. это первое правило Виноградов Группы. Иметь девоутед компоненты системы. Иметь двоих тёлок, здоровых, которых больше никто не ебёт. Химия короче это наука о том, «кто эту вещь юзал до меня». Тут всё.</text:span></text:p>
          </table:table-cell>
          <table:table-cell table:number-columns-repeated="3" table:style-name="ce5"/>
          <table:table-cell table:number-columns-repeated="16380"/>
        </table:table-row>
        <table:table-row table:style-name="ro1">
          <table:table-cell office:value-type="string" table:style-name="ce24">
            <text:p><text:span text:style-name="T8">Причина неизвестна<text:s/></text:span>пускай будет чёрное. Потому что причина явно есть, и возможно она решится одним из четырёх высше стоящих пунктов, но…. У таких болезней обычно лечения либо нету либо оно симптоматичное. Наверно сюда и «спонтанные» отнесу. Мол может и нету причин аномалии видных глазу но они были. Параноик во мне не может смириться с тем фактом что некоторые болезни в мире возникают из ниоткуда.</text:p>
          </table:table-cell>
          <table:table-cell table:number-columns-repeated="3" table:style-name="ce8"/>
          <table:table-cell table:number-columns-repeated="16380"/>
        </table:table-row>
        <table:table-row table:style-name="ro1">
          <table:table-cell table:number-columns-repeated="16384"/>
        </table:table-row>
        <table:table-row table:style-name="ro1">
          <table:table-cell office:value-type="string" table:style-name="ce3">
            <text:p>есть мысль разослать это всем своим бабам. Но это уже не сюда. А в вопроснк этого проекта.</text:p>
          </table:table-cell>
          <table:table-cell table:number-columns-repeated="1023" table:style-name="ce3"/>
          <table:table-cell table:number-columns-repeated="15360"/>
        </table:table-row>
        <table:table-row table:number-rows-repeated="1048449" table:style-name="ro1">
          <table:table-cell table:number-columns-repeated="16384"/>
        </table:table-row>
      </table:table>
      <table:table table:name="Кровеносная" table:style-name="ta1">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style-name="ce18">
            <text:p>Название причины</text:p>
          </table:table-cell>
          <table:table-cell office:value-type="string" table:style-name="ce18">
            <text:p>Количество раз сколько она всплыла</text:p>
          </table:table-cell>
          <table:table-cell office:value-type="string" table:style-name="ce18">
            <text:p>Мысли</text:p>
          </table:table-cell>
          <table:table-cell table:number-columns-repeated="16381"/>
        </table:table-row>
        <table:table-row table:style-name="ro3">
          <table:table-cell office:value-type="string" table:style-name="ce1">
            <office:annotation draw:style-name="a21" svg:x="11.46875in" svg:y="0in" svg:width="1.13541666666667in" svg:height="4.58333333333333in">
              <dc:creator/>
              <text:p><text:span text:style-name="T3">Дефециты протеинов</text:span></text:p>
              <text:p><text:span text:style-name="T3">Мутации</text:span></text:p>
              <text:p><text:span text:style-name="T3">Та или иная группа крови или резус фактор</text:span></text:p>
              <text:p><text:span text:style-name="T3"/></text:p>
              <text:p><text:span text:style-name="T3">Значительно могут повысить риск инфекции, перенесенные матерью во время первого триместра беременности; хронические заболевания матери; возраст одного из родителей в случае позднего родительства; вредные привычки родителей; большое число перенесенных абортов</text:span></text:p>
            </office:annotation>
            <text:p>Генетически унаследованные / врожденные пороки и предрасположенности</text:p>
          </table:table-cell>
          <table:table-cell office:value-type="float" office:value="50" table:style-name="ce1">
            <text:p>50</text:p>
          </table:table-cell>
          <table:table-cell office:value-type="string" table:style-name="ce1">
            <text:p>проверь свою генетику. Кажется ты подвержен болезни Ьехчета.</text:p>
          </table:table-cell>
          <table:table-cell table:number-columns-repeated="16381"/>
        </table:table-row>
        <table:table-row table:style-name="ro3">
          <table:table-cell office:value-type="string" table:style-name="ce1">
            <text:p>Ожирение</text:p>
          </table:table-cell>
          <table:table-cell office:value-type="float" office:value="10" table:style-name="ce1">
            <text:p>10</text:p>
          </table:table-cell>
          <table:table-cell office:value-type="string" table:style-name="ce1">
            <text:p>Инфаркт и инсульт = 90% смертей. Из всех инсультов 80% от закупорки, 20% от кровоизлияния в мозг</text:p>
          </table:table-cell>
          <table:table-cell table:number-columns-repeated="16381"/>
        </table:table-row>
        <table:table-row table:style-name="ro3">
          <table:table-cell office:value-type="string" table:style-name="ce1">
            <text:p>Курение (активное, пассивное)</text:p>
          </table:table-cell>
          <table:table-cell office:value-type="float" office:value="16" table:style-name="ce1">
            <text:p>16</text:p>
          </table:table-cell>
          <table:table-cell office:value-type="string" table:style-name="ce1">
            <text:p>и нигде ни слова о сахаре идиоты. Все лечат только последствия.</text:p>
          </table:table-cell>
          <table:table-cell table:number-columns-repeated="16381"/>
        </table:table-row>
        <table:table-row table:style-name="ro3">
          <table:table-cell office:value-type="string" table:style-name="ce1">
            <text:p>Избыток пищевой поваренной соли</text:p>
          </table:table-cell>
          <table:table-cell office:value-type="float" office:value="4" table:style-name="ce1">
            <text:p>4</text:p>
          </table:table-cell>
          <table:table-cell office:value-type="string" table:style-name="ce1">
            <text:p>качай биттер трус</text:p>
          </table:table-cell>
          <table:table-cell table:number-columns-repeated="16381"/>
        </table:table-row>
        <table:table-row table:style-name="ro3">
          <table:table-cell office:value-type="string" table:style-name="ce1">
            <office:annotation draw:style-name="a22" svg:x="11.46875in" svg:y="0.291666666666667in" svg:width="1.13541666666667in" svg:height="1.01041666666667in">
              <dc:creator/>
              <text:p><text:span text:style-name="T3">Физиологическая потребность:</text:span></text:p>
              <text:p><text:span text:style-name="T3">- в аскорбиновой кислоте — 30-90 мг/сутки</text:span></text:p>
            </office:annotation>
            <text:p>Недостаток (дефецит) микроэлементов (кальция, магния, витамина С, витамина К, прочий авитаминоз и т. п.)</text:p>
          </table:table-cell>
          <table:table-cell office:value-type="float" office:value="13" table:style-name="ce1">
            <text:p>13</text:p>
          </table:table-cell>
          <table:table-cell office:value-type="string" table:style-name="ce1">
            <text:p>они все от холестерина лечат суки</text:p>
          </table:table-cell>
          <table:table-cell table:number-columns-repeated="16381"/>
        </table:table-row>
        <table:table-row table:style-name="ro3">
          <table:table-cell office:value-type="string" table:style-name="ce1">
            <text:p>Алкоголь</text:p>
          </table:table-cell>
          <table:table-cell office:value-type="float" office:value="12" table:style-name="ce1">
            <text:p>12</text:p>
          </table:table-cell>
          <table:table-cell table:number-columns-repeated="16382" table:style-name="ce1"/>
        </table:table-row>
        <table:table-row table:style-name="ro3">
          <table:table-cell office:value-type="string" table:style-name="ce1">
            <office:annotation draw:style-name="a23" svg:x="11.46875in" svg:y="0.645833333333333in" svg:width="1.13541666666667in" svg:height="2.25in">
              <dc:creator/>
              <text:p><text:span text:style-name="T3">К сидячему образу жизни относят так же тех кто много передвигается на транспорте типа самолётов или машин. Пилоты. Дальнобойщики. Которые хоть и передвигаются но сидя на жопе.</text:span></text:p>
            </office:annotation>
            <text:p>Низкая физическая активность (гиподинамия, сидячий образ жизни, и её последствия — дряблость)</text:p>
          </table:table-cell>
          <table:table-cell office:value-type="float" office:value="10" table:style-name="ce1">
            <text:p>10</text:p>
          </table:table-cell>
          <table:table-cell office:value-type="string" table:style-name="ce1">
            <text:p>* заметь, болезни созданные дряблостью иногда могут быть неизлечимы (как варикозное расширение вен, которое если запустил то восстановиться и накачать клапаны даже спортом потом не сможешь, так как мышкчная помпа будет качать кровь не только вверх но и в стороны… оно потом будет становиться только хуже и хуже)… тольео хиркрги и лазеры, которые тоже риск.</text:p>
          </table:table-cell>
          <table:table-cell table:number-columns-repeated="16381"/>
        </table:table-row>
        <table:table-row table:style-name="ro3">
          <table:table-cell office:value-type="string" table:style-name="ce1">
            <office:annotation draw:style-name="a24" svg:x="11.46875in" svg:y="0.822916666666667in" svg:width="1.13541666666667in" svg:height="2.5625in">
              <dc:creator/>
              <text:p><text:span text:style-name="T3">Говорят чем выше социальный статус тем меньше стрессов. Это можно экстраполировать. Чем больше человек слушает только себя в решениях что делать тем меньше он выгорает.</text:span></text:p>
            </office:annotation>
            <text:p>Психо-эмоционально-нервно-социальные стрессы и перенапряжения</text:p>
          </table:table-cell>
          <table:table-cell office:value-type="float" office:value="14" table:style-name="ce1">
            <text:p>14</text:p>
          </table:table-cell>
          <table:table-cell office:value-type="string" table:style-name="ce1">
            <text:p>данные неточные. Они не учитывают сколько от чего умерло. Они учитывают только разнообразие болезней.</text:p>
          </table:table-cell>
          <table:table-cell table:number-columns-repeated="16381"/>
        </table:table-row>
        <table:table-row table:style-name="ro3">
          <table:table-cell office:value-type="string" table:style-name="ce1">
            <office:annotation draw:style-name="a25" svg:x="11.46875in" svg:y="1in" svg:width="1.13541666666667in" svg:height="1.625in">
              <dc:creator/>
              <text:p><text:span text:style-name="T3">Сифилис</text:span></text:p>
              <text:p><text:span text:style-name="T3">Стрептококи</text:span></text:p>
              <text:p><text:span text:style-name="T3">Стафилококи</text:span></text:p>
              <text:p><text:span text:style-name="T3">Гепатиты<text:s/></text:span></text:p>
              <text:p><text:span text:style-name="T3">Грипп А</text:span></text:p>
              <text:p><text:span text:style-name="T3">Сальмонелы</text:span></text:p>
              <text:p><text:span text:style-name="T3">Хламидии</text:span></text:p>
              <text:p><text:span text:style-name="T3">Герпес</text:span></text:p>
              <text:p><text:span text:style-name="T3">Туберкулез</text:span></text:p>
              <text:p><text:span text:style-name="T3">И т. п.</text:span></text:p>
            </office:annotation>
            <text:p>Вирусы, микробы, паразиты, бактерии, инфекции, воспаления, простуды</text:p>
          </table:table-cell>
          <table:table-cell office:value-type="float" office:value="44" table:style-name="ce1">
            <text:p>44</text:p>
          </table:table-cell>
          <table:table-cell table:number-columns-repeated="16382" table:style-name="ce1"/>
        </table:table-row>
        <table:table-row table:style-name="ro3">
          <table:table-cell office:value-type="string" table:style-name="ce1">
            <office:annotation draw:style-name="a26" svg:x="11.46875in" svg:y="1.17708333333333in" svg:width="1.13541666666667in" svg:height="2.71875in">
              <dc:creator/>
              <text:p><text:span text:style-name="T3">После 30 эти вещи начинают возникать.</text:span></text:p>
              <text:p><text:span text:style-name="T3"/></text:p>
              <text:p><text:span text:style-name="T3">После 40 уже пол таблицы красные (типа в группе риска, что бы ты не делал — будь хоть веганом)</text:span></text:p>
              <text:p><text:span text:style-name="T3"/></text:p>
              <text:p><text:span text:style-name="T3">А 60+ парни живут редко. А у баб пол таблицы красных</text:span></text:p>
            </office:annotation>
            <text:p>Возраст (выше 40ка лет) — считается «пожилой»</text:p>
          </table:table-cell>
          <table:table-cell office:value-type="float" office:value="12" table:style-name="ce1">
            <text:p>12</text:p>
          </table:table-cell>
          <table:table-cell office:value-type="string" table:style-name="ce1">
            <text:p>дианоз инсульта: свисание пол лица, неразборчивая речь, частичный паралич</text:p>
          </table:table-cell>
          <table:table-cell table:number-columns-repeated="16381"/>
        </table:table-row>
        <table:table-row table:style-name="ro3">
          <table:table-cell office:value-type="string" table:style-name="ce1">
            <text:p>Беременность</text:p>
          </table:table-cell>
          <table:table-cell office:value-type="float" office:value="4" table:style-name="ce1">
            <text:p>4</text:p>
          </table:table-cell>
          <table:table-cell office:value-type="string" table:style-name="ce1">
            <text:p>кальций в аорте тоже пишу причиной этой системы.</text:p>
          </table:table-cell>
          <table:table-cell table:number-columns-repeated="16381"/>
        </table:table-row>
        <table:table-row table:style-name="ro3">
          <table:table-cell office:value-type="string" table:style-name="ce1">
            <text:p>Чёрный цвет кожи</text:p>
          </table:table-cell>
          <table:table-cell office:value-type="float" office:value="2" table:style-name="ce1">
            <text:p>2</text:p>
          </table:table-cell>
          <table:table-cell office:value-type="string" table:style-name="ce1">
            <text:p>я вот это думаю … «тромбы» я пишу как «проблема в этой системе»… но так ли это? Не надо ли.. эм… <text:s/>записать отдельно не знаю… хотя это ж и правда проблема одного сосуда из-за откола бляшки в другом.</text:p>
          </table:table-cell>
          <table:table-cell table:number-columns-repeated="16381"/>
        </table:table-row>
        <table:table-row table:style-name="ro3">
          <table:table-cell office:value-type="string" table:style-name="ce1">
            <office:annotation draw:style-name="a27" svg:x="11.46875in" svg:y="2.125in" svg:width="1.13541666666667in" svg:height="6.60416666666667in">
              <dc:creator/>
              <text:p><text:span text:style-name="T3">Например ишемическая болезнь сердца, лопнувшие сосуды в сердце могут вызвать инфаркт и т. п.</text:span></text:p>
              <text:p><text:span text:style-name="T3"/></text:p>
              <text:p><text:span text:style-name="T3">Инфаркт и тромб могут вызвать эмболию. Всё связано тут короче.</text:span></text:p>
              <text:p><text:span text:style-name="T3"/></text:p>
              <text:p><text:span text:style-name="T3">Много чего является последствием тромбов</text:span></text:p>
              <text:p><text:span text:style-name="T3"/></text:p>
              <text:p><text:span text:style-name="T3">Может быть даже опухоль эритроцитов…</text:span></text:p>
              <text:p><text:span text:style-name="T3"/></text:p>
              <text:p><text:span text:style-name="T3">Анемия может быть причиной кучи всего</text:span></text:p>
              <text:p><text:span text:style-name="T3"/></text:p>
              <text:p><text:span text:style-name="T3">Так же «закупорка сосуда» это лишь одна из болезней сосудов. А тот факт что она возникла в сердце и вызвала инфаркт это другое название.</text:span></text:p>
            </office:annotation>
            <text:p>Другие и повреждения болезни ЭТОЙ системы (сейчас или в прошлом)</text:p>
          </table:table-cell>
          <table:table-cell office:value-type="float" office:value="165" table:style-name="ce1">
            <text:p>165</text:p>
          </table:table-cell>
          <table:table-cell office:value-type="string" table:style-name="ce1">
            <text:p>* часто дописывают что мол 85% - последствия причины А, 12% - последствия причины Б. Я думаю надо будет это тоже вернуться и зафиксировать.</text:p>
          </table:table-cell>
          <table:table-cell table:number-columns-repeated="16381"/>
        </table:table-row>
        <table:table-row table:style-name="ro3">
          <table:table-cell office:value-type="string" table:style-name="ce1">
            <office:annotation draw:style-name="a28" svg:x="11.46875in" svg:y="1.94791666666667in" svg:width="1.13541666666667in" svg:height="10.4895833333333in">
              <dc:creator/>
              <text:p><text:span text:style-name="T3">Примеры:</text:span></text:p>
              <text:p><text:span text:style-name="T3">Нервная система может давать последствие на сосуды сужая их там где не надо.</text:span></text:p>
              <text:p><text:span text:style-name="T3"/></text:p>
              <text:p><text:span text:style-name="T3">Перелом может вызвать эмболию если например кусок кости попал в кровоток.</text:span></text:p>
              <text:p><text:span text:style-name="T3"/></text:p>
              <text:p><text:span text:style-name="T3">Стоматологические заболевания или воспаления кишечника могут вызывать заражение крови</text:span></text:p>
              <text:p><text:span text:style-name="T3"/></text:p>
              <text:p><text:span text:style-name="T3">Камни в почках могут вызвать проблемы с кровью</text:span></text:p>
              <text:p><text:span text:style-name="T3"/></text:p>
              <text:p><text:span text:style-name="T3">Гормональные нарушения и т.п</text:span></text:p>
              <text:p><text:span text:style-name="T3"/></text:p>
              <text:p><text:span text:style-name="T3">Кое какие проблемы вызываются гиперфункцией щитовидной железы (тоже вроде как внешняя система)</text:span></text:p>
              <text:p><text:span text:style-name="T3"/></text:p>
              <text:p><text:span text:style-name="T3"/></text:p>
              <text:p><text:span text:style-name="T3">Остеохондроз сердечных позвонков может вызывать повреждения сердечной артерии (типа в местах их соприкосновения пережимать)</text:span></text:p>
              <text:p><text:span text:style-name="T3"/></text:p>
              <text:p><text:span text:style-name="T3">Гиперфункция надпочечников например может зажимать сосуды.</text:span></text:p>
              <text:p><text:span text:style-name="T3"/></text:p>
              <text:p><text:span text:style-name="T3">Спазмы. Спазмы. Очень часто спазмы являются причиной чего-то.</text:span></text:p>
            </office:annotation>
            <text:p>Болезни и повреждения ДРУГИХ систем (примеры в комментарии)</text:p>
          </table:table-cell>
          <table:table-cell office:value-type="float" office:value="46" table:style-name="ce1">
            <text:p>46</text:p>
          </table:table-cell>
          <table:table-cell office:value-type="string" table:style-name="ce1">
            <text:p>* мол полно в мире статистики, сколько людей от чего умирает. Сколько людей от инфаркта умирает например… наверно это надо как-то фиксировать</text:p>
          </table:table-cell>
          <table:table-cell table:number-columns-repeated="16381"/>
        </table:table-row>
        <table:table-row table:style-name="ro3">
          <table:table-cell office:value-type="string" table:style-name="ce1">
            <text:p>Диабет (сахарный) — пора графу «системные болезни» открывать.</text:p>
          </table:table-cell>
          <table:table-cell office:value-type="float" office:value="19" table:style-name="ce1">
            <text:p>19</text:p>
          </table:table-cell>
          <table:table-cell office:value-type="string" table:style-name="ce1">
            <text:p>* вот эти ситуации когда «одна болезнь вызывает другую» ассоциируются у меня теперь с рангами дневника повторений (когда по нормальному болезнь-причина должна добавить баллов болезни-следствию, и они все являются причиной)</text:p>
          </table:table-cell>
          <table:table-cell table:number-columns-repeated="16381"/>
        </table:table-row>
        <table:table-row table:style-name="ro3">
          <table:table-cell office:value-type="string" table:style-name="ce1">
            <text:p>Автоимунное</text:p>
          </table:table-cell>
          <table:table-cell office:value-type="float" office:value="29" table:style-name="ce1">
            <text:p>29</text:p>
          </table:table-cell>
          <table:table-cell office:value-type="string" table:style-name="ce1">
            <text:p>* очень часто гипертонию, атеросклероз и анемию выписывают как причины других болезней сердечной системы. Я хотел даже выписать их отдельно. Но думаю и так нормально. Любая гипертония обычно вызывает в первую очередь прорывы сосудов давлением там где не надо (будь то прорыв сквозь стенки сосуда, разрыв сосуда, прорыв сквозь стенки капиляра в ткани и т. п.). Сосуды это трубы. А кровь это вода. Даже не так. Сосуды это шланги. … <text:s/>При чем пройти сквозь капиляр (без разрыва сосуда, просто сквозь стенки) кровь может и в мозгу. т. е. Если <text:s/>утебя например давлеине то кровь может выбрызнуться в мозг даже без разрыва сосуда. А эффект будет такой же как от инсульта.</text:p>
          </table:table-cell>
          <table:table-cell table:number-columns-repeated="16381"/>
        </table:table-row>
        <table:table-row table:style-name="ro3">
          <table:table-cell office:value-type="string" table:style-name="ce1">
            <text:p>Аллергическое (непереносимость лекарств, веществ, еды и т. п.)</text:p>
          </table:table-cell>
          <table:table-cell office:value-type="float" office:value="5" table:style-name="ce1">
            <text:p>5</text:p>
          </table:table-cell>
          <table:table-cell office:value-type="string" table:style-name="ce1">
            <text:p>* Спазмы очень часто являются причиной пережатия сосудов (и последствий связанных с этим).</text:p>
          </table:table-cell>
          <table:table-cell table:number-columns-repeated="16381"/>
        </table:table-row>
        <table:table-row table:style-name="ro3">
          <table:table-cell office:value-type="string" table:style-name="ce1">
            <office:annotation draw:style-name="a29" svg:x="11.46875in" svg:y="2.60416666666667in" svg:width="1.13541666666667in" svg:height="2.25in">
              <dc:creator/>
              <text:p><text:span text:style-name="T3">Примеры:</text:span></text:p>
              <text:p><text:span text:style-name="T3">шрапнель от пули</text:span></text:p>
              <text:p><text:span text:style-name="T3">штырь</text:span></text:p>
              <text:p><text:span text:style-name="T3">воздух в сосуде тоже считается инородным телом наверно. Хотя тогда и иньекции — тоже инородное тело.</text:span></text:p>
              <text:p><text:span text:style-name="T3">Пока буду разделять.</text:span></text:p>
            </office:annotation>
            <text:p>Инородное тело</text:p>
          </table:table-cell>
          <table:table-cell office:value-type="float" office:value="6" table:style-name="ce1">
            <text:p>6</text:p>
          </table:table-cell>
          <table:table-cell office:value-type="string" table:style-name="ce1">
            <text:p>* Гормональные сбои (хотя это нарушение других систем) тоже часто причина чего-то</text:p>
          </table:table-cell>
          <table:table-cell table:number-columns-repeated="16381"/>
        </table:table-row>
        <table:table-row table:style-name="ro3">
          <table:table-cell office:value-type="string" table:style-name="ce1">
            <text:p>Операции (хирургическое вмешательство, катетеры, штифты, имплантанты и т. п.)</text:p>
          </table:table-cell>
          <table:table-cell office:value-type="float" office:value="11" table:style-name="ce1">
            <text:p>11</text:p>
          </table:table-cell>
          <table:table-cell office:value-type="string" table:style-name="ce1">
            <text:p>* Некрозы это тоже в других системах.</text:p>
          </table:table-cell>
          <table:table-cell table:number-columns-repeated="16381"/>
        </table:table-row>
        <table:table-row table:style-name="ro3">
          <table:table-cell office:value-type="string" table:style-name="ce1">
            <text:p>Иньекции (особенно неумелые)</text:p>
          </table:table-cell>
          <table:table-cell office:value-type="float" office:value="3" table:style-name="ce1">
            <text:p>3</text:p>
          </table:table-cell>
          <table:table-cell office:value-type="string" table:style-name="ce1">
            <text:p>* эмболии очень часто всплывают. Пишу как сбой других систем.</text:p>
          </table:table-cell>
          <table:table-cell table:number-columns-repeated="16381"/>
        </table:table-row>
        <table:table-row table:style-name="ro3">
          <table:table-cell office:value-type="string" table:style-name="ce1">
            <text:p>Воздух в сосуде</text:p>
          </table:table-cell>
          <table:table-cell office:value-type="float" office:value="1" table:style-name="ce1">
            <text:p>1</text:p>
          </table:table-cell>
          <table:table-cell office:value-type="string" table:style-name="ce1">
            <text:p>* а ещё… гипертония может вызвать спазм. А спазм вызовет сжатие сосудов. Цепная реакция.</text:p>
          </table:table-cell>
          <table:table-cell table:number-columns-repeated="16381"/>
        </table:table-row>
        <table:table-row table:style-name="ro3">
          <table:table-cell office:value-type="string" table:style-name="ce1">
            <text:p>Мужской пол</text:p>
          </table:table-cell>
          <table:table-cell office:value-type="float" office:value="7" table:style-name="ce1">
            <text:p>7</text:p>
          </table:table-cell>
          <table:table-cell office:value-type="string" table:style-name="ce1">
            <text:p>* есть в ЕС даже таблица, где показаны риски смерти от инфаркта в зависимости от курения, холестерина, возраста и пола: https://ru.wikipedia.org/wiki/%D0%A1%D0%B5%D1%80%D0%B4%D0%B5%D1%87%D0%BD%D0%BE-%D1%81%D0%BE%D1%81%D1%83%D0%B4%D0%B8%D1%81%D1%82%D1%8B%D0%B9_%D1%80%D0%B8%D1%81%D0%BA</text:p>
          </table:table-cell>
          <table:table-cell table:number-columns-repeated="16381"/>
        </table:table-row>
        <table:table-row table:style-name="ro3">
          <table:table-cell office:value-type="string" table:style-name="ce1">
            <text:p>Вредная еда (жирная, перчёная, холестепин в крови… Сахар сука. Он создает холестерин и нигде об этом ни слова)</text:p>
          </table:table-cell>
          <table:table-cell office:value-type="float" office:value="8" table:style-name="ce1">
            <text:p>8</text:p>
          </table:table-cell>
          <table:table-cell office:value-type="string" table:style-name="ce1">
            <text:p>* типа I have 0 chance of surviving in this life. По этой таблице видно что любая курящая баба проживёт дольше меня даже если я не буду курить.</text:p>
          </table:table-cell>
          <table:table-cell table:number-columns-repeated="16381"/>
        </table:table-row>
        <table:table-row table:style-name="ro3">
          <table:table-cell office:value-type="string" table:style-name="ce1">
            <text:p>Неизвестного происхождения</text:p>
          </table:table-cell>
          <table:table-cell office:value-type="float" office:value="2" table:style-name="ce1">
            <text:p>2</text:p>
          </table:table-cell>
          <table:table-cell table:number-columns-repeated="16382" table:style-name="ce1"/>
        </table:table-row>
        <table:table-row table:style-name="ro3">
          <table:table-cell office:value-type="string" table:style-name="ce1">
            <text:p>Пережатие сосудов (прижатие тяжёлым предметом, наложен гипс и т. п.)</text:p>
          </table:table-cell>
          <table:table-cell office:value-type="float" office:value="2" table:style-name="ce1">
            <text:p>2</text:p>
          </table:table-cell>
          <table:table-cell table:number-columns-repeated="16382" table:style-name="ce1"/>
        </table:table-row>
        <table:table-row table:style-name="ro3">
          <table:table-cell office:value-type="string" table:style-name="ce1">
            <text:p>Снижение реактивности организма (между психикой и имункой)</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Порезы и нарушения целостности (близко к операциям)</text:p>
          </table:table-cell>
          <table:table-cell office:value-type="float" office:value="2" table:style-name="ce1">
            <text:p>2</text:p>
          </table:table-cell>
          <table:table-cell office:value-type="string" table:style-name="ce1">
            <text:p>* думаю нарушение целостности будет фигурировать везде.</text:p>
          </table:table-cell>
          <table:table-cell table:number-columns-repeated="16381"/>
        </table:table-row>
        <table:table-row table:style-name="ro3">
          <table:table-cell office:value-type="string" table:style-name="ce1">
            <office:annotation draw:style-name="a30" svg:x="11.46875in" svg:y="4.38541666666667in" svg:width="1.13541666666667in" svg:height="2.71875in">
              <dc:creator/>
              <text:p><text:span text:style-name="T3">оу. я и забыл. Рак разных систем вызывает кучу всякой херни</text:span></text:p>
              <text:p><text:span text:style-name="T3"/></text:p>
              <text:p><text:span text:style-name="T3">Рак бывает разный так что… тут он обобщён. Хотя часто бывают последствия с уточнением после какого вида рака последствие наступает.</text:span></text:p>
            </office:annotation>
            <text:p>Рак</text:p>
          </table:table-cell>
          <table:table-cell office:value-type="float" office:value="8" table:style-name="ce1">
            <text:p>8</text:p>
          </table:table-cell>
          <table:table-cell office:value-type="string" table:style-name="ce1">
            <text:p>* мол я как крепость. Которую постоянно пытаются «взять» микробы.</text:p>
          </table:table-cell>
          <table:table-cell table:number-columns-repeated="16381"/>
        </table:table-row>
        <table:table-row table:style-name="ro3">
          <table:table-cell office:value-type="string" table:style-name="ce1">
            <text:p>Антифосфолипидный синдром</text:p>
          </table:table-cell>
          <table:table-cell office:value-type="float" office:value="1" table:style-name="ce1">
            <text:p>1</text:p>
          </table:table-cell>
          <table:table-cell office:value-type="string" table:style-name="ce1">
            <text:p>* часто пишут что «после причины Х возникает редко — но всё таки возникает» (и тогда я делаю всё равно +1 возле этой причины)</text:p>
          </table:table-cell>
          <table:table-cell table:number-columns-repeated="16381"/>
        </table:table-row>
        <table:table-row table:style-name="ro3">
          <table:table-cell office:value-type="string" table:style-name="ce1">
            <office:annotation draw:style-name="a31" svg:x="11.46875in" svg:y="4.73958333333333in" svg:width="1.13541666666667in" svg:height="4.11458333333333in">
              <dc:creator/>
              <text:p><text:span text:style-name="T3">Хоть я и говорю «смежно с операциями» - операции происходят в подконтрольных условиях… И всё равно есть риск последствий. А травма это «операция грязным предметом посреди улицы» (лопата в грудь воткнулась например). т. е. Ко всем рискам операции добавляется ещё отсутствие «аккуратности хирурга» и «стирильности больницы»)</text:span></text:p>
            </office:annotation>
            <text:p><text:span text:style-name="T3">Травмы, удары, порезы, пробития, нарушение целостности, баротравма (перепад давления)</text:span><text:s/>и т.п. (в т.ч. головы, в грудь, брюшной полости и т. п. смежно с операциями)</text:p>
          </table:table-cell>
          <table:table-cell office:value-type="float" office:value="16" table:style-name="ce1">
            <text:p>16</text:p>
          </table:table-cell>
          <table:table-cell table:number-columns-repeated="16382" table:style-name="ce1"/>
        </table:table-row>
        <table:table-row table:style-name="ro3">
          <table:table-cell office:value-type="string" table:style-name="ce1">
            <text:p>Оральные контрацептивы (противозачаточные таблетки)</text:p>
          </table:table-cell>
          <table:table-cell office:value-type="float" office:value="1" table:style-name="ce1">
            <text:p>1</text:p>
          </table:table-cell>
          <table:table-cell office:value-type="string" table:style-name="ce1">
            <text:p>* выделяют 4 типа сердечной недостаточности: задышка при сильной нагрузке, застой крови,задышка при слабой нагрузке, отдышка в покое и отёки, остановка кровообращения</text:p>
          </table:table-cell>
          <table:table-cell table:number-columns-repeated="16381"/>
        </table:table-row>
        <table:table-row table:style-name="ro3">
          <table:table-cell office:value-type="string" table:style-name="ce1">
            <text:p>Гормональная терапия (пьют гормоны)</text:p>
          </table:table-cell>
          <table:table-cell office:value-type="float" office:value="1" table:style-name="ce1">
            <text:p>1</text:p>
          </table:table-cell>
          <table:table-cell office:value-type="string" table:style-name="ce1">
            <text:p>* выделяют 2 типа расслоений аорты: те которые проживут меньше 2х недель (большинство) и тех кто проживёт дольше 2х недель (меньшество)</text:p>
          </table:table-cell>
          <table:table-cell table:number-columns-repeated="16381"/>
        </table:table-row>
        <table:table-row table:style-name="ro3">
          <table:table-cell office:value-type="string" table:style-name="ce1">
            <text:p>Волчанка (другие болезни?)</text:p>
          </table:table-cell>
          <table:table-cell office:value-type="float" office:value="3" table:style-name="ce1">
            <text:p>3</text:p>
          </table:table-cell>
          <table:table-cell table:number-columns-repeated="16382" table:style-name="ce1"/>
        </table:table-row>
        <table:table-row table:style-name="ro3">
          <table:table-cell office:value-type="string" table:style-name="ce1">
            <text:p>Химиотерапия (смежно с «рак»)</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Опухоли (даже если доброкачественные)</text:p>
          </table:table-cell>
          <table:table-cell office:value-type="float" office:value="4" table:style-name="ce1">
            <text:p>4</text:p>
          </table:table-cell>
          <table:table-cell table:number-columns-repeated="16382" table:style-name="ce1"/>
        </table:table-row>
        <table:table-row table:style-name="ro3">
          <table:table-cell office:value-type="string" table:style-name="ce1">
            <text:p>Кокаин, героин, мет и другие тяжелые наркотики (которые колят, вдыхают и т. п.)</text:p>
          </table:table-cell>
          <table:table-cell office:value-type="float" office:value="5" table:style-name="ce1">
            <text:p>5</text:p>
          </table:table-cell>
          <table:table-cell table:number-columns-repeated="16382" table:style-name="ce1"/>
        </table:table-row>
        <table:table-row table:style-name="ro3">
          <table:table-cell office:value-type="string" table:style-name="ce1">
            <text:p>Прийом лекарств как-то играющих с составом крови (антикоагулянты и т. п.)</text:p>
          </table:table-cell>
          <table:table-cell office:value-type="float" office:value="2" table:style-name="ce1">
            <text:p>2</text:p>
          </table:table-cell>
          <table:table-cell table:number-columns-repeated="16382" table:style-name="ce1"/>
        </table:table-row>
        <table:table-row table:style-name="ro3">
          <table:table-cell office:value-type="string" table:style-name="ce1">
            <office:annotation draw:style-name="a32" svg:x="11.46875in" svg:y="6.15625in" svg:width="1.13541666666667in" svg:height="7.22916666666667in">
              <dc:creator/>
              <text:p><text:span text:style-name="T3">Например если ты много маляришь стену кистью вверх-вниз, или ты художник постоянно держащий руку с кистью над холстом… повторение одних и тех же движений приводит к спазму мышцы, а тот в свою очередь пережимает сосуд и тогда начинаются приколы (всякие синдромы)</text:span></text:p>
              <text:p><text:span text:style-name="T3"/></text:p>
              <text:p><text:span text:style-name="T3">Считай все профессиональные болезни связаны с повторениями одного и того же миллионы раз подряд.<text:s/></text:span></text:p>
              <text:p><text:span text:style-name="T3"/></text:p>
              <text:p><text:span text:style-name="T3">Плавец. Любой физический повторяющийся долго и одинаково труд</text:span></text:p>
              <text:p><text:span text:style-name="T3"/></text:p>
              <text:p><text:span text:style-name="T3"/></text:p>
              <text:p><text:span text:style-name="T3">Даже помню те кто на почте или на базаре 20 лет стоит имнют проблнмы</text:span></text:p>
            </office:annotation>
            <text:p>Длительное повторение одних и тех же физических действий (спорт, художник) или статических нагрухок (стояние и т.п.)</text:p>
          </table:table-cell>
          <table:table-cell office:value-type="float" office:value="3" table:style-name="ce1">
            <text:p>3</text:p>
          </table:table-cell>
          <table:table-cell table:number-columns-repeated="16382" table:style-name="ce1"/>
        </table:table-row>
        <table:table-row table:style-name="ro3">
          <table:table-cell office:value-type="string" table:style-name="ce1">
            <text:p>Приём лекарств / медикаментов (любых, не обязательно играющих с кровью) — диуретики, таблетки для сердца, (потом сюда другие добавлю)</text:p>
          </table:table-cell>
          <table:table-cell office:value-type="float" office:value="12" table:style-name="ce1">
            <text:p>12</text:p>
          </table:table-cell>
          <table:table-cell office:value-type="string" table:style-name="ce1">
            <text:p>* побочные эффекты, системные эффекты и т. п.</text:p>
          </table:table-cell>
          <table:table-cell table:number-columns-repeated="16381"/>
        </table:table-row>
        <table:table-row table:style-name="ro3">
          <table:table-cell office:value-type="string" table:style-name="ce1">
            <text:p>Токсины (имеется ввиду промышленная химия)</text:p>
          </table:table-cell>
          <table:table-cell office:value-type="float" office:value="3" table:style-name="ce1">
            <text:p>3</text:p>
          </table:table-cell>
          <table:table-cell table:number-columns-repeated="16382" table:style-name="ce1"/>
        </table:table-row>
        <table:table-row table:style-name="ro3">
          <table:table-cell office:value-type="string" table:style-name="ce1">
            <text:p>Переохлаждение</text:p>
          </table:table-cell>
          <table:table-cell office:value-type="float" office:value="2" table:style-name="ce1">
            <text:p>2</text:p>
          </table:table-cell>
          <table:table-cell table:number-columns-repeated="16382" table:style-name="ce1"/>
        </table:table-row>
        <table:table-row table:style-name="ro3">
          <table:table-cell office:value-type="string" table:style-name="ce1">
            <text:p>Избыток микроэлементов (например кальция)</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Синдром Дауна</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Женский пол (их гормоны и т. п.)</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Физическое перенапряжение (читай «дожигание» - когда работаешь через боль)</text:p>
          </table:table-cell>
          <table:table-cell office:value-type="float" office:value="4" table:style-name="ce1">
            <text:p>4</text:p>
          </table:table-cell>
          <table:table-cell table:number-columns-repeated="16382" table:style-name="ce1"/>
        </table:table-row>
        <table:table-row table:style-name="ro3">
          <table:table-cell office:value-type="string" table:style-name="ce1">
            <text:p>Низкая относительная влажность вдыхаемого воздуха</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Стероиды (лекарства но все таки)</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Низкая концентрация холестерина ЛПВП («хорошего» холестерина) в крови</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Загрязнение воздуха атмосферы</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Крепкий чай (кофеин)</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Кофе (кофеин)</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Ревматизм</text:p>
          </table:table-cell>
          <table:table-cell office:value-type="float" office:value="4" table:style-name="ce1">
            <text:p>4</text:p>
          </table:table-cell>
          <table:table-cell table:number-columns-repeated="16382" table:style-name="ce1"/>
        </table:table-row>
        <table:table-row table:style-name="ro3">
          <table:table-cell office:value-type="string" table:style-name="ce1">
            <text:p>Рентген-лучи</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Нарушения обиена веществ (подагра, уреиия, нарушения липидного и белкового обмена) — потом обьединю с диабетом и другими системными</text:p>
          </table:table-cell>
          <table:table-cell office:value-type="float" office:value="3" table:style-name="ce1">
            <text:p>3</text:p>
          </table:table-cell>
          <table:table-cell office:value-type="string" table:style-name="ce1">
            <text:p>говорят это создает бляшки. А значит вызвано сахаром.</text:p>
          </table:table-cell>
          <table:table-cell table:number-columns-repeated="16381"/>
        </table:table-row>
        <table:table-row table:style-name="ro3">
          <table:table-cell office:value-type="string" table:style-name="ce1">
            <text:p>Экология</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гормоны сами по себе</text:p>
          </table:table-cell>
          <table:table-cell office:value-type="float" office:value="2" table:style-name="ce1">
            <text:p>2</text:p>
          </table:table-cell>
          <table:table-cell office:value-type="string" table:style-name="ce1">
            <text:p>т. е. Не нарушение системы гормонов а сам факт что с возрастом гормонов больше.</text:p>
          </table:table-cell>
          <table:table-cell table:number-columns-repeated="16381"/>
        </table:table-row>
        <table:table-row table:number-rows-repeated="1048519" table:style-name="ro3">
          <table:table-cell table:number-columns-repeated="16384"/>
        </table:table-row>
      </table:table>
      <table:table table:name="Опорно_Двигательная" table:style-name="ta1">
        <table:table-column table:style-name="co6" table:default-cell-style-name="ce1"/>
        <table:table-column table:style-name="co7" table:default-cell-style-name="ce1"/>
        <table:table-column table:style-name="co8" table:default-cell-style-name="ce1"/>
        <table:table-column table:style-name="co2" table:number-columns-repeated="16381" table:default-cell-style-name="ce1"/>
        <table:table-row table:style-name="ro2">
          <table:table-cell office:value-type="string" table:style-name="ce18">
            <text:p>Название причины</text:p>
          </table:table-cell>
          <table:table-cell office:value-type="string" table:style-name="ce18">
            <text:p>Количество раз сколько она всплыла</text:p>
          </table:table-cell>
          <table:table-cell office:value-type="string" table:style-name="ce18">
            <text:p>Мысли</text:p>
          </table:table-cell>
          <table:table-cell table:number-columns-repeated="16381"/>
        </table:table-row>
        <table:table-row table:style-name="ro2">
          <table:table-cell office:value-type="string" table:style-name="ce1">
            <office:annotation draw:style-name="a33" svg:x="5.86458333333333in" svg:y="0in" svg:width="1.13541666666667in" svg:height="8in">
              <dc:creator/>
              <text:p><text:span text:style-name="T3">неврогенные миопатии;</text:span></text:p>
              <text:p><text:span text:style-name="T3"/></text:p>
              <text:p><text:span text:style-name="T3">Сердечно сосудистые болезни (часто)</text:span></text:p>
              <text:p><text:span text:style-name="T3"/></text:p>
              <text:p><text:span text:style-name="T3">Эндокринные болезни (в т.ч. гормональный дисбаланс) - часто</text:span></text:p>
              <text:p><text:span text:style-name="T3"/></text:p>
              <text:p><text:span text:style-name="T3">Проблемы с кожей</text:span></text:p>
              <text:p><text:span text:style-name="T3"/></text:p>
              <text:p><text:span text:style-name="T3">Эпилепсия</text:span></text:p>
              <text:p><text:span text:style-name="T3"/></text:p>
              <text:p><text:span text:style-name="T3">Бывает болит кость а проблема с нервом</text:span></text:p>
              <text:p><text:span text:style-name="T3"/></text:p>
              <text:p><text:span text:style-name="T3">Имунные, гормональные и другие болезни</text:span></text:p>
              <text:p><text:span text:style-name="T3"/></text:p>
              <text:p><text:span text:style-name="T3">Почечная недостаточность</text:span></text:p>
              <text:p><text:span text:style-name="T3"/></text:p>
              <text:p><text:span text:style-name="T3">Длительное отсутствие менструации</text:span></text:p>
              <text:p><text:span text:style-name="T3"/></text:p>
              <text:p><text:span text:style-name="T3">Все виды бесплодия</text:span></text:p>
              <text:p><text:span text:style-name="T3"/></text:p>
              <text:p><text:span text:style-name="T3">Проблемы с ЖКТ (нарушение абсорбции особенно. Когда не всасываются витамины.)</text:span></text:p>
              <text:p><text:span text:style-name="T3"/></text:p>
              <text:p><text:span text:style-name="T3">Паралич (нервов) может искривить суставы и потом кости.</text:span></text:p>
            </office:annotation>
            <text:p>проблемы ДРУГИХ систем</text:p>
          </table:table-cell>
          <table:table-cell office:value-type="float" office:value="98" table:style-name="ce1">
            <text:p>98</text:p>
          </table:table-cell>
          <table:table-cell table:style-name="ce18"/>
          <table:table-cell table:number-columns-repeated="16381"/>
        </table:table-row>
        <table:table-row table:style-name="ro3">
          <table:table-cell office:value-type="string" table:style-name="ce1">
            <text:p>Врожденные или наследственные (мутации, предрасположенности, травмы при беременности или рождении и т. п.) - часто «врождённые нарушения обмена веществ»</text:p>
          </table:table-cell>
          <table:table-cell office:value-type="float" office:value="76" table:style-name="ce1">
            <text:p>76</text:p>
          </table:table-cell>
          <table:table-cell office:value-type="string" table:style-name="ce1">
            <text:p>в группу риска входят недоношенные, двойнята и т. п. - всё это деффекты беременности. И бывает много генетических мутаций (искривлений, нарушений и т. п.) иногда даже есть мутации когда связки и мышцы в кости превращаются.</text:p>
          </table:table-cell>
          <table:table-cell table:number-columns-repeated="16381"/>
        </table:table-row>
        <table:table-row table:style-name="ro3">
          <table:table-cell office:value-type="string" table:style-name="ce1">
            <office:annotation draw:style-name="a34" svg:x="5.86458333333333in" svg:y="0.177083333333333in" svg:width="1.13541666666667in" svg:height="7.69791666666667in">
              <dc:creator/>
              <text:p><text:span text:style-name="T3">Остеохандроз много чего даёт как побочное (это то что у меня кажется с диском, посмотри внимательнее)</text:span></text:p>
              <text:p><text:span text:style-name="T3"/></text:p>
              <text:p><text:span text:style-name="T3">Рахит может давать последствия в виде других болезней</text:span></text:p>
              <text:p><text:span text:style-name="T3"/></text:p>
              <text:p><text:span text:style-name="T3">И много таких болезней которые вызывают другие болезни.</text:span></text:p>
              <text:p><text:span text:style-name="T3"/></text:p>
              <text:p><text:span text:style-name="T3">Травма копчика может вызвать боли в копчике даже через пол года</text:span></text:p>
              <text:p><text:span text:style-name="T3"/></text:p>
              <text:p><text:span text:style-name="T3">Плоскостопие создаёт много смежных проблем в будущем.</text:span></text:p>
              <text:p><text:span text:style-name="T3"/></text:p>
              <text:p><text:span text:style-name="T3">Болезненные процессы внутри мышц могут вызывать их сильную слабость.</text:span></text:p>
              <text:p><text:span text:style-name="T3"/></text:p>
              <text:p><text:span text:style-name="T3">Диспропорции — тоже одна из проблем. т. е. Если какая- то кость несимметрично большая — это даёт стресс на хребет и т. п.</text:span></text:p>
            </office:annotation>
            <text:p>другие проблемы ЭТОЙ системы (в т.ч. в прошлом) — травмы сюда не вносил хоть можно</text:p>
          </table:table-cell>
          <table:table-cell office:value-type="float" office:value="72" table:style-name="ce1">
            <text:p>72</text:p>
          </table:table-cell>
          <table:table-cell office:value-type="string" table:style-name="ce1">
            <text:p>много чего лечат массажем, спортом и корсетами. Реже операции. Часто одна болезнь (например Рахит) вызывает другую (плоскостопие например или повреждения суставов), которая в свою очередь вызывает третью (плоскостопие может вызвать косолапие, проблемы с походкой, кривую осанку и т. п.). Одно тянет вниз другое. Чисто с точки зрения биомеханики.</text:p>
          </table:table-cell>
          <table:table-cell table:number-columns-repeated="16381"/>
        </table:table-row>
        <table:table-row table:style-name="ro3">
          <table:table-cell office:value-type="string" table:style-name="ce1">
            <office:annotation draw:style-name="a35" svg:x="5.86458333333333in" svg:y="0.177083333333333in" svg:width="1.13541666666667in" svg:height="5.82291666666667in">
              <dc:creator/>
              <text:p><text:span text:style-name="T3">Иногда речь даже о переломах которые были пол года назад. Или которые просто остались незамеченными или запущенными (по типу «само пройдёт»)</text:span></text:p>
              <text:p><text:span text:style-name="T3"/></text:p>
              <text:p><text:span text:style-name="T3">Вплоть до последствий того что перелом неправильно сросся и кривая кость вызвала новые проблемы.</text:span></text:p>
              <text:p><text:span text:style-name="T3"/></text:p>
              <text:p><text:span text:style-name="T3">Даже сустав может не там вырости</text:span></text:p>
              <text:p><text:span text:style-name="T3"/></text:p>
              <text:p><text:span text:style-name="T3">Микротравмы сюда же (когда перфоратором херовым долбишь стену и раздалбываешь себе почучуть суставы)</text:span></text:p>
            </office:annotation>
            <text:p>Травма (резкая, типа растяжение связок и сухожилий — хотя их растяжение это на микроскопическом уровне всегда разрыв…, компрессионного перелома, перелома, вывиха, ушиба, ранения, ссадины и т. п.) а также ошибки в их лкчкнии.</text:p>
          </table:table-cell>
          <table:table-cell office:value-type="float" office:value="55" table:style-name="ce1">
            <text:p>55</text:p>
          </table:table-cell>
          <table:table-cell office:value-type="string" table:style-name="ce1">
            <text:p>ушибы суставов серьёзная вещь — потом сумки и кости воспаляются и разростаются.</text:p>
          </table:table-cell>
          <table:table-cell table:number-columns-repeated="16381"/>
        </table:table-row>
        <table:table-row table:style-name="ro3">
          <table:table-cell office:value-type="string" table:style-name="ce1">
            <office:annotation draw:style-name="a36" svg:x="5.86458333333333in" svg:y="0.291666666666667in" svg:width="1.13541666666667in" svg:height="3.03125in">
              <dc:creator/>
              <text:p><text:span text:style-name="T3">Пиздец я здесь перечислил кучу болезней а весь список пропал…</text:span></text:p>
              <text:p><text:span text:style-name="T3"/></text:p>
              <text:p><text:span text:style-name="T3">Скарлатина, сифилис,… блядь. Тут много чего было. Всё. Я это буду писать не сюда а в колонки. Я понял. Либреоффис это глючное говно без функционала.</text:span></text:p>
            </office:annotation>
            <text:p>Воспаления, инфекции, паразиты, бактерии, микробы, нагноения и т. п. (сюда иногда относят ревматизм но я пока не буду)</text:p>
          </table:table-cell>
          <table:table-cell office:value-type="float" office:value="54" table:style-name="ce1">
            <text:p>54</text:p>
          </table:table-cell>
          <table:table-cell office:value-type="string" table:style-name="ce1">
            <text:p>особенно запущенные виды болезней (дошедшие «аж до костей») - скрючивает человека и т. п. Даже от бактерий. То что не вылечил на ранних стадиях. Любые инфекции. т. е. Вирусы, скарлатина и т. п.</text:p>
          </table:table-cell>
          <table:table-cell table:number-columns-repeated="16381"/>
        </table:table-row>
        <table:table-row table:style-name="ro3">
          <table:table-cell office:value-type="string" table:style-name="ce1">
            <text:p>Нехватка калия, кальция, фосфофруктокиназы, витамина Д и другие электролитные нарушения и авитаминозы</text:p>
          </table:table-cell>
          <table:table-cell office:value-type="float" office:value="49" table:style-name="ce1">
            <text:p>49</text:p>
          </table:table-cell>
          <table:table-cell table:number-columns-repeated="16382" table:style-name="ce1"/>
        </table:table-row>
        <table:table-row table:style-name="ro3">
          <table:table-cell office:value-type="string" table:style-name="ce1">
            <office:annotation draw:style-name="a37" svg:x="5.86458333333333in" svg:y="1.0625in" svg:width="1.13541666666667in" svg:height="14.2291666666667in">
              <dc:creator/>
              <text:p><text:span text:style-name="T3">В одну руку взял 2 кило в другую 20. и всё. Сьехавшие диски. Надо уметь брать тяжёлый вес прежде чем пробовать.</text:span></text:p>
              <text:p><text:span text:style-name="T3"/></text:p>
              <text:p><text:span text:style-name="T3">Гольф (как «удар на скручивании»)</text:span></text:p>
              <text:p><text:span text:style-name="T3"/></text:p>
              <text:p><text:span text:style-name="T3">Или вождение (но вождение здесь не в роли «постоянной сидячей позы» а в роли постоянной езды по кочкам — т. е. Удары снизу на позвоночник в течении многих часов или лет</text:span></text:p>
              <text:p><text:span text:style-name="T3"/></text:p>
              <text:p><text:span text:style-name="T3">ВАЖНО</text:span></text:p>
              <text:p><text:span text:style-name="T3">К спорту (нарушающему ОДС) относят так же:</text:span></text:p>
              <text:p><text:span text:style-name="T3">Длительную ходьбу</text:span></text:p>
              <text:p><text:span text:style-name="T3">Длительный бег</text:span></text:p>
              <text:p><text:span text:style-name="T3">И другие виды спорта где ты много делаешь одного и того же самого</text:span></text:p>
              <text:p><text:span text:style-name="T3"/></text:p>
              <text:p><text:span text:style-name="T3">Подобавлял кучу видов спорта. Типа все виды впорта в которых надо много бегать, или сноубордеры конькобежцы и другие кто постоянно прыгает. Баскетболисты. Каратисты, теквондисты и прочие копающие единоборцы… У них в коленях аномально разростается костная ткань от постоянных ударов и потом колени начинают жутко болеть… (как у меня от печатанья пальцы болят так у спортсменов от постоянного копанья и прыганья).и <text:s/>если вовремя не бросить этот спорт (к 30ти годам) то костная ткань уже моежт не вернуться в норму и будешь иметь навсегда больные колени.</text:span></text:p>
              <text:p><text:span text:style-name="T3"/></text:p>
              <text:p><text:span text:style-name="T3">Танцоры...</text:span></text:p>
            </office:annotation>
            <text:p>чрезмерное физическое напряжение и перегрузки, в т.ч. неравномерное, неумелое (особенно нетренированных мышц, в т.ч. спорт), торсионное (подьем тяжести со скручиванием). Сюда же я вношу статичные перегрузки (сидячая работа например)</text:p>
          </table:table-cell>
          <table:table-cell office:value-type="float" office:value="37" table:style-name="ce1">
            <text:p>37</text:p>
          </table:table-cell>
          <table:table-cell office:value-type="string" table:style-name="ce1">
            <text:p>2 из этих пунктов - «ходьба и бег на выносливость»</text:p>
          </table:table-cell>
          <table:table-cell table:number-columns-repeated="16381"/>
        </table:table-row>
        <table:table-row table:style-name="ro3">
          <table:table-cell office:value-type="string" table:style-name="ce1">
            <office:annotation draw:style-name="a38" svg:x="5.86458333333333in" svg:y="0.822916666666667in" svg:width="1.13541666666667in" svg:height="4.58333333333333in">
              <dc:creator/>
              <text:p><text:span text:style-name="T3">см. «осанка» и т. п.</text:span></text:p>
              <text:p><text:span text:style-name="T3"/></text:p>
              <text:p><text:span text:style-name="T3">Сидение перед телевизором на копчике может вызвать через пол года проблемы с нервмаи копчика и боли</text:span></text:p>
              <text:p><text:span text:style-name="T3"/></text:p>
              <text:p><text:span text:style-name="T3">Сидячая работа (продавец, ткач, кассир, пилот, водитель и т. п.)</text:span></text:p>
              <text:p><text:span text:style-name="T3"/></text:p>
              <text:p><text:span text:style-name="T3">Если отнести сюда «длительное пребывание в неудобной позе не тебя всего а твоей части» то можно сюда отметить ещё длительную ходьбу на каблуке.</text:span></text:p>
            </office:annotation>
            <text:p>Длительное пребывание в неудобной, не эргономичной, неправильной, не меняющейся позе (во время работы, перед телевизором, за компом, да и просто неудобная мебель и т. п.) - обьединить с «сидячая работа» (перегрузками частей тела) потому что я уже путаюсь что туда а что сюда. Каблуки тоже сюда. Пох. Неудобность в любом виде короче. Особенно если постоянная.</text:p>
          </table:table-cell>
          <table:table-cell office:value-type="float" office:value="19" table:style-name="ce1">
            <text:p>19</text:p>
          </table:table-cell>
          <table:table-cell office:value-type="string" table:style-name="ce1">
            <text:p>короче как только я делаю «то что привык» или то что думаю «мне надо по формуле жизни» так сразу кости не выдерживают…. А ещё… от неудобной обуви могут вот эти костные ткани в старости разростаться знаешь как возле большого пальца в бок кость выпячивает… это от этого. Нарушения надкостницы. Обувь одежда и т. п. Должны быть самые лучшие в плане эргономики. т. е. Высокий каблук, узкий носок, короткая обувь, обувь не по размеру. Если ты в этом ходишь то у тебя будут проблемы с надкостницами и костями через Х лет.</text:p>
          </table:table-cell>
          <table:table-cell table:number-columns-repeated="16381"/>
        </table:table-row>
        <table:table-row table:style-name="ro3">
          <table:table-cell office:value-type="string" table:style-name="ce1">
            <text:p>Операции (в т.ч. ампутации, удаления опухолей, стоматологические пломбы, трансплантации — речь не только о них как таковых как о риске, но и об осложнениях после них, ошибках и даже неправильной реабилитации — например слишком рано начал нагружать проопперированную ногу, плохо наложенный гипс, перенакладывание гипса)</text:p>
          </table:table-cell>
          <table:table-cell office:value-type="float" office:value="14" table:style-name="ce1">
            <text:p>14</text:p>
          </table:table-cell>
          <table:table-cell table:number-columns-repeated="16382" table:style-name="ce1"/>
        </table:table-row>
        <table:table-row table:style-name="ro3">
          <table:table-cell office:value-type="string" table:style-name="ce1">
            <office:annotation draw:style-name="a39" svg:x="5.86458333333333in" svg:y="1.17708333333333in" svg:width="1.13541666666667in" svg:height="1.9375in">
              <dc:creator/>
              <text:p><text:span text:style-name="T3">Антикоагулянты, литий, противосудорожные, против опухолей, АНТИБИОТИКИ, гормональные и прочие таблетки, названий которых я не выговорю.</text:span></text:p>
            </office:annotation>
            <text:p>Лекарства (в т.ч. передозировки) — хоть это считается ТОКСИН но пока отдельно.</text:p>
          </table:table-cell>
          <table:table-cell office:value-type="float" office:value="14" table:style-name="ce1">
            <text:p>14</text:p>
          </table:table-cell>
          <table:table-cell table:number-columns-repeated="16382" table:style-name="ce1"/>
        </table:table-row>
        <table:table-row table:style-name="ro3">
          <table:table-cell office:value-type="string" table:style-name="ce1">
            <text:p>Рак (злокачественные опухоли) — замечу что рак иногда имеет метастазы (т. е. Рак в одном месте триггерит рак в другом месте).</text:p>
          </table:table-cell>
          <table:table-cell office:value-type="float" office:value="13" table:style-name="ce1">
            <text:p>13</text:p>
          </table:table-cell>
          <table:table-cell office:value-type="string" table:style-name="ce1">
            <text:p>хоть тут их и мало, но последствия Рака всегда ужасны. Разьедает тело и т. п.</text:p>
          </table:table-cell>
          <table:table-cell table:number-columns-repeated="16381"/>
        </table:table-row>
        <table:table-row table:style-name="ro3">
          <table:table-cell office:value-type="string" table:style-name="ce1">
            <text:p>Возраст 40+</text:p>
          </table:table-cell>
          <table:table-cell office:value-type="float" office:value="11" table:style-name="ce1">
            <text:p>11</text:p>
          </table:table-cell>
          <table:table-cell office:value-type="string" table:style-name="ce1">
            <text:p>с возрастом межпозвонковые диски перестают получать питание от сосудов, и получают его исключительно при ходьбе!!</text:p>
          </table:table-cell>
          <table:table-cell table:number-columns-repeated="16381"/>
        </table:table-row>
        <table:table-row table:style-name="ro3">
          <table:table-cell office:value-type="string" table:style-name="ce1">
            <text:p>Мужской пол</text:p>
          </table:table-cell>
          <table:table-cell office:value-type="float" office:value="10" table:style-name="ce1">
            <text:p>10</text:p>
          </table:table-cell>
          <table:table-cell table:number-columns-repeated="16382" table:style-name="ce1"/>
        </table:table-row>
        <table:table-row table:style-name="ro3">
          <table:table-cell office:value-type="string" table:style-name="ce1">
            <text:p>Аллергия</text:p>
          </table:table-cell>
          <table:table-cell office:value-type="float" office:value="9" table:style-name="ce1">
            <text:p>9</text:p>
          </table:table-cell>
          <table:table-cell table:number-columns-repeated="16382" table:style-name="ce1"/>
        </table:table-row>
        <table:table-row table:style-name="ro3">
          <table:table-cell office:value-type="string" table:style-name="ce1">
            <text:p>Пассивный / Сидячий / Малоподвижный образ жизни (особенно в старости)</text:p>
          </table:table-cell>
          <table:table-cell office:value-type="float" office:value="9" table:style-name="ce1">
            <text:p>9</text:p>
          </table:table-cell>
          <table:table-cell office:value-type="string" table:style-name="ce1">
            <text:p>суставы и диски перестают получать воду из организма и становятся хрупкими. Кстати мои цифры опять не отображают всю картину. Например много чего возникает как следствие остеохандроза. т. е. Я просто знаю что если хоть что-то не работает то другое тоже перестанет. Но я здесь не зафиксировал опять что если у меня остеохандроз значит всё что от него зависит — будет +1. т. е. Я думаю надо вообще эти болезни через дневник пропустить. И тогда у меня будет какая-то формула. Хотя подумать мне наверно плевать что от чего возникает. Пока что. И так понятно надо бегать.</text:p>
          </table:table-cell>
          <table:table-cell table:number-columns-repeated="16381"/>
        </table:table-row>
        <table:table-row table:style-name="ro3">
          <table:table-cell office:value-type="string" table:style-name="ce1">
            <text:p>Женский пол</text:p>
          </table:table-cell>
          <table:table-cell office:value-type="float" office:value="8" table:style-name="ce1">
            <text:p>8</text:p>
          </table:table-cell>
          <table:table-cell table:number-columns-repeated="16382" table:style-name="ce1"/>
        </table:table-row>
        <table:table-row table:style-name="ro3">
          <table:table-cell office:value-type="string" table:style-name="ce1">
            <office:annotation draw:style-name="a40" svg:x="5.86458333333333in" svg:y="2.42708333333333in" svg:width="1.13541666666667in" svg:height="1.625in">
              <dc:creator/>
              <text:p><text:span text:style-name="T3">Укус клеща… клещевой энцефалит.. вызывает кучу проблем с костями помимо проблем с ЦНС. Пиздец. Один укус и жизнь кончена.</text:span></text:p>
            </office:annotation>
            <text:p>токсины (в т.ч. лекарства или их передозировки, яд змей, угарный газ)</text:p>
          </table:table-cell>
          <table:table-cell office:value-type="float" office:value="7" table:style-name="ce1">
            <text:p>7</text:p>
          </table:table-cell>
          <table:table-cell table:number-columns-repeated="16382" table:style-name="ce1"/>
        </table:table-row>
        <table:table-row table:style-name="ro3">
          <table:table-cell office:value-type="string" table:style-name="ce1">
            <text:p>Автоимунные (волчанка, и т. п. Кроме артрита — он пока отдельно)</text:p>
          </table:table-cell>
          <table:table-cell office:value-type="float" office:value="7" table:style-name="ce1">
            <text:p>7</text:p>
          </table:table-cell>
          <table:table-cell office:value-type="string" table:style-name="ce1">
            <text:p>кстати вот эти «аккупунктуры», «болевые точки» и т. п. - это херня. т. е. У каждого человека местоположение точек может немного отличаться. т. е. «точка» это скорей некая область там-то или там-то, область диаметром 2-3 см и там где-то может быть этот узел. Но сказать что «чётко там и нигде больше» нельзя. Но это уже из области анатомии. Которую я пока не восстановил.</text:p>
          </table:table-cell>
          <table:table-cell table:number-columns-repeated="16381"/>
        </table:table-row>
        <table:table-row table:style-name="ro3">
          <table:table-cell office:value-type="string" table:style-name="ce1">
            <text:p>Ожирение (лишний вес)</text:p>
          </table:table-cell>
          <table:table-cell office:value-type="float" office:value="7" table:style-name="ce1">
            <text:p>7</text:p>
          </table:table-cell>
          <table:table-cell table:number-columns-repeated="16382" table:style-name="ce1"/>
        </table:table-row>
        <table:table-row table:style-name="ro3">
          <table:table-cell office:value-type="string" table:style-name="ce1">
            <text:p>Доброкачественные опухоли (иногда перерождаются в злокачественные потому их лучше удалять)</text:p>
          </table:table-cell>
          <table:table-cell office:value-type="float" office:value="7" table:style-name="ce1">
            <text:p>7</text:p>
          </table:table-cell>
          <table:table-cell office:value-type="string" table:style-name="ce1">
            <text:p>интересно что у костей КУЧА видов доброкачественных опухолей. Кости постоянно пухнут. И ещё. Даже если оно «доброкачественное» - оно всё равно может распространиться на пока ещё здоровые ткани (например с мышцы на кость) и… доброкачественные опухоли тоже дают метастазы (например опухший хрящь может привести к возникновению хрящевых опухолей там где хрящей нет — будь то в мышце, в мозгу или ещё где-то)</text:p>
          </table:table-cell>
          <table:table-cell table:number-columns-repeated="16381"/>
        </table:table-row>
        <table:table-row table:style-name="ro3">
          <table:table-cell office:value-type="string" table:style-name="ce1">
            <text:p>Ревматизм / ревматоидный артрит (автоимунное) и любые виды артрита</text:p>
          </table:table-cell>
          <table:table-cell office:value-type="float" office:value="6" table:style-name="ce1">
            <text:p>6</text:p>
          </table:table-cell>
          <table:table-cell table:number-columns-repeated="16382" table:style-name="ce1"/>
        </table:table-row>
        <table:table-row table:style-name="ro3">
          <table:table-cell office:value-type="string" table:style-name="ce1">
            <text:p>Алкоголь (токсин но пусть будет отдельно)</text:p>
          </table:table-cell>
          <table:table-cell office:value-type="float" office:value="5" table:style-name="ce1">
            <text:p>5</text:p>
          </table:table-cell>
          <table:table-cell table:number-columns-repeated="16382" table:style-name="ce1"/>
        </table:table-row>
        <table:table-row table:style-name="ro3">
          <table:table-cell office:value-type="string" table:style-name="ce1">
            <text:p>Диабет (всегда речь о сахарном) — хоть это проблема эндокринной</text:p>
          </table:table-cell>
          <table:table-cell office:value-type="float" office:value="5" table:style-name="ce1">
            <text:p>5</text:p>
          </table:table-cell>
          <table:table-cell table:number-columns-repeated="16382" table:style-name="ce1"/>
        </table:table-row>
        <table:table-row table:style-name="ro3">
          <table:table-cell office:value-type="string" table:style-name="ce1">
            <text:p>Причина неизвестна</text:p>
          </table:table-cell>
          <table:table-cell office:value-type="float" office:value="5" table:style-name="ce1">
            <text:p>5</text:p>
          </table:table-cell>
          <table:table-cell office:value-type="string" table:style-name="ce1">
            <text:p>80% сколиозов причина неизвестна. Но это всего 1 пункт (еденичка). Хотя если посмотреть сколько в мире сколиозов то думаю что можно сказать что … это не один а много пунктов. Короче опять таки. Моя статистика не учитывает сколько в мире людей этим болело (этой болезнью — т. е. Сколеозом) и сколько из них имело идиопатическую причину. Коллаж всех историй болезней мира даже не поможет так как в мире море людей которые болеют но негде не зарегистрированы (вспомни как ты грипп лечишь… дома… мёдом и антигрипином). Вообще много каких болезней скелета причина неизвестна.</text:p>
          </table:table-cell>
          <table:table-cell table:number-columns-repeated="16381"/>
        </table:table-row>
        <table:table-row table:style-name="ro3">
          <table:table-cell office:value-type="string" table:style-name="ce1">
            <text:p>Болезни обмена веществ — метаболизма (подагра и т. п. Кроме диабета так как он пока отдельно)</text:p>
          </table:table-cell>
          <table:table-cell office:value-type="float" office:value="4" table:style-name="ce1">
            <text:p>4</text:p>
          </table:table-cell>
          <table:table-cell table:number-columns-repeated="16382" table:style-name="ce1"/>
        </table:table-row>
        <table:table-row table:style-name="ro3">
          <table:table-cell office:value-type="string" table:style-name="ce1">
            <text:p>длительное сдавливание</text:p>
          </table:table-cell>
          <table:table-cell office:value-type="float" office:value="3" table:style-name="ce1">
            <text:p>3</text:p>
          </table:table-cell>
          <table:table-cell table:number-columns-repeated="16382" table:style-name="ce1"/>
        </table:table-row>
        <table:table-row table:style-name="ro3">
          <table:table-cell office:value-type="string" table:style-name="ce1">
            <text:p>Переохлаждение</text:p>
          </table:table-cell>
          <table:table-cell office:value-type="float" office:value="3" table:style-name="ce1">
            <text:p>3</text:p>
          </table:table-cell>
          <table:table-cell table:number-columns-repeated="16382" table:style-name="ce1"/>
        </table:table-row>
        <table:table-row table:style-name="ro3">
          <table:table-cell office:value-type="string" table:style-name="ce1">
            <office:annotation draw:style-name="a41" svg:x="5.86458333333333in" svg:y="4.38541666666667in" svg:width="1.13541666666667in" svg:height="2.71875in">
              <dc:creator/>
              <text:p><text:span text:style-name="T3">Шутки шутками но если кто-то вызывает у меня стресс это всё равно что они бы били меня молотком. Это вызывает кучу проблем со здоровьем. Это надо решать дневником. Сразу. Я думаю даже дописать в вопроснк это как тип.</text:span></text:p>
              <text:p/>
            </office:annotation>
            <text:p>СТРЕСС и шок</text:p>
          </table:table-cell>
          <table:table-cell office:value-type="float" office:value="3" table:style-name="ce1">
            <text:p>3</text:p>
          </table:table-cell>
          <table:table-cell office:value-type="string" table:style-name="ce1">
            <text:p>мне кажется стресс возникает от повторения того что уже есть в мире. В ситуациях когда я воссоздаю то что видел в фазе стресса наверно не будет. Вряд ли будет. У меня не было.</text:p>
          </table:table-cell>
          <table:table-cell table:number-columns-repeated="16381"/>
        </table:table-row>
        <table:table-row table:style-name="ro3">
          <table:table-cell office:value-type="string" table:style-name="ce1">
            <text:p>Судороги (могут порвать связки)</text:p>
          </table:table-cell>
          <table:table-cell office:value-type="float" office:value="2" table:style-name="ce1">
            <text:p>2</text:p>
          </table:table-cell>
          <table:table-cell table:number-columns-repeated="16382" table:style-name="ce1"/>
        </table:table-row>
        <table:table-row table:style-name="ro3">
          <table:table-cell office:value-type="string" table:style-name="ce1">
            <text:p>Ожоги (технически ожоги это травма кожи. Но до мышц доходит).</text:p>
          </table:table-cell>
          <table:table-cell office:value-type="float" office:value="2" table:style-name="ce1">
            <text:p>2</text:p>
          </table:table-cell>
          <table:table-cell table:number-columns-repeated="16382" table:style-name="ce1"/>
        </table:table-row>
        <table:table-row table:style-name="ro3">
          <table:table-cell office:value-type="string" table:style-name="ce1">
            <text:p>Чрезмерно быстрый рост в юности</text:p>
          </table:table-cell>
          <table:table-cell office:value-type="float" office:value="2" table:style-name="ce1">
            <text:p>2</text:p>
          </table:table-cell>
          <table:table-cell table:number-columns-repeated="16382" table:style-name="ce1"/>
        </table:table-row>
        <table:table-row table:style-name="ro3">
          <table:table-cell office:value-type="string" table:style-name="ce1">
            <text:p>Обезвоживание (можно отнести к нехватке микроэлементов)</text:p>
          </table:table-cell>
          <table:table-cell office:value-type="float" office:value="2" table:style-name="ce1">
            <text:p>2</text:p>
          </table:table-cell>
          <table:table-cell office:value-type="string" table:style-name="ce1">
            <text:p>кстати я так смотрю… чуть какое обезвоживание так сразу из межпозвонковых дисков уходит вода. А без воды они становятся хрупкими и рыхлыми (высыхают знаешь и в них появляются трещинки). И эти трещинки потом вылазят боком. <text:s/>В нагрузках и тп. Т.е. появляются грыжи и прочее.</text:p>
          </table:table-cell>
          <table:table-cell table:number-columns-repeated="16381"/>
        </table:table-row>
        <table:table-row table:style-name="ro3">
          <table:table-cell office:value-type="string" table:style-name="ce1">
            <text:p>Противоопухолевая терапия (химиотерапия) и истощение опухолями</text:p>
          </table:table-cell>
          <table:table-cell office:value-type="float" office:value="2" table:style-name="ce1">
            <text:p>2</text:p>
          </table:table-cell>
          <table:table-cell table:number-columns-repeated="16382" table:style-name="ce1"/>
        </table:table-row>
        <table:table-row table:style-name="ro3">
          <table:table-cell office:value-type="string" table:style-name="ce1">
            <text:p>Беременность</text:p>
          </table:table-cell>
          <table:table-cell office:value-type="float" office:value="2" table:style-name="ce1">
            <text:p>2</text:p>
          </table:table-cell>
          <table:table-cell table:number-columns-repeated="16382" table:style-name="ce1"/>
        </table:table-row>
        <table:table-row table:style-name="ro3">
          <table:table-cell office:value-type="string" table:style-name="ce1">
            <text:p>Депрессия (хоть это и психологическое но отдельно от стрессов)</text:p>
          </table:table-cell>
          <table:table-cell office:value-type="float" office:value="2" table:style-name="ce1">
            <text:p>2</text:p>
          </table:table-cell>
          <table:table-cell office:value-type="string" table:style-name="ce1">
            <text:p>интересно как депрессия сама по себе является настолько сильным риском что аж кости могут начать болеть чем-то.</text:p>
          </table:table-cell>
          <table:table-cell table:number-columns-repeated="16381"/>
        </table:table-row>
        <table:table-row table:style-name="ro3">
          <table:table-cell office:value-type="string" table:style-name="ce1">
            <text:p>Сквозняк</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Кокаин, героин, амфетамин (это токсины но всё равно отдельно пока)</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Чрезмерное к-во пуриновых оснований в еде (черезчур много красного мяса, какао, чая, шоколада, гороха, чечевицы, фруктозы, пива — не в плане алкоголя а в плане всего остального, алкоголь плюсану отдельно)</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Голодание (ходит рядом с нехваткой микроэлементов)</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Экология (плохая) — наверно ходит рядом с токсинами</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Повторяющиеся действия (всё таки вынесу, речь не о повторяющихся нагрузках или травмах. А просто о действиях. Сидишь печатаешь печатаешь и пальцы начинают болеть)</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Чрезмерные постоянные растягивания (йога и т. п.)</text:p>
          </table:table-cell>
          <table:table-cell office:value-type="float" office:value="1" table:style-name="ce1">
            <text:p>1</text:p>
          </table:table-cell>
          <table:table-cell office:value-type="string" table:style-name="ce1">
            <text:p>инцересно. В общем если ступню постоянно растягивать, сидеть в позах йоги и т. п. То в итоге ты расшативаешь ступни настолько что они начинают отвисать. А это отвисание потом вызывает проблемы с ходьбой, бегом, проблемы с болями в ступнях и т. п. И самое худшее то что это неизлечимо. Растягиваешь растягиваешь и однажды оно станет таким перманентно. И всё. Сумки суставов растянуты, нагрузка идёт чисто на кости, кости стираются и жопа.Мол растягиваниями можно повредить нервы, сумку, ткани, сухожиля и прочее. И станешь инвалидом.</text:p>
          </table:table-cell>
          <table:table-cell table:number-columns-repeated="16381"/>
        </table:table-row>
        <table:table-row table:style-name="ro3">
          <table:table-cell office:value-type="string" table:style-name="ce1">
            <text:p>Европеоедная расса</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Монголоедная расса</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Кавказская расса</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Низкий вес (до 50ти кг)</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Высокий рост (180+)</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Низкий вес костной массы (не всего человека а только костей, типа тонкие кости)</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Отсутствие остеоартроза (даёт риск остеопороза)</text:p>
          </table:table-cell>
          <table:table-cell office:value-type="float" office:value="1" table:style-name="ce1">
            <text:p>1</text:p>
          </table:table-cell>
          <table:table-cell office:value-type="string" table:style-name="ce1">
            <text:p>т. е. Отсутствие одной болезни кидает тебя в группу риска по другой болезни</text:p>
          </table:table-cell>
          <table:table-cell table:number-columns-repeated="16381"/>
        </table:table-row>
        <table:table-row table:style-name="ro3">
          <table:table-cell office:value-type="string" table:style-name="ce1">
            <text:p>Редкий секс чпоканье траханье и тибидоханье</text:p>
          </table:table-cell>
          <table:table-cell office:value-type="float" office:value="1" table:style-name="ce1">
            <text:p>1</text:p>
          </table:table-cell>
          <table:table-cell office:value-type="string" table:style-name="ce1">
            <text:p>)) хочу. У меня день рожденья а я не йобанный. Не порядок.</text:p>
          </table:table-cell>
          <table:table-cell table:number-columns-repeated="16381"/>
        </table:table-row>
        <table:table-row table:style-name="ro3">
          <table:table-cell office:value-type="string" table:style-name="ce1">
            <text:p>Менопауза (ранняя)</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Менструация (поздняя)</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Курение</text:p>
          </table:table-cell>
          <table:table-cell office:value-type="float" office:value="1" table:style-name="ce1">
            <text:p>1</text:p>
          </table:table-cell>
          <table:table-cell table:number-columns-repeated="16382" table:style-name="ce1"/>
        </table:table-row>
        <table:table-row table:number-rows-repeated="1048522" table:style-name="ro3">
          <table:table-cell table:number-columns-repeated="16384"/>
        </table:table-row>
      </table:table>
      <table:table table:name="Покровная" table:style-name="ta1">
        <table:table-column table:style-name="co9" table:default-cell-style-name="ce1"/>
        <table:table-column table:style-name="co10" table:number-columns-repeated="2" table:default-cell-style-name="ce1"/>
        <table:table-column table:style-name="co11" table:default-cell-style-name="ce1"/>
        <table:table-column table:style-name="co5" table:default-cell-style-name="ce1"/>
        <table:table-column table:style-name="co2" table:number-columns-repeated="16379" table:default-cell-style-name="ce1"/>
        <table:table-row table:style-name="ro2">
          <table:table-cell office:value-type="string" table:style-name="ce18">
            <text:p>Название причины</text:p>
          </table:table-cell>
          <table:table-cell office:value-type="string" table:style-name="ce18">
            <text:p>Количество раз сколько она всплыла</text:p>
          </table:table-cell>
          <table:table-cell office:value-type="string" table:style-name="ce18">
            <text:p>Мысли</text:p>
          </table:table-cell>
          <table:table-cell table:style-name="ce1"/>
          <table:table-cell office:value-type="string" table:style-name="ce1">
            <text:p><text:a xlink:href="https://ru.wikipedia.org/wiki/Категория:Заболевания_кожи_и_её_придатков">https://ru.wikipedia.org/wiki/%D0%9A%D0%B0%D1%82%D0%B5%D0%B3%D0%BE%D1%80%D0%B8%D1%8F:%D0%97%D0%B0%D0%B1%D0%BE%D0%BB%D0%B5%D0%B2%D0%B0%D0%BD%D0%B8%D1%8F_%D0%BA%D0%BE%D0%B6%D0%B8_%D0%B8_%D0%B5%D1%91_%D0%BF%D1%80%D0%B8%D0%B4%D0%B0%D1%82%D0%BA%D0%BE%D0%B2</text:a></text:p>
          </table:table-cell>
          <table:table-cell table:number-columns-repeated="16379"/>
        </table:table-row>
        <table:table-row table:style-name="ro3">
          <table:table-cell office:value-type="string" table:style-name="ce1">
            <text:p>Контактный Вирус, Бактерия, Микроорганизмы, Грибок, Инфекции перенесённые насекомыми и мухами (без учёта укуса, укусы будут отдельно), накопление мёртвых кожных клеток (и прочая контактная нестирильность немытость загрязнение пыль с живущими на ней бактериями и т. д.).</text:p>
          </table:table-cell>
          <table:table-cell office:value-type="float" office:value="233" table:formula="of:= 115 + 118" table:style-name="ce1">
            <text:p>233</text:p>
          </table:table-cell>
          <table:table-cell office:value-type="string" table:style-name="ce1">
            <text:p>Папиллома человека (бородавка, +118 типов… не знаю добавлять +118 или нет.. с укусами добавлял...), Propionibacterium acnes дающая Акне, угревой клещ. Чем быстрее вылечишь тем меньше будет долговременных последствий. Думаю тут каждый можно на 100 множить потому что видов грибка и вирусов атакующих кожу полно. Но ладно. Пусть будет пока по 1 упоминанию за раз. Грибки, вирусы. Нарушения правил гигиены. Контактные болячки переносятся как через контакт с кожей человека, так и контакт с предметами которыми он пользовался (ложки, рассчёски, поручни, клавиатуры, выключатели, туалеты, умывальники, мыло, одежда, кнопки, ручки, иконы и прочие атрибуты которые принято целовать или трогать всем присутствующим в комнате, публичные музыкальные инструменты — мол те на которых играл кто-то кроме тебя, корзины в супермаркетах, пол в бассейнах, общественные раздивалки где кто-то сидел голой жопой а потом ты, общественные туалеты и душевые, диспенсеры, машины-автоматы, мебель, инструменты — любые, т. е. Дрель приехавшая из Китая, станок на котором смену работаешь ты, а смену кто-то другой, вещи из чужого шкафа, «антиквар» который лежал 50 лет в шкафу и наращивал слой бактерий, игрушки, сэконд хэнд, б/у техника типа компьютеров и телефонов с рук и т. п.). И да, эти истории мол «не трогай лягушку а то будет бородавка»… это всё правда. Бля меня щас стошнит. Уеду в Японию где люди кланяются и не трогают друг друга. Хотя я сам себе япония. Никого не трогаю. Главное за руку тоже не здороваться. В перчатках разве что. Думю всегда надо ходить в перчатках. Как Тесла.Прикосновение к любым вещам короче, не обработанным так как обрабатывают еду (мытьё, кипячение, дизинфекция, хранение в холодильнике). Elephant in the room. Контактные болезни включают в себя болезни передающиеся половым путём. Т.е. есть особый вид бородавок — мелкие, на гениталиях. И они передаются из пизды в хуй. Туда же вещи с базара (знаешь когда есть корзина «новых трусов» и всякие бабки их переберают своими руками грязными… т. е. Может быть эти «новые» трусы никто и не носил, но если они с завода не запакованы то через них можно заразиться). Вроде как бородавки исчезают через 2 года сами. Но я не знаю насколько это правда. Бля хочу в доме всё перестирать. И избавиться от всего старья. Раньше когда ничего не мыли и никто не мылся — было намного больше контактных болезней. Сегодня всё намного чище. Наверно сюда надо перенести все эти туберкулёзы кожи и т. п. О многих вирусах доктора даже не знают. Вообще вирусов повреждающих стопы как минимум десятки видов. Я сразу добавил +8 за один ход когда увидел сколько их. Короче ничего не касайся. А если каснулся — сразу как минимум антисэптик. И вообще. Не ковыряй ничего пальцами. Разве что после ванны и то если потом обработаешь. Ковырять прыщи вообще не надо. Но если решил ковырять — то вспомни как аккуратно ты ковыряешь мозоли например. Специальными скрабами, после долгой горячей мыльной ванны. И потом повторно промываешь.Иногда даже юзают лазер. Но лазер может оставлять шрамы так что с ним аккуратно. Аж весь чухаюсь. Опять таки. Удивительно сколько болезней диагностируют неправильно. Ветрянная оспа.. тоже вирус. Лишай типа. Герпес… Тоже вроде как контактный вирус. Только сьест весь организм. Навсегда. Даже гены изменит. Некоторые болезни (контактные) могут повториться если человек болел раньше. Но я не знаю, стоит ли писать «в т.ч. в прошлом» потому что речь здесь не о том что «грипп 20 лет назад дал сегодня осложнение на кожу». А как раз таки повторное заражение. Типа дальше вопрос в контакте с раздражителем. Многие грибки переносятся от диких животных. Т.е. бывает что грибок которым болеют куры заражает человека. Короче животные которые ходят по улице это грязь. Но всё таки бывают болезни к которым человек предрасположен если уже болел. Некоторые болезни повторно не приходят (если человек уже имеет от них иммунитет или привил вакцину). Некоторые вирусы (напр. Насмарк) атакуют участки кожи помимо других систем. Т.е. «в т.ч. кожа» но кожа — не основная цель. Хотя они контактные. Заразных грибков дохрена. Я уже десятками за раз добавляю. Хз верно или нет. В продолжение темы «заражения от животных»… Есть болезни характерные для шимпанзе… Которыми так же болеют люди живущие в Африке. Т.е. кто-то там потрогал обезьяну (или банан который она трогала) и заразился теми же бактериями. В продолжение темы общественных душевых… военные бараки, студенческие общежития, дома пристарелых, нефтяные вышки, стадионы, дома для бездомных… любой общественный транспорт. Я не знаю я думаю можно добавить этих 118. Я уже вижу что другие болезни кожи часто являются причиной чего-то, но не вижу чтоб это было настолько часто как атаки внешней среды. Отрыв и правда большой.</text:p>
          </table:table-cell>
          <table:table-cell table:number-columns-repeated="16381" table:style-name="ce1"/>
        </table:table-row>
        <table:table-row table:style-name="ro3">
          <table:table-cell office:value-type="string" table:style-name="ce1">
            <text:p>Другие болезни кожи (в т.ч. в далёком прошлом)</text:p>
          </table:table-cell>
          <table:table-cell office:value-type="float" office:value="112" table:style-name="ce1">
            <text:p>112</text:p>
          </table:table-cell>
          <table:table-cell office:value-type="string" table:style-name="ce1">
            <text:p>Ксеродерма — генетически аномально большое количество веснушек. Меланома может дать другие болезни.Саборея (гиперактивность сальных желёз) может вызвать акне. Некоторые кожные болезни делают её более уязвимой к грибкам и кожным вирусам. Другой пример — когда киста (закупорка глубоких подкожных сальных каналов) перерастает в растягивание самой кожи, отёк, покраснение и т.п.. Бывает угри могут превратиться в кисту… А киста может прорваться и превратиться в язву… Поражение кожи микробами (когда кожа вся бугорками пошла — типа лепре, акне) вызывает много разных смежных болячек (осложнений). Опрелости (когда трут штаны между ног, повреждается кожа трением, плюс там пот короче и т. п.) иногда дают осложнения в виде других болезней. Нарушения потовых желёз могут тоже дать осложнения. Много короче хреней бывает как осложнения нарушений функции сальных желёз. Даже складки могут вызвать другие болячки (создать условия для развития бактерий). Есть такая хрень как «колтун». Когда на голове из-за бактерий или вшей сальные железы начинают выделять столько сала что волосы стают такие запутанные как сальный войлок. Которые уже не расчесать. И из-за этого в них застревает грязь и т. п. Что ещё больше может заразить голову. Вообще удивляет сколько идиотизма крутилось вокруг разных болезней кожи. Сколько всякого дерьма от «волшебников-целителей» до «проклятий, чёртов» и всего прочего. Только потому что человек болен. И в основном эти поверья крутятся среди необразованных крестьян которые не мылись и «проклинали» друг друга болезнями, которые на самом деле контактны. Короче рецидивы часто происходят с осложнениями. И ни одна болезнь не приходит одна. Одна болезнь может вызвать сыпь,а вторая — через эту сыпь попасть в глубокие ткани кожи.</text:p>
          </table:table-cell>
          <table:table-cell table:number-columns-repeated="16381" table:style-name="ce1"/>
        </table:table-row>
        <table:table-row table:style-name="ro3">
          <table:table-cell office:value-type="string" table:style-name="ce1">
            <text:p>Лекарства (любые) (в т.ч. в прошлом, в т.ч. длительный приём)</text:p>
          </table:table-cell>
          <table:table-cell office:value-type="float" office:value="98" table:style-name="ce1">
            <text:p>98</text:p>
          </table:table-cell>
          <table:table-cell office:value-type="string" table:style-name="ce1">
            <text:p>в т.ч. содержащие анаболические стероиды, галогены (фтор хлор бром ЙОД), литий, барбитураты, «мужские» гормоны (которые жрут бодибилдеры). Антибиотики. Нейролептики. Антидепрессанты. Сюда же — лекарства других кожных болезней — например лекарства от акне могут вызвать облысение.Особенно вреден длительный приём лекарств (например антибиотиков). Цитостатики. Кортикостероиды. Рентгеновый контраст (который вводят в кровь). Сыворотки, глобулины, полисахариды, Та даже переливание крови (стирильной) может вызвать сыпь. Гистамины. Ксенобиотики. Морфий. Аспирин. Пиницилин. Ибупрофен. Антиконвульсанты. Вакцины. Лекарства от диабета. Тетрациклин. Бета Блокаторы, Каптоприл, Интерферон, липидные че-то там. Короче лекарства это жопа. Опять таки я не знаю, стоило ли «каждый вид лекарства» фиксировать. Или надо было обобщающе сказать «лекарства» (любые). Один пункт на болезнь. И всё. А то так мислидинг. Короче +12 я сделал только потому что реакция (в виде разных болезней) бывает на многие лекарства. Жаропонижающие. Модафинил. Ламотриджин. Карбомезалин и другие тяжёлые лекарства. Фуросемид. Антикоагулянты.</text:p>
          </table:table-cell>
          <table:table-cell table:number-columns-repeated="16381" table:style-name="ce1"/>
        </table:table-row>
        <table:table-row table:style-name="ro3">
          <table:table-cell office:value-type="string" table:style-name="ce1">
            <text:p>Болезни других систем</text:p>
          </table:table-cell>
          <table:table-cell office:value-type="float" office:value="92" table:style-name="ce1">
            <text:p>92</text:p>
          </table:table-cell>
          <table:table-cell office:value-type="string" table:style-name="ce1">
            <text:p>Проблемы ЖКТ (в т.ч. проблемы печени, наличие глистов, частые запоры, геморрой), ССС (сердечно сосудистой, например болезни мелких капиляров могут вылиться в сыпь или в опухоль самой кожи), болезни лёгких (астму вынес отдельно так как это аллергия), ЦНС (болезни нервов могут давать сыпь или атрофию кожи), заболевания гениталий и прямой кишки, системные болезни (холестерин например), болезни эндокринной системы (гипофункция щитовидки например, или половых желёз, все кроме диабета - диабет вынес пока отдельно). Проблемы с сосудами могут дать бактериальное заражение кожи (туберкулёз кожи). Плюс нарушение работы почек. Даже плоскостопие может привести к кожным болезням (например к вростанию ногтей в пальцы, другие нарушения скелета — тоже). Недержание мочи может дать заражение паховых участков кожи. Проблемы со свертывастью крови могут дать влияние на кожу. Нервно-психические я сюда же отнёс. Т.е. болезни нервов не связанные с психологией.</text:p>
          </table:table-cell>
          <table:table-cell table:number-columns-repeated="16381" table:style-name="ce1"/>
        </table:table-row>
        <table:table-row table:style-name="ro3">
          <table:table-cell office:value-type="string" table:style-name="ce1">
            <text:p>Повреждения (локальные, механические — в т.ч. травма, ссадина, ранка, порез, трение, потертость, тепловые, химические, либо в следствие инфекций, а так же повреждения микрообьектами — занозы, волокна стекловаты, колючки растений и животных, да и даже после бритвы). Как разовые так и часто повторяющиеся в одном и том же месте.</text:p>
          </table:table-cell>
          <table:table-cell office:value-type="float" office:value="88" table:style-name="ce1">
            <text:p>88</text:p>
          </table:table-cell>
          <table:table-cell office:value-type="string" table:style-name="ce1">
            <text:p>даже прыщик когда давишь… есть «тонкая структура»… намного тоньше чем даже электроника… все эти железы и т. п. Это ж всё механизмы. А ты берёшь и давишь (сплющиваешь). Что-то рвётся, что-то повреждается. Кожа дубеет. Возникают опухоли и т. п. Сюда же — повреждения оставляющие рубцы (шрамы)… сюда же относится «вырывание» волос <text:s/>Будь то из-за нервного расстройства, или в следствие рабочей травмы (накрутило волосы на станок например). Т.е. через ранку можно занести кожную инфекцию… типа папиломы. Даже когда бреешься и получаешь микро царапинки на коже — через них в кожу может попасть бактерия. Опять таки. Повреждение кожи может стать слабым звеном в обороне (через мозоль могут попасть в кожу микробы). На последствия повреждения влияет место, где было нанесено повреждение. Например, если повреждение было нанесено на мочку уха, грудную клетку, верхнюю часть спины.. дельтовидную мышцу… то повреждённая область может разростись до очень больших размеров… при том что ранение может быть даже незначительным например укол… чаще всего от ожогов 3 степени такие рубцы разрастаются). Также сюда я отнёс неудобную трущую обувь (она раздражает кожу и в раздраженные участки попадают те или иные микробы). Сломанный ноготь может врасти… Уколы сюда тоже… В смысле медицинские. Например в грязной больнице. Массаж. Битьё. Порка ремнём. … кошмар. Как люди издеваются над кожей это пиздец…</text:p>
          </table:table-cell>
          <table:table-cell table:number-columns-repeated="16381" table:style-name="ce1"/>
        </table:table-row>
        <table:table-row table:style-name="ro3">
          <table:table-cell office:value-type="string" table:style-name="ce1">
            <text:p>Яды локальные кожные</text:p>
          </table:table-cell>
          <table:table-cell office:value-type="float" office:value="41" table:style-name="ce1">
            <text:p>41</text:p>
          </table:table-cell>
          <table:table-cell office:value-type="string" table:style-name="ce1">
            <text:p>яды растений (ядовитый плющ, ядовитый дуб, кропива и т. д. И целый ряд растений у которых ядовиты не листья, а их соки… и даже не ядовиты а усиливают чувствительность кожи например к УФ лучам… та же косметика на основе цитруса, мускуса, амбры, бергамота, сандала… могут располагать кожу к реакции на УФ лучи, хоть и сами по себе безвредны), укусы насекомых (в т.ч. вшей, блох, постельных клопов, комаров), ужаливания насекомых (ос, пчёл, шмелей, муравьёв, клещей и т. д.)… бррррр… хочу всё постирать… нет. Хочу жить в стеклянной коробке без ничего. Речь о суто ядах, а не о том что эти комары с крысами вносят кроме яда вместе с укусом.</text:p>
          </table:table-cell>
          <table:table-cell table:number-columns-repeated="16381" table:style-name="ce1"/>
        </table:table-row>
        <table:table-row table:style-name="ro3">
          <table:table-cell office:value-type="string" table:style-name="ce1">
            <text:p>Генетическая Наследственность, Этнические особенности, Биотип, Мутации, Врожденные деффекты</text:p>
          </table:table-cell>
          <table:table-cell office:value-type="float" office:value="38" table:style-name="ce1">
            <text:p>38</text:p>
          </table:table-cell>
          <table:table-cell office:value-type="string" table:style-name="ce1">
            <text:p>наличие болезни у родителей, чувствительность клеток к тем или иным гормонам, гиперреактивность кожи, генетические нарушения в биохимических процессах кожи. Я даже сюда отнёс наследственные болезни не связанные исключительно с кожей. Например болезнь гиперэластичности туловища в целом может давать гиперэластичность кожи. Сюда же Альбинизм.</text:p>
          </table:table-cell>
          <table:table-cell table:number-columns-repeated="16381" table:style-name="ce1"/>
        </table:table-row>
        <table:table-row table:style-name="ro3">
          <table:table-cell office:value-type="string" table:style-name="ce1">
            <text:p>Аллергии (как кожные так и не-кожные, как краткий контакт так и длительный)</text:p>
          </table:table-cell>
          <table:table-cell office:value-type="float" office:value="35" table:style-name="ce1">
            <text:p>35</text:p>
          </table:table-cell>
          <table:table-cell office:value-type="string" table:style-name="ce1">
            <text:p>например аллергия на какой-то тип еды (клубника, орехи, устрицы, ароматизатор, приправа, яйца, соя, пшеница) может дать сыпь или припухлость. Я не знаю сюда же наверно врождённые аллергии… типа аллергические реакции к которым человек предрасположен с рождения. К аллергиям так же можно отнести: А. На хим. Вещества, лекарства, космет. Средства, растения. Некоторые аллергии могут сразу вызывать не сильные реакции, но если контактировать с этим постоянно то проблемы будут более серьёзные.</text:p>
          </table:table-cell>
          <table:table-cell table:number-columns-repeated="16381" table:style-name="ce1"/>
        </table:table-row>
        <table:table-row table:style-name="ro3">
          <table:table-cell office:value-type="string" table:style-name="ce1">
            <text:p>Имунные или аутоимунные факторы и нарушения</text:p>
          </table:table-cell>
          <table:table-cell office:value-type="float" office:value="25" table:style-name="ce1">
            <text:p>25</text:p>
          </table:table-cell>
          <table:table-cell office:value-type="string" table:style-name="ce1">
            <text:p>В т.ч. волчанка. Возможно отнесу к болезням «других систем» но пока пусть будет отдельно. Аутоимунные болячки могут разьедать кожу, тем самым открывая пути которые открывали бы в основном повреждения.</text:p>
          </table:table-cell>
          <table:table-cell table:number-columns-repeated="16381" table:style-name="ce1"/>
        </table:table-row>
        <table:table-row table:style-name="ro3">
          <table:table-cell office:value-type="string" table:style-name="ce1">
            <text:p>Микробы всего организма (?)</text:p>
          </table:table-cell>
          <table:table-cell office:value-type="float" office:value="25" table:style-name="ce1">
            <text:p>25</text:p>
          </table:table-cell>
          <table:table-cell office:value-type="string" table:style-name="ce1">
            <text:p>стафилококи, стрептококи, менингококи, клебсиелла, разные виды кишечных палочек… я не знал куда их отнести… контактные они или системные… или они являются проблемами других систем (ЖКТ и т. д.). Может некоторые контактные а некоторые — всего тела. Потому в контактных тоже сделал +2. Оййопрст стрептококи это местные… Они вызывают например заеды. Типа заеды у меня в детстве были от того что я питался не дома, а в столовках нормально не мыли ложки. ФУУУУ. Щас бы я точно не пошёл в детскую столовку жрать их ложками. Бля щас блевану. Сполоснули и дали мне. С микробами. Это контактное короче. Хотя может стафилококи бывают разные. Может одни чисто кожные, а другие влияют на весь организм. Много чего вызывают стрептококи. По коже. Т.е. кожа и стрептококи связаны постоянно. Риск есть всегда. А последствия всегда плачевны. Даже вроде как целюлит это одно из последствий стрептококов. Но стрептококи бывают не только кожные. Бывают внутри организма (и всё равно давать эффект на кожу).</text:p>
          </table:table-cell>
          <table:table-cell table:number-columns-repeated="16381" table:style-name="ce1"/>
        </table:table-row>
        <table:table-row table:style-name="ro3">
          <table:table-cell office:value-type="string" table:style-name="ce1">
            <text:p>Укусы заражённых животных</text:p>
          </table:table-cell>
          <table:table-cell office:value-type="float" office:value="23" table:style-name="ce1">
            <text:p>23</text:p>
          </table:table-cell>
          <table:table-cell office:value-type="string" table:style-name="ce1">
            <text:p>значит вопрос в чём. Суто Яды от укусов я рассмотрел отдельно. Но тут вопрос в том, что например комар или паук может быть заражён паразитами (лишая и прочих болезней). И эти паразиты вместе с его укусом попадают в кожу и кожа превращается в дырку. Т.е. микробы от укусов комаров, крыс, даже человека (помнишь есть такая хрень что во рту больше микробов чем в канализации).И таких видов болезней (передающихся вместе с укусом) — много. Одних только лишаёв 20 видов. Я сразу внёс 20 одним махом. Не знаю, верно я делаю или нет. Вообще не знаю, правильно ли я делаю что каждый вид проблемы делаю отдельно. Может потом отрефакторю всё в один пункт «укусы». А может и укусы станут одним из подвидов «повреждения».Особенно этот пункт часто фигурирует в тропических странах. Там где все комары и крысы чем-то заражены. Т.е. в интернете в основном фотки бедных негров у которых укус разнесло так что в ноге дырка. А может отнесу это к «паразитам». Потому что одноклеточные паразиты это тоже паразиты. И неважно что они меньше чем вши. Хотя знаешь меня напрягает что я кидаю в одну цифру как «род» так и подвиды (количество бактерий например). Т.е. по хорошему надо провести точную статистику, СКОЛЬКО болело ОТ КАЖДОГО ВИДА БАКТЕРИЙ, и какие были симптомы и последствия. Но такой анализ займёт годы. Тем более что я не знаю где брать эту статистику учитывая что в истории многие люди лечились походами к гадалкам, а многие и сегодня лечатся дома. Кстати. Я это внёс уже в «вирусы».</text:p>
          </table:table-cell>
          <table:table-cell table:number-columns-repeated="16381" table:style-name="ce1"/>
        </table:table-row>
        <table:table-row table:style-name="ro3">
          <table:table-cell office:value-type="string" table:style-name="ce1">
            <text:p>Генетические факторы риска / предрасположенности</text:p>
          </table:table-cell>
          <table:table-cell office:value-type="float" office:value="23" table:style-name="ce1">
            <text:p>23</text:p>
          </table:table-cell>
          <table:table-cell office:value-type="string" table:style-name="ce1">
            <text:p>Розовые веснушки, белая кожа, сухая кожа, светлые (голубые) глаза, светлые волосы. Чем темнее природный цвет кожи тем меньше риск.У негров например меланомы почти не бывает. Есть даже шкала для родинок ABCDE (размытость, меняются края, растёт, пухнет, чешется). Мол если всё совпало то иди к дерматологу. На англ. Сайте википедии даже указывают названия генов, которые соответствуют той или иной группе риска. Или как следствие других генетических болезней (когда предрасположенность к не-кожной болезни вызывает кожные последствия). Сухая кожа например может породить лишай (такое типа покраснение точками), либо может начать трескаться и отшелушиваться (что породит заусенцы на ногтях), либо в трещинки в коже могут попадать бактерии (что даст разного рода воспаления в разных участках). Надо мазать руки и места с тонкой кожей увлажнителями. Против сухой кожи вроде как помогают кремы содержащие мочевину. А так же ванны, вазилин… Но с другой стороны, чем выше пигментация тем выше риск других болезней (характерных темнокожим — типа келоидных рубцов). Иногда генетически состав кожи может быть такой, что это в жизни будет часто вызывать вростания ногтей (чё-то там с избытком мягких подкожных тканей).</text:p>
          </table:table-cell>
          <table:table-cell table:number-columns-repeated="16381" table:style-name="ce1"/>
        </table:table-row>
        <table:table-row table:style-name="ro3">
          <table:table-cell office:value-type="string" table:style-name="ce1">
            <text:p>Стресс (психоэмоциональные нагрузки, стыд, гнев, оргазм, внушение, тревога — при чём как «образ жизни»)</text:p>
          </table:table-cell>
          <table:table-cell office:value-type="float" office:value="21" table:style-name="ce1">
            <text:p>21</text:p>
          </table:table-cell>
          <table:table-cell office:value-type="string" table:style-name="ce1">
            <text:p>Особенно дающий активизированные надпочечники… адреналин, злость, страх и т. д. Кстати стресс часто порождает умственные расстройства.</text:p>
          </table:table-cell>
          <table:table-cell table:number-columns-repeated="16381" table:style-name="ce1"/>
        </table:table-row>
        <table:table-row table:style-name="ro3">
          <table:table-cell office:value-type="string" table:style-name="ce1">
            <text:p>Системные инфекции (т. е. Вирус — но не кожный).</text:p>
          </table:table-cell>
          <table:table-cell office:value-type="float" office:value="19" table:style-name="ce1">
            <text:p>19</text:p>
          </table:table-cell>
          <table:table-cell office:value-type="string" table:style-name="ce1">
            <text:p>сифилис, пневмония, малярия, туберкулёз (как внутренний так и внешний — т. е. Туберкулёз кожи, слизистых, лимфоузлов и т. п. - которые раньше называли «золотуха»)…палочка Коха (возбудитель туберкулёза… где осядет в организме там и размножится)…Т.е. туберкулёз любой части тела может дать эффект на кожу, но туберкулёз кожи превращает кожу шеи в решето из язв опухолей и прыщей… серьёзная херня. Короче грязь это жуткая мерзость. Оно ещё и не только кожу атакует. Типа с кожи начинается, а потом оно может заразить лимфоузлы, кости… Разлагается короче пол организма. Зараза которая <text:s/>требует многих факторов чтоб она закрепилась в организме, но если уже закрепилась то всё, пиздец. Ещё и шрамы оставит. И эту хрень побороли только щас, Нормальной санитарией в мире. в начале 2000х. Ещё 30 лет назад люди довольно серьёзно за неё переживали. А три тысячи лет её лечили молитвой и благословлениями (есть короче фотки всяких королей которые «волшебным прикладыванием рук» говорят людям «исцелись». Хотя это бактерия. Тут ещё какие-то африканские болезни которых я не слышал — трепонемы, бджель, пинта… хз.</text:p>
          </table:table-cell>
          <table:table-cell table:number-columns-repeated="16381" table:style-name="ce1"/>
        </table:table-row>
        <table:table-row table:style-name="ro3">
          <table:table-cell office:value-type="string" table:style-name="ce1">
            <text:p>Промышленные и бытовые химические средства (в т.ч. в прошлом)</text:p>
          </table:table-cell>
          <table:table-cell office:value-type="float" office:value="18" table:style-name="ce1">
            <text:p>18</text:p>
          </table:table-cell>
          <table:table-cell office:value-type="string" table:style-name="ce1">
            <text:p>(тот же 3М клей попадающий на кожу, или изопропиловый спирт которым ты дышишь и моешь всё подряд, растворители, жидкости для работы по металлу, латекс, киросин, этиловые соединения, бумага, чернила для принтеров). К бытовым можно отнести стиральные порошки, отбеливатели, средства мытья посуды, моющие средства для пола, для плиты, для дома. Мыло…антисептики. Щелочные моющие средства.</text:p>
          </table:table-cell>
          <table:table-cell table:number-columns-repeated="16381" table:style-name="ce1"/>
        </table:table-row>
        <table:table-row table:style-name="ro3">
          <table:table-cell office:value-type="string" table:style-name="ce1">
            <text:p>Химические вещества и реактивы</text:p>
          </table:table-cell>
          <table:table-cell office:value-type="float" office:value="17" table:style-name="ce1">
            <text:p>17</text:p>
          </table:table-cell>
          <table:table-cell office:value-type="string" table:style-name="ce1">
            <text:p>т. е. Канцерогены отдельно, а здесь речь о других типах, вызывающих пигментацию кожи например. Кислоты, щёлочи, боевые отравляющие вещества, <text:s/>Формальдегид… хз канцероген это или нет… Ещё сюда относят… контакт с тяжелыми металлами… хром, золото, никель… у некоторых людей этот контакт вызывает сыпь (ты это слышал… как кто-то золото не носит потому шо аллергия). Кислота которая могла разьесть ноготь и он после этого стал херово расти.</text:p>
          </table:table-cell>
          <table:table-cell table:number-columns-repeated="16381"/>
        </table:table-row>
        <table:table-row table:style-name="ro3">
          <table:table-cell office:value-type="string" table:style-name="ce1">
            <text:p>Гормональные сбои (в т.ч. из-за гормональных препаратов)</text:p>
          </table:table-cell>
          <table:table-cell office:value-type="float" office:value="17" table:style-name="ce1">
            <text:p>17</text:p>
          </table:table-cell>
          <table:table-cell office:value-type="string" table:style-name="ce1">
            <text:p>избыток тестостерона, противозачаточные таблетки (контрацептивы), нарушения щитовидки</text:p>
          </table:table-cell>
          <table:table-cell table:number-columns-repeated="16381"/>
        </table:table-row>
        <table:table-row table:style-name="ro3">
          <table:table-cell office:value-type="string" table:style-name="ce1">
            <text:p>Ультрафиолетовое излучение (всюду пишут 320-400нм, хотя по физике УФ это 10-400нм)</text:p>
          </table:table-cell>
          <table:table-cell office:value-type="float" office:value="16" table:style-name="ce1">
            <text:p>16</text:p>
          </table:table-cell>
          <table:table-cell office:value-type="string" table:style-name="ce1">
            <text:p>а ты блядь ходил в солярий 3 года. НИКОГДА БОЛЬШЕ ТАК НЕ РИСКУЙ. И… это… УФ иногда может превращать находящиеся на коже безопасные вещества в опасные (менять их хим. Состав). т. е. На теле может быть безопасная косметика которая под УФ лучами становится ядом. И некоторые соки растений которые усиливают чувствительность к УФ лучам. Есть целые роды растений которые повышают чувствительность кожи к УФ.</text:p>
          </table:table-cell>
          <table:table-cell table:number-columns-repeated="16381"/>
        </table:table-row>
        <table:table-row table:style-name="ro3">
          <table:table-cell office:value-type="string" table:style-name="ce1">
            <text:p>Солнце</text:p>
          </table:table-cell>
          <table:table-cell office:value-type="float" office:value="16" table:style-name="ce1">
            <text:p>16</text:p>
          </table:table-cell>
          <table:table-cell office:value-type="string" table:style-name="ce1">
            <text:p>(точнее его УФ спектр, можно обьединить с УФ)</text:p>
          </table:table-cell>
          <table:table-cell table:number-columns-repeated="16381"/>
        </table:table-row>
        <table:table-row table:style-name="ro3">
          <table:table-cell office:value-type="string" table:style-name="ce1">
            <text:p>Косметические и парфюмные средства</text:p>
          </table:table-cell>
          <table:table-cell office:value-type="float" office:value="15" table:style-name="ce1">
            <text:p>15</text:p>
          </table:table-cell>
          <table:table-cell office:value-type="string" table:style-name="ce1">
            <text:p>содержащие ланолин, парафин, и вообще что либо жирное — так как жир забивает поры и образовываются угри и прыщи. Есть специальные крема на которых написано «не вызывает акне» - и они без жира (на воде). Тем более кремы от загара. Некоторые из этих веществ могут создавать условия для тех или иных бактерий, хоть сами по себе могут быть безвредны (опять камень в воду кремов для загара).</text:p>
          </table:table-cell>
          <table:table-cell table:number-columns-repeated="16381"/>
        </table:table-row>
        <table:table-row table:style-name="ro3">
          <table:table-cell office:value-type="string" table:style-name="ce1">
            <text:p>Низкая температура (как разовая так и неоднократная — переохлаждение, обморожение)</text:p>
          </table:table-cell>
          <table:table-cell office:value-type="float" office:value="15" table:style-name="ce1">
            <text:p>15</text:p>
          </table:table-cell>
          <table:table-cell office:value-type="string" table:style-name="ce1">
            <text:p>обморожения, ветер, сквозняки… типа эти селюки с румянцами поверх загара — просто обмороженные… а не «здоровые»… помнишь? Как у Жагаляка было. Когда рожа сельская — отличаешь её по розовому оттенку поверх загорелого. Ты спрашивал что это. Вот что. Сельские дикие нецивилизованные условия. Обветренная кожа. Сюда же зима и холодный климат наверно.</text:p>
          </table:table-cell>
          <table:table-cell table:number-columns-repeated="16381"/>
        </table:table-row>
        <table:table-row table:style-name="ro3">
          <table:table-cell office:value-type="string" table:style-name="ce1">
            <text:p>Потение</text:p>
          </table:table-cell>
          <table:table-cell office:value-type="float" office:value="12" table:style-name="ce1">
            <text:p>12</text:p>
          </table:table-cell>
          <table:table-cell office:value-type="string" table:style-name="ce1">
            <text:p>короче. Выношу его отдельно. Потение как от тепла так и от лихорадки, спорта, согревающих компрессов, бани, диабета, ожирения. Посмотри потом где оно упоминалось. Пиздец. Потоотделение уже было отдельно. Дважды вынес.</text:p>
          </table:table-cell>
          <table:table-cell table:number-columns-repeated="16381"/>
        </table:table-row>
        <table:table-row table:style-name="ro3">
          <table:table-cell office:value-type="string" table:style-name="ce1">
            <text:p>Приклонный возраст (после 50ти)</text:p>
          </table:table-cell>
          <table:table-cell office:value-type="float" office:value="11" table:style-name="ce1">
            <text:p>11</text:p>
          </table:table-cell>
          <table:table-cell office:value-type="string" table:style-name="ce1">
            <text:p>1% из этой цифры — 40+</text:p>
          </table:table-cell>
          <table:table-cell table:number-columns-repeated="16381"/>
        </table:table-row>
        <table:table-row table:style-name="ro3">
          <table:table-cell office:value-type="string" table:style-name="ce1">
            <text:p>Высокая температура (но не обжигающая…)</text:p>
          </table:table-cell>
          <table:table-cell office:value-type="float" office:value="11" table:style-name="ce1">
            <text:p>11</text:p>
          </table:table-cell>
          <table:table-cell office:value-type="string" table:style-name="ce1">
            <text:p>как сама по себе — тепловое повреждение, так и смежные эффекты — например потоотделение которое создаёт условия для бактерий. Т.е. человек может иметь постоянно на коже какие-то микроорганизмы, но они не вызывают проблем. Но как только человек засидится в жарком климате эти бактерии начинают размножаться быстрее чем организм может их вывести и получается сыпь или типа того. Сюда же отношу ситуации, когда человек одет слишком тепло (свитер летом). Горячий душ сюда же.</text:p>
          </table:table-cell>
          <table:table-cell table:number-columns-repeated="16381"/>
        </table:table-row>
        <table:table-row table:style-name="ro3">
          <table:table-cell office:value-type="string" table:style-name="ce1">
            <text:p>Нехватка тех или иных витаминов и веществ (авитаминоз)</text:p>
          </table:table-cell>
          <table:table-cell office:value-type="float" office:value="10" table:style-name="ce1">
            <text:p>10</text:p>
          </table:table-cell>
          <table:table-cell office:value-type="string" table:style-name="ce1">
            <text:p>в т.ч. железа, бета-каротина, витамина В2, витамина А, цинка, протеина, альфа-1-антитрипсин</text:p>
          </table:table-cell>
          <table:table-cell table:number-columns-repeated="16381"/>
        </table:table-row>
        <table:table-row table:style-name="ro3">
          <table:table-cell office:value-type="string" table:style-name="ce1">
            <text:p>Диабет (вынес их «системных», пусть будет отдельно)</text:p>
          </table:table-cell>
          <table:table-cell office:value-type="float" office:value="10" table:style-name="ce1">
            <text:p>10</text:p>
          </table:table-cell>
          <table:table-cell office:value-type="string" table:style-name="ce1">
            <text:p>(кстати тут впервые всплыл несахарный диабет)</text:p>
          </table:table-cell>
          <table:table-cell table:number-columns-repeated="16381"/>
        </table:table-row>
        <table:table-row table:style-name="ro3">
          <table:table-cell office:value-type="string" table:style-name="ce1">
            <text:p>Беременность (в т.ч. в прошлом)</text:p>
          </table:table-cell>
          <table:table-cell office:value-type="float" office:value="10" table:style-name="ce1">
            <text:p>10</text:p>
          </table:table-cell>
          <table:table-cell office:value-type="string" table:style-name="ce1">
            <text:p>Вынес её отдельно от «периодов гормональной активности» потому что беременность и рождение могут дать последствия для кожи даже через 3-6 месяцев после рождение.).</text:p>
          </table:table-cell>
          <table:table-cell table:number-columns-repeated="16381"/>
        </table:table-row>
        <table:table-row table:style-name="ro3">
          <table:table-cell office:value-type="string" table:style-name="ce1">
            <text:p>Рак</text:p>
          </table:table-cell>
          <table:table-cell office:value-type="float" office:value="10" table:style-name="ce1">
            <text:p>10</text:p>
          </table:table-cell>
          <table:table-cell office:value-type="string" table:style-name="ce1">
            <text:p>т. е. Рак может вызвать смежные не раковые болячки кожи. т. е. Даже если это рак лимфы или крови… то он может дать на кожу абсолютно разные виды болезней. А если лейкемия то она может вообще весь организм сьесть.</text:p>
          </table:table-cell>
          <table:table-cell table:number-columns-repeated="16381"/>
        </table:table-row>
        <table:table-row table:style-name="ro3">
          <table:table-cell office:value-type="string" table:style-name="ce1">
            <text:p>Гормональные лекарства</text:p>
          </table:table-cell>
          <table:table-cell office:value-type="float" office:value="10" table:style-name="ce1">
            <text:p>10</text:p>
          </table:table-cell>
          <table:table-cell office:value-type="string" table:style-name="ce1">
            <text:p>сука. Не выносил не выносил а оно снова и снова всплывает. Короче. Гормональные лекарства это тоже лекарства… Но гормональные…</text:p>
          </table:table-cell>
          <table:table-cell table:number-columns-repeated="16381"/>
        </table:table-row>
        <table:table-row table:style-name="ro3">
          <table:table-cell office:value-type="string" table:style-name="ce1">
            <text:p>Паразиты (Вши, Клещи и др.)</text:p>
          </table:table-cell>
          <table:table-cell office:value-type="float" office:value="9" table:style-name="ce1">
            <text:p>9</text:p>
          </table:table-cell>
          <table:table-cell office:value-type="string" table:style-name="ce1">
            <text:p>укусы вшей уже были в разделе «яды». Но… их жизнь приносит ряд других проблем для кожи головы, не связанная с ядами. Они ж там влазят в голову вроде и т. д.. Паразиты бывают и микроскопические. Даже их движение по коже может вызывать «чесотку» (они могут и В коже передвигаться).</text:p>
          </table:table-cell>
          <table:table-cell table:number-columns-repeated="16381"/>
        </table:table-row>
        <table:table-row table:style-name="ro3">
          <table:table-cell office:value-type="string" table:style-name="ce1">
            <text:p>Ослабление иммунитета</text:p>
          </table:table-cell>
          <table:table-cell office:value-type="float" office:value="9" table:style-name="ce1">
            <text:p>9</text:p>
          </table:table-cell>
          <table:table-cell office:value-type="string" table:style-name="ce1">
            <text:p>независимо от причины — наверно сюда отнесём все виды ослабления — на фоне эмоций, на фоне болезни и т. п. И вообще. Это то же что сказать «проблемы другой системы» (имунной). Иногда вирусы в организме висят постоянно, но на коже проявляются только в моменты ослабленной имунной системы (герпес, оспа…)</text:p>
          </table:table-cell>
          <table:table-cell table:number-columns-repeated="16381"/>
        </table:table-row>
        <table:table-row table:style-name="ro2">
          <table:table-cell office:value-type="string" table:style-name="ce1">
            <text:p>Умственные расстройства</text:p>
          </table:table-cell>
          <table:table-cell office:value-type="float" office:value="8" table:style-name="ce1">
            <text:p>8</text:p>
          </table:table-cell>
          <table:table-cell office:value-type="string" table:style-name="ce1">
            <text:p>Короче. Есть целый ряд умственных проблем, которые связаны с самовредительством. Я всё пытался втулить их в «повреждения», но повреждение это последствие. А расстройство — причина. Т.е. есть люди которые грызут ногти. Есть люди которые вырывают волосы постоянно. Есть люди которые жгут себе руки. Есть люди которые чешут себе все части тела пока кровь не пойдёт. Всё это есть. Т.е. да, некоторые вещи бывают оправданы (как то чесание может быть симптомом глистов, в то время как лечат его от умственных расстройств, как меня лечили от психосоматики успокоительным а не обьяснением с медицинской точки зрения что было…. Т.е. когда я СО2 отравился и у меня были панические атаки как у утопленника, а меня лечили барбовалом а не обьяснением химии. Короче. Я сейчас пытаюсь оправдать ожог руки. Но бывают люди которые делают это на автоматизме. Так же и с рукой. Бывало оправдано. А потом когда стало «на автомате и это не кончится» я пошёл туда где помогут. Бывает люди тыкают в себя иголки, ковыряют пинцетами или щипцами (прыщики и т. п.). Т.е. касаются пальцами, и у них появляется «обсессивно компульсивная» мысль «всковырнуть» (будь то ногтями, предметом и т. п.). И ковыряют. И заносят инфекции. Но опять таки. Бывает что это психология (галлюцинации что их муравьи кусают), а бывает (как у меня было) что нехватка витамина Б12 или Б15 не помню — вызывает точно те же ощущения (что по тебе пауки бегают). Кстати я тут вспомнил… о Фазе… И помнишь какие ощущения у тебя были во время эпилепсии? Как будто тебя бесконтрольно кидало и крутило по комнате. Хотя на деле этого не было. Т.е. замыкание в мозгах. Фух блядь вспомнил и аж стрёмно стало. Причины тех или иных УМСТВЕННЫХ расстройств выходят за рамки анатомии наверно (кого-то щимили в детстве, у кого-то изнасилование). Но надо их рассмотреть.<text:s/><text:span text:style-name="T4">Надо обьединить с психическими расстройствами (одно и то же).<text:s/></text:span>Я хотел дописть сюда ещё случаи когда люди вредят себе (наносят ожоги и т. п.) даже если для этого у них есть какая-то «цель» (как им кажется). Обычно это результат глубоких психозов. Т.е. девчонка может наносить себе шрамы потому что думает что тогда её не будут насиловать. Типа того. Патомимия называется. И такие шрамы обычно повторяются до тех пор пока психиатр не вылечит человека (не поможет выбраться из этой херни). Кто-то даже скажет что «давить прыщи» это тоже патомимия (хотя я теперь думаю так и есть).</text:p>
          </table:table-cell>
          <table:table-cell table:number-columns-repeated="16381"/>
        </table:table-row>
        <table:table-row table:style-name="ro3">
          <table:table-cell office:value-type="string" table:style-name="ce1">
            <text:p>женский пол</text:p>
          </table:table-cell>
          <table:table-cell office:value-type="float" office:value="8" table:style-name="ce1">
            <text:p>8</text:p>
          </table:table-cell>
          <table:table-cell table:number-columns-repeated="16382" table:style-name="ce1"/>
        </table:table-row>
        <table:table-row table:style-name="ro3">
          <table:table-cell office:value-type="string" table:style-name="ce1">
            <text:p>Ионизирующее излучение (радиация)</text:p>
          </table:table-cell>
          <table:table-cell office:value-type="float" office:value="8" table:style-name="ce1">
            <text:p>8</text:p>
          </table:table-cell>
          <table:table-cell office:value-type="string" table:style-name="ce1">
            <text:p>я тут узнал… волосы работают циклами… фаза «роста» (фоликула выходит наружу дабы дать рост волосу) и фаза покоя (когда волос вырос до нужной длины, фоликула прячется глубже в кожу в целях самозащиты). И короче вопрос в том что быстрые изменения внешней среды (типа резкого скачка радиации или химического ожога) не дают фуликуле спрятаться. И ещё нюанс… Радиация иногда идёт принудительная (например если речьо лечении рака радиацией). И… Это… Иногда ещё период роста может перейти в период защиты до того как выростет волос (например в старости…).</text:p>
          </table:table-cell>
          <table:table-cell table:number-columns-repeated="16381"/>
        </table:table-row>
        <table:table-row table:style-name="ro3">
          <table:table-cell office:value-type="string" table:style-name="ce1">
            <text:p>Ожирение</text:p>
          </table:table-cell>
          <table:table-cell office:value-type="float" office:value="8" table:style-name="ce1">
            <text:p>8</text:p>
          </table:table-cell>
          <table:table-cell office:value-type="string" table:style-name="ce1">
            <text:p>(типа каждая складка это риск получить заражение кожи)</text:p>
          </table:table-cell>
          <table:table-cell table:number-columns-repeated="16381"/>
        </table:table-row>
        <table:table-row table:style-name="ro3">
          <table:table-cell office:value-type="string" table:style-name="ce1">
            <text:p>Повышенная Гормональная активность</text:p>
          </table:table-cell>
          <table:table-cell office:value-type="float" office:value="7" table:style-name="ce1">
            <text:p>7</text:p>
          </table:table-cell>
          <table:table-cell office:value-type="string" table:style-name="ce1">
            <text:p>половое созревание, пубертанный период, переходный возраст. Беременность я вынес отдельно.</text:p>
          </table:table-cell>
          <table:table-cell table:number-columns-repeated="16381"/>
        </table:table-row>
        <table:table-row table:style-name="ro3">
          <table:table-cell office:value-type="string" table:style-name="ce1">
            <text:p>Потовыделение</text:p>
          </table:table-cell>
          <table:table-cell office:value-type="float" office:value="6" table:style-name="ce1">
            <text:p>6</text:p>
          </table:table-cell>
          <table:table-cell office:value-type="string" table:style-name="ce1">
            <text:p>«излишнее потовыделение» вынесено в «другие проблемы кожи». Но тут речь что любое потовыделение это риск заработать раздражения и инфекцию. Например во время спорта, душа, стресса, или пребывания в жарких условиях.</text:p>
          </table:table-cell>
          <table:table-cell table:number-columns-repeated="16381"/>
        </table:table-row>
        <table:table-row table:style-name="ro3">
          <table:table-cell office:value-type="string" table:style-name="ce1">
            <text:p>Курение (табачный дым)</text:p>
          </table:table-cell>
          <table:table-cell office:value-type="float" office:value="6" table:style-name="ce1">
            <text:p>6</text:p>
          </table:table-cell>
          <table:table-cell table:number-columns-repeated="16382" table:style-name="ce1"/>
        </table:table-row>
        <table:table-row table:style-name="ro3">
          <table:table-cell office:value-type="string" table:style-name="ce1">
            <text:p>Нарушения метаболизма (обмена веществ)</text:p>
          </table:table-cell>
          <table:table-cell office:value-type="float" office:value="6" table:style-name="ce1">
            <text:p>6</text:p>
          </table:table-cell>
          <table:table-cell office:value-type="string" table:style-name="ce1">
            <text:p>внутри кожи… но в других сферах я под этим клеймом обьединил диабет и прочие системные болячки. Кстати я тут подумал… вспомнил как сахар влияет на организм… как он говорит сытым клеткам что они голодные… Это ж подкашивает основу основ. Обмен веществ. Кошмар.</text:p>
          </table:table-cell>
          <table:table-cell table:number-columns-repeated="16381"/>
        </table:table-row>
        <table:table-row table:style-name="ro3">
          <table:table-cell office:value-type="string" table:style-name="ce1">
            <text:p>Очень высокая температура (обжигающая, вызывающая ожоги)</text:p>
          </table:table-cell>
          <table:table-cell office:value-type="float" office:value="6" table:style-name="ce1">
            <text:p>6</text:p>
          </table:table-cell>
          <table:table-cell table:number-columns-repeated="16382" table:style-name="ce1"/>
        </table:table-row>
        <table:table-row table:style-name="ro3">
          <table:table-cell office:value-type="string" table:style-name="ce1">
            <text:p>Тестостерон («мужской гормон»)</text:p>
          </table:table-cell>
          <table:table-cell office:value-type="float" office:value="5" table:style-name="ce1">
            <text:p>5</text:p>
          </table:table-cell>
          <table:table-cell office:value-type="string" table:style-name="ce1">
            <text:p>я внёс это уже в «гормоны», в «мужской пол», в «гормональные сбои». Суть в чём. Сам по себе этот гормон вызывает облысение. Чем его в организме больше тем дальше идёт облысение. Например при кастрации облысение стабилизируется. А при уколах «мужских гормонов» кастрированным облысение возобновляется. Есть ещё нюанс (по мимо других эффектов) в том что истончается кожа (поры стают тоньше). Но я хз как это записать. Сужение пор наверно вынесу. Ещё одним доказательством является когда у баб эстерогеновые болячки и им колят мужской гормон, и волосы истончаются. Т.е. их последствия могут лечить тем что вколят чуваку женские гормоны.</text:p>
          </table:table-cell>
          <table:table-cell table:number-columns-repeated="16381"/>
        </table:table-row>
        <table:table-row table:style-name="ro3">
          <table:table-cell office:value-type="string" table:style-name="ce1">
            <text:p>Тяжёлые наркотики (кокаин, метамфитамин)</text:p>
          </table:table-cell>
          <table:table-cell office:value-type="float" office:value="5" table:style-name="ce1">
            <text:p>5</text:p>
          </table:table-cell>
          <table:table-cell office:value-type="string" table:style-name="ce1">
            <text:p>иногда от них экземы, а иногда они вызывают чувства что «что-то бегает у тебя под кожей» и люди пытаются это расковырять.</text:p>
          </table:table-cell>
          <table:table-cell table:number-columns-repeated="16381"/>
        </table:table-row>
        <table:table-row table:style-name="ro3">
          <table:table-cell office:value-type="string" table:style-name="ce1">
            <text:p>Внешняя среда (токсины в еде, загрязнители, климат)</text:p>
          </table:table-cell>
          <table:table-cell office:value-type="float" office:value="5" table:style-name="ce1">
            <text:p>5</text:p>
          </table:table-cell>
          <table:table-cell office:value-type="string" table:style-name="ce1">
            <text:p>по сути это те же токсины (будь то контактные или системные). Но… <text:s/>вынес отдельно.</text:p>
          </table:table-cell>
          <table:table-cell table:number-columns-repeated="16381"/>
        </table:table-row>
        <table:table-row table:style-name="ro3">
          <table:table-cell office:value-type="string" table:style-name="ce1">
            <text:p>Мужской пол</text:p>
          </table:table-cell>
          <table:table-cell office:value-type="float" office:value="5" table:style-name="ce1">
            <text:p>5</text:p>
          </table:table-cell>
          <table:table-cell table:number-columns-repeated="16382" table:style-name="ce1"/>
        </table:table-row>
        <table:table-row table:style-name="ro3">
          <table:table-cell office:value-type="string" table:style-name="ce1">
            <text:p>ВИЧ / СПИД</text:p>
          </table:table-cell>
          <table:table-cell office:value-type="float" office:value="5" table:style-name="ce1">
            <text:p>5</text:p>
          </table:table-cell>
          <table:table-cell office:value-type="string" table:style-name="ce1">
            <text:p>Тоже … можно отнести к системным болезням но пока пустьбудет отдельно. Хотя все причины связаны с ослаблением иммунитета.</text:p>
          </table:table-cell>
          <table:table-cell table:number-columns-repeated="16381"/>
        </table:table-row>
        <table:table-row table:style-name="ro3">
          <table:table-cell office:value-type="string" table:style-name="ce1">
            <text:p>Алкоголизм</text:p>
          </table:table-cell>
          <table:table-cell office:value-type="float" office:value="5" table:style-name="ce1">
            <text:p>5</text:p>
          </table:table-cell>
          <table:table-cell table:number-columns-repeated="16382" table:style-name="ce1"/>
        </table:table-row>
        <table:table-row table:style-name="ro3">
          <table:table-cell office:value-type="string" table:style-name="ce1">
            <text:p>Истощение</text:p>
          </table:table-cell>
          <table:table-cell office:value-type="float" office:value="5" table:style-name="ce1">
            <text:p>5</text:p>
          </table:table-cell>
          <table:table-cell office:value-type="string" table:style-name="ce1">
            <text:p>тут уже было «истощающие болезни», было «стресс»… короче. Надо отрефакторить. Беременность тоже вызывает истощение..</text:p>
          </table:table-cell>
          <table:table-cell table:number-columns-repeated="16381"/>
        </table:table-row>
        <table:table-row table:style-name="ro3">
          <table:table-cell office:value-type="string" table:style-name="ce1">
            <text:p>Канцерогенные вещества (попавшие на кожу) (в т.ч. в прошлом)</text:p>
          </table:table-cell>
          <table:table-cell office:value-type="float" office:value="4" table:style-name="ce1">
            <text:p>4</text:p>
          </table:table-cell>
          <table:table-cell office:value-type="string" table:style-name="ce1">
            <text:p>мышьяк, смолы, дёготь, сажа, красители (всегда защитный костюм носи когда работаешь с химией) Красители вынесу наверно. - они могут быть не только нанесены «по ошибке» но могут быть частью лекарства или на производстве.</text:p>
          </table:table-cell>
          <table:table-cell table:number-columns-repeated="16381"/>
        </table:table-row>
        <table:table-row table:style-name="ro3">
          <table:table-cell office:value-type="string" table:style-name="ce1">
            <text:p>Токсин</text:p>
          </table:table-cell>
          <table:table-cell office:value-type="float" office:value="4" table:style-name="ce1">
            <text:p>4</text:p>
          </table:table-cell>
          <table:table-cell office:value-type="string" table:style-name="ce1">
            <text:p>(арсен, свинец, ртуть, я знаю это было в «внешняя среда», и по сути это — химическое вещество. Но пусть будет отдельно пока.</text:p>
          </table:table-cell>
          <table:table-cell table:number-columns-repeated="16381"/>
        </table:table-row>
        <table:table-row table:style-name="ro3">
          <table:table-cell office:value-type="string" table:style-name="ce1">
            <text:p>Операции</text:p>
          </table:table-cell>
          <table:table-cell office:value-type="float" office:value="4" table:style-name="ce1">
            <text:p>4</text:p>
          </table:table-cell>
          <table:table-cell office:value-type="string" table:style-name="ce1">
            <text:p>радует что сегодня операции мало инфекций заносят. Больницы стирильные по миру сегодня. Чище чем улица по крайней мере.</text:p>
          </table:table-cell>
          <table:table-cell table:number-columns-repeated="16381"/>
        </table:table-row>
        <table:table-row table:style-name="ro3">
          <table:table-cell office:value-type="string" table:style-name="ce1">
            <text:p>Плохое питание / Нездоровое питание</text:p>
          </table:table-cell>
          <table:table-cell office:value-type="float" office:value="4" table:style-name="ce1">
            <text:p>4</text:p>
          </table:table-cell>
          <table:table-cell office:value-type="string" table:style-name="ce1">
            <text:p>если питаться одной морковкой с конфетами — то организму не хватит необходимых ему витаминов. И НИКОГДА больше не голодай по своей воле. Хватит с меня такого «здоровья». Да, я могу питаться 2 недели водой. Но это вполне может дать осложнения даже через много лет после того как я начал снова нормально есть. Никогда не делай из себя подопытную крысу. На это и есть выборки из добровольцев.</text:p>
          </table:table-cell>
          <table:table-cell table:number-columns-repeated="16381"/>
        </table:table-row>
        <table:table-row table:style-name="ro3">
          <table:table-cell office:value-type="string" table:style-name="ce1">
            <text:p>Родимые пятна</text:p>
          </table:table-cell>
          <table:table-cell office:value-type="float" office:value="3" table:style-name="ce1">
            <text:p>3</text:p>
          </table:table-cell>
          <table:table-cell office:value-type="string" table:style-name="ce1">
            <text:p>Оно было в генетических, но я вынес отдельно потому что часто упоминают отдельно). Потом решу обьединять или нет. Каждое родимое пятно — риск, когда их куча — риск выше.</text:p>
          </table:table-cell>
          <table:table-cell table:number-columns-repeated="16381"/>
        </table:table-row>
        <table:table-row table:style-name="ro3">
          <table:table-cell office:value-type="string" table:style-name="ce1">
            <text:p>Менструация</text:p>
          </table:table-cell>
          <table:table-cell office:value-type="float" office:value="3" table:style-name="ce1">
            <text:p>3</text:p>
          </table:table-cell>
          <table:table-cell table:number-columns-repeated="16382" table:style-name="ce1"/>
        </table:table-row>
        <table:table-row table:style-name="ro3">
          <table:table-cell office:value-type="string" table:style-name="ce1">
            <text:p>Химиотерапия</text:p>
          </table:table-cell>
          <table:table-cell office:value-type="float" office:value="3" table:style-name="ce1">
            <text:p>3</text:p>
          </table:table-cell>
          <table:table-cell office:value-type="string" table:style-name="ce1">
            <text:p>отнёс бы к лекарствам но пусть пока будет</text:p>
          </table:table-cell>
          <table:table-cell table:number-columns-repeated="16381"/>
        </table:table-row>
        <table:table-row table:style-name="ro3">
          <table:table-cell office:value-type="string" table:style-name="ce1">
            <text:p>Психическое расстройство</text:p>
          </table:table-cell>
          <table:table-cell office:value-type="float" office:value="3" table:style-name="ce1">
            <text:p>3</text:p>
          </table:table-cell>
          <table:table-cell office:value-type="string" table:style-name="ce1">
            <text:p>вынес таки отдельно. Речь о порывах чесаться, и порывах рвать себе волосы. В рвании волос оно упомянуто бегло, но я так вижу что надо внести это отдельно.</text:p>
          </table:table-cell>
          <table:table-cell table:number-columns-repeated="16381"/>
        </table:table-row>
        <table:table-row table:style-name="ro3">
          <table:table-cell office:value-type="string" table:style-name="ce1">
            <text:p>Внезапные интенсивные длительные нагрузки (напр. Jogging)</text:p>
          </table:table-cell>
          <table:table-cell office:value-type="float" office:value="3" table:style-name="ce1">
            <text:p>3</text:p>
          </table:table-cell>
          <table:table-cell office:value-type="string" table:style-name="ce1">
            <text:p>например неподготовленный человек побежал марафон и его обсыпало… это может вполне вылиться в шок и даже смерть. В таких случаях. Есть те кого может так обсыпать только если марафон побежали сразу после еды.</text:p>
          </table:table-cell>
          <table:table-cell table:number-columns-repeated="16381"/>
        </table:table-row>
        <table:table-row table:style-name="ro3">
          <table:table-cell office:value-type="string" table:style-name="ce1">
            <text:p>Лекарства ослабляющие иммунитет (иммунодепресанты)</text:p>
          </table:table-cell>
          <table:table-cell office:value-type="float" office:value="3" table:style-name="ce1">
            <text:p>3</text:p>
          </table:table-cell>
          <table:table-cell table:number-columns-repeated="16382" table:style-name="ce1"/>
        </table:table-row>
        <table:table-row table:style-name="ro3">
          <table:table-cell office:value-type="string" table:style-name="ce1">
            <text:p>Пищевые добавки и витамины</text:p>
          </table:table-cell>
          <table:table-cell office:value-type="float" office:value="3" table:style-name="ce1">
            <text:p>3</text:p>
          </table:table-cell>
          <table:table-cell office:value-type="string" table:style-name="ce1">
            <text:p>избыток какого-то элемента… я и забыл за это… что если жрать всякие таблетки из молюсков то может быть сыпь. У меня даже было…</text:p>
          </table:table-cell>
          <table:table-cell table:number-columns-repeated="16381"/>
        </table:table-row>
        <table:table-row table:style-name="ro3">
          <table:table-cell office:value-type="string" table:style-name="ce1">
            <text:p>Красители (в т.ч. в прошлом)</text:p>
          </table:table-cell>
          <table:table-cell office:value-type="float" office:value="2" table:style-name="ce1">
            <text:p>2</text:p>
          </table:table-cell>
          <table:table-cell table:number-columns-repeated="16382" table:style-name="ce1"/>
        </table:table-row>
        <table:table-row table:style-name="ro3">
          <table:table-cell office:value-type="string" table:style-name="ce1">
            <text:p>Уменьшение притока кислорода</text:p>
          </table:table-cell>
          <table:table-cell office:value-type="float" office:value="2" table:style-name="ce1">
            <text:p>2</text:p>
          </table:table-cell>
          <table:table-cell office:value-type="string" table:style-name="ce1">
            <text:p><text:span text:style-name="T3">(в т.ч. как сайд эффект тестостерона — наверно это можно описать как «другие проблемы кожи»</text:span>)</text:p>
          </table:table-cell>
          <table:table-cell table:number-columns-repeated="16381"/>
        </table:table-row>
        <table:table-row table:style-name="ro3">
          <table:table-cell office:value-type="string" table:style-name="ce1">
            <text:p>Хронические заболевания</text:p>
          </table:table-cell>
          <table:table-cell office:value-type="float" office:value="2" table:style-name="ce1">
            <text:p>2</text:p>
          </table:table-cell>
          <table:table-cell office:value-type="string" table:style-name="ce1">
            <text:p>Тут могут быть истощающие системные… А могут быть длительные язвы (когда есть длительное раздражении на кожи которое аж начинает вызывать перманентное облысение этого участка)</text:p>
          </table:table-cell>
          <table:table-cell table:number-columns-repeated="16381"/>
        </table:table-row>
        <table:table-row table:style-name="ro3">
          <table:table-cell office:value-type="string" table:style-name="ce1">
            <text:p>Отравления</text:p>
          </table:table-cell>
          <table:table-cell office:value-type="float" office:value="2" table:style-name="ce1">
            <text:p>2</text:p>
          </table:table-cell>
          <table:table-cell table:number-columns-repeated="16382" table:style-name="ce1"/>
        </table:table-row>
        <table:table-row table:style-name="ro3">
          <table:table-cell office:value-type="string" table:style-name="ce1">
            <text:p>Повышенная влажность</text:p>
          </table:table-cell>
          <table:table-cell office:value-type="float" office:value="2" table:style-name="ce1">
            <text:p>2</text:p>
          </table:table-cell>
          <table:table-cell table:number-columns-repeated="16382" table:style-name="ce1"/>
        </table:table-row>
        <table:table-row table:style-name="ro3">
          <table:table-cell office:value-type="string" table:style-name="ce1">
            <text:p>Электрический ток</text:p>
          </table:table-cell>
          <table:table-cell office:value-type="float" office:value="2" table:style-name="ce1">
            <text:p>2</text:p>
          </table:table-cell>
          <table:table-cell table:number-columns-repeated="16382" table:style-name="ce1"/>
        </table:table-row>
        <table:table-row table:style-name="ro3">
          <table:table-cell office:value-type="string" table:style-name="ce1">
            <text:p>Влажные складки (напр. Не высушивание складок после душа)</text:p>
          </table:table-cell>
          <table:table-cell office:value-type="float" office:value="2" table:style-name="ce1">
            <text:p>2</text:p>
          </table:table-cell>
          <table:table-cell office:value-type="string" table:style-name="ce1">
            <text:p>т. е. Опять таки. Неверный уход за собой.</text:p>
          </table:table-cell>
          <table:table-cell table:number-columns-repeated="16381"/>
        </table:table-row>
        <table:table-row table:style-name="ro3">
          <table:table-cell office:value-type="string" table:style-name="ce1">
            <text:p>Сидячий образ жизни</text:p>
          </table:table-cell>
          <table:table-cell office:value-type="float" office:value="2" table:style-name="ce1">
            <text:p>2</text:p>
          </table:table-cell>
          <table:table-cell office:value-type="string" table:style-name="ce1">
            <text:p>вызывает варикоз. А варикоз может переростать в язвы (а язвы соответственно в другие кожные хрени)</text:p>
          </table:table-cell>
          <table:table-cell table:number-columns-repeated="16381"/>
        </table:table-row>
        <table:table-row table:style-name="ro3">
          <table:table-cell office:value-type="string" table:style-name="ce1">
            <text:p>Татуировки</text:p>
          </table:table-cell>
          <table:table-cell office:value-type="float" office:value="2" table:style-name="ce1">
            <text:p>2</text:p>
          </table:table-cell>
          <table:table-cell office:value-type="string" table:style-name="ce1">
            <text:p>не было сказано природу — из-за инфекций это или само чернило. Хотя судя по категориям оно опасно в основном бактериями попадающими под кожу с иглой.</text:p>
          </table:table-cell>
          <table:table-cell table:number-columns-repeated="16381"/>
        </table:table-row>
        <table:table-row table:style-name="ro3">
          <table:table-cell office:value-type="string" table:style-name="ce1">
            <text:p>Видимый свет (400-800нм)</text:p>
          </table:table-cell>
          <table:table-cell office:value-type="float" office:value="2" table:style-name="ce1">
            <text:p>2</text:p>
          </table:table-cell>
          <table:table-cell office:value-type="string" table:style-name="ce1">
            <text:p>при длительном воздействии редко может вызывать воспаления и волдыри, даже если это не <text:s/>УФ.</text:p>
          </table:table-cell>
          <table:table-cell table:number-columns-repeated="16381"/>
        </table:table-row>
        <table:table-row table:style-name="ro3">
          <table:table-cell office:value-type="string" table:style-name="ce1">
            <text:p>Повышенное слюноотделение</text:p>
          </table:table-cell>
          <table:table-cell office:value-type="float" office:value="2" table:style-name="ce1">
            <text:p>2</text:p>
          </table:table-cell>
          <table:table-cell office:value-type="string" table:style-name="ce1">
            <text:p>… в тему влажности и жидкостей с бактериями.</text:p>
          </table:table-cell>
          <table:table-cell table:number-columns-repeated="16381"/>
        </table:table-row>
        <table:table-row table:style-name="ro3">
          <table:table-cell office:value-type="string" table:style-name="ce1">
            <text:p>Солнечные ожоги (в т.ч. в далёком прошлом)</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Жара</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Пониженная влажность</text:p>
          </table:table-cell>
          <table:table-cell office:value-type="float" office:value="1" table:style-name="ce1">
            <text:p>1</text:p>
          </table:table-cell>
          <table:table-cell office:value-type="string" table:style-name="ce1">
            <text:p>например от кондиционера воздуха</text:p>
          </table:table-cell>
          <table:table-cell table:number-columns-repeated="16381"/>
        </table:table-row>
        <table:table-row table:style-name="ro3">
          <table:table-cell office:value-type="string" table:style-name="ce1">
            <text:p>Повреждения сопровождающиеся воспалением</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Вещества которые вызывают аллергию (в т.ч. в прошлом)</text:p>
          </table:table-cell>
          <table:table-cell office:value-type="float" office:value="1" table:style-name="ce1">
            <text:p>1</text:p>
          </table:table-cell>
          <table:table-cell office:value-type="string" table:style-name="ce1">
            <text:p>я их все вынес отдельно, но тут оставил на всякий случай (так как вещества вызывающие аллергию это отдельная тема) — некоторые медикаменты, косметические и парфюмерные средства, краски, металлы, натуральные и искусственные полимеры, промышленные средства и т. д возможно стоит разбить.</text:p>
          </table:table-cell>
          <table:table-cell table:number-columns-repeated="16381"/>
        </table:table-row>
        <table:table-row table:style-name="ro3">
          <table:table-cell office:value-type="string" table:style-name="ce1">
            <text:p>Натуральные и искусственные полимеры (в т.ч. в прошлом)</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Металлы (в т.ч. в прошлом)</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Снижение кровотока к коже</text:p>
          </table:table-cell>
          <table:table-cell office:value-type="float" office:value="1" table:style-name="ce1">
            <text:p>1</text:p>
          </table:table-cell>
          <table:table-cell office:value-type="string" table:style-name="ce1">
            <text:p>(в т.ч. как сайд эффект тестостерона — наверно это можно описать как «другие проблемы кожи»)</text:p>
          </table:table-cell>
          <table:table-cell table:number-columns-repeated="16381"/>
        </table:table-row>
        <table:table-row table:style-name="ro3">
          <table:table-cell office:value-type="string" table:style-name="ce1">
            <text:p>Сужение пор</text:p>
          </table:table-cell>
          <table:table-cell office:value-type="float" office:value="1" table:style-name="ce1">
            <text:p>1</text:p>
          </table:table-cell>
          <table:table-cell office:value-type="string" table:style-name="ce1">
            <text:p><text:span text:style-name="T3">(в т.ч. как сайд эффект тестостерона и адреналина - наверно это можно описать как «другие проблемы кожи»</text:span>) - пиздец… поры сужаются-сужаются, и со временем заростают соединительной тканью… и уже в этом месте никогда не будет волос. Надо массажер купить для головы. Поры на затылке у мужчин в три раза больше чем поры на макушке. Потому и лысеют. Это типа один из эффектов тестостерона. Вроде как берут клинический лазер и водят им по волосам,и на слабой интенсивности это временно расширяет поры. Но не знаю какая надо длина волны, какая сила в джоулях и т. п. И какой вообще лазер.</text:p>
          </table:table-cell>
          <table:table-cell table:number-columns-repeated="16381"/>
        </table:table-row>
        <table:table-row table:style-name="ro3">
          <table:table-cell office:value-type="string" table:style-name="ce1">
            <text:p>Диеты (с недостатком жизненно важных элементов)</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Яды всего тела</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Избыток тех или иных витаминов</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Травмы при рождении</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Астма (аллергическая болезнь легочной системы)</text:p>
          </table:table-cell>
          <table:table-cell office:value-type="float" office:value="1" table:style-name="ce1">
            <text:p>1</text:p>
          </table:table-cell>
          <table:table-cell office:value-type="string" table:style-name="ce1">
            <text:p>Не знаю куда её отнести — к аллергиям или к болезням других систем.</text:p>
          </table:table-cell>
          <table:table-cell table:number-columns-repeated="16381"/>
        </table:table-row>
        <table:table-row table:style-name="ro3">
          <table:table-cell office:value-type="string" table:style-name="ce1">
            <text:p>Заражение при родах</text:p>
          </table:table-cell>
          <table:table-cell office:value-type="float" office:value="1" table:style-name="ce1">
            <text:p>1</text:p>
          </table:table-cell>
          <table:table-cell office:value-type="string" table:style-name="ce1">
            <text:p>т. е. Ребёнок мембранами защищён от многих вирусов матери, но иногда он может при родах от неё заразиться чем-то.</text:p>
          </table:table-cell>
          <table:table-cell table:number-columns-repeated="16381"/>
        </table:table-row>
        <table:table-row table:style-name="ro3">
          <table:table-cell office:value-type="string" table:style-name="ce1">
            <text:p>Нервнотрофические факторы (что это? Проблемы нервов?)</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Нейроэндокринные процессы</text:p>
          </table:table-cell>
          <table:table-cell office:value-type="float" office:value="1" table:style-name="ce1">
            <text:p>1</text:p>
          </table:table-cell>
          <table:table-cell office:value-type="string" table:style-name="ce1">
            <text:p>эм… влияние нервов на желёзы чтоли… к системным отнести наверно.</text:p>
          </table:table-cell>
          <table:table-cell table:number-columns-repeated="16381"/>
        </table:table-row>
        <table:table-row table:style-name="ro3">
          <table:table-cell office:value-type="string" table:style-name="ce1">
            <text:p>иммунодепрессивные состояния</text:p>
          </table:table-cell>
          <table:table-cell office:value-type="float" office:value="1" table:style-name="ce1">
            <text:p>1</text:p>
          </table:table-cell>
          <table:table-cell office:value-type="string" table:style-name="ce1">
            <text:p>О_о это шо такое… имунноподавляющие таблетки есть отдельно. Стресс есть отдельно. А это что? Депрессия шоли? Психология?</text:p>
          </table:table-cell>
          <table:table-cell table:number-columns-repeated="16381"/>
        </table:table-row>
        <table:table-row table:style-name="ro3">
          <table:table-cell office:value-type="string" table:style-name="ce1">
            <text:p>Депилирующие средства</text:p>
          </table:table-cell>
          <table:table-cell office:value-type="float" office:value="1" table:style-name="ce1">
            <text:p>1</text:p>
          </table:table-cell>
          <table:table-cell office:value-type="string" table:style-name="ce1">
            <text:p>(наверно тут уже есть что-то похожее но пусть пока будет отдельно)</text:p>
          </table:table-cell>
          <table:table-cell table:number-columns-repeated="16381"/>
        </table:table-row>
        <table:table-row table:style-name="ro3">
          <table:table-cell office:value-type="string" table:style-name="ce1">
            <text:p>Внутреннее воспаление (не на коже а на внутр. орг)</text:p>
          </table:table-cell>
          <table:table-cell office:value-type="float" office:value="1" table:style-name="ce1">
            <text:p>1</text:p>
          </table:table-cell>
          <table:table-cell office:value-type="string" table:style-name="ce1">
            <text:p>типа воспаление внутри даст результат аж на кожу.</text:p>
          </table:table-cell>
          <table:table-cell table:number-columns-repeated="16381"/>
        </table:table-row>
        <table:table-row table:style-name="ro3">
          <table:table-cell office:value-type="string" table:style-name="ce1">
            <text:p>неблагоприятные социальные и бытовые факторы (бедность)</text:p>
          </table:table-cell>
          <table:table-cell office:value-type="float" office:value="1" table:style-name="ce1">
            <text:p>1</text:p>
          </table:table-cell>
          <table:table-cell office:value-type="string" table:style-name="ce1">
            <text:p>я это внёс как «от себя», так как под этой графой обычно обьединяют «плохое питание + алкоголизм + курение + антисанитарию». Бедность. да.</text:p>
          </table:table-cell>
          <table:table-cell table:number-columns-repeated="16381"/>
        </table:table-row>
        <table:table-row table:style-name="ro3">
          <table:table-cell office:value-type="string" table:style-name="ce1">
            <text:p>Вибрация</text:p>
          </table:table-cell>
          <table:table-cell office:value-type="float" office:value="1" table:style-name="ce1">
            <text:p>1</text:p>
          </table:table-cell>
          <table:table-cell office:value-type="string" table:style-name="ce1">
            <text:p>вибрация может вызвать кропивницу… может это тоже в тему к повреждениям мелкой структуры кожи</text:p>
          </table:table-cell>
          <table:table-cell table:number-columns-repeated="16381"/>
        </table:table-row>
        <table:table-row table:style-name="ro3">
          <table:table-cell office:value-type="string" table:style-name="ce1">
            <text:p>Давление или Продолжительное давление.</text:p>
          </table:table-cell>
          <table:table-cell office:value-type="float" office:value="1" table:style-name="ce1">
            <text:p>1</text:p>
          </table:table-cell>
          <table:table-cell office:value-type="string" table:style-name="ce1">
            <text:p>тоже наверно из сферы поражежений микроструктуры. Примеры — ремень, поддяжки, одежда, наклон через твердый предмет, сидение на жестком стуле (мол у меня это обычное покраснение — как складка которая проходит через час-другой. Но есть люди у которых на месте таких складок — на месте ремня например — сразу возникает сыпь которая не проходит пару дней).</text:p>
          </table:table-cell>
          <table:table-cell table:number-columns-repeated="16381"/>
        </table:table-row>
        <table:table-row table:style-name="ro3">
          <table:table-cell office:value-type="string" table:style-name="ce1">
            <text:p>Вода</text:p>
          </table:table-cell>
          <table:table-cell office:value-type="float" office:value="1" table:style-name="ce1">
            <text:p>1</text:p>
          </table:table-cell>
          <table:table-cell office:value-type="string" table:style-name="ce1">
            <text:p>это не Аллергия на воду… а вода триггерит механизмы в коже вызывающие сыпи. А вообще хз может и аллергия. Может вынеси это к аллергиям.</text:p>
          </table:table-cell>
          <table:table-cell table:number-columns-repeated="16381"/>
        </table:table-row>
        <table:table-row table:style-name="ro3">
          <table:table-cell office:value-type="string" table:style-name="ce1">
            <text:p>Укусы и царапины от диких животных</text:p>
          </table:table-cell>
          <table:table-cell office:value-type="float" office:value="1" table:style-name="ce1">
            <text:p>1</text:p>
          </table:table-cell>
          <table:table-cell office:value-type="string" table:style-name="ce1">
            <text:p>да, это повреждение. Но повреждение это причина. Если тебя укусил папугай — ответ в том чтоб не иметь папугаев. А не в лечении пальцев. <text:s/>Я бы и собак сюда отнёс. И всех короче.</text:p>
          </table:table-cell>
          <table:table-cell table:number-columns-repeated="16381"/>
        </table:table-row>
        <table:table-row table:style-name="ro3">
          <table:table-cell office:value-type="string" table:style-name="ce1">
            <text:p>Рабочая травма</text:p>
          </table:table-cell>
          <table:table-cell office:value-type="float" office:value="1" table:style-name="ce1">
            <text:p>1</text:p>
          </table:table-cell>
          <table:table-cell office:value-type="string" table:style-name="ce1">
            <text:p>опять таки. Повреждение. И в повреждениях это есть. Но если единственное решение в том чтоб не «работать» боксёром, то… делай выводы.</text:p>
          </table:table-cell>
          <table:table-cell table:number-columns-repeated="16381"/>
        </table:table-row>
        <table:table-row table:style-name="ro3">
          <table:table-cell office:value-type="string" table:style-name="ce1">
            <text:p>Неправильный педикюр и маникюр</text:p>
          </table:table-cell>
          <table:table-cell office:value-type="float" office:value="1" table:style-name="ce1">
            <text:p>1</text:p>
          </table:table-cell>
          <table:table-cell office:value-type="string" table:style-name="ce1">
            <text:p>Если срезать углы ногтя, то ноготь гарантированно вростёт в палец. Т.е. вроде как не «травма» а неграмотный уход. Хотя может и травама. А может и косметика. Хз.</text:p>
          </table:table-cell>
          <table:table-cell table:number-columns-repeated="16381"/>
        </table:table-row>
        <table:table-row table:style-name="ro3">
          <table:table-cell office:value-type="string" table:style-name="ce1">
            <text:p>Артрит</text:p>
          </table:table-cell>
          <table:table-cell office:value-type="float" office:value="1" table:style-name="ce1">
            <text:p>1</text:p>
          </table:table-cell>
          <table:table-cell office:value-type="string" table:style-name="ce1">
            <text:p>вроде как это системная аутоимунная болезнь. Вроде как я хотел все системные внести в одну категорию, но диабет — тоже «системный».</text:p>
          </table:table-cell>
          <table:table-cell table:number-columns-repeated="16381"/>
        </table:table-row>
        <table:table-row table:style-name="ro3">
          <table:table-cell office:value-type="string" table:style-name="ce1">
            <text:p>Подгузники…</text:p>
          </table:table-cell>
          <table:table-cell office:value-type="float" office:value="1" table:style-name="ce1">
            <text:p>1</text:p>
          </table:table-cell>
          <table:table-cell office:value-type="string" table:style-name="ce1">
            <text:p>т. е. Когда кто-то гадит под себя (хз расстройство это или нормально) — они получают опрелость и бактерий.</text:p>
          </table:table-cell>
          <table:table-cell table:number-columns-repeated="16381"/>
        </table:table-row>
        <table:table-row table:style-name="ro3">
          <table:table-cell office:value-type="string" table:style-name="ce1">
            <text:p>Постельный режим</text:p>
          </table:table-cell>
          <table:table-cell office:value-type="float" office:value="1" table:style-name="ce1">
            <text:p>1</text:p>
          </table:table-cell>
          <table:table-cell office:value-type="string" table:style-name="ce1">
            <text:p>Кто-то если лежит — не может ходить например, то места складок начинают превращаться в зараженные участки.</text:p>
          </table:table-cell>
          <table:table-cell table:number-columns-repeated="16381"/>
        </table:table-row>
        <table:table-row table:style-name="ro3">
          <table:table-cell office:value-type="string" table:style-name="ce1">
            <text:p>Протезы</text:p>
          </table:table-cell>
          <table:table-cell office:value-type="float" office:value="1" table:style-name="ce1">
            <text:p>1</text:p>
          </table:table-cell>
          <table:table-cell office:value-type="string" table:style-name="ce1">
            <text:p>знаешь те которые крепятся к коже на принципе трения. Ремнём привязываются. Вопрос в том что они могут провоцировать трение, или задерживать под собой влагу (например если там выделяется пот, который не проветривается). И тоже короче микробы могут быть.</text:p>
          </table:table-cell>
          <table:table-cell table:number-columns-repeated="16381"/>
        </table:table-row>
        <table:table-row table:style-name="ro3">
          <table:table-cell office:value-type="string" table:style-name="ce1">
            <text:p>Пролиферативные нарушения</text:p>
          </table:table-cell>
          <table:table-cell office:value-type="float" office:value="1" table:style-name="ce1">
            <text:p>1</text:p>
          </table:table-cell>
          <table:table-cell office:value-type="string" table:style-name="ce1">
            <text:p>шо это такое я вообще не знаю</text:p>
          </table:table-cell>
          <table:table-cell table:number-columns-repeated="16381"/>
        </table:table-row>
        <table:table-row table:style-name="ro3">
          <table:table-cell office:value-type="string" table:style-name="ce1">
            <text:p>Причина неизвестна</text:p>
          </table:table-cell>
          <table:table-cell office:value-type="float" office:value="1" table:style-name="ce1">
            <text:p>1</text:p>
          </table:table-cell>
          <table:table-cell office:value-type="string" table:style-name="ce1">
            <text:p>первый раз ввожу «идиопатическое». Но напомнюч то во многих случаях врачи не знают в чём причина сыпи. Т.е. тут вполне может быть +20. Но пока оставлю незнание на закуску.</text:p>
          </table:table-cell>
          <table:table-cell table:number-columns-repeated="16381"/>
        </table:table-row>
        <table:table-row table:style-name="ro3">
          <table:table-cell office:value-type="string" table:style-name="ce1">
            <text:p>Резкие частые перепады температуры</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Частые химические пилинги</text:p>
          </table:table-cell>
          <table:table-cell office:value-type="float" office:value="1" table:style-name="ce1">
            <text:p>1</text:p>
          </table:table-cell>
          <table:table-cell office:value-type="string" table:style-name="ce1">
            <text:p>ещё один результат неправильной косметологии… когда трут трут скрабами и кожа получает хроническую болезнь.</text:p>
          </table:table-cell>
          <table:table-cell table:number-columns-repeated="16381"/>
        </table:table-row>
        <table:table-row table:style-name="ro3">
          <table:table-cell office:value-type="string" table:style-name="ce1">
            <text:p>Горячие напитки</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Пряности</text:p>
          </table:table-cell>
          <table:table-cell office:value-type="float" office:value="1" table:style-name="ce1">
            <text:p>1</text:p>
          </table:table-cell>
          <table:table-cell office:value-type="string" table:style-name="ce1">
            <text:p>если много жрать сладкого — на лице будет сыпь (иногда жуткая)</text:p>
          </table:table-cell>
          <table:table-cell table:number-columns-repeated="16381"/>
        </table:table-row>
        <table:table-row table:style-name="ro3">
          <table:table-cell office:value-type="string" table:style-name="ce1">
            <text:p>Вырывание волос из носа (пинцетом, пальцами… особенно без антисептика)</text:p>
          </table:table-cell>
          <table:table-cell office:value-type="float" office:value="1" table:style-name="ce1">
            <text:p>1</text:p>
          </table:table-cell>
          <table:table-cell office:value-type="string" table:style-name="ce1">
            <text:p>ещё один пример «неграмотной косметологии». т. е. Всё это — повреждения. Вопрос в том что бывают повреждения без последствий а бывают неграмотные.</text:p>
          </table:table-cell>
          <table:table-cell table:number-columns-repeated="16381"/>
        </table:table-row>
        <table:table-row table:style-name="ro3">
          <table:table-cell office:value-type="string" table:style-name="ce1">
            <text:p>Быстрый рост</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Бодибилдинг</text:p>
          </table:table-cell>
          <table:table-cell office:value-type="float" office:value="1" table:style-name="ce1">
            <text:p>1</text:p>
          </table:table-cell>
          <table:table-cell office:value-type="string" table:style-name="ce1">
            <text:p>неграмотное слишком быстроенабирание обьёма мышц растягивает кожу и она начинает получать растяжки.</text:p>
          </table:table-cell>
          <table:table-cell table:number-columns-repeated="16381"/>
        </table:table-row>
        <table:table-row table:style-name="ro3">
          <table:table-cell office:value-type="string" table:style-name="ce1">
            <text:p>Резкий набор веса (не обязательно ожирение просто резкий скачок)</text:p>
          </table:table-cell>
          <table:table-cell office:value-type="float" office:value="1" table:style-name="ce1">
            <text:p>1</text:p>
          </table:table-cell>
          <table:table-cell office:value-type="string" table:style-name="ce1">
            <text:p>растягивает кожу во все стороны</text:p>
          </table:table-cell>
          <table:table-cell table:number-columns-repeated="16381"/>
        </table:table-row>
        <table:table-row table:style-name="ro3">
          <table:table-cell office:value-type="string" table:style-name="ce1">
            <text:p>Чесание</text:p>
          </table:table-cell>
          <table:table-cell office:value-type="float" office:value="1" table:style-name="ce1">
            <text:p>1</text:p>
          </table:table-cell>
          <table:table-cell office:value-type="string" table:style-name="ce1">
            <text:p>я хз стоит вынести наверно. Чесание само по себе опасно. Независимо от того чешешь ли ты потому что там грибок, или потому что ты расчесал, или потому что там царапина, или заживает, или ты псих который думает что там муравьи. Чесание по любым причинам вредно.</text:p>
          </table:table-cell>
          <table:table-cell table:number-columns-repeated="16381"/>
        </table:table-row>
        <table:table-row table:style-name="ro3">
          <table:table-cell office:value-type="string" table:style-name="ce1">
            <text:p>Эстероген («женский гормон»)</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Длительное плаванье в стоячих водоёмах</text:p>
          </table:table-cell>
          <table:table-cell office:value-type="float" office:value="1" table:style-name="ce1">
            <text:p>1</text:p>
          </table:table-cell>
          <table:table-cell office:value-type="string" table:style-name="ce1">
            <text:p>это в тему бактерий… но просто говорю что есть такой риск. В воде кожа дольше контактирует с бактериями чем на воздухе потому выше шанс что-то подхватить. Хотя заражения я плюсану тоже.</text:p>
          </table:table-cell>
          <table:table-cell table:number-columns-repeated="16381"/>
        </table:table-row>
        <table:table-row table:style-name="ro3">
          <table:table-cell office:value-type="string" table:style-name="ce1">
            <text:p>Тропики</text:p>
          </table:table-cell>
          <table:table-cell office:value-type="float" office:value="1" table:style-name="ce1">
            <text:p>1</text:p>
          </table:table-cell>
          <table:table-cell office:value-type="string" table:style-name="ce1">
            <text:p>я не знаю это целый набор факторов. Высокая температура, влажность, стоячие водоёмы,куча животных. Брр.</text:p>
          </table:table-cell>
          <table:table-cell table:number-columns-repeated="16381"/>
        </table:table-row>
        <table:table-row table:style-name="ro3">
          <table:table-cell office:value-type="string" table:style-name="ce1">
            <text:p>Слишком чистые условия жизни в детстве</text:p>
          </table:table-cell>
          <table:table-cell office:value-type="float" office:value="1" table:style-name="ce1">
            <text:p>1</text:p>
          </table:table-cell>
          <table:table-cell office:value-type="string" table:style-name="ce1">
            <text:p>вот. То что меня ело. Если в детстве ты жил в стирильной комнате, ходил в стирильную школу и т. п. - в организме не разрабатываются средства борьбы с простыми микробами… И потом это может превратиться в экземы, астму и т. п. От раздражителей на которые ты б не реагировал если б ты вырос не в стирильном инкубаторе а в обычных условиях.</text:p>
          </table:table-cell>
          <table:table-cell table:number-columns-repeated="16381"/>
        </table:table-row>
        <table:table-row table:style-name="ro3">
          <table:table-cell office:value-type="string" table:style-name="ce1">
            <text:p>Спорт</text:p>
          </table:table-cell>
          <table:table-cell office:value-type="float" office:value="1" table:style-name="ce1">
            <text:p>1</text:p>
          </table:table-cell>
          <table:table-cell office:value-type="string" table:style-name="ce1">
            <text:p>хз уже от фонаря вынес. Есть вещи которые спорт вызывает. Они тут разбросаны но я так думаю наверно надо оставить.</text:p>
          </table:table-cell>
          <table:table-cell table:number-columns-repeated="16381"/>
        </table:table-row>
        <table:table-row table:number-rows-repeated="1048459" table:style-name="ro3">
          <table:table-cell table:number-columns-repeated="16384"/>
        </table:table-row>
      </table:table>
      <table:table table:name="Пищеварительная" table:style-name="ta1">
        <table:table-column table:style-name="co12" table:default-cell-style-name="ce1"/>
        <table:table-column table:style-name="co13" table:default-cell-style-name="ce1"/>
        <table:table-column table:style-name="co5" table:default-cell-style-name="ce1"/>
        <table:table-column table:style-name="co14" table:default-cell-style-name="ce1"/>
        <table:table-column table:style-name="co5" table:default-cell-style-name="ce1"/>
        <table:table-column table:style-name="co2" table:number-columns-repeated="16379" table:default-cell-style-name="ce1"/>
        <table:table-row table:style-name="ro2">
          <table:table-cell office:value-type="string" table:style-name="ce18">
            <text:p>Название причины</text:p>
          </table:table-cell>
          <table:table-cell office:value-type="string" table:style-name="ce18">
            <office:annotation draw:style-name="a42" svg:x="6.08333333333333in" svg:y="0in" svg:width="1.13541666666667in" svg:height="0.708333333333333in">
              <dc:creator/>
              <text:p><text:span text:style-name="T5">Сколько раз<text:s/></text:span><text:span text:style-name="T5">она всплыла</text:span></text:p>
            </office:annotation>
            <text:p>Количество</text:p>
          </table:table-cell>
          <table:table-cell office:value-type="string" table:style-name="ce18">
            <text:p>Мысли</text:p>
          </table:table-cell>
          <table:table-cell office:value-type="string" table:style-name="ce1">
            <text:p>Тут всё.</text:p>
          </table:table-cell>
          <table:table-cell office:value-type="string" table:style-name="ce1">
            <text:p><text:a xlink:href="https://ru.wikipedia.org/wiki/Категория:Заболевания_желудочно-кишечного_тракта">https://ru.wikipedia.org/wiki/%D0%9A%D0%B0%D1%82%D0%B5%D0%B3%D0%BE%D1%80%D0%B8%D1%8F:%D0%97%D0%B0%D0%B1%D0%BE%D0%BB%D0%B5%D0%B2%D0%B0%D0%BD%D0%B8%D1%8F_%D0%B6%D0%B5%D0%BB%D1%83%D0%B4%D0%BE%D1%87%D0%BD%D0%BE-%D0%BA%D0%B8%D1%88%D0%B5%D1%87%D0%BD%D0%BE%D0%B3%D0%BE_%D1%82%D1%80%D0%B0%D0%BA%D1%82%D0%B0</text:a></text:p>
          </table:table-cell>
          <table:table-cell table:number-columns-repeated="16379"/>
        </table:table-row>
        <table:table-row table:style-name="ro2">
          <table:table-cell office:value-type="string" table:style-name="ce1">
            <text:p>Другие болезни ЖКТ (в т.ч. в прошлом или хронические или запущенные) — в т.ч. болезни-предшественники, болезни-симптомы этой болезни</text:p>
          </table:table-cell>
          <table:table-cell office:value-type="float" office:value="447" table:style-name="ce1">
            <text:p>447</text:p>
          </table:table-cell>
          <table:table-cell office:value-type="string" table:style-name="ce1">
            <text:p>цирроз пока часто даёт осложнения. Рефлюкс (прорыв содержимого одного органа в полость другого) ОЧЕНЬ часто даёт проблемы. Т.е. КУЧА проблем вызываются тем, что Желудочный сок оказывается в кишках и т. п.. т. е. Причина — другие болезни ЖКТ (прорыв). А последствие — проблема того органа, в который попал сок. Или если микрофлора кишечника попала в брюшную полость. Тоже будет жопа. Аппендицит это тоже разрыв. Прорывы язв. Некроз кишки при грыже. Прорыв при непроходимости. Прорыв любого органа ЖКТ даёт последствия на другие органы короче. Проблемы кишок могут вызвать рак желудка (или проблемы с ним) Некоторые болезни (гастрит или язвы например) могут быть симптомами отравления бактериями и предвестниками более серьёзных проблем (напр. Рака желудка). Другие (напр. Полипы) мотуг перерасти в рак желудка. ОЧЕНЬ часто проблемы одних кишок распространяются на другие. Блин. ПОЛОВИНА из этого — это рефлюкс (забрасывание жидкостей не туда). Инцересно. Гастрит в разных странах кстати фиксируют по разному. Есть страны в которых «гастрит» не ставят, а ставят симптоматичные симптомы - «боли в желудке» (и лечат обезболивающими). Короче даже хорошие врачи в Америке тебе не помогут быть здоровым. Повышенная кислотность, пониженное выделение слизи — всё сюда. Язва желудка и 12-палой кишки могут дать другие сбои. Язва в прошлом повторится снова в старости… Нарушения кислотности…. Вообще многие болезни в ЖКТ являются предвестниками других болезней. И у ЖКТ очень много видов рака. Желчекаменная болезнь может дать острый панкреатит. Структурные нарушения (когда орган не той формы которой должен быть). Желтуха это кстати попадание желчи в кровь… типа желчь попадает в кишки а оттуда в кровь. Методы диагностики самые разные. УЗИ. Зонд. Показатели. Внешние проявления. И т. п. Зы: я не знаю стоит ли… есть штук 10 разных врачебных тестов (куда надавить, с какой силой, где постучать и т. п.) которые покажут, что у меня та или иная болезнь ЖКТ. Т.е. как «болезнь» я могу жаловаться что у меня «где-то ноет» хотя на деле у меня проблемы с желчным пузырём например. Иногда эти болячки приводят к гангренам и всему прочему. Некоторые «простые» болезни могут привести к неизлечимым последствиям. Нарушения обмена веществ в печени (билирубина, желчных кислот). Нехватка микробов в кишках может вызвать повышение хлора в крови… или типа того. Частые запоры. В общем.<text:s/><text:span text:style-name="T4">По ходу любая проблема проходит некоторые стадии: Временная, Хроническая, Рак. Т.е. если не лечить временные они перерастают в хронические (или дают осложнения). Если не лечить хронические они перерастают в рак.<text:s/></text:span>Пару раз такое видел по крайней мере. Кариес это одна из тех болячек которую надо удалять потому что иначе под ней накапливаются всякие стрептококи которые повышают кислотность под кариесом, и тем самым разьедают эмаль — и потом дольше сверлить. Иди почисти зубы. Взял бы тех 500 гривен у мамы и сделал себе… Хотя ладно я понял. Окей. Продавай.<text:s/><text:span text:style-name="T4">Существуют болезни которые делают рот сухим (перекрывают выработку слюны). И так как слюна защищает зубы от микробов — зубы становятся уязвимыми к кариесу и прочему. При чём не всегда они ЖКТшные. Иногда аутоимунные. Иногда болезни других систем. Там я просто плюсану. А вообще ладно скопирую.<text:s/></text:span>Когда у человека не все зубы, или отсутствуют например маляры и присутствуют только резцы, то оставшиеся зубы могут быть перегружены и стираться чаще — например бабка у которой один зуб (резец) — которая всё этим одним зубом жуёт — подвергает его в 30 раз большему количеству циклов жевания чем если б у неё было 30 зубов (хотя даже больше чем в 30 раз если смотреть на диф. Уравнения). Проблемы с прикусом бывает стирают зубную эмаль. Прорезание зуба мудрости. У тех у кого он ростёт часто бывают проблемы (от набухания до прорывания кожи, заражения, болей и т. п.). Хотя английчане пишут это вроде осложнение запущеных зубов (задних). Важный момент «в прошлом». Потому что если во рту например развилось раздражение на какое-то вещество, то это раздражение может оставаться во рту ещё много лет даже если ты больше не контактируешь с аллергеном (ну или… веществом вызывающим раздражение)</text:p>
          </table:table-cell>
          <table:table-cell table:number-columns-repeated="16381" table:style-name="ce1"/>
        </table:table-row>
        <table:table-row table:style-name="ro2">
          <table:table-cell office:value-type="string" table:style-name="ce1">
            <text:p>Туберкулёз, Стрептококи, Стафилококи, Токсоплазмы, Корь, Микрококки, Гепатит (A, B, C, D, E, F, G, H, I, J, TTV, SEN), Ящур, Шистоматоз, Малярия, Сонная Болезнь, Пегивирус А, Герпес, Краснуха, Гингивит, Спирохеты, Сифилис, Эпштейн-Барр, ОРЗ, Варицелла-Зольцстер, ВИЧ СПИД, Свинка, Цитомегаловирус, Шистосомоз, Энцефаломиелит, Лейшманиоз, Коксаки, Дифтирия, Ветрянка, Распираторные инфекции, Анаеробные бактерии, Мальборг-Эбола, Коронавирус, Грипп, Филовирус, Флавовирус, Аденовирус, Болезнь Шагаса, Болезнь Уипла (Whipple), Пикорнавирус, Актиномикоз, <text:s/>Цитомегаловирусная инфекция, Болезнь кошачьих царапин. Covid — вирусы (common varial immunodifficiency) и другие системные вирусные инфекции</text:p>
          </table:table-cell>
          <table:table-cell office:value-type="float" office:value="445" table:style-name="ce1">
            <text:p>445</text:p>
          </table:table-cell>
          <table:table-cell office:value-type="string" table:style-name="ce1">
            <text:p>Любой из них может осесть на стенках ЖКТ, хотя не обязательно начнёт именно с него. Может это надо обьединить с бактериями. mumps, viral hepatitis, coxsackie B virus, cytomegalovirus, Mycoplasma pneumoniae, Ascaris. хз. При том что герпесов бывает много видов…<text:s/>напр. varicella zoster, Cytomegalovirus — я не буду сюда все виды герпесов вписывать. Просто общие роды запишу. Токсоплазмы переносятся кошками. Стафилококи — курами. Много болезней от уличных животных переходит людям. Гепатит А = Болезнь Боткина, Гипатит B = сыроваточный, Гепатит D — дельта-инфекция. При том что один из этих вирусов может вызывать другой (например герпес может вызвать гепатит…). Пути распространения этих хреней такие же как в графе «инфекции» (загрязнение, орально-фекальные, от человека к человеку, к животным и т. д.). Что-то через еду. Что-то через половую связь. (я вспомнил эти ванючие плацкарты с железными туалетами засранными.. в которых ездил 2 года… в Киев и обратно… в которые ходили все кому не лень… цигане, старые бабки, алкаши, дети и прочие… и контактный умывальник который работает только если дотронуться засранной рукой до стальной кнопки). Гепатит Б передаётся через Несанитарные тату, секс, переливание крови, кровный контакт, шприцы, иглы, бритвы, грудное молоко, маникюрные приборы, сперму, слюну, зубные щётки, полотенца, пирсинги… Стоит отметить что у организма есть шанс его вывести если он здоров. Только в 15% случаев острый гепатит переходит в хронический (если организм не смог его сразу вывести). (вспомни как мать в детстве заставляла тебя бриться её бритвой которой она подмышки бреет… бля меня щас стошнит…). От гепатитов можно уколоть себе вакцины… Которые защитят на 10 лет или на всю жизнь. Но вопрос стоит ли себе колоть эту херню… типа это ж вредно. Не? Прикинь если б при рождении или в течении жизни людям делали 1200 вакцин от всего. Некоторые гепатиты передаются при рождении. Многие через смешение крови (во время секса, сказано уже). Некоторые из этих болезней могут о себе не давать знать десятилетиями. Только в старости узнаёшь что мол «ах да, у тебя ещё и гепатит». Многие из них локальны к «тому или иному континенту» (т. е. Если едешь в Индию — надо делать иньекцию от одной болезни, если в Африку то от другой). Я тебе даже скопирую… Adenoviruses: Arenaviruses: Guanarito virus, Junín virus, Lassa fever virus, Lujo virus, Machupo virus, and Sabiá virus[; Bunyaviruses: Crimean-Congo hemorrhagic fever virus, Dobrava virus, Hantaan virus, Puumala virus, Rift Valley fever virus, and Seoul virus, Coronavirus: severe acute respiratory syndrome virus Erythrovirus: Parvovirus B19, Filoviruses: Ebola virus and Marburg virus, Flaviviruses: dengue, Kyasanur Forest disease virus, Omsk hemorrhagic fever virus, and yellow fever virus, Herpesviruses: cytomegalovirus,[18]Epstein–Barr virus, varicella-zoster virus,[20] human herpesvirus 6, human herpesvirus 7, and human herpesvirus 8 Orthomyxoviruses: influenza Picornaviruses: echovirus, Reovirus: Colorado tick fever virus, reovirus. Более того. Некоторые вирусы очень устойчивы (не поддаются кислотам, хлору, низким и высоким температурам — могут в экстримальных условиях просуществовать до нескольких недель). По этому правильно ты делал что жил в Хмельницке вдали от людей. И контролировал каждое своё пересечение с ними. Короче этих вирусов столько что проще просто предположить что каждый человек в мире чем-то болен. Я даже смотрю на карту — где красным по миру выделены болезни… и весь мир болен…<text:s/><text:span text:style-name="T4">Надо бы мне наверно медицинскую книжку какую-то иметь… с датами, когда и от чего мне делали вакцины… И проверять её перед поездками за границу, если они будут.<text:s/></text:span>А то смотрю в Пакистане полиомиелит бушует…<text:s/><text:span text:style-name="T4">Т.е. кипячение и термическая обработка помогают. Но ЛУЧШЕ ещё и контактировать только с теми с кем ты РЕШИЛ контактировать после того как взвесил все за и против.<text:s/></text:span>Есть вирусы которые вроде как и безсимптомно проходят (вроде ты болен но никаких проявлений нету и потом он выходит сам). Попал на страницу с кучей лекарств от всех этих болячек (по 30 штук на каждую болезнь). Ингибиторы белков и прочие. Более того, у Гепатита С — 8 генотипов… и 100 подвидов… О_О… что мне плюсовать 100? или что… штаммы… при том что в Азии может быть 2 штамма, в Египте — 2 других штамма… в южной америке — ещё три других штамма… в Индии — ещё другие… Плюсую короче.<text:s/><text:span text:style-name="T4">Приплюсовал +100 за один раз когда увидел сколько бывает штаммов Гепатита С и как одни из них сложнее лечить чем другие (и как неизвестно, подходит ли антитела от одного штамма к лечению другого штамма… оно наверно как Грипп… которым болеешь каждый год потому что он имеет кучу штаммов).<text:s/></text:span>В дальнем востоке (Таиланд, Малайзия) есть какие-то там «сосальщики» (комары чишо) которые заражают людей тоже разными болячками. Вообще, грань между «инфекциями которые сьесть» и «системными инфекциями» становится чем дальше тем более размыта. Есть паразиты есть вирусы есть куча всего. Алкоголь может тоже облегчить путь болезням. При том что разные штаммы гепатита протекают по разному. ВЕСЬ КАРИЕС ДАЮТ СТРЕПТОКОКИ, ФУ. А жёлтый кариес точно по той же причине по которой если стрептококи осядут на коже — то кожа станет жёлтой. Я СРОЧНО хочу удалить это дерьмо со своих зубов. И чистить их ромашкой до конца жизни.<text:s/><text:span text:style-name="T4">Здесь наверно речь о бациллах передающихся от человека к человеку. А второй пункт — от среды к человеку. Хотя грань размыта.<text:s/></text:span>Зубной камень (отложение солей вперемешку с бактериями). Все послетствия негигиеничности. Кишечные палочки бывает закрепляются в глотке… Это какой-то подвид ангины. Ангина Людвига. Бактерии ещё и могут в синнергии работать (одни бьют по одному аспекту а другие по другому — и тебе от двух ударов будет сложнее вылечиться чем от одного). Т.е. чем дольше болезнь запущена тем в более разрушительные формы она превращается. Начинается с кариеса а заканчивается тем что сьедает пол лица и убивает от гангрены. Гигиена (особенно рта) должна быть хорошей. Дикие животные. И домашние тоже. Грязная питьевая вода.</text:p>
          </table:table-cell>
          <table:table-cell table:number-columns-repeated="16381" table:style-name="ce1"/>
        </table:table-row>
        <table:table-row table:style-name="ro3">
          <table:table-cell office:value-type="string" table:style-name="ce19">
            <text:p>Болезни других систем (в т.ч. наследственные, в т.ч. хронические и системные, т. е. Те которые дают последствия не только на ЖКТ но и на кожу и т. п. )</text:p>
          </table:table-cell>
          <table:table-cell office:value-type="float" office:value="283" table:style-name="ce1">
            <text:p>283</text:p>
          </table:table-cell>
          <table:table-cell office:value-type="string" table:style-name="ce1">
            <text:p>кровотечения, болезни крови часто дают проблемы на ЖКТ (например нехватка кислорода в крови, или болезни крови, либо болезни сосудов или давления). Попадание в органы ЖКТ крови, менструации, лимфы, мочи и других жидкостей тела. (без учёта жидкостей ЖКТ — они в проблемах ЖКТ)… я даже затрудняюсь уже сказать сколько раз всплыл рефлюкс. Болезни Эндокринной тоже дают эффект. Инцересно что болезнь когда кожа легко растягивается — может дать последствия на желудок. Паркинсон может дать на желудок. Повреждение нерва может дать на желудок. Жировой некроз (некроз жира) может привести к (короче я не буду писать эту фразу «может привести» - просто буду перечислять). Некоторые болезни лёгких. Васкулит. Ишемия Вегетативная дисфункция (нервной вегетативной системы). Ожог я сюда же добавил (ожог кожи… может дать эффект на уровне химии… на ЖКТ…) Гемангиома — болезнь сосудов, выражающаяся в опухолях разных размеров по всему телу у младенцев. Болезни щитовидки. Микседема. Дефицит лизосомной кислоты (врожденный) Болезни костей могут дать на зубы. Альцгеймер. Болезни почек. Анемия…неврофиброматоз… <text:s/>Simpson-Golabi-Behmel syndrome Кривая осанка. Асфиксия (человек кажись задыхается и от этого повреждаются внутренние органы — может быть так же у человека находящегося в утробе). Есть МНОГО видов болезней, которые связанные с нарушением НЕРВОВ (целая категория - «функциональные нарушения кишечника» куда относят все виды болезней которые связанные с нарушениями работы нервов а не кишок — разные виды рвоты, иканий, запоров, поносов, изжог и т. п.) Я добавил +30 (сразу) к ним. Поому что там целая страница. Часто они «идеопатические» либо те что связаны с нервами.. Еда оставленная при комнатной температуре надолго (яйца, рыба, молоко, морепродукты и т. п.).</text:p>
          </table:table-cell>
          <table:table-cell table:number-columns-repeated="16381" table:style-name="ce1"/>
        </table:table-row>
        <table:table-row table:style-name="ro2">
          <table:table-cell office:value-type="string" table:style-name="ce1">
            <text:p>Бактерии, Инфекции, Грибки, Аспергеллы, Палочки, Сальмонеллы, Фасциолы, Токсоплазма, Криптоспора, Шигеллы, Легионеллы, Криптопсидии, Лептоспиры, Микоплазмы, Амёбы, Кампилобактерии, Холера, Ботулизм, Ларингит, Фарингит, Полипы / Папиломы попавшие внутрь (в ЖКТ), особенно Helicobacter Pylori и HCMV (все бактерии — паразитны), Другие Паразиты (разного рода микрохрени которые попадают в организм и питаются им и его едой) (как разовые так и хронические, в т.ч. в прошлом) — напомню многие из этих хреней — особенно желудочные вирусы — заразны.</text:p>
          </table:table-cell>
          <table:table-cell office:value-type="float" office:value="215" table:style-name="ce1">
            <text:p>215</text:p>
          </table:table-cell>
          <table:table-cell office:value-type="string" table:style-name="ce1">
            <text:p>* а ты блядь клизмы делаешь водой из чайника каждый месяц. В то время как неизвестно какие в них бактерии, в желудке бы они все умерли под действием соляной кислоты. Дизентерия. Брюшной тиф. Эта бактерия Н. Пиори является причиной 90% хронических гастритов и кучи других болезней. Меняет кислотный состав внутри желудка. И он разьедает по ходу сам себя. Лямбы — тоже кишечные бактерии. Блин. Никакой еды которую сам не приготовил. описторхоз, лямблиоз.<text:s/><text:span text:style-name="T4">Короче. Всё надо мыть. И беречь имунную систему.<text:s/></text:span>Много чего связывают с домашними птицами (хз жрать живых куриц вместе с перьями не будем). непрожаренное мясо, яйца, морепродукты, рыба, свежая зелень, непастеризованное молоко, фруктовые и овощные соки — всё это оставленное при комнатной температуре на столе на пол дня может вырастить на себе столько бактерий что когда ты это сьешь тебе будет хуёво.<text:s/><text:span text:style-name="T4">Более того, некоторые из этих хреней заразны. Т.е. если ты например живёшь с кем-то и ешь еду которую он ел — или ешь из его тарелок — ты можешь что-то из этого подхватить.<text:s/></text:span>Например когда люди живут длительное время в замкнутых пространствах — на кораблях, в подводной лодке, в больницах, в ресторанах и т. п. При том что носитель может уже переболел и симптомов не имеет, но всё ещё носитель. Можно попить воду из чашки из которой он пил и заразиться по сути через слюну… Вопрос антисанитарии короче. Плохо помытая посуда, бутылочки для детей и т. п. Или если тебе кто-то плюнул в лицо… (вспомнил из детства когда мне плюнула эта падла из общаги… может разобрать…).<text:s/><text:span text:style-name="T4">Короче надо посудомоечная машина. Опять. Она лучше будет мыть ложки и тарелки чем я по принципу «не видно значит не грязное».<text:s/></text:span>Короче в природе много «троянских коней». Которые хотят через еду попасть в мой организм. Термическая обработка мастхэв. Как по мне, Олька — та же глиста, которая через секс хотела занести в мою жизнь алкоголь и прочее вредное говно. Бактерии могут вызвать рак, это всё я уже писал. Сюда же я отнёс «плохую гигиену ротовой полости». Во рту часто бактерии меняют состав окружающей среды на тот который вреден тебе и полезен микробам. Часто так было упомянуто. Если еда застряла между зубами — на ней могут развиваться бактерии. Т.е. плохое мытьё = оставляние кусочков грязи или еды или бактерий там где их быть не должно согласно твоему ДНК. Т.е.<text:s/><text:span text:style-name="T4">чистота — это когда в моём теле есть только то что предусмотрено моим ДНК (и ничего больше — т. е.</text:span><text:s/>Надо наверно удалить татуху кольца и т. п. И быть «красивым» без неё<text:span text:style-name="T4">). Иногда пишут размыто - «инфекция». И не понятно какая. Хотя если бы было понятно то возможно я бы добавил это в графу «стафилококи» и т. п. Короче надо все инфекции обьединить в один пункт.<text:s/></text:span>Недавняя болезнь. Бывают даж Очень редкие бактерии которые вызывают болезни. Грязная вода с бактериями, немытые руки. В т.ч. если езжу по миру — то где-то в Индии могут быть штаммы тех же кишечных палочек, которые неизвестны моему организму (т. е. Тут я ими переболел в детстве, а там другой подвид). У детей в утробе тоже бывают бактерии…</text:p>
          </table:table-cell>
          <table:table-cell table:number-columns-repeated="16381" table:style-name="ce1"/>
        </table:table-row>
        <table:table-row table:style-name="ro2">
          <table:table-cell office:value-type="string" table:style-name="ce1">
            <text:p>Лекарства (в т.ч. длительный приём)</text:p>
          </table:table-cell>
          <table:table-cell office:value-type="float" office:value="148" table:style-name="ce1">
            <text:p>148</text:p>
          </table:table-cell>
          <table:table-cell office:value-type="string" table:style-name="ce1">
            <text:p><text:span text:style-name="T3">гормоны, НПВП (нестероидные<text:s/></text:span>противовоспалительные препараты), аспирин, лекарства от диабета, от давления, от холестирина, от паркинсона, стероиды, естрогены…. .сука я иуи вспрмеиоююю ир=е пакетики которые я пил от воспаления зуба… это были нестероидные противовоспалительные… а я их пил месяца полтора… пиздец я мог язву заработать только так. Мрази. Хорошо что я послушал себя а не ту дуру врачиху. Мочегонные. Глиптин, тетрациклин, сульфонамид, там их дохрена. Я только про стероиды слышал. Пентамидин. Я хз что это. Лекарства короче. Лекарства от эпилепсии и биполярного расстройства (Valporic acid какой-то) Против ретровирусов. Антибиотики. Противозачаточные. Лекарства от психозов. Контрасты для рентгена. В т.ч. лекарства от одних болезней печени могут вызвать другие болезни печени. Фенамин. Первитин. Уже пошли не просто лекарства а любые вещества цель которых принудительно изменить химический состав и функции тела. Хлорид калия (в лекарственных целях его вроде пьют иногда) Метиламфитамины (в т.ч. потому что сушат слюнные железы). Потму у всех нариков курящих мет гнилые зубы.<text:s/><text:span text:style-name="T4">Более того, согласно википедии, 63% самых часто выписываемых лекарств в США имеют на коробке побочный эффект «сухой рот» (блокируют выделения слюны). Я уже не множил это число на 1.63. Просто добавил пока что +1. Но вообще это серьёзное заявление. Что 63% лекарств вредны для здоровья.<text:s/></text:span>Витамин С (жевательный) — он кислотен. Вреден для зубов. Контрацептивы Есть целый ряд лекарств (от паркинсона, возбудителей и т. п.) от которых при длительном приёме начинают стучать зубы. И это как бы плохо для зубов. Все лекарства что вызывают «сухость рта» наверно можно фиксировать более одного раза. т. е. +100 каждый раз когда говорят «некоторые лекарства вызывающие то-то и то-то» (хотя я пока сотнями не плюсую). Опять «dry mouth drugs». Блокаторы (тото-блокаторы, будь то бета-блокаторы или что-то другое). Блокаторы. Антациты. Куча видов. Любые таблетки хуже чем их отсутствие короче. Бывают лекарства (капельницы) которые надо вводить охлаждёнными… И от этого тоже кишки могут сойти с ума. Нестероидные противовоспалительные</text:p>
          </table:table-cell>
          <table:table-cell table:number-columns-repeated="16381" table:style-name="ce1"/>
        </table:table-row>
        <table:table-row table:style-name="ro2">
          <table:table-cell office:value-type="string" table:style-name="ce1">
            <text:p>Наследственные болезни ЖКТ (напр. Caroli синдром), врожденные мутации, внутриутробные инфекции, инфекции или наркотики матери во время беременности, преждевременные роды, родовые / генетические / хромосомные / рассовые предрасположенности (напр. Lynch синдром, синдром Дауна) — т. е. Наследственные болезни с которыми «в компании» часто идёт данная болезнь.</text:p>
          </table:table-cell>
          <table:table-cell office:value-type="float" office:value="118" table:style-name="ce1">
            <text:p>118</text:p>
          </table:table-cell>
          <table:table-cell office:value-type="string" table:style-name="ce1">
            <text:p>если в роду больше 1го раза был рак (особенно в молодом возрасте) то может это из-за мутации гена который у половины детей тоже создаст предрасположенность первый ребёнок в семье имеет выше шанс получить врождённый дефект чем второй и следующие. Т.е. вроде как наследственное. Предрасположенность.<text:s/><text:span text:style-name="T4">По поводу врождённых дефектов. Я напомню. Что есть целый ряд факторов (у родителей) после чего их дети родятся дефектными. В эти факторы входят алкоголь, токсины, поздняя беременность и т. п. Это вообще отдельная тема наверно. Гены… Типа гены это как орган.<text:s/></text:span>Добавил +8 потому что увидел список из 8-9 генов, мутация которых даёт риск рака поджелудочной в старости. Одни рассы предрасположены к одному, другие к другому. Генетическая нехватка того или иноо белка… Аденоиды… врождённая хрень которая растёт ещё и при жизни пока не перекроет дыхательные пути. Есть дефекты ЖКТ которые безвредны и наследственны (напр. Широкий пробел между зубами как у лоренса фишборна или ванессы парадис… и бриджит бордо… и элтона джона… и мадонны… и фродо… и помошника «тру детектива» нихера себе я не думал что среди них так много таких). А врожденные нарушения усвоения тех или иных витаминов я же отдельно вынес, да? Тут такое дело. Наследственные болезни у человека могут быть вызваны алкоголизмом его родителей. Или радиацией его родителей. Типа просто так наследственные болезни не возникают. Это ДНК нарушилось.</text:p>
          </table:table-cell>
          <table:table-cell table:number-columns-repeated="16381" table:style-name="ce1"/>
        </table:table-row>
        <table:table-row table:style-name="ro2">
          <table:table-cell office:value-type="string" table:style-name="ce1">
            <text:p>Плохая диета / плохое питание (особенно частая и затяжная) — несбалансированная например</text:p>
          </table:table-cell>
          <table:table-cell office:value-type="float" office:value="118" table:style-name="ce1">
            <text:p>118</text:p>
          </table:table-cell>
          <table:table-cell office:value-type="string" table:style-name="ce1">
            <text:p>много соли, перца, специй, маринованных, пережаренных, копчёных, печёных, кислых, острых, жирных продуктов, животного масла, красного мяса, избыток некоторых приправ (Орляк… я не знаю что это такое). Нитраты и нитриты (которые бактерии H. Pylori в желудке могут превратить в яды которые вызовут рак желудка). Если МАЛО СВЕЖИХ ОВОЩЕЙ, ФРУКТОВ, АНТИОКСИДАНТОВ И ЦИТРУСОВЫХ — ТО ЭТО ПЛОХАЯ ДИЕТА. Аспирин тоже снижает риск рака (хоть сидеть на нём херово для сердца и сосудов). Говорят самая лучшая диета - Mediterranean diet (средземная, хз что это… на фото — красная рыба, греческий салатик и лимон… и свежие овощи. Мм… согласен. Да. Хочу. France, Greece, Italy and Spain). Т.е. фастфуд — плохо.<text:s/><text:span text:style-name="T4">Средземная кухня — хорошо (сразу замутил себе греческий салат и кайфанул от приятности вкуса)</text:span>. Тяжёлая еда (та которая требует много Hcl чтобы раствориться — типа тугого мяса и т. п.) тоже повышает риск. Слишком горячая или слишком холодная еда наверно тоже сюда. Т.е. понятно что погрызть кусок льда и запить его кипятком плохая идея. Теперь понятно. Но есть люди которые этого не знают. Избыток УГЛЕВОДОВ обычно проталкивается из желудка в кишки даже без переваривания. Кислотная еда (например кофе). Питание всухомятку. Полуфабрикаты. Концентраты.<text:s/><text:span text:style-name="T4">Короче. Если положить на кожу — и оно печёт, колется, слишком холодное или слишком горячее… или ещё каким-то образом некомфортно — значит не ешь.<text:s/></text:span>Газировка тоже нахер. Жаренное мясо, барбекю, копчёное — обработанное при высоких температурха короче. В общем гарь. Гарь для ЖКТ плохо. Уголь и камни не хавай. Короче, Средземноморская или Японская кухни. И всё будет норм. Здесь наверно и так много — и не стоит пока сюда приписывать ещё и испорченную еду. Я пока плюсую её в токсинах и в бактериях. Грубая еда. Всплыл шоколад (хотя без обьяснений по чему его отнесли к причинам болезни сфинктеров…) Я вот это подумал… Может у меня от яблок все зубы посверлены? Потому что яблоки кислые? Частое чередование веществ с противоположным pH (например, запивать что-то кислое чем-то щелочным — типа после лимонного фреша полоскать зубы жидкостью для полоскания рта) Вино. Пиво. Эти вещи кислотные по своей природе (помимо алкоголя). Т.е. разьедают эмаль. Минералка. Фруктовые фреши. Это всё высококислотные вещи. Которые портят эмаль. Цо задужо то нездрово. Грейпфруты. Всякие кислотные фрукты вредны для зубов. Ты почему-то думал мол «о круто кислота убьёт бактерий во рту». Хотя на деле она травит эмаль и смывает защитный слой слюны с зубов. Есть кислые фрукты это наверно одна из твоих самых больших ошибок в еде. Хоть я и понимаю что нехватка витамина С вызывает кучу проблем. Не знаю короче. Нету формулы. Просто не жри каждых два часа. Кофе это диуретик и нейростимулятор (вредящий нервной системе). Немного влияет отсутствие графика. Лоу файбер дает (диета без клетчатки). Мясо с мясом в течении 5ти лет например. Или сосиски «Весёлый Бомж». Мало воды тоже связывают с болезнями. Т.е. надо пить пару стаканов воды в день. Иначе организм начинает истощаться (не вымывать токсины там где надо и т. п.). Недостаток растительной клетчатки может вызвать аппендициты (из-за низкой активности кишок)</text:p>
          </table:table-cell>
          <table:table-cell table:number-columns-repeated="16381" table:style-name="ce1"/>
        </table:table-row>
        <table:table-row table:style-name="ro2">
          <table:table-cell office:value-type="string" table:style-name="ce18">
            <text:p>Нарушения Обмена Веществ (метаболизма) — в т.ч. врожденные</text:p>
          </table:table-cell>
          <table:table-cell office:value-type="float" office:value="101" table:style-name="ce1">
            <text:p>101</text:p>
          </table:table-cell>
          <table:table-cell office:value-type="string" table:style-name="ce1">
            <text:p>ты знаешь я думаю что «обмен веществ» это тоже система организма. И её надо смотреть отдельно. И может даже обьединить с графой «проблемы других систем». Есть целый ряд «метаболитических врождённых дефектов» которые дают эффект на разные органы. Т.е. Гемохроматоз (то что ты единственное из доктора хауса помнишь… оседание железа в сосудах… при том что гемохроматоз более распространён среди английцев, ирландцев и шотландцев — почти 10% из них носят в себе этот ген — хотя я думаю это число завышено) это тоже обмен веществ… Болезнь Вильсона — Коновалова (Wilson's disease — нарушение обмена меди, приводящее к церрозу у детей). Нарушения обмена белков необходимых для выведения жиров из организма печенью могут привести к тому что печень покроется жиром и вообще организм будет страдать ожирением. (один из примеров — когда голодающий или неправильно но мало питающийся человек толстеет — лецитин, фосфолипин…). - нехватка рыбы короче. Нарушения обмена арахидоновой кислоты, просталгидинов… я эти названия даже не слышал. Амилоидоз (накопление в тканях нерастворимых белков). Гипертензии. Акромелагия (нарушение обмена вещейств которое вызвано нарушением работы гипофиза, т. е. Это обмен здесь — следствие нарушений эндокринки. хз.). Болезнь Гоше. Нимана-Пика. Отторжение инсулина клетками. Электролитов.. Кстати. Раз 5 было «нарушения обмена веществ внутри печени». Я отнес их к проблемам других органов. Может надо было здесь их продублировать? Гиперлипидимия, Дислипидимия (+2). В связи с голоданием возникает. Hypophosphatasia (нарушение обмена фтора) <text:s/>mucopolysaccharidosis Так. Бывают нарушения обменов веществ которые являются неусваиваимостью витаминов. Что приводит к симптомов нехватки витаминов. Болезни усвоения тех или иных витаминов например вызывают тот же эффект что отсутствие этих витаминов в еде. Неусвоение лактозы, сахарозы и т. п.</text:p>
          </table:table-cell>
          <table:table-cell table:number-columns-repeated="16381" table:style-name="ce1"/>
        </table:table-row>
        <table:table-row table:style-name="ro2">
          <table:table-cell office:value-type="string" table:style-name="ce1">
            <text:p>Повреждения и травмы ЖКТ (механические, инородные тела, термические ожоги) — в т.ч. в прошлом (как недалёком — напр. После зондов, так и далёком напр. Шрамы после операции 10 лет назад, перекрывшие сегодня путь желчи)</text:p>
          </table:table-cell>
          <table:table-cell office:value-type="float" office:value="80" table:style-name="ce1">
            <text:p>80</text:p>
          </table:table-cell>
          <table:table-cell office:value-type="string" table:style-name="ce1">
            <text:p>инородное тело (проткнули живот например) либо же проткновение сделал катетер или эндоскоп. Говно может оказаться вне кишок и т. д. (но это уже в тему последствий для других органов). Либо бывает трубку ставят в живот при операции (как собаке Павлова) и от этого те же проблемы что от инородного тела. Эндоскоп может дать панкреатит даже когда эндоскоп уже неделю как вытащили.<text:s/><text:span text:style-name="T4">Контакт зубов с зубной щёткой, зубочисткой, зубной нитью, протезами — может стереть эмаль там где не надо. Я не знаю где это записать… Может продублировать в «слишком частая гигиена»?<text:s/></text:span>Открытые переломы челюсти, инородные тела, порезы, протыкания… Ожоги. Повреждения могут быть даже другими органами — напр. Мышцы сжал так что порвал себе кишки. Врачебные ошибки типа воткнуть катетор не в тот сосуд — напр. Не в вену а в артерию.</text:p>
          </table:table-cell>
          <table:table-cell table:number-columns-repeated="16381" table:style-name="ce1"/>
        </table:table-row>
        <table:table-row table:style-name="ro3">
          <table:table-cell office:value-type="string" table:style-name="ce1">
            <text:p>Алкоголь (этанол) — в т.ч. постоянный</text:p>
          </table:table-cell>
          <table:table-cell office:value-type="float" office:value="69" table:style-name="ce1">
            <text:p>69</text:p>
          </table:table-cell>
          <table:table-cell office:value-type="string" table:style-name="ce1">
            <text:p>алкоголь может не только разьесть стенки желудка, но и например создать благоприятные условия для тех бактерий которые упомянуты наверху… которые приводят к язве. Этот Н. Пилус или как его там. (и тут я вспоминаю москалей с их пропагандой «лечиться водкой от болезней — в том числе болезней ЖКТ». Отравился? Пей водку. Я это пишу потому что я может где-то в экстренной ситуации и поверил бы какому-то идиоту. Сука я вырос в условиях которые хотят меня убить. Надо валить с Украины навсегда. Чем больше алкоголя тем выше риск чем-то заболеть. Т.е. чуваки которые бухают 6 раз в день — получат себе панкриатит, рак и прочие вещи. Так. 70% некоторых болезней ЖКТ связано с алкоголем. И 30% всех болезней ЖКТ. Плюс алкоголь ослабляет имунную систему (локально в ЖКТ и во всём теле) <text:s/>Разьедает всю нервную систему. Срывы. Повреждения нервов и т. д.</text:p>
          </table:table-cell>
          <table:table-cell table:number-columns-repeated="16381" table:style-name="ce1"/>
        </table:table-row>
        <table:table-row table:style-name="ro3">
          <table:table-cell office:value-type="string" table:style-name="ce1">
            <text:p>Аутоимунные (волчанка, саркоидоз, артрит, сепсис, болезнь Крона, Coeliac / Celliac (целиакия), Sjögren syndrome, склеродерма, отторжения какого-то органа при пересадке и т. п., и более точечные)</text:p>
          </table:table-cell>
          <table:table-cell office:value-type="float" office:value="68" table:style-name="ce1">
            <text:p>68</text:p>
          </table:table-cell>
          <table:table-cell office:value-type="string" table:style-name="ce1">
            <text:p><text:span text:style-name="T3">в т.ч. могут быть если анпример есть хроническая болезнь одной кишки и имунная система решила атаковать не только бактерий, но и клетки кишок (тогда это перерастает в хронические аутоимунные процессы желудка и т. п.). Т.е. «реакцией желудка на процессы в нём может быть полип который образуется из-за этого». Я плюсанул другие болезни ЖКТ тоже. Либо местная сильная инфекция, а организм атакует всё тело (сепсис). Может быть вызвано средой. И вообще. Это болезнь имунной системы. Кстати.<text:s/></text:span><text:span text:style-name="T5">Кое где саркоидоз отнесли к нарушениям обмена веществ а не к аутоимунным.<text:s/></text:span><text:span text:style-name="T3">Вопрос.<text:s/></text:span><text:span text:style-name="T5">Существуют болезни которые делают рот сухим (перекрывают выработку слюны). И так как слюна защищает зубы от микробов — зубы становятся уязвимыми к кариесу и прочему. При чём не всегда они ЖКТшные. Иногда аутоимунные. Иногда болезни других систем. Там я просто плюсану. А вообще ладно скопирую.</text:span></text:p>
          </table:table-cell>
          <table:table-cell table:number-columns-repeated="16381" table:style-name="ce1"/>
        </table:table-row>
        <table:table-row table:style-name="ro3">
          <table:table-cell office:value-type="string" table:style-name="ce1">
            <text:p>Рак</text:p>
          </table:table-cell>
          <table:table-cell office:value-type="float" office:value="67" table:style-name="ce1">
            <text:p>67</text:p>
          </table:table-cell>
          <table:table-cell office:value-type="string" table:style-name="ce1">
            <text:p>как ЖКТ так и других систем (может перебрасываться на ЖКТ, может просто вредить процессам). Рак в области шеи может дать разные проблемы на ротовую полость.</text:p>
          </table:table-cell>
          <table:table-cell table:number-columns-repeated="16381" table:style-name="ce1"/>
        </table:table-row>
        <table:table-row table:style-name="ro3">
          <table:table-cell office:value-type="string" table:style-name="ce1">
            <text:p>Недостаток веществ</text:p>
          </table:table-cell>
          <table:table-cell office:value-type="float" office:value="60" table:style-name="ce1">
            <text:p>60</text:p>
          </table:table-cell>
          <table:table-cell office:value-type="string" table:style-name="ce1">
            <text:p>Витаминов, аскорбиновой кислоты, ЙОДА (йод кстати нужен не только щитовидке регулирующей все железы тела, но ещё и зубам — в слюне присутствует йод, роль которого менять pH во рту на благоприятный — вроде… я не настолько силён в Химии чтоб это понять), белка, хлора, <text:s/>alpha 1-antitrypsin, кальция, магния, фтора (для зубов), витамина D, витамина С (приводит к цинге через месяц-полтора, и если продолжать дальше отказываться от продуктов содержащих витамин С, то человек умрёт от инфекции или кровоизлияния. Витамины это не шутки. Просто они не сразу проявляются). Нехватка также касается длительных путешествий — например когда на корабле ты на месяц уходишь в море. И питаешься только той едой которая месяц не испортится (сухариками с ромом, как пираты). Т.е. во времена египта 50% моряков погибало во время длительных плаваний из-за нехватки витаминов… И кстати… открытие это сделали ещё в 1750х… что лимоны лечат цингу… но только в 1790х (через 40 лет) врачи убедили британское правительство давать морякам лимонный фреш во время плаваний… 40 лет смертей… по причине того что знание существующее в медицине не перенималось идиотами принимающими государственные решения… слушай британия специалистов может быть и не просрала бы США… США потому и отделилось потому что «мы быстрее примем решение чем эти бюрократы». Думаю эта х-ня длилась сотни лет… тысячи. Вспомни сколько лет ты убеждал людей что они виноваты в своих проблемах. Сюда же наверно болезни Берибери (нехватка В1) и Паллагра (нехватка В3) Других витаминов В… может скопирую… Vitamin B1 deficiency (thiamin deficiency) can cause glossitis.[7] Vitamin B2 deficiency (ariboflavinosis) can cause glossitis, along with angular cheilitis, cheilosis, peripheral neuropathy and other signs and symptoms.[7] The glossitis in vitamin B2 deficiency is described as magenta.[9] Vitamin B3 deficiency (pellagra) can cause glossitis.[7] Vitamin B6 deficiency (pyridoxine deficiency) can cause glossitis, along with angular cheilitis, cheilosis, peripheral neuropathy and seborrheic dermatitis.[7] Folate deficiency (vitamin B9 deficiency) can cause glossitis, along with macrocytic anemia, thrombocytopenia, leukopenia, diarrhea, fatigue and possibly neurological signs.[7] Apart from pernicious anemia discussed above, any other cause of vitamin B12 deficiency can cause glossitis, which tends to be painful, smooth and shiny. Витамина А. Пеллагра (я не гуглил авитаминоз чего конкретно это, но это даже болезнь вызванная авитаминозом… и она является причиной других болезней ЖКТ)</text:p>
          </table:table-cell>
          <table:table-cell table:number-columns-repeated="16381" table:style-name="ce1"/>
        </table:table-row>
        <table:table-row table:style-name="ro3">
          <table:table-cell office:value-type="string" table:style-name="ce1">
            <text:p><text:span text:style-name="T3">Нейрогенные факторы (стрессы, тревога, нервно-психическое перенапряжение, нервные расстройства, психотравмы, депрессия, анорексия, истерия, неврозы, булимия - всё это в т.ч. хронические острая боль при тяжелых травмах, ожогах, травматические шоки, эмоциональная нестабильность, обсессивно-компульсивные расстройства, перегрузки, аффектные состояния и т. п.</text:span>)</text:p>
          </table:table-cell>
          <table:table-cell office:value-type="float" office:value="58" table:style-name="ce1">
            <text:p>58</text:p>
          </table:table-cell>
          <table:table-cell office:value-type="string" table:style-name="ce1">
            <text:p>депрессия… ппц… если долго человек себя ненавидит то его начинает сьедать его же желудок. Depression is «trying to kill yourself with autoimmune diseases». А нервно психическое перенапряжение это весь мой политех. Даже наверно вся моя юность. Даже наверно весь мой возраст от 11ти до 30ти. А может и вся жизнь. Вспомни дожигание. Перенапряжение может слишком активировать блуждающий нерв. Что вызовет выделение слишком много желудочного сока. И даст язву. Я не помню писал или нет но когда тебя рвёт… а рвота. Вижу. Удивительно насколько сильно депрессия разьедает тело. Желудок, зубы… имунная система… всё это уходит только потому что у меня и так «всё плохо». Много психических состояний отвечают за стучание или скрежет зубами (который вреден… т. е. Это не проблема зубов но всё же оно ыло упомянуто в разделе ЖКТ). Чуть какое-то недовольство сразу организм поедают микробы. Это моя обязанность. Быть не-депрессивным. Потребность. Один из видов голода наверно. Я смотрю истерия и т. п. Т.е. реально можно довести нервы до того состояния что организм начнёт еду в обратном направлении двигать. Или наоборот можешь иметь бесконечный понос на нервной почве. Куча всего короче.</text:p>
          </table:table-cell>
          <table:table-cell table:number-columns-repeated="16381" table:style-name="ce1"/>
        </table:table-row>
        <table:table-row table:style-name="ro2">
          <table:table-cell office:value-type="string" table:style-name="ce1">
            <text:p>Курение сигарет, трубок и прочего, жевание табака / бетеля / насвая, пассивное курение (когда дышишь дымом когда кто-то другой курит в комнате)</text:p>
          </table:table-cell>
          <table:table-cell office:value-type="float" office:value="53" table:style-name="ce1">
            <text:p>53</text:p>
          </table:table-cell>
          <table:table-cell office:value-type="string" table:style-name="ce1">
            <text:p>40% лёгких курцов и 85% тяжёлых курцов рано или поздно будут иметь рак желудка. Нихера себе статистика. А ещё написано что если человек курит — то даже когда он бросил — ему нужно будет 20 лет, чтоб его органы (поджелудочная железа например) вернулись к норме (к такой норме как у некурящих, т. е. Пропал риск рака ЖКТ из-за курения). Курение это очень высокий фактор… Мол доказанный и очень часто вызывающий расстройства. Думаю из-за крови — что никотин по крови идёт туда куда не надо и оседает там. Вначале бухают и курят, садят себе органы, а потом пьют всякие «Есентуки», «Нарзан» и прочую «волшебную воду». Хотя наука говорит что чтоб заядлый курец восстановил свои органы ему надо не курить 20 лет. Всё равно что «грязи» которые не работают если их отправить по почте. Хотя людей которые в них верят дохрена. Повышает риск некоторых заболеваний на 75%.<text:s/><text:span text:style-name="T4">СУШИТ СЛЮННЫЕ ЖЕЛЕЗЫ. И содержит сахар.<text:s/></text:span>А ещё — обнажает корни зубов (дёсны становятся ниже). А корни подвержены кариесу больше чем эмаль. Плюс с курением в кровь попадает свинец, кадмий и радионуклиды. Но это я уже плюсану и тут и в токсины. Также в табаке есть некоторые бактерии (стафилококи которые оседают на зубы). Плюс курение иногда даёт ожоги. В ротовой полости.</text:p>
          </table:table-cell>
          <table:table-cell table:number-columns-repeated="16381" table:style-name="ce1"/>
        </table:table-row>
        <table:table-row table:style-name="ro3">
          <table:table-cell office:value-type="string" table:style-name="ce1">
            <text:p>Химические раздражители попавшие внутрь, токсины, в т.ч. хронические отравления</text:p>
          </table:table-cell>
          <table:table-cell office:value-type="float" office:value="53" table:style-name="ce1">
            <text:p>53</text:p>
          </table:table-cell>
          <table:table-cell office:value-type="string" table:style-name="ce1">
            <text:p>кислота, щёлочь, бензин, ацетон, жидкости других желёз попавшие не в тот орган — напр. Соки желчного пузыря в желудке могут вызвать проблемы. Свинец. Висмут. Ртуть. Железо. Другие тяжёлые металлы. Диоксид тория (который я уже записал в лекарствах, врачи в 50х его использовали как контраст для рентгена, и только потом узнали что он может вызывать непоправимые болезни печени даже через 30-40 лет после введения его в организм… наверно печень не может его вывести. Забанен короче. Ещё одна грань между лекарствами и токсинами стала размыта). Я не знаю может надо разделить… химию попавшую внутрь и <text:s/>попадание жидкостей не в тот орган и … всё остальное… а потом только обьединить это с «другими проблемами ЖКТ» добавь +1. не ошибёшься. Я думаю отныне Рефлюкс (попадание жидкости не туда) надо относить к другим болезням ЖКТ. Они все там до этого были. Я штук 30 туда уже плюсанул. А тут оставляю только попадание внутрь химических реактивов (хоть они и связаны потому что если выпить кислоту она разьест желудок и его содержимое попадёт в полость) — хотя тогда буду плюсовать два. Пестециды сюда же (плохо помытые фрукты например). Химические ожоги все идут сюда. В испорченной еде могут формироваться токсины которые ядовиты (например в испорченном арахисе формеруется афлатоксин). Токсины могут ожирение триггернуть. Из-за нарушения работы печени. Плюс есть некоторые орехи которые вроде как люди едят но они токсичны (в Азии). Диоксины. При том что не обязательно кислоту есть. Ты можешь работать на кислотной фабрике и например постоянно дышать кислотами — и это тоже подвергнет твои зубы коррозии (разьест эмаль) Токсины бывают даже в том что считается едой. Всё зависит от дозы.</text:p>
          </table:table-cell>
          <table:table-cell table:number-columns-repeated="16381"/>
        </table:table-row>
        <table:table-row table:style-name="ro3">
          <table:table-cell office:value-type="string" table:style-name="ce20">
            <text:p>Рефлюкс (попадание содержимого органов туда куда не нужно) — в т.ч. хронический</text:p>
          </table:table-cell>
          <table:table-cell office:value-type="float" office:value="52" table:style-name="ce1">
            <text:p>52</text:p>
          </table:table-cell>
          <table:table-cell office:value-type="string" table:style-name="ce1">
            <text:p>условно буду дублировать сюда всё что касается рефлюкса что я обычно отмечаю в «болезнях других органов» и «других болезнях ЖКТ». Т.е. попадание желчи в желудок, желудочного сока в кишки, крови в желудок, лимфы в желудок, микрофлоры в брюшную полость и т. п. Я просто буду дублироавть. Потому что меня уже задолбало что половина «проблем других систем» это рефлюкс. Это 35 пусть пока останется вне внимания. Хронический рефлюкс приводит к раку.</text:p>
          </table:table-cell>
          <table:table-cell table:number-columns-repeated="16381"/>
        </table:table-row>
        <table:table-row table:style-name="ro2">
          <table:table-cell office:value-type="string" table:style-name="ce1">
            <text:p>Операция (на ЖКТ — в т.ч. стоматология - или во всём теле, в т.ч. в прошлом, в т.ч. неудачная, некачественная, с осложнениями или неправильно продиагностированная)</text:p>
          </table:table-cell>
          <table:table-cell office:value-type="float" office:value="42" table:style-name="ce1">
            <text:p>42</text:p>
          </table:table-cell>
          <table:table-cell office:value-type="string" table:style-name="ce1">
            <text:p>хоть тут речь о том же «повреждении» (скальпелем например) но пишу отдельно. Также после операции могут внутри забыть мочалку, ткань и т. п. jejunoileal bypass, gastric bypass — когда говно пускают мимо кишки — через трубку. Я наверно неудавшуюся стоматологию сюда же приплюсую. Ситуации когда плохо запломбированный канал начал гноиться и т. п. Много чего может пойти не так если стоматолог халтурит (плохо смыл кислоту, слишком агрессивные средства, отсутствие охлаждения при сверлении — что перегревает пульпу и много чего другого).. Удаление нерва зуба может привести к проблемам с зубом. Бывает люди лечат от фторуоза хотя это кариес. И наоборот. т. е. Врачи бывает могут спутать некоторые болезни и лечить не от того от чего надо. Примером осложнений может быть пломба в зубе которая начала ныть.<text:s/><text:span text:style-name="T4">Дырка от удалённого зуба может завоняться и заполниться бактериями.</text:span></text:p>
          </table:table-cell>
          <table:table-cell table:number-columns-repeated="16381"/>
        </table:table-row>
        <table:table-row table:style-name="ro3">
          <table:table-cell office:value-type="string" table:style-name="ce1">
            <text:p>Диабет (особенно длительный — 10+ лет)</text:p>
          </table:table-cell>
          <table:table-cell office:value-type="float" office:value="32" table:style-name="ce1">
            <text:p>32</text:p>
          </table:table-cell>
          <table:table-cell office:value-type="string" table:style-name="ce1">
            <text:p><text:span text:style-name="T3">Тип 2 в основном (сахарный) а что такое diabetis millitus? Это ж диабет? Тут штук 6 он упоминался.<text:s/></text:span><text:span text:style-name="T5">Существуют болезни которые делают рот сухим (перекрывают выработку слюны). И так как слюна защищает зубы от микробов — зубы становятся уязвимыми к кариесу и прочему. При чём не всегда они ЖКТшные. Иногда аутоимунные. Иногда болезни других систем. Там я просто плюсану. А вообще ладно скопирую.<text:s/></text:span><text:span text:style-name="T3">Запущеный диабет приводит к коме (но это ткое)</text:span></text:p>
          </table:table-cell>
          <table:table-cell table:number-columns-repeated="16381"/>
        </table:table-row>
        <table:table-row table:style-name="ro3">
          <table:table-cell office:value-type="string" table:style-name="ce1">
            <text:p>Аллергия</text:p>
          </table:table-cell>
          <table:table-cell office:value-type="float" office:value="29" table:style-name="ce1">
            <text:p>29</text:p>
          </table:table-cell>
          <table:table-cell office:value-type="string" table:style-name="ce1">
            <text:p>напр. На какой-то вид еды. Напр. На лактозу или глютен. Или на средства ухода за харей (зубная паста, жидкость для полоскания рта и т. п.) Есть люди которые имеют аллергию на разные виды круп… От этого у них повреждаются ворсинки в кишках и т. п. Глютен типа. Т.е.. реально есть люди у которых аллергия на рис и т. п. У них не будет анафилактического шока от него но у них от него например перестанут усваивать еду кишки. И т. п.</text:p>
          </table:table-cell>
          <table:table-cell table:number-columns-repeated="16381"/>
        </table:table-row>
        <table:table-row table:style-name="ro3">
          <table:table-cell office:value-type="string" table:style-name="ce1">
            <text:p>Ожирение, полнота, «широкая кость», пикническое телосложение</text:p>
          </table:table-cell>
          <table:table-cell office:value-type="float" office:value="24" table:style-name="ce1">
            <text:p>24</text:p>
          </table:table-cell>
          <table:table-cell table:number-columns-repeated="16382" table:style-name="ce1"/>
        </table:table-row>
        <table:table-row table:style-name="ro3">
          <table:table-cell office:value-type="string" table:style-name="ce1">
            <text:p>Причина неизвестна (идиопатический, нетипичный и т. п. - либо причины на википедии не указаны)</text:p>
          </table:table-cell>
          <table:table-cell office:value-type="float" office:value="22" table:style-name="ce1">
            <text:p>22</text:p>
          </table:table-cell>
          <table:table-cell office:value-type="string" table:style-name="ce1">
            <text:p>иногда бывает когда не могут определить за последние пол года жизни ничего такого что могло бы вызвать причину той или иной болезни. И тогда врачь-недоумок называет хитрым названием типа «non-ulcer dyspepsia» (нетипичная, или что-то там). И всё. «лечите от симптомов, следующий». Бывает (напр. Парадонтоз) что термин использовали лет 50 и думали что такая болезнь существует, а когда изучили вдоль и поперёк — поняли, что это просто подвид другой болезни. Вспоминается сразу сколько болезней списывали на «одержимость».</text:p>
          </table:table-cell>
          <table:table-cell table:number-columns-repeated="16381"/>
        </table:table-row>
        <table:table-row table:style-name="ro3">
          <table:table-cell office:value-type="string" table:style-name="ce1">
            <text:p>Сахар (точнее фруктоза, глянь потом bitter truth, «углеводы» обычно это называют медики)</text:p>
          </table:table-cell>
          <table:table-cell office:value-type="float" office:value="21" table:style-name="ce1">
            <text:p>21</text:p>
          </table:table-cell>
          <table:table-cell office:value-type="string" table:style-name="ce1">
            <text:p>я знаю что его можно отнести к «плохой диете». Но там много всего, и я так ненавижу этот подступный героин, что хочу убрать его из моей жизни отдельно раз и навсегда. Он сам по себе причина кучи всего. Пусть будет отдельно. Сахар во рту приманивает стафилококов. А те в свою очередь повышают кислотность рта. Что разьедает эмаль. Т.е. муравьиная, масляная и ещё пару других кислот возникают только потому что сахар привлёк к зубам бактерий. Создал условия точнее. Это брожение короче. Чистый крахмал не вреден — но когда его термически обработаешь — он распадается на сахары. И это тоже может привлечь бактерий. Торт с тортом каждый день по 3 кило в течении двух месяцев…</text:p>
          </table:table-cell>
          <table:table-cell table:number-columns-repeated="16381"/>
        </table:table-row>
        <table:table-row table:style-name="ro3">
          <table:table-cell office:value-type="string" table:style-name="ce1">
            <text:p>Пожилой возраст (50+)</text:p>
          </table:table-cell>
          <table:table-cell office:value-type="float" office:value="21" table:style-name="ce1">
            <text:p>21</text:p>
          </table:table-cell>
          <table:table-cell office:value-type="string" table:style-name="ce1">
            <text:p>намного чаще — в позней старости (65+), реже всего 40+. т. е. Я говорю 50+ но… это экспонента. Которая начинается в 30, потом в 50 очень высокий шанс, а в 65+ - почти гарантия иметь ту или иную болезнь. Я знаю что я видел это уже, но многие болезни в старости у мужчин бывают чаще чем у женщин. Некоторые кишки в старости могут растягиваться (ставать более длинными), могут слабеть, могутстановиться менеее прочными…</text:p>
          </table:table-cell>
          <table:table-cell table:number-columns-repeated="16381"/>
        </table:table-row>
        <table:table-row table:style-name="ro2">
          <table:table-cell office:value-type="string" table:style-name="ce18">
            <text:p>Ослабленная имунная система (либо иммунитет суто внутри ЖКТ)</text:p>
          </table:table-cell>
          <table:table-cell office:value-type="float" office:value="18" table:style-name="ce1">
            <text:p>18</text:p>
          </table:table-cell>
          <table:table-cell office:value-type="string" table:style-name="ce1">
            <text:p>иногда её ослабление может облегчить путь бактериям (которые там наверху списка). Потому её стоит отметить. Наверно. Жирным. Мол даст дорогу другим пунктам. Ослабленная система также может не вывести из организма вирус до того как он в нём укрепился. Т.е. есть болезни которыми можно заразиться но имунная система их выведет. В то время как ослабленная система сдастся и вирус разрастётся настолько что его уже не вывести даже если человек «возьмётся за ум и укрепит свою имунную систему» (антитела будут присутствовать но болезнь вывести не смогут). Ещё нюанс. Имунная система ослабевает с каждой активной болезнью. Т.е. если я болею чем-то одним — у меня будет меньше сил на борьбу с чем-то другим. Типа две тяжёлых инфекционных болезни сразу это не то же самое что два раза по одной. Организм может не выдержать.<text:s/><text:span text:style-name="T4">Надо сказать ещё раз. Имунную систему ослабляют все вирусы. Особенно СПИД. По этому нельзя наверно это рассматривать в стиле «это неважно главное вирусы порешать». хз.</text:span></text:p>
          </table:table-cell>
          <table:table-cell table:number-columns-repeated="16381"/>
        </table:table-row>
        <table:table-row table:style-name="ro3">
          <table:table-cell office:value-type="string" table:style-name="ce20">
            <text:p>Рвота (особенно - частая или обильная, в т.ч. попытки её сдержать)</text:p>
          </table:table-cell>
          <table:table-cell office:value-type="float" office:value="16" table:style-name="ce1">
            <text:p>16</text:p>
          </table:table-cell>
          <table:table-cell office:value-type="string" table:style-name="ce1">
            <text:p>кислотные выделения желудка попадают туда куда не надо и разьедают что не надо. Пока отдельно (потому что это может быть последствие другой болезни, может быть булимия, алкоголизм. , болезни типа грыжи кишок, сильный кашель, беременность, химиотерапия и т.п.… хз. Наверно ещё один дублятор). По сути это тот же рефлюкс. Вспомнил рвоты после алкоголя… Если пытаешься сдержать рвоту (на банкете например чтоб не опозориться) — то давление внутри желудка может быть такое что оторвётся сфинктер. (будет как в анекдоте… или в том фильме… пёрднул и сдох от этого). А могут разьесть зубы.</text:p>
          </table:table-cell>
          <table:table-cell table:number-columns-repeated="16381"/>
        </table:table-row>
        <table:table-row table:style-name="ro3">
          <table:table-cell office:value-type="string" table:style-name="ce1">
            <text:p>Беременность (в т.ч. осложнения при ней, в т.ч. многократная)</text:p>
          </table:table-cell>
          <table:table-cell office:value-type="float" office:value="14" table:style-name="ce1">
            <text:p>14</text:p>
          </table:table-cell>
          <table:table-cell office:value-type="string" table:style-name="ce1">
            <text:p>одно из осложнений — частая рвота. А она тут вынесена отдельно. Камни бывают у тех кто много рожал. Беременность может триггернуть нехватку веществ (одну из других причин болезней)</text:p>
          </table:table-cell>
          <table:table-cell table:number-columns-repeated="16381"/>
        </table:table-row>
        <table:table-row table:style-name="ro3">
          <table:table-cell office:value-type="string" table:style-name="ce1">
            <text:p>Радиация (в т.ч. радиотерапия)</text:p>
          </table:table-cell>
          <table:table-cell office:value-type="float" office:value="14" table:style-name="ce1">
            <text:p>14</text:p>
          </table:table-cell>
          <table:table-cell office:value-type="string" table:style-name="ce1">
            <text:p>обычно речь о том что облучали одно а задели второе. Напр. Облучали шею, задели слюнные железы и они перестали работать.</text:p>
          </table:table-cell>
          <table:table-cell table:number-columns-repeated="16381"/>
        </table:table-row>
        <table:table-row table:style-name="ro2">
          <table:table-cell office:value-type="string" table:style-name="ce20">
            <text:p>Неправильный уход / слишком частая / избыточная гигиена</text:p>
          </table:table-cell>
          <table:table-cell office:value-type="float" office:value="13" table:style-name="ce1">
            <text:p>13</text:p>
          </table:table-cell>
          <table:table-cell office:value-type="string" table:style-name="ce18">
            <text:p><text:span text:style-name="T3">Контакт зубов с зубной щёткой, зубочисткой, зубной нитью, протезами — может стереть эмаль там где не надо. Это дубликат так как я вроде как уже отметил это в «повреждениях».<text:s/></text:span><text:span text:style-name="T3">Если слишком часто чистить зубы ты стираешь эмаль. Так что только полоскай. Сила нажатия зубной щётки… Жесткие щётки. Длительная чистка (когда 2-3 минуты полируют…) Также агрессивная чистка зубов (жесткие щётки, частость, длительность - всё что сказано) может привести к уменьшению дёсен (мой вариант наверно…). Говорят «электро щётки менее абразивны» (хотя хз). Медицинская чистка эмали (будь то дома или у врача) тоже стирает эмаль.<text:s/></text:span><text:span text:style-name="T5">Отбеливающие составы (будь то абразивные или химические типа перекиси).<text:s/></text:span><text:span text:style-name="T3">Частое чередование веществ с противоположным pH (например, после лимонного фреша полоскать зубы жидкостью для полоскания рта) Или вообще — чистить зубы после каждой еды… Бывают жидкости для полоскания рта содержащие алкоголь — и от них вред для зубов и дёсн такой же как от алкоголя.</text:span></text:p>
          </table:table-cell>
          <table:table-cell table:number-columns-repeated="16381"/>
        </table:table-row>
        <table:table-row table:style-name="ro3">
          <table:table-cell office:value-type="string" table:style-name="ce1">
            <text:p>Голодание (особенно длительное)</text:p>
          </table:table-cell>
          <table:table-cell office:value-type="float" office:value="12" table:style-name="ce1">
            <text:p>12</text:p>
          </table:table-cell>
          <table:table-cell office:value-type="string" table:style-name="ce1">
            <text:p>само по себе опасно (для органов) но ещё и вызывает опасные последствия (смежные расстройства) влияющие на другие органы. А если так пару лет прожить то развиваются болезни типа Пеллагры и Номы, которые буквально заживо сьедают. Сюда же наверно внесу «обильный приём пищи после длительного голодания» - ничего не ел месяц а потом сьел десять стейков. И кишки могут перекрутиться.</text:p>
          </table:table-cell>
          <table:table-cell table:number-columns-repeated="16381"/>
        </table:table-row>
        <table:table-row table:style-name="ro3">
          <table:table-cell office:value-type="string" table:style-name="ce20">
            <text:p>Эндоскопы (в т.ч. в недалёком прошлом — как через рот так и через нос).</text:p>
          </table:table-cell>
          <table:table-cell office:value-type="float" office:value="11" table:style-name="ce1">
            <text:p>11</text:p>
          </table:table-cell>
          <table:table-cell office:value-type="string" table:style-name="ce1">
            <text:p>дублятор. Эндоскопы. Я это плюсовал в повреждения. Теперь вынес отдельно дубликат. Уж очень часто. endoscopic retrograde cholangiopancreatography (ERCP)</text:p>
          </table:table-cell>
          <table:table-cell table:number-columns-repeated="16381"/>
        </table:table-row>
        <table:table-row table:style-name="ro3">
          <table:table-cell office:value-type="string" table:style-name="ce1">
            <text:p>Мужской пол / гормон</text:p>
          </table:table-cell>
          <table:table-cell office:value-type="float" office:value="11" table:style-name="ce1">
            <text:p>11</text:p>
          </table:table-cell>
          <table:table-cell table:number-columns-repeated="16382" table:style-name="ce1"/>
        </table:table-row>
        <table:table-row table:style-name="ro3">
          <table:table-cell office:value-type="string" table:style-name="ce1">
            <text:p>Доброкачественные опухоли в организме (не рак)</text:p>
          </table:table-cell>
          <table:table-cell office:value-type="float" office:value="11" table:style-name="ce1">
            <text:p>11</text:p>
          </table:table-cell>
          <table:table-cell office:value-type="string" table:style-name="ce1">
            <text:p>т. е. Любая опухоль может дать риск на ЖКТ, не только раковая</text:p>
          </table:table-cell>
          <table:table-cell table:number-columns-repeated="16381"/>
        </table:table-row>
        <table:table-row table:style-name="ro2">
          <table:table-cell office:value-type="string" table:style-name="ce18">
            <text:p>Нарушения гормональной секреции</text:p>
          </table:table-cell>
          <table:table-cell office:value-type="float" office:value="9" table:style-name="ce1">
            <text:p>9</text:p>
          </table:table-cell>
          <table:table-cell office:value-type="string" table:style-name="ce1">
            <text:p>напр. Синдром Кушинга — предоперационный мандраж, который вызывает выброс гормонов. Напомню что гормоны в свою очередь влияют на обмен веществ. Эти две вещи связаны. Жирное потому что влияет на другое. (panhypopituitarism, hypothyroidism, hypogonadism, polycystic ovary syndrome</text:p>
          </table:table-cell>
          <table:table-cell table:number-columns-repeated="16381"/>
        </table:table-row>
        <table:table-row table:style-name="ro3">
          <table:table-cell office:value-type="string" table:style-name="ce1">
            <text:p>Женский пол / гормон</text:p>
          </table:table-cell>
          <table:table-cell office:value-type="float" office:value="8" table:style-name="ce1">
            <text:p>8</text:p>
          </table:table-cell>
          <table:table-cell office:value-type="string" table:style-name="ce1">
            <text:p>теории бывают разные — кто-то говорит что у них медленнее переваривается еда, кто-то — что у них больше играют гормоны, кто-то что у них гормоны чаще прыгают вверх-вниз из-за менструации. Ни одна теория не завоевала звание победителя спора. Некоторые вещи обостряются во время менструации — я уже не выносил это отдельно. Хз может надо…</text:p>
          </table:table-cell>
          <table:table-cell table:number-columns-repeated="16381"/>
        </table:table-row>
        <table:table-row table:style-name="ro3">
          <table:table-cell office:value-type="string" table:style-name="ce1">
            <text:p>Химиотерапия</text:p>
          </table:table-cell>
          <table:table-cell office:value-type="float" office:value="8" table:style-name="ce1">
            <text:p>8</text:p>
          </table:table-cell>
          <table:table-cell office:value-type="string" table:style-name="ce1">
            <text:p>если таблетки — то даст на желудок последствия.</text:p>
          </table:table-cell>
          <table:table-cell table:number-columns-repeated="16381"/>
        </table:table-row>
        <table:table-row table:style-name="ro3">
          <table:table-cell office:value-type="string" table:style-name="ce1">
            <text:p>Окружающая внешняя среда</text:p>
          </table:table-cell>
          <table:table-cell office:value-type="float" office:value="8" table:style-name="ce1">
            <text:p>8</text:p>
          </table:table-cell>
          <table:table-cell office:value-type="string" table:style-name="ce1">
            <text:p>избыток в почве меди, молибдена, кобальта. Недостаток цинка, марганца. Может триггернуть аутоимунное.</text:p>
          </table:table-cell>
          <table:table-cell table:number-columns-repeated="16381"/>
        </table:table-row>
        <table:table-row table:style-name="ro3">
          <table:table-cell office:value-type="string" table:style-name="ce1">
            <text:p>Сосание / кусание частей тела или предметов (привычка)</text:p>
          </table:table-cell>
          <table:table-cell office:value-type="float" office:value="7" table:style-name="ce1">
            <text:p>7</text:p>
          </table:table-cell>
          <table:table-cell office:value-type="string" table:style-name="ce1">
            <text:p><text:span text:style-name="T3">большого или другого пальца, соски, карандаша, ногтей, ручки, кожи над ногтями, всё это<text:s/></text:span>может изменить прикус и даже зубы могут выпасть.</text:p>
          </table:table-cell>
          <table:table-cell table:number-columns-repeated="16381"/>
        </table:table-row>
        <table:table-row table:style-name="ro3">
          <table:table-cell office:value-type="string" table:style-name="ce1">
            <text:p>Спорт</text:p>
          </table:table-cell>
          <table:table-cell office:value-type="float" office:value="6" table:style-name="ce1">
            <text:p>6</text:p>
          </table:table-cell>
          <table:table-cell office:value-type="string" table:style-name="ce1">
            <text:p>контактный спорт (футбол, хокей, баскетбол, скейтинг, боевой) — речь о выбивании зубов.</text:p>
          </table:table-cell>
          <table:table-cell table:number-columns-repeated="16381"/>
        </table:table-row>
        <table:table-row table:style-name="ro3">
          <table:table-cell office:value-type="string" table:style-name="ce20">
            <text:p>Кофе и кофеин</text:p>
          </table:table-cell>
          <table:table-cell office:value-type="float" office:value="6" table:style-name="ce1">
            <text:p>6</text:p>
          </table:table-cell>
          <table:table-cell office:value-type="string" table:style-name="ce1">
            <text:p>уже есть в еде, но вредна как его кислотность так и кофеин в отдельности.</text:p>
          </table:table-cell>
          <table:table-cell table:number-columns-repeated="16381"/>
        </table:table-row>
        <table:table-row table:style-name="ro2">
          <table:table-cell office:value-type="string" table:style-name="ce1">
            <text:p>Попадание в рот абразива</text:p>
          </table:table-cell>
          <table:table-cell office:value-type="float" office:value="6" table:style-name="ce1">
            <text:p>6</text:p>
          </table:table-cell>
          <table:table-cell office:value-type="string" table:style-name="ce1">
            <text:p>будь то абразивная зубная паста, или например абразивная пыль когда ты работаешь столяром 20 лет.. это всё стирает эмаль. Раздражение тут механическое а не химическое — так что не уверен стоит ли это бросать в «попадание в организм химии»<text:s/><text:span text:style-name="T4">Отбеливающая зубная паста наиболее абразивна.<text:s/></text:span>Зубная паста вообще много всяких повреждений во рту вызывает. Язвы на губах (изнутри), проблемы с эмалью… Чисти просто ромашкой. Без ничего.</text:p>
          </table:table-cell>
          <table:table-cell table:number-columns-repeated="16381"/>
        </table:table-row>
        <table:table-row table:style-name="ro3">
          <table:table-cell office:value-type="string" table:style-name="ce1">
            <text:p>Быстрое / сильное похудение</text:p>
          </table:table-cell>
          <table:table-cell office:value-type="float" office:value="5" table:style-name="ce1">
            <text:p>5</text:p>
          </table:table-cell>
          <table:table-cell office:value-type="string" table:style-name="ce1">
            <text:p>ха. т. е. Проблемы от похудения есть… помимо истощения… если быстро худеть то камни в желчном пузыре могут образоваться.</text:p>
          </table:table-cell>
          <table:table-cell table:number-columns-repeated="16381"/>
        </table:table-row>
        <table:table-row table:style-name="ro3">
          <table:table-cell office:value-type="string" table:style-name="ce1">
            <text:p>Избыток микроэлементов в организме</text:p>
          </table:table-cell>
          <table:table-cell office:value-type="float" office:value="5" table:style-name="ce1">
            <text:p>5</text:p>
          </table:table-cell>
          <table:table-cell office:value-type="string" table:style-name="ce1">
            <text:p>гиперкальциемия (слишком много кальция), омега-6 жирная кислота… Фтора… (флюруоз… когда много фтора в пище и воде -и <text:s/>зубы начинают крошиться — становятся хрупкими… по той же причине по которой очень твёрдая сталь становится хрупкой) Проявляется наличием белых пятен на резцах. Оптимальная концентрация — 1мг/л воды. Если больше — избыток. Если меньше — нехватка.</text:p>
          </table:table-cell>
          <table:table-cell table:number-columns-repeated="16381"/>
        </table:table-row>
        <table:table-row table:style-name="ro3">
          <table:table-cell office:value-type="string" table:style-name="ce1">
            <text:p>Переедание (обильный частый приём пищи)</text:p>
          </table:table-cell>
          <table:table-cell office:value-type="float" office:value="5" table:style-name="ce1">
            <text:p>5</text:p>
          </table:table-cell>
          <table:table-cell office:value-type="string" table:style-name="ce1">
            <text:p>механическое заталкивание еды вредит желудку, перебор с жирами и углеводами вредит печени.</text:p>
          </table:table-cell>
          <table:table-cell table:number-columns-repeated="16381"/>
        </table:table-row>
        <table:table-row table:style-name="ro3">
          <table:table-cell office:value-type="string" table:style-name="ce1">
            <text:p>Наркотики (Кокаин, Метамфитамин, Каннабис, Марихуана и т. п.)</text:p>
          </table:table-cell>
          <table:table-cell office:value-type="float" office:value="5" table:style-name="ce1">
            <text:p>5</text:p>
          </table:table-cell>
          <table:table-cell office:value-type="string" table:style-name="ce1">
            <text:p>я уже в «лекарствах» его написал. Короче мет марихуана и т. п. помимо всего прочего сушит слюнные железы. Потому у всех метовых и прочих нариков гнилые зубы. Кокаин разьедает нервную систему.</text:p>
          </table:table-cell>
          <table:table-cell table:number-columns-repeated="16381"/>
        </table:table-row>
        <table:table-row table:style-name="ro3">
          <table:table-cell office:value-type="string" table:style-name="ce1">
            <text:p>Обезвоживание</text:p>
          </table:table-cell>
          <table:table-cell office:value-type="float" office:value="5" table:style-name="ce1">
            <text:p>5</text:p>
          </table:table-cell>
          <table:table-cell office:value-type="string" table:style-name="ce1">
            <text:p>может можно отнести к нехватке веществ. Но лучше отдельно. Типа нет воды = нет слюны. А нет слюны = бактерии во рту. Может быть вызвано поносом, рвотой (плюсанул другие проблемы ЖКТ) длительной высокой температурой, кровопотерей, обильным выделением мочи</text:p>
          </table:table-cell>
          <table:table-cell table:number-columns-repeated="16381"/>
        </table:table-row>
        <table:table-row table:style-name="ro3">
          <table:table-cell office:value-type="string" table:style-name="ce20">
            <text:p>(пере) Напряжение</text:p>
          </table:table-cell>
          <table:table-cell office:value-type="float" office:value="5" table:style-name="ce1">
            <text:p>5</text:p>
          </table:table-cell>
          <table:table-cell office:value-type="string" table:style-name="ce1">
            <text:p>хз наверно тоже собирательный будет. Так как эпилепсию кашель и роды я уже внёс.</text:p>
          </table:table-cell>
          <table:table-cell table:number-columns-repeated="16381"/>
        </table:table-row>
        <table:table-row table:style-name="ro3">
          <table:table-cell office:value-type="string" table:style-name="ce20">
            <text:p>Низкий социально экономический статус и бедность</text:p>
          </table:table-cell>
          <table:table-cell office:value-type="float" office:value="5" table:style-name="ce1">
            <text:p>5</text:p>
          </table:table-cell>
          <table:table-cell office:value-type="string" table:style-name="ce1">
            <text:p>речь о плохой диете и стрессе. И антисанитарии. Я плюсанул и там и там. Этот собирательный. Обоже. Я не могу себе позволить стоматолога потому что я бедный. Надо что-то с этим делать.</text:p>
          </table:table-cell>
          <table:table-cell table:number-columns-repeated="16381"/>
        </table:table-row>
        <table:table-row table:style-name="ro3">
          <table:table-cell office:value-type="string" table:style-name="ce1">
            <text:p>Внутривенное питание</text:p>
          </table:table-cell>
          <table:table-cell office:value-type="float" office:value="5" table:style-name="ce1">
            <text:p>5</text:p>
          </table:table-cell>
          <table:table-cell office:value-type="string" table:style-name="ce1">
            <text:p>(органы ЖКТ начинают вести себя непредсказуемо, мол «почему мы тебя не кормим) — камни, воспаления и т. д.</text:p>
          </table:table-cell>
          <table:table-cell table:number-columns-repeated="16381"/>
        </table:table-row>
        <table:table-row table:style-name="ro3">
          <table:table-cell office:value-type="string" table:style-name="ce1">
            <text:p>Пирсинги (языка или губы)</text:p>
          </table:table-cell>
          <table:table-cell office:value-type="float" office:value="4" table:style-name="ce1">
            <text:p>4</text:p>
          </table:table-cell>
          <table:table-cell office:value-type="string" table:style-name="ce1">
            <text:p>могут биться об зубы и тем самым стирать эмаль. А может вообще сломать зуб если прикусишь случайно. Плюс лишняя дырка — место где могут закрепиться бактерии.</text:p>
          </table:table-cell>
          <table:table-cell table:number-columns-repeated="16381"/>
        </table:table-row>
        <table:table-row table:style-name="ro3">
          <table:table-cell office:value-type="string" table:style-name="ce1">
            <text:p>Если ты ребёнок (возраст до 6 лет)</text:p>
          </table:table-cell>
          <table:table-cell office:value-type="float" office:value="4" table:style-name="ce1">
            <text:p>4</text:p>
          </table:table-cell>
          <table:table-cell office:value-type="string" table:style-name="ce1">
            <text:p>слабые кости, суставы. Может удар будет и небольшой но зубы могут выпасть. В детстве много чего с зубами может проявиться врождённого.</text:p>
          </table:table-cell>
          <table:table-cell table:number-columns-repeated="16381"/>
        </table:table-row>
        <table:table-row table:style-name="ro3">
          <table:table-cell office:value-type="string" table:style-name="ce20">
            <text:p>Менструации</text:p>
          </table:table-cell>
          <table:table-cell office:value-type="float" office:value="4" table:style-name="ce1">
            <text:p>4</text:p>
          </table:table-cell>
          <table:table-cell office:value-type="string" table:style-name="ce1">
            <text:p>дублятор части женского пола</text:p>
          </table:table-cell>
          <table:table-cell table:number-columns-repeated="16381"/>
        </table:table-row>
        <table:table-row table:style-name="ro3">
          <table:table-cell office:value-type="string" table:style-name="ce1">
            <text:p>Диализ и Трансфузия (очистка и переливание крови)</text:p>
          </table:table-cell>
          <table:table-cell office:value-type="float" office:value="4" table:style-name="ce1">
            <text:p>4</text:p>
          </table:table-cell>
          <table:table-cell office:value-type="string" table:style-name="ce1">
            <text:p>очистка крови может её очистить от всех витаминов, в результате чего у человека может развиться цинга и прочие болезни нехватки тех или иных веществ… пиздец. Это опасно что жопа.</text:p>
          </table:table-cell>
          <table:table-cell table:number-columns-repeated="16381"/>
        </table:table-row>
        <table:table-row table:style-name="ro3">
          <table:table-cell office:value-type="string" table:style-name="ce1">
            <text:p>Антибиотики</text:p>
          </table:table-cell>
          <table:table-cell office:value-type="float" office:value="3" table:style-name="ce1">
            <text:p>3</text:p>
          </table:table-cell>
          <table:table-cell office:value-type="string" table:style-name="ce1">
            <text:p>не хочу пока вносить их в «все лекарства». Пусть будет отдельно.</text:p>
          </table:table-cell>
          <table:table-cell table:number-columns-repeated="16381"/>
        </table:table-row>
        <table:table-row table:style-name="ro3">
          <table:table-cell office:value-type="string" table:style-name="ce1">
            <text:p>Тяжелые истощающие болезни</text:p>
          </table:table-cell>
          <table:table-cell office:value-type="float" office:value="3" table:style-name="ce1">
            <text:p>3</text:p>
          </table:table-cell>
          <table:table-cell office:value-type="string" table:style-name="ce1">
            <text:p>(без учёта стафилакоков и прочих — они пока отдельно). Severe Hypertriglyceridemia</text:p>
          </table:table-cell>
          <table:table-cell table:number-columns-repeated="16381"/>
        </table:table-row>
        <table:table-row table:style-name="ro3">
          <table:table-cell office:value-type="string" table:style-name="ce1">
            <text:p>Опиаты (производные опиума — в т.ч. лекарственные)</text:p>
          </table:table-cell>
          <table:table-cell office:value-type="float" office:value="3" table:style-name="ce1">
            <text:p>3</text:p>
          </table:table-cell>
          <table:table-cell office:value-type="string" table:style-name="ce1">
            <text:p>Codeine phosphate (которым лечят от поноса и используют как обезболивающее) — т. е. Наверно обезболивающие тоже.</text:p>
          </table:table-cell>
          <table:table-cell table:number-columns-repeated="16381"/>
        </table:table-row>
        <table:table-row table:style-name="ro3">
          <table:table-cell office:value-type="string" table:style-name="ce1">
            <text:p>Сильный кашель</text:p>
          </table:table-cell>
          <table:table-cell office:value-type="float" office:value="3" table:style-name="ce1">
            <text:p>3</text:p>
          </table:table-cell>
          <table:table-cell office:value-type="string" table:style-name="ce1">
            <text:p>я пока не знаю куда это… к инфекциям или куда. Это аналог рвоты для желудка.</text:p>
          </table:table-cell>
          <table:table-cell table:number-columns-repeated="16381"/>
        </table:table-row>
        <table:table-row table:style-name="ro3">
          <table:table-cell office:value-type="string" table:style-name="ce1">
            <text:p>Переохлаждение (особенно длительное)</text:p>
          </table:table-cell>
          <table:table-cell office:value-type="float" office:value="3" table:style-name="ce1">
            <text:p>3</text:p>
          </table:table-cell>
          <table:table-cell table:number-columns-repeated="16382" table:style-name="ce1"/>
        </table:table-row>
        <table:table-row table:style-name="ro3">
          <table:table-cell office:value-type="string" table:style-name="ce1">
            <text:p>Приступ эпилепсии</text:p>
          </table:table-cell>
          <table:table-cell office:value-type="float" office:value="3" table:style-name="ce1">
            <text:p>3</text:p>
          </table:table-cell>
          <table:table-cell office:value-type="string" table:style-name="ce1">
            <text:p>в приступе от дикого напряжения можешь порвать внутренние органы. Зубы могут стучаться или сжиматься так что повредят эмаль.</text:p>
          </table:table-cell>
          <table:table-cell table:number-columns-repeated="16381"/>
        </table:table-row>
        <table:table-row table:style-name="ro2">
          <table:table-cell office:value-type="string" table:style-name="ce1">
            <text:p>Unusual Eating Habits</text:p>
          </table:table-cell>
          <table:table-cell office:value-type="float" office:value="3" table:style-name="ce1">
            <text:p>3</text:p>
          </table:table-cell>
          <table:table-cell office:value-type="string" table:style-name="ce1">
            <text:p>т. е. Человек если не ест что ему хочется или нужно, а вбил себе в голову что «надо есть только гречку с луком» например (как я делал). Такие решения обычно популярны среди вечно худеющих малолеток в развитых странах, которые месяцами нихера не едят или едят всякую хуйню, а потом попадают в больницу чтоб им поставили капельницу с овсянкой. Всякие<text:s/><text:span text:style-name="T4">Веганы головного мозга.</text:span></text:p>
          </table:table-cell>
          <table:table-cell table:number-columns-repeated="16381"/>
        </table:table-row>
        <table:table-row table:style-name="ro3">
          <table:table-cell office:value-type="string" table:style-name="ce1">
            <text:p>Яды всего организма (не сьеденные)</text:p>
          </table:table-cell>
          <table:table-cell office:value-type="float" office:value="2" table:style-name="ce1">
            <text:p>2</text:p>
          </table:table-cell>
          <table:table-cell office:value-type="string" table:style-name="ce1">
            <text:p>яд скорпиона</text:p>
          </table:table-cell>
          <table:table-cell table:number-columns-repeated="16381"/>
        </table:table-row>
        <table:table-row table:style-name="ro3">
          <table:table-cell office:value-type="string" table:style-name="ce1">
            <text:p>Obstructive sleep apnea</text:p>
          </table:table-cell>
          <table:table-cell office:value-type="float" office:value="2" table:style-name="ce1">
            <text:p>2</text:p>
          </table:table-cell>
          <table:table-cell office:value-type="string" table:style-name="ce1">
            <text:p>это то что я упомянул в «недостатке кислорода»… Но оно по ходу вызывает не только гипоксию но ещё и болезни пищевода (сфинктеров и т. п.)</text:p>
          </table:table-cell>
          <table:table-cell table:number-columns-repeated="16381"/>
        </table:table-row>
        <table:table-row table:style-name="ro3">
          <table:table-cell office:value-type="string" table:style-name="ce1">
            <text:p>Выдумывание болезней которых нет (пациентом или врачом)</text:p>
          </table:table-cell>
          <table:table-cell office:value-type="float" office:value="2" table:style-name="ce1">
            <text:p>2</text:p>
          </table:table-cell>
          <table:table-cell office:value-type="string" table:style-name="ce1">
            <text:p>я хз. Дважды возникал такой вопрос уже. Где-то даже писал…</text:p>
          </table:table-cell>
          <table:table-cell table:number-columns-repeated="16381"/>
        </table:table-row>
        <table:table-row table:style-name="ro3">
          <table:table-cell office:value-type="string" table:style-name="ce1">
            <text:p>Работа на вредном производстве (с повышенными температурами, кислотами, вредными веществами и т. п.)</text:p>
          </table:table-cell>
          <table:table-cell office:value-type="float" office:value="2" table:style-name="ce1">
            <text:p>2</text:p>
          </table:table-cell>
          <table:table-cell office:value-type="string" table:style-name="ce1">
            <text:p>это уже было. Я тут сразу три добавил. Все профессиональные отравления пойдут сюда.</text:p>
          </table:table-cell>
          <table:table-cell table:number-columns-repeated="16381"/>
        </table:table-row>
        <table:table-row table:style-name="ro3">
          <table:table-cell office:value-type="string" table:style-name="ce1">
            <text:p>Солнце (облучение солнечными лучами и ультрафиолетом чрезмерное)</text:p>
          </table:table-cell>
          <table:table-cell office:value-type="float" office:value="2" table:style-name="ce1">
            <text:p>2</text:p>
          </table:table-cell>
          <table:table-cell office:value-type="string" table:style-name="ce1">
            <text:p>вызывает проблемы с тканями которые вызывают проблемы с ЖКТ. Плюс солнце высушивает губы (и они подвергаются бактериям)</text:p>
          </table:table-cell>
          <table:table-cell table:number-columns-repeated="16381"/>
        </table:table-row>
        <table:table-row table:style-name="ro3">
          <table:table-cell office:value-type="string" table:style-name="ce1">
            <text:p>Роды</text:p>
          </table:table-cell>
          <table:table-cell office:value-type="float" office:value="2" table:style-name="ce1">
            <text:p>2</text:p>
          </table:table-cell>
          <table:table-cell office:value-type="string" table:style-name="ce1">
            <text:p>когда баба тужится она может от напряжения порвать внутри пищевод или ещё что-то.</text:p>
          </table:table-cell>
          <table:table-cell table:number-columns-repeated="16381"/>
        </table:table-row>
        <table:table-row table:style-name="ro3">
          <table:table-cell office:value-type="string" table:style-name="ce1">
            <text:p>Пищевые добавки и витамины</text:p>
          </table:table-cell>
          <table:table-cell office:value-type="float" office:value="2" table:style-name="ce1">
            <text:p>2</text:p>
          </table:table-cell>
          <table:table-cell office:value-type="string" table:style-name="ce1">
            <text:p>пищевые добавки могут вызвать у ЖКТ разного рода расстройства (потому что организм не создан для того чтоб хавать сразу концентрат из сотни разных источников).</text:p>
          </table:table-cell>
          <table:table-cell table:number-columns-repeated="16381"/>
        </table:table-row>
        <table:table-row table:style-name="ro3">
          <table:table-cell office:value-type="string" table:style-name="ce1">
            <text:p>Малоподвижный образ жизни</text:p>
          </table:table-cell>
          <table:table-cell office:value-type="float" office:value="2" table:style-name="ce1">
            <text:p>2</text:p>
          </table:table-cell>
          <table:table-cell office:value-type="string" table:style-name="ce1">
            <text:p>!!!!!!!!!!!! (вызывает рак в разных местах и т. п. А Я ЛЕЖУ 24/7). Т.е. может цифра и маленькая но есть болезни, 10% которых связывают с малоподвижным образом жизни (рак и т. п.). Мол это не выход — побегать 10 минут (или час) а потом лежать неподвижно 20 часов. Надо двигаться чучуть но постоянно.</text:p>
          </table:table-cell>
          <table:table-cell table:number-columns-repeated="16381"/>
        </table:table-row>
        <table:table-row table:style-name="ro3">
          <table:table-cell office:value-type="string" table:style-name="ce1">
            <text:p>Сростания</text:p>
          </table:table-cell>
          <table:table-cell office:value-type="float" office:value="1" table:style-name="ce1">
            <text:p>1</text:p>
          </table:table-cell>
          <table:table-cell office:value-type="string" table:style-name="ce1">
            <text:p>хз это проблемы других органов или ЖКТ. Короче органы иногда могут сростаться между собой. И потом эта связь может прорваться. И быть причиной других проблем.</text:p>
          </table:table-cell>
          <table:table-cell table:number-columns-repeated="16381"/>
        </table:table-row>
        <table:table-row table:style-name="ro3">
          <table:table-cell office:value-type="string" table:style-name="ce1">
            <text:p>Температура</text:p>
          </table:table-cell>
          <table:table-cell office:value-type="float" office:value="1" table:style-name="ce1">
            <text:p>1</text:p>
          </table:table-cell>
          <table:table-cell office:value-type="string" table:style-name="ce1">
            <text:p>наверно это проблема других систем. Но всё таки. Температура может дать проблемы ЖКТ.</text:p>
          </table:table-cell>
          <table:table-cell table:number-columns-repeated="16381"/>
        </table:table-row>
        <table:table-row table:style-name="ro3">
          <table:table-cell office:value-type="string" table:style-name="ce1">
            <text:p>Жара</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Есть слишком быстро</text:p>
          </table:table-cell>
          <table:table-cell office:value-type="float" office:value="1" table:style-name="ce1">
            <text:p>1</text:p>
          </table:table-cell>
          <table:table-cell office:value-type="string" table:style-name="ce1">
            <text:p>как Майор Пэйн — напихать себе в глотку еды секунд за десять и всё. Это плохо (для желудка и т. п.)</text:p>
          </table:table-cell>
          <table:table-cell table:number-columns-repeated="16381"/>
        </table:table-row>
        <table:table-row table:style-name="ro3">
          <table:table-cell office:value-type="string" table:style-name="ce1">
            <text:p>Eating disorders (расстройства питания)</text:p>
          </table:table-cell>
          <table:table-cell office:value-type="float" office:value="1" table:style-name="ce1">
            <text:p>1</text:p>
          </table:table-cell>
          <table:table-cell office:value-type="string" table:style-name="ce1">
            <text:p>я уже дважды встречал эту абстрактную фразу и плюсовал вместо неё плохую диету и голодание. Пусть будет отдельно. Сюда можно и булимию дописать и кучу всего.</text:p>
          </table:table-cell>
          <table:table-cell table:number-columns-repeated="16381"/>
        </table:table-row>
        <table:table-row table:style-name="ro3">
          <table:table-cell office:value-type="string" table:style-name="ce1">
            <text:p>бессистемное питание</text:p>
          </table:table-cell>
          <table:table-cell office:value-type="float" office:value="1" table:style-name="ce1">
            <text:p>1</text:p>
          </table:table-cell>
          <table:table-cell office:value-type="string" table:style-name="ce1">
            <text:p>вот тут не знаю. т. е. Ты можешь есть качественную еду но если бессистемно то … это скажется на желудке.</text:p>
          </table:table-cell>
          <table:table-cell table:number-columns-repeated="16381"/>
        </table:table-row>
        <table:table-row table:style-name="ro3">
          <table:table-cell office:value-type="string" table:style-name="ce1">
            <text:p>Мучные / здобные изделия</text:p>
          </table:table-cell>
          <table:table-cell office:value-type="float" office:value="1" table:style-name="ce1">
            <text:p>1</text:p>
          </table:table-cell>
          <table:table-cell office:value-type="string" table:style-name="ce1">
            <text:p>О_о. Странно. т. е. Блины тоже вредно? Это ж пшеница молотая, что плохого? То что она жаренная или что?</text:p>
          </table:table-cell>
          <table:table-cell table:number-columns-repeated="16381"/>
        </table:table-row>
        <table:table-row table:style-name="ro3">
          <table:table-cell office:value-type="string" table:style-name="ce1">
            <text:p>Triglyceride levels greater than 1000 mg/dL</text:p>
          </table:table-cell>
          <table:table-cell office:value-type="float" office:value="1" table:style-name="ce1">
            <text:p>1</text:p>
          </table:table-cell>
          <table:table-cell office:value-type="string" table:style-name="ce1">
            <text:p>не смотрел что это.</text:p>
          </table:table-cell>
          <table:table-cell table:number-columns-repeated="16381"/>
        </table:table-row>
        <table:table-row table:style-name="ro3">
          <table:table-cell office:value-type="string" table:style-name="ce1">
            <text:p>Трансплантация органа</text:p>
          </table:table-cell>
          <table:table-cell office:value-type="float" office:value="1" table:style-name="ce1">
            <text:p>1</text:p>
          </table:table-cell>
          <table:table-cell office:value-type="string" table:style-name="ce1">
            <text:p>подвид операции, наверно отдельно пока.</text:p>
          </table:table-cell>
          <table:table-cell table:number-columns-repeated="16381"/>
        </table:table-row>
        <table:table-row table:style-name="ro3">
          <table:table-cell office:value-type="string" table:style-name="ce1">
            <text:p>Избыток ксенобиотиков</text:p>
          </table:table-cell>
          <table:table-cell office:value-type="float" office:value="1" table:style-name="ce1">
            <text:p>1</text:p>
          </table:table-cell>
          <table:table-cell office:value-type="string" table:style-name="ce1">
            <text:p>это вещества которые организм не вырабатывает но которые ему нужны для функционирования.</text:p>
          </table:table-cell>
          <table:table-cell table:number-columns-repeated="16381"/>
        </table:table-row>
        <table:table-row table:style-name="ro3">
          <table:table-cell office:value-type="string" table:style-name="ce1">
            <text:p>Недостаток кислорода (гипоксия)</text:p>
          </table:table-cell>
          <table:table-cell office:value-type="float" office:value="1" table:style-name="ce1">
            <text:p>1</text:p>
          </table:table-cell>
          <table:table-cell office:value-type="string" table:style-name="ce1">
            <text:p>вызывается Obstructive sleep apnea (т. е. Есть люди которые хропят… а есть те у кого горло во сне вообще закрывается — перестают дышать постоянно… и во сне у них может быть гипоксия)</text:p>
          </table:table-cell>
          <table:table-cell table:number-columns-repeated="16381"/>
        </table:table-row>
        <table:table-row table:style-name="ro3">
          <table:table-cell office:value-type="string" table:style-name="ce1">
            <text:p>Плохое пережёвывание</text:p>
          </table:table-cell>
          <table:table-cell office:value-type="float" office:value="1" table:style-name="ce1">
            <text:p>1</text:p>
          </table:table-cell>
          <table:table-cell office:value-type="string" table:style-name="ce1">
            <text:p>в тему к «плохой диете» (так как там уже было глотание еды всухомятку вроде)</text:p>
          </table:table-cell>
          <table:table-cell table:number-columns-repeated="16381"/>
        </table:table-row>
        <table:table-row table:style-name="ro3">
          <table:table-cell office:value-type="string" table:style-name="ce1">
            <text:p>Постоянно наклонное положение (напр. В работе — типа «прачка»)</text:p>
          </table:table-cell>
          <table:table-cell office:value-type="float" office:value="1" table:style-name="ce1">
            <text:p>1</text:p>
          </table:table-cell>
          <table:table-cell office:value-type="string" table:style-name="ce1">
            <text:p>слабнут обратные сфинктеры ЖКТ (не дающие еде возвращаться обратно через рот)</text:p>
          </table:table-cell>
          <table:table-cell table:number-columns-repeated="16381"/>
        </table:table-row>
        <table:table-row table:style-name="ro3">
          <table:table-cell office:value-type="string" table:style-name="ce1">
            <text:p>Когда усиленно срёшь («натуживание при дефекации»)</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Нехватка эстрогенов</text:p>
          </table:table-cell>
          <table:table-cell office:value-type="float" office:value="1" table:style-name="ce1">
            <text:p>1</text:p>
          </table:table-cell>
          <table:table-cell office:value-type="string" table:style-name="ce1">
            <text:p>является частой причиной разрушения зубов</text:p>
          </table:table-cell>
          <table:table-cell table:number-columns-repeated="16381"/>
        </table:table-row>
        <table:table-row table:style-name="ro3">
          <table:table-cell office:value-type="string" table:style-name="ce1">
            <text:p>Кусание ногтей</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Военные тренеровки</text:p>
          </table:table-cell>
          <table:table-cell office:value-type="float" office:value="1" table:style-name="ce1">
            <text:p>1</text:p>
          </table:table-cell>
          <table:table-cell office:value-type="string" table:style-name="ce1">
            <text:p>та же природа что и у спорта — удары которые могут повредить зубы и внутренние органы.</text:p>
          </table:table-cell>
          <table:table-cell table:number-columns-repeated="16381"/>
        </table:table-row>
        <table:table-row table:style-name="ro3">
          <table:table-cell office:value-type="string" table:style-name="ce1">
            <text:p>Баротравма (перепад давления)</text:p>
          </table:table-cell>
          <table:table-cell office:value-type="float" office:value="1" table:style-name="ce1">
            <text:p>1</text:p>
          </table:table-cell>
          <table:table-cell office:value-type="string" table:style-name="ce1">
            <text:p>т. е. Если человек аквалангист то у него от перепада давления при выходе на поверхность могут взорваться зубы… ну отколоться. Но ужас.</text:p>
          </table:table-cell>
          <table:table-cell table:number-columns-repeated="16381"/>
        </table:table-row>
        <table:table-row table:style-name="ro3">
          <table:table-cell office:value-type="string" table:style-name="ce1">
            <text:p>Летнее время</text:p>
          </table:table-cell>
          <table:table-cell office:value-type="float" office:value="1" table:style-name="ce1">
            <text:p>1</text:p>
          </table:table-cell>
          <table:table-cell office:value-type="string" table:style-name="ce1">
            <text:p>возможно связано с бОльшим количеством спортивных событий</text:p>
          </table:table-cell>
          <table:table-cell table:number-columns-repeated="16381"/>
        </table:table-row>
        <table:table-row table:style-name="ro2">
          <table:table-cell office:value-type="string" table:style-name="ce18">
            <text:p>Недоедание</text:p>
          </table:table-cell>
          <table:table-cell office:value-type="float" office:value="1" table:style-name="ce1">
            <text:p>1</text:p>
          </table:table-cell>
          <table:table-cell office:value-type="string" table:style-name="ce1">
            <text:p>опять неясно. Вроде как лучше чем голод. Но ни слова о нехватке веществ (из-за которой собственно и проблема)</text:p>
          </table:table-cell>
          <table:table-cell table:number-columns-repeated="16381"/>
        </table:table-row>
        <table:table-row table:style-name="ro3">
          <table:table-cell office:value-type="string" table:style-name="ce1">
            <text:p>Беспомощность</text:p>
          </table:table-cell>
          <table:table-cell office:value-type="float" office:value="1" table:style-name="ce1">
            <text:p>1</text:p>
          </table:table-cell>
          <table:table-cell office:value-type="string" table:style-name="ce1">
            <text:p>если старый человек живёт один и ему просто нет физической возможности или денег выйти на базар за апельсином</text:p>
          </table:table-cell>
          <table:table-cell table:number-columns-repeated="16381"/>
        </table:table-row>
        <table:table-row table:style-name="ro3">
          <table:table-cell office:value-type="string" table:style-name="ce1">
            <text:p>Гормональная активность</text:p>
          </table:table-cell>
          <table:table-cell office:value-type="float" office:value="1" table:style-name="ce1">
            <text:p>1</text:p>
          </table:table-cell>
          <table:table-cell office:value-type="string" table:style-name="ce1">
            <text:p>преходный возраст, беременность (беременность плюсанул)</text:p>
          </table:table-cell>
          <table:table-cell table:number-columns-repeated="16381"/>
        </table:table-row>
        <table:table-row table:style-name="ro3">
          <table:table-cell office:value-type="string" table:style-name="ce1">
            <text:p>Кусание губ</text:p>
          </table:table-cell>
          <table:table-cell office:value-type="float" office:value="1" table:style-name="ce1">
            <text:p>1</text:p>
          </table:table-cell>
          <table:table-cell office:value-type="string" table:style-name="ce1">
            <text:p>их разносит тогда от бактерий</text:p>
          </table:table-cell>
          <table:table-cell table:number-columns-repeated="16381"/>
        </table:table-row>
        <table:table-row table:style-name="ro3">
          <table:table-cell office:value-type="string" table:style-name="ce1">
            <text:p>Сухая или холодная погода</text:p>
          </table:table-cell>
          <table:table-cell office:value-type="float" office:value="1" table:style-name="ce1">
            <text:p>1</text:p>
          </table:table-cell>
          <table:table-cell office:value-type="string" table:style-name="ce1">
            <text:p>обветривание. Ты помнишь да, сухость = отсутствие защитной слюны = бактерии. Потому и мажут вазилинами всякими.</text:p>
          </table:table-cell>
          <table:table-cell table:number-columns-repeated="16381"/>
        </table:table-row>
        <table:table-row table:style-name="ro3">
          <table:table-cell office:value-type="string" table:style-name="ce1">
            <text:p>Переход с грудного вскармливания на искусственное</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Недоношенность</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Канцерогены</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Кормление грудью</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Закупорка (аппендикса например)</text:p>
          </table:table-cell>
          <table:table-cell office:value-type="float" office:value="1" table:style-name="ce1">
            <text:p>1</text:p>
          </table:table-cell>
          <table:table-cell office:value-type="string" table:style-name="ce1">
            <text:p>другие болезни ЖКТ тоже плюсанул</text:p>
          </table:table-cell>
          <table:table-cell table:number-columns-repeated="16381"/>
        </table:table-row>
        <table:table-row table:number-rows-repeated="1048478" table:style-name="ro3">
          <table:table-cell table:number-columns-repeated="16384"/>
        </table:table-row>
      </table:table>
      <table:table table:name="Лимфатическая_(Имунная)" table:style-name="ta1">
        <table:table-column table:style-name="co12" table:default-cell-style-name="ce1"/>
        <table:table-column table:style-name="co13" table:default-cell-style-name="ce1"/>
        <table:table-column table:style-name="co5" table:default-cell-style-name="ce1"/>
        <table:table-column table:style-name="co14" table:default-cell-style-name="ce1"/>
        <table:table-column table:style-name="co5" table:default-cell-style-name="ce1"/>
        <table:table-column table:style-name="co2" table:number-columns-repeated="16379" table:default-cell-style-name="ce1"/>
        <table:table-row table:style-name="ro2">
          <table:table-cell office:value-type="string" table:style-name="ce18">
            <text:p>Название причины</text:p>
          </table:table-cell>
          <table:table-cell office:value-type="string" table:style-name="ce18">
            <office:annotation draw:style-name="a43" svg:x="6.08333333333333in" svg:y="0in" svg:width="1.13541666666667in" svg:height="0.708333333333333in">
              <dc:creator/>
              <text:p><text:span text:style-name="T5">Сколько раз<text:s/></text:span><text:span text:style-name="T5">она всплыла</text:span></text:p>
            </office:annotation>
            <text:p>Количество</text:p>
          </table:table-cell>
          <table:table-cell office:value-type="string" table:style-name="ce18">
            <text:p>Мысли</text:p>
          </table:table-cell>
          <table:table-cell office:value-type="string" table:style-name="ce1">
            <text:p>Болезни самой системы находил в гугле (список болезней на википедии не попалсы). А вот по «имунной системе» нашел ссылку. Вставил. Только я пока не уверен стоит ли обьединять её с лимфатической или сделать отдельно. Короче обьединяю.</text:p>
          </table:table-cell>
          <table:table-cell office:value-type="string" table:style-name="ce1">
            <text:p>https://ru.wikipedia.org/wiki/%D0%9A%D0%B0%D1%82%D0%B5%D0%B3%D0%BE%D1%80%D0%B8%D1%8F:%D0%97%D0%B0%D0%B1%D0%BE%D0%BB%D0%B5%D0%B2%D0%B0%D0%BD%D0%B8%D1%8F_%D0%B8%D0%BC%D0%BC%D1%83%D0%BD%D0%BD%D0%BE%D0%B9_%D1%81%D0%B8%D1%81%D1%82%D0%B5%D0%BC%D1%8B</text:p>
          </table:table-cell>
          <table:table-cell table:number-columns-repeated="16379"/>
        </table:table-row>
        <table:table-row table:style-name="ro3">
          <table:table-cell office:value-type="string" table:style-name="ce21">
            <text:p>Туберкулёз, Чума, Стрептококи, Трипаносомоз, Стафилококи, Мононуклеоз, Токсоплазмы, Корь, Филяриатоз, Микрококки, Гепатит (A, B, C, D, E, F, G, H, I, J, TTV, SEN), Ящур, Шистоматоз, Малярия, Сонная Болезнь, Лепра, Пегивирус А, Герпес, Ретровирусы, Краснуха, Гингивит, Спирохеты, Сифилис, Эпштейн-Барр, ОРЗ, Варицелла-Зольцстер, ВИЧ СПИД, Свинка, Цитомегаловирус, Шистосомоз, Энцефаломиелит, Лейшманиоз, Коксаки, Дифтирия, Ковид19, Ветрянка, Распираторные инфекции, Анаеробные бактерии, Мальборг-Эбола, Коронавирус, Грипп, Филовирус, Флавовирус, Аденовирус, Болезнь Шагаса, Болезнь Уипла (Whipple), Пикорнавирус, Актиномикоз, <text:s/>Цитомегаловирусная инфекция, Болезнь кошачьих царапин. Covid — вирусы (common varial immunodifficiency) и другие системные вирусные инфекции Простуды. Паратиф. Тиф. Желтая Лихорадка.</text:p>
          </table:table-cell>
          <table:table-cell office:value-type="float" office:value="47" table:style-name="ce1">
            <text:p>47</text:p>
          </table:table-cell>
          <table:table-cell office:value-type="string" table:style-name="ce1">
            <text:p>названия какие то попались такие же как в ЖКТ, какие-то всплыли новые. Но я оставил все что были для того чтоб те что повторяются заново не печатать. Гепатит может дать аутоимунное. ВИЧ СПИД это всё таки вирус. Т.е. подрывает имунную систему, но причина — вирус.</text:p>
          </table:table-cell>
          <table:table-cell table:number-columns-repeated="16381" table:style-name="ce1"/>
        </table:table-row>
        <table:table-row table:style-name="ro3">
          <table:table-cell office:value-type="string" table:style-name="ce21">
            <text:p>Лекарства (в т.ч. длительный приём)</text:p>
          </table:table-cell>
          <table:table-cell office:value-type="float" office:value="43" table:style-name="ce1">
            <text:p>43</text:p>
          </table:table-cell>
          <table:table-cell office:value-type="string" table:style-name="ce1">
            <text:p>аллопуринол; атенолол; каптоприл; карбамазепин; цефалоспорины; препараты золота; гидралазин; пенициллин; фенитоин; пириметамин; хинидин; сульфаниламиды. Биотерапия (пьявки, лечинки и прочая дрянь) Вакцины. Гормоны. Нейролептики. Иногда лекарства могут триггерить аутоимунную которая уже была но проходила в слабой (бессимптомной) форме. Много-много вакцин вызывают проблемы с имунной. Что не удивительно. Они же mess with имунной системой.</text:p>
          </table:table-cell>
          <table:table-cell table:number-columns-repeated="16381" table:style-name="ce1"/>
        </table:table-row>
        <table:table-row table:style-name="ro3">
          <table:table-cell office:value-type="string" table:style-name="ce21">
            <text:p>Наследственные болезни Лимфатической системы и других систем (напр. Синдром Клиппеля-Треноне-Вебера., пороки сосудов и т. п.) в т.ч. предрасположенности.</text:p>
          </table:table-cell>
          <table:table-cell office:value-type="float" office:value="36" table:style-name="ce1">
            <text:p>36</text:p>
          </table:table-cell>
          <table:table-cell office:value-type="string" table:style-name="ce1">
            <text:p>все врождённые алергии и гиперчувствительности. Я +10 сделал. Бывает такая вещь как «наследственный отёк» (человек перманентно отёчен с рождения). И это типа может даже привести к удушью</text:p>
          </table:table-cell>
          <table:table-cell table:number-columns-repeated="16381" table:style-name="ce1"/>
        </table:table-row>
        <table:table-row table:style-name="ro3">
          <table:table-cell office:value-type="string" table:style-name="ce22">
            <text:p>Болезни других систем (в т.ч. наследственные, в т.ч. хронические и системные, т. е. Те которые дают последствия не только на ЖКТ но и на кожу и т. п. )</text:p>
          </table:table-cell>
          <table:table-cell office:value-type="float" office:value="28" table:style-name="ce1">
            <text:p>28</text:p>
          </table:table-cell>
          <table:table-cell office:value-type="string" table:style-name="ce1">
            <text:p>проблемы с органами могут вызвать проблемы с лимфосистемой и имунной системой (накопление больных клеток вызовет аутоимунную и т. п.) болезни кожи вызовут аутоимунные. Отказы внутренних органов — напр. Панкреатит. Ишемия Или болезни кровеносных сосудов, несворачиваемость крови может вызвать панику имунной и т. п. <text:s/>Mycoplasma pneumoniae может вызвать аутоимунную (это бактерия такая). Когда повышенная температура — нервные волокна могут терять свои свойства проводимости тока и химии, вследствии чего запускаются аутоимунные механизмы нервных окончаний. Избыточная активность щитовидной железы. С нервами много связано болячек. Вообще немало связано с имунными.</text:p>
          </table:table-cell>
          <table:table-cell table:number-columns-repeated="16381" table:style-name="ce1"/>
        </table:table-row>
        <table:table-row table:style-name="ro3">
          <table:table-cell office:value-type="string" table:style-name="ce21">
            <text:p>Другие болезни Имунной и Лимфатичной Системы</text:p>
          </table:table-cell>
          <table:table-cell office:value-type="float" office:value="28" table:style-name="ce1">
            <text:p>28</text:p>
          </table:table-cell>
          <table:table-cell office:value-type="string" table:style-name="ce1">
            <text:p>так. Одни аутоимунные могут вызвать другие. Волчанка и келлиак могут вызвать например <text:s/>недостаточность какого-то там имунноглобулина М. СПИД это тоже вроде как болезнь имунной. Бля. Болезни Имунной все страшные. Диабет 1 типа даёт кучу другого. Есть какие-то там гормоны рост которых увеличивает риск болезней. Я не вникал.</text:p>
          </table:table-cell>
          <table:table-cell table:number-columns-repeated="16381" table:style-name="ce1"/>
        </table:table-row>
        <table:table-row table:style-name="ro3">
          <table:table-cell office:value-type="string" table:style-name="ce21">
            <text:p>Бактерии, Инфекции, Грибки, Аспергеллы, Палочки, Сальмонеллы, Фасциолы, Токсоплазма, Криптоспора, Шигеллы, Легионеллы, Криптопсидии, Хламидии, Лептоспиры, Микоплазмы, Амёбы, Кампилобактерии, Холера, Ботулизм, Ларингит, Фарингит, Полипы / Папиломы попавшие внутрь (в ЖКТ), особенно Helicobacter Pylori и HCMV (все бактерии — паразитны), Другие Паразиты (разного рода микрохрени которые попадают в организм и питаются им и его едой) (как разовые так и хронические, в т.ч. в прошлом) — напомню многие из этих хреней — особенно желудочные вирусы — заразны.</text:p>
          </table:table-cell>
          <table:table-cell office:value-type="float" office:value="17" table:style-name="ce1">
            <text:p>17</text:p>
          </table:table-cell>
          <table:table-cell office:value-type="string" table:style-name="ce1">
            <text:p>могут раздуваться лимфоузлы от присутствия в организме стрептококков и т. п. Серьёзная инфекция может запустить опасные аутоимунные. Я смотрю имунная система это тебе не печенькой отравиться. Какую болезнь не найду — все смертельны если запущены. Некоторые вирусы могут быть триггером а не причиной. Т.е. болезнь уже была (генетически) но не проявляла себя до вируса.</text:p>
          </table:table-cell>
          <table:table-cell table:number-columns-repeated="16381" table:style-name="ce1"/>
        </table:table-row>
        <table:table-row table:style-name="ro3">
          <table:table-cell office:value-type="string" table:style-name="ce21">
            <text:p>Причина неизвестна (идиопатический, нетипичный и т. п. - либо причины на википедии не указаны)</text:p>
          </table:table-cell>
          <table:table-cell office:value-type="float" office:value="16" table:style-name="ce1">
            <text:p>16</text:p>
          </table:table-cell>
          <table:table-cell office:value-type="string" table:style-name="ce1">
            <text:p>есть довольно серьёзные болячки когда организм прям в голове дыры проедает аутоимунной. И часто причина неизвестна. Типа у родителей не было, токсинов не было, человек не болел. На ровном месте херак и дырка в голове. «аутоимунное». При чём ребёнок. Есть такие болячки которые «причина неизвестна но знаем что надо лечить стероидами» (напр. Когда аутоимунная разьедает ткани и по всему телу идут волдыри). При чём опять таки. Имунная болезнь смертельна если её не лечить. Сами многие из них не уходят. Некоторые имунные настолько редки что нехватает данных чтоб изучить причины. Некоторые поражают мозг (из-за чего люди теряют слух, зрение и т. п.). Много где знают только симптомы.</text:p>
          </table:table-cell>
          <table:table-cell table:number-columns-repeated="16381" table:style-name="ce1"/>
        </table:table-row>
        <table:table-row table:style-name="ro3">
          <table:table-cell office:value-type="string" table:style-name="ce21">
            <text:p>Окружающая внешняя среда</text:p>
          </table:table-cell>
          <table:table-cell office:value-type="float" office:value="8" table:style-name="ce1">
            <text:p>8</text:p>
          </table:table-cell>
          <table:table-cell table:number-columns-repeated="16382" table:style-name="ce1"/>
        </table:table-row>
        <table:table-row table:style-name="ro3">
          <table:table-cell office:value-type="string" table:style-name="ce21">
            <text:p>Повреждения и травмы (механические, инородные тела, термические ожоги)</text:p>
          </table:table-cell>
          <table:table-cell office:value-type="float" office:value="7" table:style-name="ce1">
            <text:p>7</text:p>
          </table:table-cell>
          <table:table-cell office:value-type="string" table:style-name="ce1">
            <text:p>добавил когда увидел что есть лимфо сосуды. Но это догадка. Я ещё не видел список. Обширные травмы могут вызвать панику имунной системы (и лечение от всего — т. е. Аутоимунное)</text:p>
          </table:table-cell>
          <table:table-cell table:number-columns-repeated="16381" table:style-name="ce1"/>
        </table:table-row>
        <table:table-row table:style-name="ro3">
          <table:table-cell office:value-type="string" table:style-name="ce21">
            <text:p>Плохая диета / плохое питание (особенно частая и затяжная) — несбалансированная например</text:p>
          </table:table-cell>
          <table:table-cell office:value-type="float" office:value="7" table:style-name="ce1">
            <text:p>7</text:p>
          </table:table-cell>
          <table:table-cell office:value-type="string" table:style-name="ce1">
            <text:p>нехватка витамина Д (хоть это не питание но всё равно…), витамина В12</text:p>
          </table:table-cell>
          <table:table-cell table:number-columns-repeated="16381" table:style-name="ce1"/>
        </table:table-row>
        <table:table-row table:style-name="ro3">
          <table:table-cell office:value-type="string" table:style-name="ce21">
            <text:p>Химические раздражители попавшие внутрь, токсины, в т.ч. хронические отравления</text:p>
          </table:table-cell>
          <table:table-cell office:value-type="float" office:value="5" table:style-name="ce1">
            <text:p>5</text:p>
          </table:table-cell>
          <table:table-cell office:value-type="string" table:style-name="ce1">
            <text:p>гербициды, препараты для купания животных,препараты против блох и т. п.</text:p>
          </table:table-cell>
          <table:table-cell table:number-columns-repeated="16381" table:style-name="ce1"/>
        </table:table-row>
        <table:table-row table:style-name="ro3">
          <table:table-cell office:value-type="string" table:style-name="ce21">
            <text:p>Операция + последствия от неё</text:p>
          </table:table-cell>
          <table:table-cell office:value-type="float" office:value="5" table:style-name="ce1">
            <text:p>5</text:p>
          </table:table-cell>
          <table:table-cell office:value-type="string" table:style-name="ce1">
            <text:p>ходит близко с повреждениями. Напр. Операция на щитовидке или гландах может дать гиперактивность щитовидки которая вызовет аутоимунное. Пересадка органов.</text:p>
          </table:table-cell>
          <table:table-cell table:number-columns-repeated="16381" table:style-name="ce1"/>
        </table:table-row>
        <table:table-row table:style-name="ro3">
          <table:table-cell office:value-type="string" table:style-name="ce21">
            <text:p><text:span text:style-name="T3">Нейрогенные факторы (стрессы, тревога, нервно-психическое перенапряжение, нервные расстройства, психотравмы, депрессия, анорексия, истерия, неврозы, булимия - всё это в т.ч. хронические острая боль при тяжелых травмах, ожогах, травматические шоки, эмоциональная нестабильность, обсессивно-компульсивные расстройства, перегрузки, аффектные состояния и т. п.</text:span>)</text:p>
          </table:table-cell>
          <table:table-cell office:value-type="float" office:value="4" table:style-name="ce1">
            <text:p>4</text:p>
          </table:table-cell>
          <table:table-cell table:number-columns-repeated="16382" table:style-name="ce1"/>
        </table:table-row>
        <table:table-row table:style-name="ro3">
          <table:table-cell office:value-type="string" table:style-name="ce21">
            <text:p>Рак</text:p>
          </table:table-cell>
          <table:table-cell office:value-type="float" office:value="3" table:style-name="ce1">
            <text:p>3</text:p>
          </table:table-cell>
          <table:table-cell office:value-type="string" table:style-name="ce1">
            <text:p>рак лёгких особенно.</text:p>
          </table:table-cell>
          <table:table-cell table:number-columns-repeated="16381" table:style-name="ce1"/>
        </table:table-row>
        <table:table-row table:style-name="ro3">
          <table:table-cell office:value-type="string" table:style-name="ce21">
            <text:p>Радиация (в т.ч. радиотерапия)</text:p>
          </table:table-cell>
          <table:table-cell office:value-type="float" office:value="3" table:style-name="ce1">
            <text:p>3</text:p>
          </table:table-cell>
          <table:table-cell table:number-columns-repeated="16382" table:style-name="ce1"/>
        </table:table-row>
        <table:table-row table:style-name="ro2">
          <table:table-cell office:value-type="string" table:style-name="ce23">
            <text:p>Нарушения Обмена Веществ (метаболизма) — в т.ч. врожденные</text:p>
          </table:table-cell>
          <table:table-cell office:value-type="float" office:value="2" table:style-name="ce1">
            <text:p>2</text:p>
          </table:table-cell>
          <table:table-cell office:value-type="string" table:style-name="ce1">
            <text:p>напр. Диабет 1 типа</text:p>
          </table:table-cell>
          <table:table-cell table:number-columns-repeated="16381"/>
        </table:table-row>
        <table:table-row table:style-name="ro3">
          <table:table-cell office:value-type="string" table:style-name="ce21">
            <text:p>Курение сигарет, трубок и прочего, жевание табака / бетеля / насвая, пассивное курение (когда дышишь дымом когда кто-то другой курит в комнате)</text:p>
          </table:table-cell>
          <table:table-cell office:value-type="float" office:value="2" table:style-name="ce1">
            <text:p>2</text:p>
          </table:table-cell>
          <table:table-cell table:number-columns-repeated="16382" table:style-name="ce1"/>
        </table:table-row>
        <table:table-row table:style-name="ro3">
          <table:table-cell office:value-type="string" table:style-name="ce21">
            <text:p>Беременность (в т.ч. осложнения при ней, в т.ч. многократная)</text:p>
          </table:table-cell>
          <table:table-cell office:value-type="float" office:value="2" table:style-name="ce1">
            <text:p>2</text:p>
          </table:table-cell>
          <table:table-cell table:number-columns-repeated="16382" table:style-name="ce1"/>
        </table:table-row>
        <table:table-row table:style-name="ro3">
          <table:table-cell office:value-type="string" table:style-name="ce21">
            <text:p>Женский пол / гормон</text:p>
          </table:table-cell>
          <table:table-cell office:value-type="float" office:value="2" table:style-name="ce1">
            <text:p>2</text:p>
          </table:table-cell>
          <table:table-cell office:value-type="string" table:style-name="ce1">
            <text:p>бывают аутоимунные болезни которые вызывают паралич отдельных мышц. Например мышц вокруг глаза которые от этого паралича подкатываются наверх наприемер.</text:p>
          </table:table-cell>
          <table:table-cell table:number-columns-repeated="16381"/>
        </table:table-row>
        <table:table-row table:style-name="ro3">
          <table:table-cell office:value-type="string" table:style-name="ce21">
            <text:p>Наркотики (Кокаин, Метамфитамин, Каннабис, Марихуана и т. п.)</text:p>
          </table:table-cell>
          <table:table-cell office:value-type="float" office:value="1" table:style-name="ce1">
            <text:p>1</text:p>
          </table:table-cell>
          <table:table-cell office:value-type="string" table:style-name="ce1">
            <text:p>в т. ч. передозировка</text:p>
          </table:table-cell>
          <table:table-cell table:number-columns-repeated="16381"/>
        </table:table-row>
        <table:table-row table:style-name="ro3">
          <table:table-cell office:value-type="string" table:style-name="ce21">
            <text:p>Диализ и Трансфузия (очистка и переливание крови)</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Некрозы</text:p>
          </table:table-cell>
          <table:table-cell office:value-type="float" office:value="1" table:style-name="ce1">
            <text:p>1</text:p>
          </table:table-cell>
          <table:table-cell office:value-type="string" table:style-name="ce1">
            <text:p>Причины его бывают разные — нарушение кровотока, инфекции, ожоги… Некроз вызывает панику имунной системы.</text:p>
          </table:table-cell>
          <table:table-cell table:number-columns-repeated="16381"/>
        </table:table-row>
        <table:table-row table:style-name="ro3">
          <table:table-cell office:value-type="string" table:style-name="ce21">
            <text:p>Солнце (облучение солнечными лучами и ультрафиолетом чрезмерное)</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Переохлаждение (особенно длительное)</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Укусы насекомых</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Пожилой возраст (50+)</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Роды</text:p>
          </table:table-cell>
          <table:table-cell office:value-type="float" office:value="1" table:style-name="ce1">
            <text:p>1</text:p>
          </table:table-cell>
          <table:table-cell table:number-columns-repeated="16382" table:style-name="ce1"/>
        </table:table-row>
        <table:table-row table:number-rows-repeated="8" table:style-name="ro3">
          <table:table-cell table:number-columns-repeated="3" table:style-name="ce21"/>
          <table:table-cell table:number-columns-repeated="16381"/>
        </table:table-row>
        <table:table-row table:style-name="ro2">
          <table:table-cell table:style-name="ce23"/>
          <table:table-cell table:number-columns-repeated="2" table:style-name="ce21"/>
          <table:table-cell table:number-columns-repeated="16381"/>
        </table:table-row>
        <table:table-row table:style-name="ro3">
          <table:table-cell table:number-columns-repeated="3" table:style-name="ce21"/>
          <table:table-cell table:number-columns-repeated="16381"/>
        </table:table-row>
        <table:table-row table:style-name="ro2">
          <table:table-cell table:number-columns-repeated="2" table:style-name="ce21"/>
          <table:table-cell table:style-name="ce23"/>
          <table:table-cell table:number-columns-repeated="16381"/>
        </table:table-row>
        <table:table-row table:number-rows-repeated="4" table:style-name="ro3">
          <table:table-cell table:number-columns-repeated="3" table:style-name="ce21"/>
          <table:table-cell table:number-columns-repeated="16381"/>
        </table:table-row>
        <table:table-row table:style-name="ro2">
          <table:table-cell table:style-name="ce23"/>
          <table:table-cell table:number-columns-repeated="2" table:style-name="ce21"/>
          <table:table-cell table:number-columns-repeated="16381"/>
        </table:table-row>
        <table:table-row table:number-rows-repeated="46" table:style-name="ro3">
          <table:table-cell table:number-columns-repeated="3" table:style-name="ce21"/>
          <table:table-cell table:number-columns-repeated="16381"/>
        </table:table-row>
        <table:table-row table:style-name="ro2">
          <table:table-cell table:style-name="ce23"/>
          <table:table-cell table:number-columns-repeated="2" table:style-name="ce21"/>
          <table:table-cell table:number-columns-repeated="16381"/>
        </table:table-row>
        <table:table-row table:number-rows-repeated="37" table:style-name="ro3">
          <table:table-cell table:number-columns-repeated="3" table:style-name="ce21"/>
          <table:table-cell table:number-columns-repeated="16381"/>
        </table:table-row>
        <table:table-row table:number-rows-repeated="1048448" table:style-name="ro3">
          <table:table-cell table:number-columns-repeated="16384"/>
        </table:table-row>
      </table:table>
      <table:table table:name="Дыхательная" table:style-name="ta1">
        <table:table-column table:style-name="co15" table:default-cell-style-name="ce1"/>
        <table:table-column table:style-name="co5" table:number-columns-repeated="4" table:default-cell-style-name="ce1"/>
        <table:table-column table:style-name="co2" table:number-columns-repeated="16379" table:default-cell-style-name="ce1"/>
        <table:table-row table:style-name="ro2">
          <table:table-cell office:value-type="string" table:style-name="ce18">
            <text:p>Название причины</text:p>
          </table:table-cell>
          <table:table-cell office:value-type="string" table:style-name="ce18">
            <office:annotation draw:style-name="a44" svg:x="5.41666666666667in" svg:y="0in" svg:width="1.13541666666667in" svg:height="0.708333333333333in">
              <dc:creator/>
              <text:p><text:span text:style-name="T5">Сколько раз<text:s/></text:span><text:span text:style-name="T5">она всплыла</text:span></text:p>
            </office:annotation>
            <text:p>Количество</text:p>
          </table:table-cell>
          <table:table-cell office:value-type="string" table:style-name="ce18">
            <text:p>Мысли</text:p>
          </table:table-cell>
          <table:table-cell office:value-type="string" table:style-name="ce1">
            <text:p>Я сюда внёс также ЛОР =&gt; Заболевания уха. Хоть это и не орган дыхания но ухо связано с носоглоткой через канал. Та и причин болезней уникальных для него нет. Инфекции, травмы и т. д.</text:p>
          </table:table-cell>
          <table:table-cell office:value-type="string" table:style-name="ce1">
            <text:p>https://ru.wikipedia.org/wiki/%D0%9A%D0%B0%D1%82%D0%B5%D0%B3%D0%BE%D1%80%D0%B8%D1%8F:%D0%97%D0%B0%D0%B1%D0%BE%D0%BB%D0%B5%D0%B2%D0%B0%D0%BD%D0%B8%D1%8F_%D0%BE%D1%80%D0%B3%D0%B0%D0%BD%D0%BE%D0%B2_%D0%B4%D1%8B%D1%85%D0%B0%D0%BD%D0%B8%D1%8F</text:p>
          </table:table-cell>
          <table:table-cell table:number-columns-repeated="16379"/>
        </table:table-row>
        <table:table-row table:style-name="ro3">
          <table:table-cell office:value-type="string" table:style-name="ce21">
            <text:p>Туберкулёз, Стрептококи, Стафилококи, Токсоплазмы, Корь, Микрококки, Гепатит (A, B, C, D, E, F, G, H, I, J, TTV, SEN), Ящур, Шистоматоз, Малярия, Сонная Болезнь, Пегивирус А, Герпес, Краснуха, Гингивит, Спирохеты, Сифилис, Эпштейн-Барр, ОРЗ, Варицелла-Зольцстер, ВИЧ СПИД, Свинка, Цитомегаловирус, Шистосомоз, Энцефаломиелит, Лейшманиоз, Коксаки, Дифтирия, Ветрянка, Распираторные инфекции, Анаеробные бактерии, Мальборг-Эбола, Коронавирус, Грипп, Филовирус, Флавовирус, Аденовирус, Болезнь Шагаса, Болезнь Уипла (Whipple), Пикорнавирус, Актиномикоз, <text:s/>Цитомегаловирусная инфекция, Болезнь кошачьих царапин. Covid — вирусы (common varial immunodifficiency) и другие системные вирусные инфекции. Коронавирусы это семейство. И там есть куча подвидов с которыми тоже умирают от удушья. Эпиема. Вирусы-вирусы.Коронавирусы хуирусы.</text:p>
          </table:table-cell>
          <table:table-cell office:value-type="float" office:value="2750" table:style-name="ce1">
            <text:p>2750</text:p>
          </table:table-cell>
          <table:table-cell office:value-type="string" table:style-name="ce1">
            <text:p>простудные болезни. Фарингит. Тонсилит. Дифтирия. Пневмофиброз. Бронхо-(какие-то там названия). Бронхо-то, бронхо-сё. Бронхит, бронхоэктаз. Болезни короче. Простуды. Силикоз. Антракоз. Легочная чума. Парагрипп. Риновирусы. Вирус Лёгочной Чумы (ппц. да. В истории было много страшных болезней) надо будет обьединить бактерии и вирусы. Потому что я забыл что туберкулёз это бактерия. Как и стафилокок. А не вирус. <text:s/>Стрептококус пневмококус. И Хемофилус Инфлуензус. Это я уже ржу и перекручиваю эти названия. Истерический смех. Они бесконечны. Есть пневмонии которые появляются через 48 часов после больницы. +200 типов простуды. Хламидии. Отит. Гайморит. ОРЗ. ОРВИ (собирательный термин для всех коронавирусов, гриппов и т. п. Потому без цифр). МНОГО ЧЕГО ОТ СПИДА. Но я его всунул в «вирусы». Вирусы обычно контактные. Бактерия же может залететь в глубь каналов или тканей и ……. там прижиться и всё разьесть. +2000 видов гриппа. +30 видов коронавирусов (РНК-вирусов вызывающих удушье). Птичий Грипп. +5 штаммов Свинного грипа (существование которого среди свиней так и не доказано) + 70 видов ентеовирусов (среди них 3 вида полиомиелита, 23 вируса коксаки, 31 тип эховирусов и т. д.). Альфаинзавирусы. Вирусы-папирусы. У гриппа есть ещё какие-то под-категории… А Б С Д… я запутался в этой их каше. Гонконгский грипп… который уже учтён среди свинных. <text:s/>В общем. Я не возьмусь утвержать что я знаю какие вирусы к каким категориям относятся. Здесь суто фиксирую примерное их колчичество относительно всего другого. Конский грип. Есть собачий грип но он отлько у собак и кошек. У людей нету. Не плюсовал. Ой йопрст… Тюлений грипп ёпрст. Тоже вроде учтён. Хз</text:p>
          </table:table-cell>
          <table:table-cell table:number-columns-repeated="16381" table:style-name="ce1"/>
        </table:table-row>
        <table:table-row table:style-name="ro3">
          <table:table-cell office:value-type="string" table:style-name="ce22">
            <text:p>Болезни других систем (в т.ч. наследственные, в т.ч. хронические и системные)</text:p>
          </table:table-cell>
          <table:table-cell office:value-type="float" office:value="124" table:style-name="ce1">
            <text:p>124</text:p>
          </table:table-cell>
          <table:table-cell office:value-type="string" table:style-name="ce1">
            <text:p>напр. Судороги с задержкой дыхания. Увеличенный лимфоузел перекрывающий ход кислорода, Искривление перегородки носа может давать насморк. Переворот вниз <text:s/>головой может воспалить сосуды. А их воспаление даст насморк. Сердечная недостаточность. Системные болезни соед. Тканей. Зоб. Эмболия. Вообще есть такая штука как Плевральный Выпот. Жидкость в лёгких. И у неё может быть КУЧА причин. И почти все связанны с болезнями других систем. Сердечно сосудистые часто всплывают. Анемия. Глисты. Простатит может распространиться и попасть в лёгкие вызвав абсцесс. Высокое давление может вылить в легкие жидкость.Ишемия. Воспаление корня зуба может разьесть гайморову пазуху. Часто воспаление глотки вызвано скажем проблемами зубов. Сюда наверно отнесу генетические болезни не связанные с дыхательными системами. Например гиперэластичность. Анемия. Генетические которые не касаются органов дыхания — например деформации черепа, недоразвитость губ и т. п.</text:p>
          </table:table-cell>
          <table:table-cell table:number-columns-repeated="16381" table:style-name="ce1"/>
        </table:table-row>
        <table:table-row table:style-name="ro3">
          <table:table-cell office:value-type="string" table:style-name="ce21">
            <text:p>Химические раздражители попавшие внутрь, токсины, в т.ч. хронические отравления</text:p>
          </table:table-cell>
          <table:table-cell office:value-type="float" office:value="98" table:style-name="ce1">
            <text:p>98</text:p>
          </table:table-cell>
          <table:table-cell office:value-type="string" table:style-name="ce1">
            <text:p>Вдыхаемые - углекислый газ, угарный газ, сигареты, инертные газы, хлор, диацетил, диоксид серы и азота, амиак, фосген, хлорводород — там их куча… красители, озон, горчичный газ…, электронные сигареты (были случаи когда они вызывали симптомы похожие на пневмонию и удушье… пиздец а позиционировали как безопасную альтернативу… всё безопасно пока не изучено блядь… болезнь вейперов называется)… Но и не вдыхаемые — бериллий и его соединения… тяжёлые металлы и их отложения в организме. Химическое оружие (там после вьетнама вроде у ветеранов были какие-то проблемы от «бёрн питс», так и не понял). Пыль. Химикаты. Пар. Или слишком холодный воздух. Цианиды. Асбест. Моющие средства. Парфюм. Пестициды. Тальк. Каменный уголь. Диоксид кремния. Хлопок. Железо. Силиконовая пыль. Оксид олова. Алюминиевая пыль. Короче любая мелкая пыль. Радон газ. Стекловата. Минвата. Слюда. Коалин. Нефелин. Оксиды металлов . Ларингоспазм это как у меня было когда я упал на спину и у меня гортань закрылась что не мог вдохнуть. И я понимал что щас щас пройдёт. Надо переждать. Но было. Угу. От попадания слюны не туда куда надо. Уличный вышыбала блин. Попадание в ухо воды вызывает внешний отит…. Есть синдром «Ухо Сёрфера» - ухо человека который постоянно плавает. В ухе заводится бактериальное заражение от недостатка серы. Принцип тот же что и со слизистой во рту. Чрезмерная гигиена создаёт среду для бацил.</text:p>
          </table:table-cell>
          <table:table-cell table:number-columns-repeated="16381" table:style-name="ce1"/>
        </table:table-row>
        <table:table-row table:style-name="ro3">
          <table:table-cell office:value-type="string" table:style-name="ce21">
            <text:p>Другие болезни системы дыхания (в т.ч. хронические или запущенные, в т.ч. пневматоракс)</text:p>
          </table:table-cell>
          <table:table-cell office:value-type="float" office:value="88" table:style-name="ce1">
            <text:p>88</text:p>
          </table:table-cell>
          <table:table-cell office:value-type="string" table:style-name="ce1">
            <text:p>есть болезни когда человек не может во сне дышать. Аспергелёз какой-то. Есть болячки которые если запущены превращаются в другие болячки требующие операций. Мол мог вылечить антибиотиками а теперь надо резать. Ухо в основном. Но оно тоже пока здесь.</text:p>
          </table:table-cell>
          <table:table-cell table:number-columns-repeated="16381" table:style-name="ce1"/>
        </table:table-row>
        <table:table-row table:style-name="ro3">
          <table:table-cell office:value-type="string" table:style-name="ce21">
            <text:p>Повреждения и травмы (в т.ч. в прошлом - механические, инородные тела, термические ожоги, закупорка дыхательных путей сыпучими веществами или жидкостями типа грудного молока, воды, крови и т. п. Как в случае с утопанием, сдавливание. «в прошлом» важно потому что рубцы в трахее могут например разростись и перекрыть дыхательный путь)</text:p>
          </table:table-cell>
          <table:table-cell office:value-type="float" office:value="68" table:style-name="ce1">
            <text:p>68</text:p>
          </table:table-cell>
          <table:table-cell office:value-type="string" table:style-name="ce1">
            <text:p>в т.ч. повешанье. Игровые удушья, сексуальные удушья, удушение, разрыв дыхательных путей. Гематома. Сюда же рефлюкс — т. е. Когда жидкости оказываются не там где надо — напр. Задохнулся от блевотины, от соплей и т. п. Повреждения грудной клетки. Порезы голосовых связок, гортани… Громкий крик срывает голос. Аккустическая травма — когда звуковая волна рвёт внутренние органы — не только перепонку но и лёгкие например. Вообще не в тему дыхания, может и не надо было обьединять, но частое попадание в уши воды может запустить отит (в т.ч. наружный, когда язва прямо из уха вылазит) Do NOT abuse your parts (don“t use them to the limit). Потому что у многих твоих частей есть одноразовый запас прочности, но постоянную нагрузку они на этом уровне не выдержат. И будет то же что с яйцом когда задрочил его так что теперь болит. Не ковыряй короче ничо. Мой уши. Береги себя. А там посмотрим.</text:p>
          </table:table-cell>
          <table:table-cell table:number-columns-repeated="16381" table:style-name="ce1"/>
        </table:table-row>
        <table:table-row table:style-name="ro3">
          <table:table-cell office:value-type="string" table:style-name="ce21">
            <text:p>Бактерии, Инфекции, Грибки, Аспергеллы, Палочки, Сальмонеллы, Фасциолы, Токсоплазма, Криптоспора, Шигеллы, Легионеллы, Криптопсидии, Лептоспиры, Микоплазмы, Амёбы, Кампилобактерии, Холера, Ботулизм, Ларингит, Фарингит, Полипы / Папиломы попавшие внутрь (в ЖКТ), особенно Helicobacter Pylori и HCMV (все бактерии — паразитны), Другие Паразиты (разного рода микрохрени которые попадают в организм и питаются им и его едой) (как разовые так и хронические, в т.ч. в прошлом) — напомню многие из этих хреней — особенно желудочные вирусы — заразны.</text:p>
          </table:table-cell>
          <table:table-cell office:value-type="float" office:value="60" table:style-name="ce1">
            <text:p>60</text:p>
          </table:table-cell>
          <table:table-cell office:value-type="string" table:style-name="ce1">
            <text:p>полип носа, скопление гноя в лёгких — интересно что бактериальных болезней легочных путей намного меньше чем вирусно-заразных. Хотя стафилококи это бактерии. Может я чего намудрил. Mycoplasma pneumoniae or Bordetella pertussis. Паразиты. Паразиты опять. Паразитус говнокакус блядь. Грибковые пневмонии часто называют атипичными.</text:p>
          </table:table-cell>
          <table:table-cell table:number-columns-repeated="16381" table:style-name="ce1"/>
        </table:table-row>
        <table:table-row table:style-name="ro3">
          <table:table-cell office:value-type="string" table:style-name="ce21">
            <text:p>Лекарства (в т.ч. длительный приём и побочные эффекты и аллергии на них)</text:p>
          </table:table-cell>
          <table:table-cell office:value-type="float" office:value="54" table:style-name="ce1">
            <text:p>54</text:p>
          </table:table-cell>
          <table:table-cell office:value-type="string" table:style-name="ce1">
            <text:p>тамсулозин, спреи для носа (в т.ч. стероидные), бета-блокаторы, аспирин, ингибиторы, ещё кое какие кислоты и блокаторы, лекарства которые дают во время беременности и т. п. Есть даже отдельная категория болезней - «астма вызванная аспирином». Аспириносодержащие таблетки вызывают скопление жидкости в лёгких и астму. Там много подвидов. Добавил сразу +8 Снотворные. Глюкокортикоиды (в т.ч. синдром отмены — мол пока на таблетках всё окей, а только бросишь сразу пиздец) Антибиотики. Вакцины. Анальгин. Сыворотки. Антибиотики широкого спектра (особенно в больших дозах) Анастезия. Антикоагулянты. От некоторых антибиотиков даже слух теряют. Капли (ушные например — как местный антибиотик)</text:p>
          </table:table-cell>
          <table:table-cell table:number-columns-repeated="16381" table:style-name="ce1"/>
        </table:table-row>
        <table:table-row table:style-name="ro3">
          <table:table-cell office:value-type="string" table:style-name="ce21">
            <text:p>Аллергия</text:p>
          </table:table-cell>
          <table:table-cell office:value-type="float" office:value="44" table:style-name="ce1">
            <text:p>44</text:p>
          </table:table-cell>
          <table:table-cell office:value-type="string" table:style-name="ce1">
            <text:p>на пыльцу — поллиноз, но у каждого могут быть свои триггеры астмы. И аллергии. Куча видов пыльцы. Пшеницы. Круп. Перцев. Опилок разных пород деревьев (типа красного дерева). На каждую из них своё название болезни. Резкий запах</text:p>
          </table:table-cell>
          <table:table-cell table:number-columns-repeated="16381" table:style-name="ce1"/>
        </table:table-row>
        <table:table-row table:style-name="ro3">
          <table:table-cell office:value-type="string" table:style-name="ce21">
            <text:p>Аутоимунные (волчанка, саркоидоз, амилоидоз, артрит, сепсис, болезнь Крона, Coeliac / Celliac (целиакия), Sjögren syndrome, склеродерма, отторжения какого-то органа при пересадке и т. п., и более точечные), нейропатия, талегестия</text:p>
          </table:table-cell>
          <table:table-cell office:value-type="float" office:value="40" table:style-name="ce1">
            <text:p>40</text:p>
          </table:table-cell>
          <table:table-cell office:value-type="string" table:style-name="ce1">
            <text:p>пометь что это болезни имунной системы)</text:p>
          </table:table-cell>
          <table:table-cell table:number-columns-repeated="16381" table:style-name="ce1"/>
        </table:table-row>
        <table:table-row table:style-name="ro3">
          <table:table-cell office:value-type="string" table:style-name="ce21">
            <text:p>Операция (на дыхательных путях — напр на лёгких, но и на сердце)</text:p>
          </table:table-cell>
          <table:table-cell office:value-type="float" office:value="35" table:style-name="ce1">
            <text:p>35</text:p>
          </table:table-cell>
          <table:table-cell office:value-type="string" table:style-name="ce1">
            <text:p>в т.ч. пересадка лёгких. Интубация может дать опухоль дыхательных путей. Зонды. Бронхоскопия. Пускание веществ вокруг их нормальных путей (bypass surgery) В т.ч. аппарат искусственного дыхания. Наркоз. Удаление зубов может вырвать кусок гайморовой пазухи. Катетор через нос</text:p>
          </table:table-cell>
          <table:table-cell table:number-columns-repeated="16381" table:style-name="ce1"/>
        </table:table-row>
        <table:table-row table:style-name="ro3">
          <table:table-cell office:value-type="string" table:style-name="ce21">
            <text:p>Рак</text:p>
          </table:table-cell>
          <table:table-cell office:value-type="float" office:value="34" table:style-name="ce1">
            <text:p>34</text:p>
          </table:table-cell>
          <table:table-cell office:value-type="string" table:style-name="ce1">
            <text:p>часто рак других систем перекидывается на дыхательные органы</text:p>
          </table:table-cell>
          <table:table-cell table:number-columns-repeated="16381" table:style-name="ce1"/>
        </table:table-row>
        <table:table-row table:style-name="ro3">
          <table:table-cell office:value-type="string" table:style-name="ce21">
            <text:p>Наследственные, врожденные, генетические болезни (врождённое удушье, деформации органов и т. п.)</text:p>
          </table:table-cell>
          <table:table-cell office:value-type="float" office:value="28" table:style-name="ce1">
            <text:p>28</text:p>
          </table:table-cell>
          <table:table-cell office:value-type="string" table:style-name="ce1">
            <text:p>имеется много статистики мол «у чуваков с этой болезнью такой-то ген мутировал» но достоверных данных и окончательного решения какой ген за что отвечает пока нету. Бывают дефекты — напр. В ухе, которые вызывают проблему только если вдруг тебе нужна операция. Можешь жить и не знать, но хирург разрежет и скажем оглохнешь потому что там нету какой-то защитной косточки канала. Гушер-синдром.</text:p>
          </table:table-cell>
          <table:table-cell table:number-columns-repeated="16381" table:style-name="ce1"/>
        </table:table-row>
        <table:table-row table:style-name="ro3">
          <table:table-cell office:value-type="string" table:style-name="ce21">
            <text:p>Курение сигарет, трубок, конопли и прочего, жевание табака / бетеля / насвая, пассивное курение (когда дышишь дымом когда кто-то другой курит в комнате)</text:p>
          </table:table-cell>
          <table:table-cell office:value-type="float" office:value="23" table:style-name="ce1">
            <text:p>23</text:p>
          </table:table-cell>
          <table:table-cell office:value-type="string" table:style-name="ce1">
            <text:p>электронные сигареты имеют какой-то диацетил который уже запрещать начали. Так как доказано (не далее как в 2019м) что он вреден. В т.ч. курение родителей возле ребёнка. <text:s/>В табаке есть канцерогены (как тяжелые металлы так и радиоактивные металлы типа Радона). Короче по лёгким всё то же самое: если внутри есть микро-царапинки то ты можешь подхватить бактерий. Напр. Курение может разьесть защитный слой слизи.</text:p>
          </table:table-cell>
          <table:table-cell table:number-columns-repeated="16381" table:style-name="ce1"/>
        </table:table-row>
        <table:table-row table:style-name="ro3">
          <table:table-cell office:value-type="string" table:style-name="ce21">
            <text:p>Окружающая внешняя среда</text:p>
          </table:table-cell>
          <table:table-cell office:value-type="float" office:value="15" table:style-name="ce1">
            <text:p>15</text:p>
          </table:table-cell>
          <table:table-cell office:value-type="string" table:style-name="ce1">
            <text:p>имеется ввиду загрязнения. Выхлопные газы. Высокая влажность. Дым. Испарения) — т. е. Почти все токсины тут продублируются. Уголь. Абразивы. Стружка.</text:p>
          </table:table-cell>
          <table:table-cell table:number-columns-repeated="16381" table:style-name="ce1"/>
        </table:table-row>
        <table:table-row table:style-name="ro3">
          <table:table-cell office:value-type="string" table:style-name="ce21">
            <text:p>Доброкачественные опухоли в организме (не рак)</text:p>
          </table:table-cell>
          <table:table-cell office:value-type="float" office:value="14" table:style-name="ce1">
            <text:p>14</text:p>
          </table:table-cell>
          <table:table-cell table:number-columns-repeated="16382" table:style-name="ce1"/>
        </table:table-row>
        <table:table-row table:style-name="ro3">
          <table:table-cell office:value-type="string" table:style-name="ce21">
            <text:p>Причина неизвестна (идиопатический, нетипичный и т. п. - либо причины на википедии не указаны)</text:p>
          </table:table-cell>
          <table:table-cell office:value-type="float" office:value="13" table:style-name="ce1">
            <text:p>13</text:p>
          </table:table-cell>
          <table:table-cell office:value-type="string" table:style-name="ce1">
            <text:p>бывает «тяжёлая астма» (фатальная). Причина не описана. Но сказано что она есть и от неё можно умереть. У многих видов рака неизвестна причина. Есть болячки от которых не известно ни причин ни лекарств (напр. Острая пневмония)</text:p>
          </table:table-cell>
          <table:table-cell table:number-columns-repeated="16381"/>
        </table:table-row>
        <table:table-row table:style-name="ro2">
          <table:table-cell office:value-type="string" table:style-name="ce23">
            <text:p>Ослабленная имунная система (в т.ч. в следствии иммунодепрессантов, химиотерапии, радиотерапии и т. п.)</text:p>
          </table:table-cell>
          <table:table-cell office:value-type="float" office:value="10" table:style-name="ce1">
            <text:p>10</text:p>
          </table:table-cell>
          <table:table-cell office:value-type="string" table:style-name="ce1">
            <text:p>иммунодефицитные состояния (в т.ч. ослабленность от других тяжелых болезней или голода)</text:p>
          </table:table-cell>
          <table:table-cell table:number-columns-repeated="16381"/>
        </table:table-row>
        <table:table-row table:style-name="ro3">
          <table:table-cell office:value-type="string" table:style-name="ce21">
            <text:p>Низкое давление (вакуум космоса например, или у пилотов которые часто летают — в следствии баротрамы повреждаются пазухи и т. п.)</text:p>
          </table:table-cell>
          <table:table-cell office:value-type="float" office:value="8" table:style-name="ce1">
            <text:p>8</text:p>
          </table:table-cell>
          <table:table-cell office:value-type="string" table:style-name="ce1">
            <text:p>в т.ч. ударная волна, удары ладонью по уху и т. п. Кстати оно может сдвинуть там ещё внутреннее ухо и <text:s/>т. д.</text:p>
          </table:table-cell>
          <table:table-cell table:number-columns-repeated="16381"/>
        </table:table-row>
        <table:table-row table:style-name="ro3">
          <table:table-cell office:value-type="string" table:style-name="ce21">
            <text:p>Аллергены животного происхождения (выделения блох, тараканов, шерсть домашних животных, грибки, споры)</text:p>
          </table:table-cell>
          <table:table-cell office:value-type="float" office:value="7" table:style-name="ce1">
            <text:p>7</text:p>
          </table:table-cell>
          <table:table-cell table:number-columns-repeated="16382" table:style-name="ce1"/>
        </table:table-row>
        <table:table-row table:style-name="ro3">
          <table:table-cell office:value-type="string" table:style-name="ce21">
            <text:p>Плохая диета / плохое питание (особенно частая и затяжная) — несбалансированная например</text:p>
          </table:table-cell>
          <table:table-cell office:value-type="float" office:value="7" table:style-name="ce1">
            <text:p>7</text:p>
          </table:table-cell>
          <table:table-cell office:value-type="string" table:style-name="ce1">
            <text:p>чем больше витаминов и чем меньше животных жиров тем проще протекают болезни. Нехватка витамина Д, С, К. Обилие перца</text:p>
          </table:table-cell>
          <table:table-cell table:number-columns-repeated="16381"/>
        </table:table-row>
        <table:table-row table:style-name="ro3">
          <table:table-cell office:value-type="string" table:style-name="ce21">
            <text:p><text:span text:style-name="T3">Нейрогенные факторы (стрессы, тревога, нехватка сна, бессонница, нервно-психическое перенапряжение, нервные расстройства, психотравмы, депрессия, анорексия, истерия, неврозы, булимия - всё это в т.ч. хронические острая боль при тяжелых травмах, ожогах, травматические шоки, эмоциональная нестабильность, обсессивно-компульсивные расстройства, перегрузки, аффектные состояния и т. п.</text:span>)</text:p>
          </table:table-cell>
          <table:table-cell office:value-type="float" office:value="7" table:style-name="ce1">
            <text:p>7</text:p>
          </table:table-cell>
          <table:table-cell office:value-type="string" table:style-name="ce1">
            <text:p>о да, это мне известно. Задышка которая на почве нервов и психосоматики. Было. На фоне нервов внутренние органы могут вообще в порядке вещей сдвигаться туда где им быть не положено и т. п.</text:p>
          </table:table-cell>
          <table:table-cell table:number-columns-repeated="16381"/>
        </table:table-row>
        <table:table-row table:style-name="ro3">
          <table:table-cell office:value-type="string" table:style-name="ce21">
            <text:p>Алкоголь (этанол) — в т.ч. постоянный</text:p>
          </table:table-cell>
          <table:table-cell office:value-type="float" office:value="6" table:style-name="ce1">
            <text:p>6</text:p>
          </table:table-cell>
          <table:table-cell table:number-columns-repeated="16382" table:style-name="ce1"/>
        </table:table-row>
        <table:table-row table:style-name="ro3">
          <table:table-cell office:value-type="string" table:style-name="ce21">
            <text:p>Пожилой возраст (50+)</text:p>
          </table:table-cell>
          <table:table-cell office:value-type="float" office:value="5" table:style-name="ce1">
            <text:p>5</text:p>
          </table:table-cell>
          <table:table-cell table:number-columns-repeated="16382" table:style-name="ce1"/>
        </table:table-row>
        <table:table-row table:style-name="ro3">
          <table:table-cell office:value-type="string" table:style-name="ce21">
            <text:p>Холодный воздух</text:p>
          </table:table-cell>
          <table:table-cell office:value-type="float" office:value="3" table:style-name="ce1">
            <text:p>3</text:p>
          </table:table-cell>
          <table:table-cell office:value-type="string" table:style-name="ce1">
            <text:p>(продублировал в повреждениях)</text:p>
          </table:table-cell>
          <table:table-cell table:number-columns-repeated="16381"/>
        </table:table-row>
        <table:table-row table:style-name="ro3">
          <table:table-cell office:value-type="string" table:style-name="ce21">
            <text:p>Радиация (в т.ч. радиотерапия)</text:p>
          </table:table-cell>
          <table:table-cell office:value-type="float" office:value="3" table:style-name="ce1">
            <text:p>3</text:p>
          </table:table-cell>
          <table:table-cell table:number-columns-repeated="16382" table:style-name="ce1"/>
        </table:table-row>
        <table:table-row table:style-name="ro3">
          <table:table-cell office:value-type="string" table:style-name="ce21">
            <text:p>Рефлюкс (попадание содержимого органов туда куда не нужно) — в т.ч. хронический</text:p>
          </table:table-cell>
          <table:table-cell office:value-type="float" office:value="3" table:style-name="ce1">
            <text:p>3</text:p>
          </table:table-cell>
          <table:table-cell office:value-type="string" table:style-name="ce1">
            <text:p>в т.ч. кислотный рефлюкс — желудочный сок разьедающий горло.</text:p>
          </table:table-cell>
          <table:table-cell table:number-columns-repeated="16381"/>
        </table:table-row>
        <table:table-row table:style-name="ro3">
          <table:table-cell office:value-type="string" table:style-name="ce21">
            <text:p>Диабет (особенно длительный — 10+ лет)</text:p>
          </table:table-cell>
          <table:table-cell office:value-type="float" office:value="3" table:style-name="ce1">
            <text:p>3</text:p>
          </table:table-cell>
          <table:table-cell table:number-columns-repeated="16382" table:style-name="ce1"/>
        </table:table-row>
        <table:table-row table:style-name="ro3">
          <table:table-cell office:value-type="string" table:style-name="ce21">
            <text:p>Горячий воздух</text:p>
          </table:table-cell>
          <table:table-cell office:value-type="float" office:value="2" table:style-name="ce1">
            <text:p>2</text:p>
          </table:table-cell>
          <table:table-cell office:value-type="string" table:style-name="ce1">
            <text:p>(продублировал в повреждениях) — напр. При пожаре вдохнул воздух и обжог себе лёгкие.</text:p>
          </table:table-cell>
          <table:table-cell table:number-columns-repeated="16381"/>
        </table:table-row>
        <table:table-row table:style-name="ro3">
          <table:table-cell office:value-type="string" table:style-name="ce21">
            <text:p>Ожирение, полнота, «широкая кость», пикническое телосложение</text:p>
          </table:table-cell>
          <table:table-cell office:value-type="float" office:value="2" table:style-name="ce1">
            <text:p>2</text:p>
          </table:table-cell>
          <table:table-cell office:value-type="string" table:style-name="ce1">
            <text:p>увеличивает риск астмы</text:p>
          </table:table-cell>
          <table:table-cell table:number-columns-repeated="16381"/>
        </table:table-row>
        <table:table-row table:style-name="ro3">
          <table:table-cell office:value-type="string" table:style-name="ce21">
            <text:p>Низкий социально экономический статус и бедность</text:p>
          </table:table-cell>
          <table:table-cell office:value-type="float" office:value="2" table:style-name="ce1">
            <text:p>2</text:p>
          </table:table-cell>
          <table:table-cell table:number-columns-repeated="16382" table:style-name="ce1"/>
        </table:table-row>
        <table:table-row table:style-name="ro3">
          <table:table-cell office:value-type="string" table:style-name="ce21">
            <text:p>Беременность (в т.ч. осложнения при ней, в т.ч. многократная)</text:p>
          </table:table-cell>
          <table:table-cell office:value-type="float" office:value="2" table:style-name="ce1">
            <text:p>2</text:p>
          </table:table-cell>
          <table:table-cell table:number-columns-repeated="16382" table:style-name="ce1"/>
        </table:table-row>
        <table:table-row table:style-name="ro3">
          <table:table-cell office:value-type="string" table:style-name="ce21">
            <text:p>Наркотики (Кокаин, Метамфитамин, Каннабис, Марихуана и т. п.)</text:p>
          </table:table-cell>
          <table:table-cell office:value-type="float" office:value="2" table:style-name="ce1">
            <text:p>2</text:p>
          </table:table-cell>
          <table:table-cell table:number-columns-repeated="16382" table:style-name="ce1"/>
        </table:table-row>
        <table:table-row table:style-name="ro3">
          <table:table-cell office:value-type="string" table:style-name="ce21">
            <text:p>Высокое давление (напр. Когда находишься глубоко под водой)</text:p>
          </table:table-cell>
          <table:table-cell office:value-type="float" office:value="2" table:style-name="ce1">
            <text:p>2</text:p>
          </table:table-cell>
          <table:table-cell office:value-type="string" table:style-name="ce1">
            <text:p>(может это тоже обьединить в баротравму — часто обьединяют)</text:p>
          </table:table-cell>
          <table:table-cell table:number-columns-repeated="16381"/>
        </table:table-row>
        <table:table-row table:style-name="ro3">
          <table:table-cell office:value-type="string" table:style-name="ce21">
            <text:p>Опиаты (производные опиума — в т.ч. лекарственные)</text:p>
          </table:table-cell>
          <table:table-cell office:value-type="float" office:value="1" table:style-name="ce1">
            <text:p>1</text:p>
          </table:table-cell>
          <table:table-cell office:value-type="string" table:style-name="ce1">
            <text:p>опиумные лекарства сюда же, я пока не знаю стоит ли их писать как «лекарства» если чётко сказано что только опиумные</text:p>
          </table:table-cell>
          <table:table-cell table:number-columns-repeated="16381"/>
        </table:table-row>
        <table:table-row table:style-name="ro3">
          <table:table-cell office:value-type="string" table:style-name="ce21">
            <text:p>Переохлаждение (особенно длительное)</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Недоношенность</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Отсутствие кислорода</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Антибиотики</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Кесарево сечение (О_о)</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Холодная погода (как по мне — смесь того что уже описано — влажность + микробы + холодный воздух)</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Плохое лечение существующих болезней (не понятно, то ли аналог «другие болезни», то ли само по себе)</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Гроза О_о</text:p>
          </table:table-cell>
          <table:table-cell office:value-type="float" office:value="1" table:style-name="ce1">
            <text:p>1</text:p>
          </table:table-cell>
          <table:table-cell office:value-type="string" table:style-name="ce1">
            <text:p>грозовая астма. Типа от молнии какие-то там частицы вроде попадают в воздух + влажность + ветер их разносит. хз.</text:p>
          </table:table-cell>
          <table:table-cell table:number-columns-repeated="16381"/>
        </table:table-row>
        <table:table-row table:style-name="ro3">
          <table:table-cell office:value-type="string" table:style-name="ce21">
            <text:p>Некрозные опухоли</text:p>
          </table:table-cell>
          <table:table-cell office:value-type="float" office:value="1" table:style-name="ce1">
            <text:p>1</text:p>
          </table:table-cell>
          <table:table-cell office:value-type="string" table:style-name="ce1">
            <text:p>бывают не-раковые опухоли, которые начинают отмирать (некроз) от чего возникает куча проблем внутри.</text:p>
          </table:table-cell>
          <table:table-cell table:number-columns-repeated="16381"/>
        </table:table-row>
        <table:table-row table:style-name="ro3">
          <table:table-cell office:value-type="string" table:style-name="ce21">
            <text:p>Мужской пол / гормон</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Длительное пребывание в горизонтальном положении</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Пирсинги (языка, губы, уха) — места скопления микробов</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Женский пол / гормон</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Монголоидная раса</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Низкая влажность</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Химиотерапия</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Жара</text:p>
          </table:table-cell>
          <table:table-cell office:value-type="float" office:value="1" table:style-name="ce1">
            <text:p>1</text:p>
          </table:table-cell>
          <table:table-cell office:value-type="string" table:style-name="ce1">
            <text:p>в ушах может заводится бактериальная зараза от смеси влаги тепла и грязи.</text:p>
          </table:table-cell>
          <table:table-cell table:number-columns-repeated="16381"/>
        </table:table-row>
        <table:table-row table:style-name="ro2">
          <table:table-cell table:style-name="ce23"/>
          <table:table-cell table:number-columns-repeated="16383" table:style-name="ce1"/>
        </table:table-row>
        <table:table-row table:number-rows-repeated="3" table:style-name="ro3">
          <table:table-cell table:style-name="ce21"/>
          <table:table-cell table:number-columns-repeated="16383" table:style-name="ce1"/>
        </table:table-row>
        <table:table-row table:style-name="ro2">
          <table:table-cell table:style-name="ce21"/>
          <table:table-cell table:style-name="ce1"/>
          <table:table-cell table:style-name="ce18"/>
          <table:table-cell table:number-columns-repeated="16381"/>
        </table:table-row>
        <table:table-row table:number-rows-repeated="2" table:style-name="ro3">
          <table:table-cell table:style-name="ce21"/>
          <table:table-cell table:number-columns-repeated="16383" table:style-name="ce1"/>
        </table:table-row>
        <table:table-row table:style-name="ro2">
          <table:table-cell table:style-name="ce23"/>
          <table:table-cell table:number-columns-repeated="16383" table:style-name="ce1"/>
        </table:table-row>
        <table:table-row table:number-rows-repeated="4" table:style-name="ro3">
          <table:table-cell table:style-name="ce21"/>
          <table:table-cell table:number-columns-repeated="16383" table:style-name="ce1"/>
        </table:table-row>
        <table:table-row table:number-rows-repeated="39" table:style-name="ro3">
          <table:table-cell table:style-name="ce21"/>
          <table:table-cell table:number-columns-repeated="16383"/>
        </table:table-row>
        <table:table-row table:style-name="ro2">
          <table:table-cell table:style-name="ce23"/>
          <table:table-cell table:number-columns-repeated="16383"/>
        </table:table-row>
        <table:table-row table:number-rows-repeated="16" table:style-name="ro3">
          <table:table-cell table:style-name="ce21"/>
          <table:table-cell table:number-columns-repeated="16383"/>
        </table:table-row>
        <table:table-row table:number-rows-repeated="1048456" table:style-name="ro3">
          <table:table-cell table:number-columns-repeated="16384"/>
        </table:table-row>
      </table:table>
      <table:table table:name="Мочеполовая" table:style-name="ta1">
        <table:table-column table:style-name="co12" table:default-cell-style-name="ce1"/>
        <table:table-column table:style-name="co13" table:default-cell-style-name="ce1"/>
        <table:table-column table:style-name="co5" table:default-cell-style-name="ce1"/>
        <table:table-column table:style-name="co14" table:default-cell-style-name="ce1"/>
        <table:table-column table:style-name="co5" table:default-cell-style-name="ce1"/>
        <table:table-column table:style-name="co2" table:number-columns-repeated="16379" table:default-cell-style-name="ce1"/>
        <table:table-row table:style-name="ro2">
          <table:table-cell office:value-type="string" table:style-name="ce18">
            <text:p>Название причины</text:p>
          </table:table-cell>
          <table:table-cell office:value-type="string" table:style-name="ce18">
            <office:annotation draw:style-name="a45" svg:x="6.08333333333333in" svg:y="0in" svg:width="1.13541666666667in" svg:height="0.708333333333333in">
              <dc:creator/>
              <text:p><text:span text:style-name="T5">Сколько раз<text:s/></text:span><text:span text:style-name="T5">она всплыла</text:span></text:p>
            </office:annotation>
            <text:p>Количество</text:p>
          </table:table-cell>
          <table:table-cell office:value-type="string" table:style-name="ce18">
            <text:p>Мысли</text:p>
          </table:table-cell>
          <table:table-cell office:value-type="string" table:style-name="ce1">
            <text:p>Я тут обьединил мочевыводную с половой, они на википедии все на кучу были. Передающиеся половым путём нашёл отдельно. Тут. https://en.wikipedia.org/wiki/Sexually_transmitted_infection#Cause</text:p>
          </table:table-cell>
          <table:table-cell office:value-type="string" table:style-name="ce1">
            <text:p><text:a xlink:href="https://ru.wikipedia.org/wiki/Категория:Заболевания_мочеполовой_системы">https://ru.wikipedia.org/wiki/%D0%9A%D0%B0%D1%82%D0%B5%D0%B3%D0%BE%D1%80%D0%B8%D1%8F:%D0%97%D0%B0%D0%B1%D0%BE%D0%BB%D0%B5%D0%B2%D0%B0%D0%BD%D0%B8%D1%8F_%D0%BC%D0%BE%D1%87%D0%B5%D0%BF%D0%BE%D0%BB%D0%BE%D0%B2%D0%BE%D0%B9_%D1%81%D0%B8%D1%81%D1%82%D0%B5%D0%BC%D1%8B</text:a></text:p>
          </table:table-cell>
          <table:table-cell table:number-columns-repeated="16379"/>
        </table:table-row>
        <table:table-row table:style-name="ro3">
          <table:table-cell office:value-type="string" table:style-name="ce21">
            <text:p>Бактерии, Инфекции, Гонорея, Хламидия, Грибки, Аспергеллы, Палочки, Сальмонеллы, Фасциолы, Токсоплазма, Криптоспора, Шигеллы, Легионеллы, Криптопсидии, Лептоспиры, Микоплазмы, Амёбы, Кампилобактерии, Холера, Ботулизм, Ларингит, Фарингит, Полипы / Папиломы попавшие внутрь (в ЖКТ), особенно Helicobacter Pylori и HCMV (все бактерии — паразитны), Другие Паразиты (разного рода микрохрени которые попадают в организм и питаются им и его едой) (как разовые так и хронические, в т.ч. в прошлом) — напомню многие из этих хреней — особенно желудочные вирусы — заразны. Воспаления я сюда же отнёс.</text:p>
          </table:table-cell>
          <table:table-cell office:value-type="float" office:value="315" table:style-name="ce1">
            <text:p>315</text:p>
          </table:table-cell>
          <table:table-cell office:value-type="string" table:style-name="ce1">
            <text:p>я не знаю куда писать. Короче разные болячки вызывают воспаление. И воспаление лечат как отдельную болезнь. т. е. «воспаление яичка» - а там уже сдают анализы в лабораторию, определяют курс антибиотиков и т. д. Пишут что «во многих странах некоторые болезни не лечат или лечат неправильно из-за низкого качества медицины… лечат от вирусов — напр. От сифилиса — когда на деле там бактерии — гранулёма например.». так что да. Если уж идти то туда где определят в чём дело. Может даже провериться у трёх врачей прежде чем пить таблетки. Т.е. я помню как когда зуб лечил — три врача давали три разных ответа. Но…….. это статистический ресёрч ёпт. Сексовые болячки куда писать хуй его знает. Вирусы это или не вирусы, я хз. Это ж микробы, так? Значит не надо отдельную категорию. Бактерии порой создают колонии (в организме). И эти колонии создают защитную плёнку. Фе. Простатиты это всё бактерии. Стафилококи и т. п. Не шутки короче. Часто проблемы с половыми органами — последствие тяжело протекающих вирусных болезней — тифа, гриппа и т. д. Обьединишь с туберкулёзом и т. д. Я уже сбился со счёта что куда относить. + Все STD сюда же (sexually transmitted disease). Иногда сперма может переносить НА СЕБЕ микробов. Т.е. сама сперма двигается к яйцеклетке а на хвостике блядь приклеен вирус……. Жопа. Микромир бесконечен. Сюда же неправильная гигиена +40 видов венерических (моллюски, грибки, часотка, трихоминазы, вич, <text:s/>герпесы, папилома, гепатиты, саркомы, гранулёмы, сифилис, хламидиоз, гонорея, микоплазмоз и т. п.)</text:p>
          </table:table-cell>
          <table:table-cell table:number-columns-repeated="16381" table:style-name="ce1"/>
        </table:table-row>
        <table:table-row table:style-name="ro2">
          <table:table-cell office:value-type="string" table:style-name="ce23">
            <text:p>Болезни других систем (в т.ч. наследственные, в т.ч. хронические и системные)</text:p>
          </table:table-cell>
          <table:table-cell office:value-type="float" office:value="223" table:style-name="ce1">
            <text:p>223</text:p>
          </table:table-cell>
          <table:table-cell office:value-type="string" table:style-name="ce1">
            <text:p>в т.ч. травмы не-мочеполовых систем. Часто — болезни крови, нервов и мозгов. Анемии и т. д. В т.ч. креш-синдром (длительное сдавливание — например при обрушении на тебя сдания). Много чего зависит от нервов. Ишемия. Тромб. Эмболия. <text:s/>Болезни эндокринной…. Хроническое высокое давление +30 какие-то тубулопатии (там их больше но я не понял что это за таблица, там всё на кучу — и катаракта, и болезни печени, я не понял какое отношение это имеет к почкам)</text:p>
          </table:table-cell>
          <table:table-cell table:number-columns-repeated="16381" table:style-name="ce1"/>
        </table:table-row>
        <table:table-row table:style-name="ro3">
          <table:table-cell office:value-type="string" table:style-name="ce21">
            <text:p>Наследственные генетические и врожденные болезни мочевых путей и предрасположенности, в т.ч. особенности строения</text:p>
          </table:table-cell>
          <table:table-cell office:value-type="float" office:value="128" table:style-name="ce1">
            <text:p>128</text:p>
          </table:table-cell>
          <table:table-cell office:value-type="string" table:style-name="ce1">
            <text:p>бывает что с рождения у детей член например раскрыт пополам. И мочевой канал наружу. Негры в 3 раза чаще болеют простатитом чем белые. Многие наследственные не имеют известных причин (в семье вроде все нормальные, никто не пьёт, радиации нету, а ребёнок родился с тремя членами). Некоторые наследственные встречаются чаще у недоношенных. У младенцев часто писюны недоразвиты. Ну может не часто но много видов недоразвитости. +50 «генетических болезней вызывающих нефрит почки» (но они не перечислены, просто написано что мол +50)</text:p>
          </table:table-cell>
          <table:table-cell table:number-columns-repeated="16381" table:style-name="ce1"/>
        </table:table-row>
        <table:table-row table:style-name="ro2">
          <table:table-cell office:value-type="string" table:style-name="ce23">
            <text:p>Другие болезни мочеполовой системы (в т.ч. в прошлом или хронические или запущенные, т. е. Те которые переросли в эту)</text:p>
          </table:table-cell>
          <table:table-cell office:value-type="float" office:value="110" table:style-name="ce1">
            <text:p>110</text:p>
          </table:table-cell>
          <table:table-cell office:value-type="string" table:style-name="ce1">
            <text:p>присутствие мочевины в крови… тоже херово кончается… для почек. Гонорея (часто). Хламидиоз. Трихомоноз. Это всё половые заболевания, которые могут вызвать другие половые заболевания. Простатит. Уретрит. Часто повторно заболеть проще. Сужение сосудов. Чрезмерная выработка молока… Когда почки нормально воду не выводят — человек припухший (знаешь как лицо алкаша) В т.ч. утрата одной почки может ударить по второй.</text:p>
          </table:table-cell>
          <table:table-cell table:number-columns-repeated="16381" table:style-name="ce1"/>
        </table:table-row>
        <table:table-row table:style-name="ro3">
          <table:table-cell office:value-type="string" table:style-name="ce21">
            <text:p>Лекарства (в т.ч. длительный приём, побочные эффекты, передозировки)</text:p>
          </table:table-cell>
          <table:table-cell office:value-type="float" office:value="100" table:style-name="ce1">
            <text:p>100</text:p>
          </table:table-cell>
          <table:table-cell office:value-type="string" table:style-name="ce1">
            <text:p>диуретики. Невосприятия лекарств я дублирую в аллергиях. Донормил. Лекарства от психозов. Анастезия. Вакцина от БЦЖ, Лекарства понижающие холестирин. Лекарства гормональные. Стероиды. Помни что опиаты вынесены в отдельную категорию и тут не продублированы. (морфий и т. д.) Нейролептики. Транквилизаторы. Антидепрессанты. Антигистаминные препараты. Наркоз. Анаболические стероиды (тестостерон — один из них О_о) Противовоспалительные. Обезбаливающие. Контраст (рентгеновский). Литий. Каптоприл. Соли золота. Пеницилин.</text:p>
          </table:table-cell>
          <table:table-cell table:number-columns-repeated="16381" table:style-name="ce1"/>
        </table:table-row>
        <table:table-row table:style-name="ro2">
          <table:table-cell office:value-type="string" table:style-name="ce23">
            <text:p>Повреждения и травмы (механические, инородные тела, термические ожоги) — в т.ч. в прошлом, В Т.Ч. ИЗ-ЗА НИЗКОЙ КВАЛИФИКАЦИИ ВРАЧА.</text:p>
          </table:table-cell>
          <table:table-cell office:value-type="float" office:value="76" table:style-name="ce1">
            <text:p>76</text:p>
          </table:table-cell>
          <table:table-cell office:value-type="string" table:style-name="ce1">
            <text:p>не обязательно мочеполовой, могут быть обширные травмы кожи например. Хотя это другие системы. Плюсану в других системах.. я хуй его знает. Ожог. Это другая система или эта… делаю эту и ожог. Дублировать буду. Ожог. Электроожог. Травмы — в том числе в прошлом — напр. Часто повторяемые повреждения мышц могут накапливать токсины в крови.. Краш синдром. Ударная волна. ДТП. Физические пытки. Издевательства (напр. Ремень…). Фиксация человека в одной позе надолго. Раны могут быть огнестрельные, ножевые. И т. п. Много методов проткнуть тело или ударить его. Травмы от езды на велосипеде… В паху. Продублирую в спорт. Там плюс ещё что сосуды пережимает. Дублирую. Сюда же — неудобное бельё (например когда трусы трут в одном месте и в пизде инфекция заводится) Трещины необязательно должны быть обширные. Это могут быть просто трещинки соска например. Или трещинки на коже члена. В которые попадает инфекция и т. п. Травма может быть даже если ремень безопасности сиську передавил. Или пирсинг сиськи. Травмы в прошлом могут оставлять шрамы в чувствительных местах.</text:p>
          </table:table-cell>
          <table:table-cell table:number-columns-repeated="16381" table:style-name="ce1"/>
        </table:table-row>
        <table:table-row table:style-name="ro2">
          <table:table-cell office:value-type="string" table:style-name="ce23">
            <text:p>Нарушения Обмена Веществ (метаболизма) — в т.ч. врожденные (амилоидоз и т. п.)</text:p>
          </table:table-cell>
          <table:table-cell office:value-type="float" office:value="68" table:style-name="ce1">
            <text:p>68</text:p>
          </table:table-cell>
          <table:table-cell office:value-type="string" table:style-name="ce1">
            <text:p>дефицит глюкозы и кучи других белков (** defficiency) и прочие генетические расстройства. Но и избытки белков тоже. (hyper-***-ism) Избыток каких-то гормонов. Нарушение выработки гормонов. Нарушение липидного обмена. Могут быть на фоне похудения. Их можно списать на «другие системы»</text:p>
          </table:table-cell>
          <table:table-cell table:number-columns-repeated="16381" table:style-name="ce1"/>
        </table:table-row>
        <table:table-row table:style-name="ro3">
          <table:table-cell office:value-type="string" table:style-name="ce21">
            <text:p>Туберкулёз, Стрептококи, Стафилококи, Токсоплазмы, Корь, Микрококки, Гепатит (A, B, C, D, E, F, G, H, I, J, TTV, SEN), Ящур, Шистоматоз, Малярия, Сонная Болезнь, Пегивирус А, Герпес, Краснуха, Гингивит, Спирохеты, Сифилис, Эпштейн-Барр, ОРЗ, Варицелла-Зольцстер, ВИЧ СПИД, Свинка, Цитомегаловирус, Шистосомоз, Энцефаломиелит, Лейшманиоз, Коксаки, Дифтирия, Ветрянка, Распираторные инфекции, Анаеробные бактерии, Мальборг-Эбола, Коронавирус, Грипп, Филовирус, Флавовирус, Аденовирус, Болезнь Шагаса, Болезнь Уипла (Whipple), Пикорнавирус, Актиномикоз, <text:s/>Цитомегаловирусная инфекция, Болезнь кошачьих царапин. Covid — вирусы (common varial immunodifficiency) и другие системные вирусные инфекции</text:p>
          </table:table-cell>
          <table:table-cell office:value-type="float" office:value="59" table:style-name="ce1">
            <text:p>59</text:p>
          </table:table-cell>
          <table:table-cell office:value-type="string" table:style-name="ce1">
            <text:p>в т.ч. туберкулёз мочевых путей … ыыыыыыыыыыыыы</text:p>
          </table:table-cell>
          <table:table-cell table:number-columns-repeated="16381" table:style-name="ce1"/>
        </table:table-row>
        <table:table-row table:style-name="ro3">
          <table:table-cell office:value-type="string" table:style-name="ce21">
            <text:p>Нейрогенные и психологические факторы (стрессы, тревога, нервно-психическое перенапряжение, нервные расстройства, психотравмы, депрессия, анорексия, истерия, неврозы, булимия <text:s/>- всё это в т.ч. хронические острая боль при тяжелых травмах, ожогах, травматические шоки, эмоциональная нестабильность, обсессивно-компульсивные или пассивно-агрессивные расстройства, перегрузки, аффектные состояния, деменция и т. п. - в следствии работы, смерти членов семьи, чмырения, изнасилований). Я сюда кинул даже «лунатиков». Паркинсон. Вред некоторым частям мозга. Умственные нарушения. Страх перед публикой (от него человек может обписяться, потерять эрекцию и т. п.) Недостаточный сон. Нарушенный режим работы и отдыха. Переутомление. Недосыпание. Психические расстройства (вагинизм, отвращение от секса, тревоги, психозы, мастурбация когда возбуждения нет и т. п.)</text:p>
          </table:table-cell>
          <table:table-cell office:value-type="float" office:value="44" table:style-name="ce1">
            <text:p>44</text:p>
          </table:table-cell>
          <table:table-cell office:value-type="string" table:style-name="ce1">
            <text:p>когда человека снимают с алкоголя — то могут быть мышечные спазмы (белая горячка — его прям колбасит так что к кровати привязывают) и т. п. Многие виды неконтролируемого мочеиспускания — от нервов. Иногда просто осознанно люди не хотят иметь детей. Психологическое бесплодие.</text:p>
          </table:table-cell>
          <table:table-cell table:number-columns-repeated="16381" table:style-name="ce1"/>
        </table:table-row>
        <table:table-row table:style-name="ro2">
          <table:table-cell office:value-type="string" table:style-name="ce23">
            <text:p>Плохая диета / плохое питание (особенно частая и затяжная) — несбалансированная например</text:p>
          </table:table-cell>
          <table:table-cell office:value-type="float" office:value="41" table:style-name="ce1">
            <text:p>41</text:p>
          </table:table-cell>
          <table:table-cell office:value-type="string" table:style-name="ce1">
            <text:p>много животных белков, соли, сахаров, фруктозы, фруктозного сиропа, слишком много кислых фруктов в еде (повышает кислотность мочи, которая в свою очередь образовывает камни в почках). Соли. Вода из-под крана (с солями). Натрий. Магнезиум — что это Калий или что…. Или марганец. хз. Нехватка витаминов (В12, С, К, Р, кальция и прочий гиповитаминоз). Животные жиры препядствуют всасыанию Витамина А. Постоянные диеты. Голодания. Или наоборот переедания. Нестабильная диета туда же — резкий переход то на кисломолочную то на веганскую то ещё блядь на какую-то диету. Острая или горячая еда. Переедание. Избыток бобов (для почек тяжело) Вода из-под крана (уже где-то было) Козеин. Глютен.</text:p>
          </table:table-cell>
          <table:table-cell table:number-columns-repeated="16381" table:style-name="ce1"/>
        </table:table-row>
        <table:table-row table:style-name="ro3">
          <table:table-cell office:value-type="string" table:style-name="ce21">
            <text:p>Операция (в т.ч. катеттеры, трубки, спирали от беременности, биопсия, скобление, хистероскопия и т. п.)</text:p>
          </table:table-cell>
          <table:table-cell office:value-type="float" office:value="31" table:style-name="ce1">
            <text:p>31</text:p>
          </table:table-cell>
          <table:table-cell office:value-type="string" table:style-name="ce1">
            <text:p>искусственное дыхание может вызвать аутоимунное… а то вызовет проблемы с мочевыводной. Вазиктомия. Тут я плюсую только квалифицированные операции. Те которые сделаны руками хирурга который ничего не умеет я вношу в «повреждения».</text:p>
          </table:table-cell>
          <table:table-cell table:number-columns-repeated="16381" table:style-name="ce1"/>
        </table:table-row>
        <table:table-row table:style-name="ro3">
          <table:table-cell office:value-type="string" table:style-name="ce21">
            <text:p>Аллергия</text:p>
          </table:table-cell>
          <table:table-cell office:value-type="float" office:value="26" table:style-name="ce1">
            <text:p>26</text:p>
          </table:table-cell>
          <table:table-cell office:value-type="string" table:style-name="ce1">
            <text:p>в т.ч. непереносимость лекарств или веществ, аллергии на туалетную бумагу, тампоны, спреи, смазки, <text:s/>шампуни, средства в которых стиралось нижнее бельё, ванны с пузырьками и т. п. На свечи, мази, на презерватив, латекс и т. п.</text:p>
          </table:table-cell>
          <table:table-cell table:number-columns-repeated="16381" table:style-name="ce1"/>
        </table:table-row>
        <table:table-row table:style-name="ro3">
          <table:table-cell office:value-type="string" table:style-name="ce21">
            <text:p>Рак (злокачественные новообразования и опухоли)</text:p>
          </table:table-cell>
          <table:table-cell office:value-type="float" office:value="25" table:style-name="ce1">
            <text:p>25</text:p>
          </table:table-cell>
          <table:table-cell office:value-type="string" table:style-name="ce1">
            <text:p>в т.ч. лимфома, рак крови и т. п.</text:p>
          </table:table-cell>
          <table:table-cell table:number-columns-repeated="16381" table:style-name="ce1"/>
        </table:table-row>
        <table:table-row table:style-name="ro2">
          <table:table-cell office:value-type="string" table:style-name="ce23">
            <text:p>Диабет (особенно длительный — 10+ лет)</text:p>
          </table:table-cell>
          <table:table-cell office:value-type="float" office:value="23" table:style-name="ce1">
            <text:p>23</text:p>
          </table:table-cell>
          <table:table-cell table:number-columns-repeated="16382" table:style-name="ce1"/>
        </table:table-row>
        <table:table-row table:style-name="ro2">
          <table:table-cell office:value-type="string" table:style-name="ce21">
            <text:p>Секс, в т.ч. частый секс, агрессивная мастурбация, оральный секс, наличие множества партнёров, секс без презерватива, агрессивный секс, секс во время менструации, секс сразу после аборта (т. е. Когда раны ещё не зажили), секс в слишком молодом возрасте</text:p>
          </table:table-cell>
          <table:table-cell office:value-type="float" office:value="20" table:style-name="ce1">
            <text:p>20</text:p>
          </table:table-cell>
          <table:table-cell office:value-type="string" table:style-name="ce1">
            <text:p>микроорганизмы попадают в уретру или в пизду, либо же частые сношения это частые микротравмы члена от чего он деформируется и от этого потом начинаются проблемы. Особенно поза «она сверху» - может прыгнуть на твой член не так и сломать его. Ппц. Только раком короче. Ну или минет. Бывает даже ломают член во время мастурбации. т. е.<text:s/><text:span text:style-name="T4">Член хрустальный отныне.<text:s/></text:span>Всё. Наличие множества партнёров вызывает дисплазию матки……….. ппц. Бабу можно выебать так что у неё из вагины кровь пойдёт. Смена партнёра чаще чем раз в год О_о.</text:p>
          </table:table-cell>
          <table:table-cell table:number-columns-repeated="16381" table:style-name="ce1"/>
        </table:table-row>
        <table:table-row table:style-name="ro3">
          <table:table-cell office:value-type="string" table:style-name="ce21">
            <text:p>Химические раздражители попавшие внутрь, токсины, в т.ч. хронические отравления</text:p>
          </table:table-cell>
          <table:table-cell office:value-type="float" office:value="19" table:style-name="ce1">
            <text:p>19</text:p>
          </table:table-cell>
          <table:table-cell office:value-type="string" table:style-name="ce1">
            <text:p>свинец, тяжелые металлы, промышленные химикаты, угарный газ, кадмий, резиновая промышленность (т. е. Химикаты на работе в хим <text:s/>промышленности). Не обязательно внутрь. Может например хлор в бассейне — после контакта с гениталиями. Та даже обычное мыло попавшее на нежные половые ткани например. Любое разьедание изнутри или снаружи. Растворители. Бензиновые соединения.</text:p>
          </table:table-cell>
          <table:table-cell table:number-columns-repeated="16381"/>
        </table:table-row>
        <table:table-row table:style-name="ro2">
          <table:table-cell office:value-type="string" table:style-name="ce23">
            <text:p>Аутоимунные (волчанка, саркоидоз, артрит, сепсис, болезнь Крона, Coeliac / Celliac (целиакия), Sjögren syndrome, склеродерма, отторжения какого-то органа при пересадке и т. п., и более точечные)</text:p>
          </table:table-cell>
          <table:table-cell office:value-type="float" office:value="19" table:style-name="ce1">
            <text:p>19</text:p>
          </table:table-cell>
          <table:table-cell table:number-columns-repeated="16382" table:style-name="ce1"/>
        </table:table-row>
        <table:table-row table:style-name="ro3">
          <table:table-cell office:value-type="string" table:style-name="ce21">
            <text:p>Яды всего организма (не сьеденные)</text:p>
          </table:table-cell>
          <table:table-cell office:value-type="float" office:value="18" table:style-name="ce1">
            <text:p>18</text:p>
          </table:table-cell>
          <table:table-cell office:value-type="string" table:style-name="ce1">
            <text:p>химические, биологические (яд змей, палитоксин который находят в разного рода коралах и водорослях, яд плюща, hemlock и т. п.) удивило что даже есть довольно популярные водоросли среди любителей аквариумов, которые люди покупают не зная что если яд попадёт в кровь они умрут. Море это не шутки ёпт. Есть болезни даже когда рыбы питаются этими ядовитыми водорослями а люди питаются рыбами. И тоже травятся. Правда там ещё не изучено. Улыбнуло что укус «чёрной вдовы» перед смертью вызывает эрекцию. Типа от сюда и название наверно. Что мол вызовет укусом и эрекцию и смерть. Красиво. Там прикол с тем что кровь перестаёт течь нормально. Укус пчелы.</text:p>
          </table:table-cell>
          <table:table-cell table:number-columns-repeated="16381"/>
        </table:table-row>
        <table:table-row table:style-name="ro3">
          <table:table-cell office:value-type="string" table:style-name="ce21">
            <text:p>Физическое перенапряжение мышц</text:p>
          </table:table-cell>
          <table:table-cell office:value-type="float" office:value="16" table:style-name="ce1">
            <text:p>16</text:p>
          </table:table-cell>
          <table:table-cell office:value-type="string" table:style-name="ce1">
            <text:p>будь то как от физ. Нагрузок (особенно при недостаточном количестве воды) так и от спазмов (напр. От снятия с алкоголя), судорог, эпилепсии, столбняка и т. п. Перенапряженность отравляет кровь белками которые бьют по почкам. Беременность тоже связана с постоянным напряжением и растяжением мышц. Возможны последствия той же природы. Запор я вынес в отдельную графу. Но сюда приплюсую «сильный кашель» (можно так кашлять что почки опустятся) Пешее перемещение на дальние расстояния</text:p>
          </table:table-cell>
          <table:table-cell table:number-columns-repeated="16381"/>
        </table:table-row>
        <table:table-row table:style-name="ro3">
          <table:table-cell office:value-type="string" table:style-name="ce21">
            <text:p>Причина неизвестна (идиопатический, нетипичный и т. п. - либо причины на википедии не указаны)</text:p>
          </table:table-cell>
          <table:table-cell office:value-type="float" office:value="15" table:style-name="ce1">
            <text:p>15</text:p>
          </table:table-cell>
          <table:table-cell office:value-type="string" table:style-name="ce1">
            <text:p>есть болячки которые причина не известна но есть гипотизы, и я плюсовал гипотезы. Даже когда это были не точные причины. т. е. Люди вот это ищут ищут. Пишут статьи в свои журналы. О том что они думают может быть причиной чего. Другие опровергают. Копают короче причины постоянно. Это надо переделывать этот ресёрч раз в пару лет.</text:p>
          </table:table-cell>
          <table:table-cell table:number-columns-repeated="16381"/>
        </table:table-row>
        <table:table-row table:style-name="ro3">
          <table:table-cell office:value-type="string" table:style-name="ce21">
            <text:p>Алкоголь (этанол) — в т.ч. постоянный</text:p>
          </table:table-cell>
          <table:table-cell office:value-type="float" office:value="13" table:style-name="ce1">
            <text:p>13</text:p>
          </table:table-cell>
          <table:table-cell office:value-type="string" table:style-name="ce1">
            <text:p>когда человека снимают с алкоголя — то могут быть мышечные спазмы и т. п.</text:p>
          </table:table-cell>
          <table:table-cell table:number-columns-repeated="16381"/>
        </table:table-row>
        <table:table-row table:style-name="ro3">
          <table:table-cell office:value-type="string" table:style-name="ce21">
            <text:p>Контрацептивы (женские, любые)</text:p>
          </table:table-cell>
          <table:table-cell office:value-type="float" office:value="11" table:style-name="ce1">
            <text:p>11</text:p>
          </table:table-cell>
          <table:table-cell office:value-type="string" table:style-name="ce1">
            <text:p>некоторые могут давать последствия только после прекращения их употребления.</text:p>
          </table:table-cell>
          <table:table-cell table:number-columns-repeated="16381"/>
        </table:table-row>
        <table:table-row table:style-name="ro3">
          <table:table-cell office:value-type="string" table:style-name="ce21">
            <text:p>Опиаты (производные опиума — в т.ч. лекарственные)</text:p>
          </table:table-cell>
          <table:table-cell office:value-type="float" office:value="10" table:style-name="ce1">
            <text:p>10</text:p>
          </table:table-cell>
          <table:table-cell office:value-type="string" table:style-name="ce1">
            <text:p>речь не только о наркотиках, но напр. Кодеин, морфин, оксикодин, метадон, фентанил, гидроморфин и т. д.</text:p>
          </table:table-cell>
          <table:table-cell table:number-columns-repeated="16381"/>
        </table:table-row>
        <table:table-row table:style-name="ro3">
          <table:table-cell office:value-type="string" table:style-name="ce21">
            <text:p>Наркотики (Кокаин, Амфетамин, Метамфитамин, Каннабис, Героин, Метамфитамин, Марихуана, Кетамин, Экстази и т. п.)</text:p>
          </table:table-cell>
          <table:table-cell office:value-type="float" office:value="10" table:style-name="ce1">
            <text:p>10</text:p>
          </table:table-cell>
          <table:table-cell office:value-type="string" table:style-name="ce1">
            <text:p>слушай а ничо что я оставил тут марихуану? По почкам она ещё не всплыла, всплыл только кокаин. Но я копирую по принципу «ай короче, тоже вредно». Но это ж наверно влияет на статистику, нет?</text:p>
          </table:table-cell>
          <table:table-cell table:number-columns-repeated="16381"/>
        </table:table-row>
        <table:table-row table:style-name="ro3">
          <table:table-cell office:value-type="string" table:style-name="ce21">
            <text:p>Пожилой возраст (50+)</text:p>
          </table:table-cell>
          <table:table-cell office:value-type="float" office:value="10" table:style-name="ce1">
            <text:p>10</text:p>
          </table:table-cell>
          <table:table-cell office:value-type="string" table:style-name="ce1">
            <text:p>у обоих полов писюны начинают барахлить.</text:p>
          </table:table-cell>
          <table:table-cell table:number-columns-repeated="16381"/>
        </table:table-row>
        <table:table-row table:style-name="ro3">
          <table:table-cell office:value-type="string" table:style-name="ce21">
            <text:p>Малоподвижный (неподвижный, сидячий, гиподинамичный) образ жизни</text:p>
          </table:table-cell>
          <table:table-cell office:value-type="float" office:value="9" table:style-name="ce1">
            <text:p>9</text:p>
          </table:table-cell>
          <table:table-cell office:value-type="string" table:style-name="ce1">
            <text:p>в т.ч. когда после инсульта человек парализован или если его очень долго оперируют под наркозом</text:p>
          </table:table-cell>
          <table:table-cell table:number-columns-repeated="16381"/>
        </table:table-row>
        <table:table-row table:style-name="ro3">
          <table:table-cell office:value-type="string" table:style-name="ce21">
            <text:p>Роды (в т.ч. проблематичные и длинные, и осложнения после них)</text:p>
          </table:table-cell>
          <table:table-cell office:value-type="float" office:value="9" table:style-name="ce1">
            <text:p>9</text:p>
          </table:table-cell>
          <table:table-cell office:value-type="string" table:style-name="ce1">
            <text:p>сюда «неосторожные роды» тоже отнёс. Типа вред от щипцов которыми вытаскивают младенца и т. п. После родов может быть недержание мочи и т. п.</text:p>
          </table:table-cell>
          <table:table-cell table:number-columns-repeated="16381"/>
        </table:table-row>
        <table:table-row table:style-name="ro3">
          <table:table-cell office:value-type="string" table:style-name="ce21">
            <text:p>Беременность (в т.ч. осложнения при ней, в т.ч. многократная)</text:p>
          </table:table-cell>
          <table:table-cell office:value-type="float" office:value="9" table:style-name="ce1">
            <text:p>9</text:p>
          </table:table-cell>
          <table:table-cell office:value-type="string" table:style-name="ce1">
            <text:p>крупный «плод» может порвать пизду</text:p>
          </table:table-cell>
          <table:table-cell table:number-columns-repeated="16381"/>
        </table:table-row>
        <table:table-row table:style-name="ro3">
          <table:table-cell office:value-type="string" table:style-name="ce21">
            <text:p>Доброкачественные опухоли в организме (аденомы, не рак)</text:p>
          </table:table-cell>
          <table:table-cell office:value-type="float" office:value="9" table:style-name="ce1">
            <text:p>9</text:p>
          </table:table-cell>
          <table:table-cell table:number-columns-repeated="16382" table:style-name="ce1"/>
        </table:table-row>
        <table:table-row table:style-name="ro3">
          <table:table-cell office:value-type="string" table:style-name="ce21">
            <text:p>Курение сигарет, трубок и прочего, жевание табака / бетеля / насвая, пассивное курение (когда дышишь дымом когда кто-то другой курит в комнате)</text:p>
          </table:table-cell>
          <table:table-cell office:value-type="float" office:value="8" table:style-name="ce1">
            <text:p>8</text:p>
          </table:table-cell>
          <table:table-cell table:number-columns-repeated="16382" table:style-name="ce1"/>
        </table:table-row>
        <table:table-row table:style-name="ro3">
          <table:table-cell office:value-type="string" table:style-name="ce21">
            <text:p>Лекарства токсины и химикаты во время беременности влияют на развитие ребёнка</text:p>
          </table:table-cell>
          <table:table-cell office:value-type="float" office:value="7" table:style-name="ce1">
            <text:p>7</text:p>
          </table:table-cell>
          <table:table-cell office:value-type="string" table:style-name="ce1">
            <text:p>т. е. Вроде как лекарства + врожденное, но выношу отдельно — аспирин, парацетамол, ибупрофен и т. д.</text:p>
          </table:table-cell>
          <table:table-cell table:number-columns-repeated="16381"/>
        </table:table-row>
        <table:table-row table:style-name="ro3">
          <table:table-cell office:value-type="string" table:style-name="ce21">
            <text:p>Аборт (особенно многократный или поздний)</text:p>
          </table:table-cell>
          <table:table-cell office:value-type="float" office:value="7" table:style-name="ce1">
            <text:p>7</text:p>
          </table:table-cell>
          <table:table-cell office:value-type="string" table:style-name="ce1">
            <text:p>даёт осложнения для пизды</text:p>
          </table:table-cell>
          <table:table-cell table:number-columns-repeated="16381"/>
        </table:table-row>
        <table:table-row table:style-name="ro3">
          <table:table-cell office:value-type="string" table:style-name="ce21">
            <text:p>Мужской пол / гормон</text:p>
          </table:table-cell>
          <table:table-cell office:value-type="float" office:value="7" table:style-name="ce1">
            <text:p>7</text:p>
          </table:table-cell>
          <table:table-cell table:number-columns-repeated="16382" table:style-name="ce1"/>
        </table:table-row>
        <table:table-row table:style-name="ro2">
          <table:table-cell office:value-type="string" table:style-name="ce23">
            <text:p>Ослабленная имунная система (либо иммунитет суто внутри ЖКТ)</text:p>
          </table:table-cell>
          <table:table-cell office:value-type="float" office:value="7" table:style-name="ce1">
            <text:p>7</text:p>
          </table:table-cell>
          <table:table-cell table:number-columns-repeated="16382" table:style-name="ce1"/>
        </table:table-row>
        <table:table-row table:style-name="ro3">
          <table:table-cell office:value-type="string" table:style-name="ce21">
            <text:p>Диализ и Трансфузия (очистка и переливание крови)</text:p>
          </table:table-cell>
          <table:table-cell office:value-type="float" office:value="6" table:style-name="ce1">
            <text:p>6</text:p>
          </table:table-cell>
          <table:table-cell office:value-type="string" table:style-name="ce1">
            <text:p>в т.ч. +1 к несовместимой…. Не делать же её отдельно.</text:p>
          </table:table-cell>
          <table:table-cell table:number-columns-repeated="16381"/>
        </table:table-row>
        <table:table-row table:style-name="ro3">
          <table:table-cell office:value-type="string" table:style-name="ce21">
            <text:p>Радиация (в т.ч. радиотерапия)</text:p>
          </table:table-cell>
          <table:table-cell office:value-type="float" office:value="6" table:style-name="ce1">
            <text:p>6</text:p>
          </table:table-cell>
          <table:table-cell table:number-columns-repeated="16382" table:style-name="ce1"/>
        </table:table-row>
        <table:table-row table:style-name="ro3">
          <table:table-cell office:value-type="string" table:style-name="ce21">
            <text:p>Ожирение, полнота, «широкая кость», пикническое телосложение</text:p>
          </table:table-cell>
          <table:table-cell office:value-type="float" office:value="6" table:style-name="ce1">
            <text:p>6</text:p>
          </table:table-cell>
          <table:table-cell table:number-columns-repeated="16382" table:style-name="ce1"/>
        </table:table-row>
        <table:table-row table:style-name="ro3">
          <table:table-cell office:value-type="string" table:style-name="ce21">
            <text:p>Пищевые добавки и витамины</text:p>
          </table:table-cell>
          <table:table-cell office:value-type="float" office:value="5" table:style-name="ce1">
            <text:p>5</text:p>
          </table:table-cell>
          <table:table-cell office:value-type="string" table:style-name="ce1">
            <text:p>есть люди которые жрут кальцый и витамин Д в таблетках — и у них возникают камни. Никаких сука таблеток. Хочешь кальций — ешь творог. Хочешь витамин С — ешь лимоны а не пилюли с аскорбиновой кислотой. Какие-то там оксилаты и т. д.</text:p>
          </table:table-cell>
          <table:table-cell table:number-columns-repeated="16381"/>
        </table:table-row>
        <table:table-row table:style-name="ro3">
          <table:table-cell office:value-type="string" table:style-name="ce21">
            <text:p>Переохлаждение (особенно длительное)</text:p>
          </table:table-cell>
          <table:table-cell office:value-type="float" office:value="5" table:style-name="ce1">
            <text:p>5</text:p>
          </table:table-cell>
          <table:table-cell office:value-type="string" table:style-name="ce1">
            <text:p>в т.ч. половых органов или груди. т. е. Не целого организма а только частей этой системы. Напр. Купание в холодной воде.</text:p>
          </table:table-cell>
          <table:table-cell table:number-columns-repeated="16381"/>
        </table:table-row>
        <table:table-row table:style-name="ro3">
          <table:table-cell office:value-type="string" table:style-name="ce21">
            <text:p>Истощающие виды спорта (кроссфит, тяжёлая атлетика, бег или ходьба на дальние дистанции и т. п.)</text:p>
          </table:table-cell>
          <table:table-cell office:value-type="float" office:value="5" table:style-name="ce1">
            <text:p>5</text:p>
          </table:table-cell>
          <table:table-cell office:value-type="string" table:style-name="ce1">
            <text:p>особенно во время менструации.</text:p>
          </table:table-cell>
          <table:table-cell table:number-columns-repeated="16381"/>
        </table:table-row>
        <table:table-row table:style-name="ro3">
          <table:table-cell office:value-type="string" table:style-name="ce21">
            <text:p>Рефлюкс (попадание содержимого органов туда куда не нужно) — в т.ч. хронический</text:p>
          </table:table-cell>
          <table:table-cell office:value-type="float" office:value="5" table:style-name="ce1">
            <text:p>5</text:p>
          </table:table-cell>
          <table:table-cell table:number-columns-repeated="16382" table:style-name="ce1"/>
        </table:table-row>
        <table:table-row table:style-name="ro3">
          <table:table-cell office:value-type="string" table:style-name="ce21">
            <text:p>Паталогические процессы беременности</text:p>
          </table:table-cell>
          <table:table-cell office:value-type="float" office:value="4" table:style-name="ce1">
            <text:p>4</text:p>
          </table:table-cell>
          <table:table-cell office:value-type="string" table:style-name="ce1">
            <text:p>отслойка плаценты, выкидыш, приростание плода к матке и т. п.</text:p>
          </table:table-cell>
          <table:table-cell table:number-columns-repeated="16381"/>
        </table:table-row>
        <table:table-row table:style-name="ro3">
          <table:table-cell office:value-type="string" table:style-name="ce21">
            <text:p>Антибиотики</text:p>
          </table:table-cell>
          <table:table-cell office:value-type="float" office:value="4" table:style-name="ce1">
            <text:p>4</text:p>
          </table:table-cell>
          <table:table-cell office:value-type="string" table:style-name="ce1">
            <text:p>вообще я в лекарства это всё плюсую. Это число там продублировал.</text:p>
          </table:table-cell>
          <table:table-cell table:number-columns-repeated="16381"/>
        </table:table-row>
        <table:table-row table:style-name="ro3">
          <table:table-cell office:value-type="string" table:style-name="ce21">
            <text:p>Химиотерапия</text:p>
          </table:table-cell>
          <table:table-cell office:value-type="float" office:value="4" table:style-name="ce1">
            <text:p>4</text:p>
          </table:table-cell>
          <table:table-cell office:value-type="string" table:style-name="ce1">
            <text:p>это лекарство. Так к слову.</text:p>
          </table:table-cell>
          <table:table-cell table:number-columns-repeated="16381"/>
        </table:table-row>
        <table:table-row table:style-name="ro3">
          <table:table-cell office:value-type="string" table:style-name="ce21">
            <text:p>Кофе и кофеин</text:p>
          </table:table-cell>
          <table:table-cell office:value-type="float" office:value="3" table:style-name="ce1">
            <text:p>3</text:p>
          </table:table-cell>
          <table:table-cell office:value-type="string" table:style-name="ce1">
            <text:p>в т.ч. в кофе, в чае, в некоторых «ред булах» и т. д.</text:p>
          </table:table-cell>
          <table:table-cell table:number-columns-repeated="16381"/>
        </table:table-row>
        <table:table-row table:style-name="ro3">
          <table:table-cell office:value-type="string" table:style-name="ce21">
            <text:p>Неправильное сосание ребёнком сиськи</text:p>
          </table:table-cell>
          <table:table-cell office:value-type="float" office:value="3" table:style-name="ce1">
            <text:p>3</text:p>
          </table:table-cell>
          <table:table-cell office:value-type="string" table:style-name="ce1">
            <text:p>может потерять баба молоко даже если чувак неправильно или мало сосёт. Потому что если будет застой молока — он чреват воспалением всей сиськи (мол внутри молоко киснет)</text:p>
          </table:table-cell>
          <table:table-cell table:number-columns-repeated="16381"/>
        </table:table-row>
        <table:table-row table:style-name="ro3">
          <table:table-cell office:value-type="string" table:style-name="ce21">
            <text:p>Кесарево сечение (в т.ч. в прошлом)</text:p>
          </table:table-cell>
          <table:table-cell office:value-type="float" office:value="3" table:style-name="ce1">
            <text:p>3</text:p>
          </table:table-cell>
          <table:table-cell table:number-columns-repeated="16382" table:style-name="ce1"/>
        </table:table-row>
        <table:table-row table:style-name="ro3">
          <table:table-cell office:value-type="string" table:style-name="ce21">
            <text:p>Климакс, Менопауза (половое угасание)</text:p>
          </table:table-cell>
          <table:table-cell office:value-type="float" office:value="3" table:style-name="ce1">
            <text:p>3</text:p>
          </table:table-cell>
          <table:table-cell table:number-columns-repeated="16382" table:style-name="ce1"/>
        </table:table-row>
        <table:table-row table:style-name="ro3">
          <table:table-cell office:value-type="string" table:style-name="ce21">
            <text:p>Запор</text:p>
          </table:table-cell>
          <table:table-cell office:value-type="float" office:value="3" table:style-name="ce1">
            <text:p>3</text:p>
          </table:table-cell>
          <table:table-cell office:value-type="string" table:style-name="ce1">
            <text:p>типа от сильного давления в жопе могут лопаться сосудики, выливаться сперма наружу и т. п.</text:p>
          </table:table-cell>
          <table:table-cell table:number-columns-repeated="16381"/>
        </table:table-row>
        <table:table-row table:style-name="ro3">
          <table:table-cell office:value-type="string" table:style-name="ce21">
            <text:p>Женский пол / гормон</text:p>
          </table:table-cell>
          <table:table-cell office:value-type="float" office:value="3" table:style-name="ce1">
            <text:p>3</text:p>
          </table:table-cell>
          <table:table-cell table:number-columns-repeated="16382" table:style-name="ce1"/>
        </table:table-row>
        <table:table-row table:style-name="ro3">
          <table:table-cell office:value-type="string" table:style-name="ce21">
            <text:p>Нехватка жидкости</text:p>
          </table:table-cell>
          <table:table-cell office:value-type="float" office:value="2" table:style-name="ce1">
            <text:p>2</text:p>
          </table:table-cell>
          <table:table-cell office:value-type="string" table:style-name="ce1">
            <text:p>в пустыне когда живешь и пьешь стакан воды в сутки… образовываются камни в почках</text:p>
          </table:table-cell>
          <table:table-cell table:number-columns-repeated="16381"/>
        </table:table-row>
        <table:table-row table:style-name="ro3">
          <table:table-cell office:value-type="string" table:style-name="ce21">
            <text:p>Слишком высокая или слишком низкая температура тела (гипертермия, гипотермия)</text:p>
          </table:table-cell>
          <table:table-cell office:value-type="float" office:value="2" table:style-name="ce1">
            <text:p>2</text:p>
          </table:table-cell>
          <table:table-cell table:number-columns-repeated="16382" table:style-name="ce1"/>
        </table:table-row>
        <table:table-row table:style-name="ro3">
          <table:table-cell office:value-type="string" table:style-name="ce21">
            <text:p>Недоношенность</text:p>
          </table:table-cell>
          <table:table-cell office:value-type="float" office:value="2" table:style-name="ce1">
            <text:p>2</text:p>
          </table:table-cell>
          <table:table-cell table:number-columns-repeated="16382" table:style-name="ce1"/>
        </table:table-row>
        <table:table-row table:style-name="ro3">
          <table:table-cell office:value-type="string" table:style-name="ce21">
            <text:p>Окружающая внешняя среда</text:p>
          </table:table-cell>
          <table:table-cell office:value-type="float" office:value="2" table:style-name="ce1">
            <text:p>2</text:p>
          </table:table-cell>
          <table:table-cell table:number-columns-repeated="16382" table:style-name="ce1"/>
        </table:table-row>
        <table:table-row table:style-name="ro3">
          <table:table-cell office:value-type="string" table:style-name="ce21">
            <text:p>Приступ эпилепсии</text:p>
          </table:table-cell>
          <table:table-cell office:value-type="float" office:value="2" table:style-name="ce1">
            <text:p>2</text:p>
          </table:table-cell>
          <table:table-cell office:value-type="string" table:style-name="ce1">
            <text:p>эпилепсия вообще вызывает много кипиша в органах.</text:p>
          </table:table-cell>
          <table:table-cell table:number-columns-repeated="16381"/>
        </table:table-row>
        <table:table-row table:style-name="ro3">
          <table:table-cell office:value-type="string" table:style-name="ce21">
            <text:p>Переизбыток воды в организме</text:p>
          </table:table-cell>
          <table:table-cell office:value-type="float" office:value="2" table:style-name="ce1">
            <text:p>2</text:p>
          </table:table-cell>
          <table:table-cell table:number-columns-repeated="16382" table:style-name="ce1"/>
        </table:table-row>
        <table:table-row table:style-name="ro3">
          <table:table-cell office:value-type="string" table:style-name="ce21">
            <text:p>Ранние беременность и роды (до 17 лет)</text:p>
          </table:table-cell>
          <table:table-cell office:value-type="float" office:value="2" table:style-name="ce1">
            <text:p>2</text:p>
          </table:table-cell>
          <table:table-cell office:value-type="string" table:style-name="ce1">
            <text:p>вызывают риск дисплазии</text:p>
          </table:table-cell>
          <table:table-cell table:number-columns-repeated="16381"/>
        </table:table-row>
        <table:table-row table:style-name="ro3">
          <table:table-cell office:value-type="string" table:style-name="ce21">
            <text:p>Менструации</text:p>
          </table:table-cell>
          <table:table-cell office:value-type="float" office:value="2" table:style-name="ce1">
            <text:p>2</text:p>
          </table:table-cell>
          <table:table-cell table:number-columns-repeated="16382" table:style-name="ce1"/>
        </table:table-row>
        <table:table-row table:style-name="ro3">
          <table:table-cell office:value-type="string" table:style-name="ce21">
            <text:p>Половое созревание (пубертат)</text:p>
          </table:table-cell>
          <table:table-cell office:value-type="float" office:value="2" table:style-name="ce1">
            <text:p>2</text:p>
          </table:table-cell>
          <table:table-cell table:number-columns-repeated="16382" table:style-name="ce1"/>
        </table:table-row>
        <table:table-row table:style-name="ro3">
          <table:table-cell office:value-type="string" table:style-name="ce21">
            <text:p>Овуляция</text:p>
          </table:table-cell>
          <table:table-cell office:value-type="float" office:value="2" table:style-name="ce1">
            <text:p>2</text:p>
          </table:table-cell>
          <table:table-cell table:number-columns-repeated="16382" table:style-name="ce1"/>
        </table:table-row>
        <table:table-row table:style-name="ro2">
          <table:table-cell office:value-type="string" table:style-name="ce23">
            <text:p>Нарушения гормональной секреции</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Солнце (облучение солнечными лучами и ультрафиолетом чрезмерное)</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Спорт</text:p>
          </table:table-cell>
          <table:table-cell office:value-type="float" office:value="1" table:style-name="ce1">
            <text:p>1</text:p>
          </table:table-cell>
          <table:table-cell office:value-type="string" table:style-name="ce1">
            <text:p>велоспорт, езда на велосипеде — постоянные толчки в пах, давления на пах, перекрывает сосуды, нервы и т. п.</text:p>
          </table:table-cell>
          <table:table-cell table:number-columns-repeated="16381"/>
        </table:table-row>
        <table:table-row table:style-name="ro3">
          <table:table-cell office:value-type="string" table:style-name="ce21">
            <text:p>Половое воздержание</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Быстрое / сильное похудение</text:p>
          </table:table-cell>
          <table:table-cell office:value-type="float" office:value="1" table:style-name="ce1">
            <text:p>1</text:p>
          </table:table-cell>
          <table:table-cell office:value-type="string" table:style-name="ce1">
            <text:p>голодание, диеты и так далее.</text:p>
          </table:table-cell>
          <table:table-cell table:number-columns-repeated="16381"/>
        </table:table-row>
        <table:table-row table:style-name="ro3">
          <table:table-cell office:value-type="string" table:style-name="ce21">
            <text:p>Тяжелые истощающие болезни (или даже простые болезни но идущие одна за другой — тоже истощают)</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Множественные роды (наличие более 1го ребёнка)</text:p>
          </table:table-cell>
          <table:table-cell office:value-type="float" office:value="1" table:style-name="ce1">
            <text:p>1</text:p>
          </table:table-cell>
          <table:table-cell office:value-type="string" table:style-name="ce1">
            <text:p>риск дисплазии. Или неоплазии. Какой-то там *зии короче.</text:p>
          </table:table-cell>
          <table:table-cell table:number-columns-repeated="16381"/>
        </table:table-row>
        <table:table-row table:style-name="ro3">
          <table:table-cell office:value-type="string" table:style-name="ce21">
            <text:p>Апоптаз (естественный распад клеток)</text:p>
          </table:table-cell>
          <table:table-cell office:value-type="float" office:value="1" table:style-name="ce1">
            <text:p>1</text:p>
          </table:table-cell>
          <table:table-cell office:value-type="string" table:style-name="ce1">
            <text:p>может перерождаться в кисту.</text:p>
          </table:table-cell>
          <table:table-cell table:number-columns-repeated="16381"/>
        </table:table-row>
        <table:table-row table:style-name="ro3">
          <table:table-cell office:value-type="string" table:style-name="ce21">
            <text:p>Отсутствие беременности в репродуктивном возрасте.</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Обезвоживание</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Низкий социально экономический статус и бедность</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Резкая перемена климата</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Слишком частая / избыточная гигиена</text:p>
          </table:table-cell>
          <table:table-cell office:value-type="float" office:value="1" table:style-name="ce1">
            <text:p>1</text:p>
          </table:table-cell>
          <table:table-cell office:value-type="string" table:style-name="ce19">
            <text:p>если часто мыть пизду с мылом и мочалкой — там травмируются ткани и сростаются. Неправильную гигиену я пишу сразу в «бактерии»</text:p>
          </table:table-cell>
          <table:table-cell table:number-columns-repeated="16381"/>
        </table:table-row>
        <table:table-row table:style-name="ro3">
          <table:table-cell office:value-type="string" table:style-name="ce21">
            <text:p>Гипервитаминоз</text:p>
          </table:table-cell>
          <table:table-cell office:value-type="float" office:value="1" table:style-name="ce1">
            <text:p>1</text:p>
          </table:table-cell>
          <table:table-cell office:value-type="string" table:style-name="ce1">
            <text:p>избыток витамина Д</text:p>
          </table:table-cell>
          <table:table-cell table:number-columns-repeated="16381"/>
        </table:table-row>
        <table:table-row table:number-rows-repeated="5" table:style-name="ro3">
          <table:table-cell table:style-name="ce21"/>
          <table:table-cell table:number-columns-repeated="16383" table:style-name="ce1"/>
        </table:table-row>
        <table:table-row table:number-rows-repeated="32" table:style-name="ro3">
          <table:table-cell table:style-name="ce21"/>
          <table:table-cell table:number-columns-repeated="16383"/>
        </table:table-row>
        <table:table-row table:style-name="ro2">
          <table:table-cell table:style-name="ce23"/>
          <table:table-cell table:number-columns-repeated="16383"/>
        </table:table-row>
        <table:table-row table:number-rows-repeated="534" table:style-name="ro3">
          <table:table-cell table:style-name="ce21"/>
          <table:table-cell table:number-columns-repeated="16383"/>
        </table:table-row>
        <table:table-row table:number-rows-repeated="1047929" table:style-name="ro3">
          <table:table-cell table:number-columns-repeated="16384"/>
        </table:table-row>
      </table:table>
      <table:table table:name="Нервная" table:style-name="ta1">
        <table:table-column table:style-name="co16" table:default-cell-style-name="ce1"/>
        <table:table-column table:style-name="co5" table:number-columns-repeated="4" table:default-cell-style-name="ce1"/>
        <table:table-column table:style-name="co2" table:number-columns-repeated="16379" table:default-cell-style-name="ce1"/>
        <table:table-row table:style-name="ro2">
          <table:table-cell office:value-type="string" table:style-name="ce18">
            <text:p>Название причины</text:p>
          </table:table-cell>
          <table:table-cell office:value-type="string" table:style-name="ce18">
            <office:annotation draw:style-name="a46" svg:x="5.63541666666667in" svg:y="0in" svg:width="1.13541666666667in" svg:height="0.708333333333333in">
              <dc:creator/>
              <text:p><text:span text:style-name="T5">Сколько раз<text:s/></text:span><text:span text:style-name="T5">она всплыла</text:span></text:p>
            </office:annotation>
            <text:p>Количество</text:p>
          </table:table-cell>
          <table:table-cell office:value-type="string" table:style-name="ce18">
            <text:p>Мысли</text:p>
          </table:table-cell>
          <table:table-cell office:value-type="string" table:style-name="ce1">
            <text:p>тут всё</text:p>
          </table:table-cell>
          <table:table-cell office:value-type="string" table:style-name="ce1">
            <text:p><text:a xlink:href="https://ru.wikipedia.org/wiki/Категория:Заболевания_нервной_системы">https://ru.wikipedia.org/wiki/%D0%9A%D0%B0%D1%82%D0%B5%D0%B3%D0%BE%D1%80%D0%B8%D1%8F:%D0%97%D0%B0%D0%B1%D0%BE%D0%BB%D0%B5%D0%B2%D0%B0%D0%BD%D0%B8%D1%8F_%D0%BD%D0%B5%D1%80%D0%B2%D0%BD%D0%BE%D0%B9_%D1%81%D0%B8%D1%81%D1%82%D0%B5%D0%BC%D1%8B</text:a></text:p>
          </table:table-cell>
          <table:table-cell table:number-columns-repeated="16379"/>
        </table:table-row>
        <table:table-row table:style-name="ro2">
          <table:table-cell office:value-type="string" table:style-name="ce23">
            <text:p>Болезни других систем (в т.ч. наследственные, в т.ч. хронические и системные)</text:p>
          </table:table-cell>
          <table:table-cell office:value-type="float" office:value="245" table:style-name="ce1">
            <text:p>245</text:p>
          </table:table-cell>
          <table:table-cell office:value-type="string" table:style-name="ce1">
            <text:p>болезни почек, печени, крови, ЖКТ, анемия, половой системы, синдром Эйди, Аргайла, Робертсона, Хомера, Марфана и т. п. — я их не гуглил просто добавил по одному баллу. Я сюда даже инсульт и тромбы записал потому что это сосуды, хоть и в мозгу. <text:s/>Плюс блин есть инфекции которые могут быть где-то вне нервной системы, но влиять на нервную систему (инфекция губы может вызвать у нервов желание выделять слюну, я хз это в инфекции или куда, всё связано). Защемления нервов (то костями то суставами то в результате набухания, смещения позвонков, абсцессов, гематом, кисты или ещё чего либо) бля ну куда сдавливание писать. Я не знаю. Запишу отдельно. Я уже даже далеко не все плюсую. Ставлю 3 штуки и поехали дальше. Потому что иначе надо вчитываться какая из этих длинных болезней к какой системе относится. В т.ч. несинхронность роста — когда мозг растёт быстрее черепа или череп быстрее мозга. Эмболия.</text:p>
          </table:table-cell>
          <table:table-cell table:number-columns-repeated="16381" table:style-name="ce1"/>
        </table:table-row>
        <table:table-row table:style-name="ro2">
          <table:table-cell office:value-type="string" table:style-name="ce23">
            <text:p>Другие болезни нервной системы (в т.ч. в прошлом или хронические или запущенные, т. е. Те которые переросли в эту)</text:p>
          </table:table-cell>
          <table:table-cell office:value-type="float" office:value="127" table:style-name="ce1">
            <text:p>127</text:p>
          </table:table-cell>
          <table:table-cell office:value-type="string" table:style-name="ce1">
            <text:p>В т.ч. мигрень, эпилепсия, проблемы с периферийной могут дать эффект на глазные нервы например. Всё связано. Всевозможные параличи, паркинсон, я хз всё на кучу, я уже не понимаю <text:s/>ничего блин нервы по всюду трудно их отделить. Терпеть не могу когда список делают через запятую, на английском, и сука не понятно где заканчивается одно слово и начинается следующее. Я не хочу это делать и уже от фонаря ставлю цифры. Я хочу просто перестать это делать. Сижу блядь смотрю на заик на ютюбе вместо того чтоб работать. И всё сука список ссылками. И кликай блядь ищи. Единственное как я юзал мозги — это избавляться от вещей которые «нот май проблем», а теперь я их всё равно решаю. Я не знаю чувак. Стоит ли это всё учить. Врачом я всё равно не буду. А не перекидываю на других потому что эти другие прибегают ко мне блядь потом с другой и третьей проблемой (просто быстрее ко мне бегают), или же сука спрашивают «а почему так, а ты уверен, а давай я буду делать как ты говоришь, а я правильно делаю?» типа блядь. Отьебись старая дура. Знаешь. Вот. Многие из «других болезней» - это редкие нейроболезни которые знаешь одна фотка ребёнка в африке и всё. Генетические и т. п. Но всё равно другие. Которые разьедают всю систему а не только какой-то её аспект. Я тут читаю причины эпилепсии… чтоб знать какие у меня группы риска… и ………… короче я хрустальный. т. е. Никаких вирусов, переохлаждений, травм и т. д. И ты знаешь… У меня синдром Гешвида….. Потому что это как раз случай когда эпилептик разговаривает с собой, лезет в религию, записывает всё дотошно в дневники, параною, гиПОсексуальность, и ….. блин вот бы увидеть свою ЭЭГ. Я штук 20 плюсанул чисто связанных с эпилепсией. А может и 30. мол эпилепсия — первопричина, и от неё куча последствий (подвидов, форм и т. д.). Лунатизм и т. д. Много чего по эпилепсии происходит. Может быть приступ паранои и после человек засыпает и ничего не помнит. Бывает что припадки идут один за другим с перерывом до 30 минут…</text:p>
          </table:table-cell>
          <table:table-cell table:number-columns-repeated="16381" table:style-name="ce1"/>
        </table:table-row>
        <table:table-row table:style-name="ro3">
          <table:table-cell office:value-type="string" table:style-name="ce21">
            <text:p>Бактерии, Инфекции, Гонорея, Хламидия, Грибки, Аспергеллы, Палочки, Сальмонеллы, Фасциолы, Токсоплазма, Криптоспора, Шигеллы, Легионеллы, Криптопсидии, Лептоспиры, Микоплазмы, Амёбы, Кампилобактерии, Холера, Ботулизм, Ларингит, Фарингит, Полипы / Папиломы попавшие внутрь (в ЖКТ), особенно Helicobacter Pylori и HCMV (все бактерии — паразитны), Другие Паразиты (разного рода микрохрени которые попадают в организм и питаются им и его едой) (как разовые так и хронические, в т.ч. в прошлом) — напомню многие из этих хреней — особенно желудочные вирусы — заразны. Воспаления я сюда же отнёс. Глисты.</text:p>
          </table:table-cell>
          <table:table-cell office:value-type="float" office:value="101" table:style-name="ce1">
            <text:p>101</text:p>
          </table:table-cell>
          <table:table-cell office:value-type="string" table:style-name="ce1">
            <text:p>глаукома сюда же, менингит, БОТУЛИЗМ (нейротоксин порождённый бактериями). От ботулизма бережёт только термическая обработка еды (в частносит домашних консерв — все эти огурцы из кладовки надо кипятить перед сьеданием, я реально мог отравиться тем дерьмом с того подвала в Хмельницком, как вспомню как ел прошлогодний жир. т. е. Проблема была что я даже не нюхал. Типа вроде варенье, у мамы вроде всегда свежее, значит и тут нормальное, но надо было понюхать потому что ситуациии бывают разные). И вообще не надо было работать на «левых». Но это уже тема другого дня. Политическую сеть делал. Гранты распилили а тебе адли крошки. То как ты гооврил. Токсоплазмоз. Бешенство. Глистов сюда же плюсую..</text:p>
          </table:table-cell>
          <table:table-cell table:number-columns-repeated="16381" table:style-name="ce1"/>
        </table:table-row>
        <table:table-row table:style-name="ro3">
          <table:table-cell office:value-type="string" table:style-name="ce21">
            <text:p>Наследственные генетические и врожденные болезни нервной системы и предрасположенности</text:p>
          </table:table-cell>
          <table:table-cell office:value-type="float" office:value="91" table:style-name="ce1">
            <text:p>91</text:p>
          </table:table-cell>
          <table:table-cell office:value-type="string" table:style-name="ce1">
            <text:p>У 5% людей в младенчестве бывают порывы задержать дыхание… которые часто путают с эпилепсией… генетическое отложение железа в мозгу… вроде генетическое. А вроде и обмен веществ. Плюсую сюда. Много вообще наследственных болезней мозга. С кучей названий. Я все не запоминаю. Ряд не-нервных болезней у новорождённых могут затормозить развитие мозга (меконий лёгкого и т. п.). т. е. Это «болезни дургих систем, но при рождении»</text:p>
          </table:table-cell>
          <table:table-cell table:number-columns-repeated="16381" table:style-name="ce1"/>
        </table:table-row>
        <table:table-row table:style-name="ro3">
          <table:table-cell office:value-type="string" table:style-name="ce21">
            <text:p>Туберкулёз, Стрептококи, Стафилококи, Токсоплазмы, Корь, Микрококки, Гепатит (A, B, C, D, E, F, G, H, I, J, TTV, SEN), Ящур, Шистоматоз, Малярия, Сонная Болезнь, Пегивирус А, Герпес, Краснуха, Гингивит, Спирохеты, Сифилис, Эпштейн-Барр, ОРЗ, Варицелла-Зольцстер, ВИЧ СПИД, Свинка, Цитомегаловирус, Шистосомоз, Энцефаломиелит, Лейшманиоз, Коксаки, Дифтирия, Ветрянка, Распираторные инфекции, Анаеробные бактерии, Мальборг-Эбола, Коронавирус, Грипп, Филовирус, Флавовирус, Аденовирус, Болезнь Шагаса, Болезнь Уипла (Whipple), Пикорнавирус, Актиномикоз, <text:s/>Цитомегаловирусная инфекция, Болезнь кошачьих царапин. Covid — вирусы (common varial immunodifficiency) и другие системные вирусные инфекции. Прионная болезнь (прионы это такие вирусы без какой-то там рыбосомы или кислоты, не знаю) болезнь Лайма, клещевой энцефалит, Арахнодит какой-то, Менингокок, Менингоэнцефалит, Столбняк</text:p>
          </table:table-cell>
          <table:table-cell office:value-type="float" office:value="76" table:style-name="ce1">
            <text:p>76</text:p>
          </table:table-cell>
          <table:table-cell office:value-type="string" table:style-name="ce1">
            <text:p>в т.ч. у родителей во время вынашивания плода. Энцефалит. Прионы могут развиваться медленно (по чучуть разьедая мозги, прионная болезнь не обязательно быстро протекающая) некоторые вирусы могут поражать ЦНС без воспаления (эпштейн-бар например)</text:p>
          </table:table-cell>
          <table:table-cell table:number-columns-repeated="16381" table:style-name="ce1"/>
        </table:table-row>
        <table:table-row table:style-name="ro2">
          <table:table-cell office:value-type="string" table:style-name="ce23">
            <text:p>Повреждения и травмы (механические, инородные тела, термические ожоги, баротравмы) — в т.ч. в прошлом, В Т.Ч. ИЗ-ЗА НИЗКОЙ КВАЛИФИКАЦИИ ВРАЧА.</text:p>
          </table:table-cell>
          <table:table-cell office:value-type="float" office:value="60" table:style-name="ce1">
            <text:p>60</text:p>
          </table:table-cell>
          <table:table-cell office:value-type="string" table:style-name="ce1">
            <text:p>травмы головы пока в основном встречаются. Травмы головы — особенно у ребёнка за первых пару лет жизни. Травмы мозга (не головы а мозга) сотрясения. Контузия. В т.ч. постоянные травмы головы (как у боксёров). Могут быть в следствии спорта, домашней драки и т. п. Травмы и рубцы на нервах позже в жизни могут превратиться в рак… кошмар</text:p>
          </table:table-cell>
          <table:table-cell table:number-columns-repeated="16381" table:style-name="ce1"/>
        </table:table-row>
        <table:table-row table:style-name="ro3">
          <table:table-cell office:value-type="string" table:style-name="ce21">
            <text:p>Рак (злокачественные новообразования и опухоли)</text:p>
          </table:table-cell>
          <table:table-cell office:value-type="float" office:value="45" table:style-name="ce1">
            <text:p>45</text:p>
          </table:table-cell>
          <table:table-cell office:value-type="string" table:style-name="ce1">
            <text:p>часто пишут «опухоли» - и я плюсую рак и доброкачественные — так как они не пишут какая именно. Всё что рак — в основном причина неизвестна. т. е. Причины разные но они лишь триггеры. Это не причинно следственная связь а организм просто сдался.</text:p>
          </table:table-cell>
          <table:table-cell table:number-columns-repeated="16381" table:style-name="ce1"/>
        </table:table-row>
        <table:table-row table:style-name="ro3">
          <table:table-cell office:value-type="string" table:style-name="ce21">
            <text:p>Лекарства (в т.ч. длительный приём, побочные эффекты, передозировки)</text:p>
          </table:table-cell>
          <table:table-cell office:value-type="float" office:value="43" table:style-name="ce1">
            <text:p>43</text:p>
          </table:table-cell>
          <table:table-cell office:value-type="string" table:style-name="ce1">
            <text:p>в т.ч. против эпилепсии, литий, бензодиазипан какой-то. От аспирина у некоторых людей (редко но ужасно) происходит отёк мозга и печени (и их отказ следовательно если в течении там пары минут не оказать помощь). Это передозировка аспирином также может вызвать. Вакцины разного рода. Антикоагулянты. Лекарства меняющие метаболизм. В т.ч. <text:s/>когда человек развивает невосприятие какого-то лекарства от эпилепсии (мол перестало помогать)</text:p>
          </table:table-cell>
          <table:table-cell table:number-columns-repeated="16381" table:style-name="ce1"/>
        </table:table-row>
        <table:table-row table:style-name="ro3">
          <table:table-cell office:value-type="string" table:style-name="ce21">
            <text:p>Химические раздражители попавшие внутрь, токсины, в т.ч. хронические отравления</text:p>
          </table:table-cell>
          <table:table-cell office:value-type="float" office:value="38" table:style-name="ce1">
            <text:p>38</text:p>
          </table:table-cell>
          <table:table-cell office:value-type="string" table:style-name="ce1">
            <text:p>соединения ртути, свинец, медь, органофосфаты, метанол, мышьяк, алюминий, пестициды, химикаты с производства резины</text:p>
          </table:table-cell>
          <table:table-cell table:number-columns-repeated="16381" table:style-name="ce1"/>
        </table:table-row>
        <table:table-row table:style-name="ro3">
          <table:table-cell office:value-type="string" table:style-name="ce21">
            <text:p>Нейрогенные и психологические факторы (стрессы, тревога, нервно-психическое перенапряжение, нервные расстройства, психотравмы, депрессия, анорексия, истерия, неврозы, булимия <text:s/>- всё это в т.ч. хронические острая боль при тяжелых травмах, ожогах, травматические шоки, эмоциональная нестабильность, обсессивно-компульсивные или пассивно-агрессивные расстройства, перегрузки, аффектные состояния, деменция и т. п. - в следствии работы, смерти членов семьи, чмырения, изнасилований). Я сюда кинул даже «лунатиков». Паркинсон. Вред некоторым частям мозга. Умственные нарушения. Страх перед публикой (от него человек может обписяться, потерять эрекцию и т. п.) Недостаточный сон. Нарушенный режим работы и отдыха. Переутомление. Недосыпание. Психические расстройства (вагинизм, отвращение от секса, тревоги, психозы, мастурбация когда возбуждения нет и т. п.) боль, разочарование, усталость, напряжение, испуг) Умственное перенапряжение. НЕХВАТКА СНА.</text:p>
          </table:table-cell>
          <table:table-cell office:value-type="float" office:value="32" table:style-name="ce1">
            <text:p>32</text:p>
          </table:table-cell>
          <table:table-cell office:value-type="string" table:style-name="ce1">
            <text:p>Испуг (особенно в детстве, и сильный) может вызвать пожизненное заикание, которое по сути является судорогой в зоне Брока. Я в риск факторе. Постоянно учусь. Постоянно бросают. Постоянно гуглю. Стрессов полно.</text:p>
          </table:table-cell>
          <table:table-cell table:number-columns-repeated="16381" table:style-name="ce1"/>
        </table:table-row>
        <table:table-row table:style-name="ro3">
          <table:table-cell office:value-type="string" table:style-name="ce21">
            <text:p>Причина неизвестна (идиопатический, нетипичный и т. п. - либо причины на википедии не указаны)</text:p>
          </table:table-cell>
          <table:table-cell office:value-type="float" office:value="29" table:style-name="ce1">
            <text:p>29</text:p>
          </table:table-cell>
          <table:table-cell office:value-type="string" table:style-name="ce1">
            <text:p>кое какие вещи в основном причины не известны, только гипотезы (неспособность писать буквы например, причины не указаны, просто что такая болезнь есть). Сюда я также плюсую пару болезней которые вообще-то и не везде болезнями считают… есть и такое. Один выдвигает теорию а другие к ней относятся со скептицизмом. Там где «теории, а точно неизвестно» я плюсую сюда. В идиопатические. Задрало читать их теории. Меня факты интересуют. Вообще это громко звучит конечно - «собрал все причины с википедии». Но есть же целые книги по медицине. Как энциклопедия. Где в алфавитном порядке названия всех болезней и причины. И эти энциклопедии это блин пятитомники по 1000 страниц каждый. То что я тут делаю это до жопы. Так. Общая картина. То и дело всплывают болезни которых нету в изначальном списке болезней той или иной системы.</text:p>
          </table:table-cell>
          <table:table-cell table:number-columns-repeated="16381" table:style-name="ce1"/>
        </table:table-row>
        <table:table-row table:style-name="ro2">
          <table:table-cell office:value-type="string" table:style-name="ce23">
            <text:p>Аутоимунные (волчанка, саркоидоз, артрит, сепсис, болезнь Крона, Coeliac / Celliac (целиакия), Sjögren syndrome, склеродерма, отторжения какого-то органа при пересадке и т. п., и более точечные)</text:p>
          </table:table-cell>
          <table:table-cell office:value-type="float" office:value="26" table:style-name="ce1">
            <text:p>26</text:p>
          </table:table-cell>
          <table:table-cell office:value-type="string" table:style-name="ce1">
            <text:p>я не знаю аутоимунные затрагивающие мозг — сюда или в мозг?. Такое впечатление что они всё подряд пишут. Чуть что сразу нервы.</text:p>
          </table:table-cell>
          <table:table-cell table:number-columns-repeated="16381" table:style-name="ce1"/>
        </table:table-row>
        <table:table-row table:style-name="ro3">
          <table:table-cell office:value-type="string" table:style-name="ce21">
            <text:p>Сдавливание нерва</text:p>
          </table:table-cell>
          <table:table-cell office:value-type="float" office:value="22" table:style-name="ce1">
            <text:p>22</text:p>
          </table:table-cell>
          <table:table-cell office:value-type="string" table:style-name="ce1">
            <text:p>будь то кистой, костями, аневризмой, гематомой, суставом или ещё чем-то. Плюсовал-плюсовал в «болезни других систем» но сука не могу. Оно часто встречается как первопричина. Мол какие бы ни были причины сдавливания — боли вызывает только сдавливание.</text:p>
          </table:table-cell>
          <table:table-cell table:number-columns-repeated="16381" table:style-name="ce1"/>
        </table:table-row>
        <table:table-row table:style-name="ro2">
          <table:table-cell office:value-type="string" table:style-name="ce23">
            <text:p>Нарушения Обмена Веществ (метаболизма) — в т.ч. врожденные (метаболическая миопатия и т. п.)</text:p>
          </table:table-cell>
          <table:table-cell office:value-type="float" office:value="19" table:style-name="ce1">
            <text:p>19</text:p>
          </table:table-cell>
          <table:table-cell office:value-type="string" table:style-name="ce1">
            <text:p>всякие «гипо-то то», «гипер-то то». На мозг существенно влияют малейшие нарушения в микроэлементах. т. е. Там какие-то проблемы с натрием или калием могут вызвать в этих тонких нейронах кучу всего. Что-то там с серотонином.</text:p>
          </table:table-cell>
          <table:table-cell table:number-columns-repeated="16381" table:style-name="ce1"/>
        </table:table-row>
        <table:table-row table:style-name="ro3">
          <table:table-cell office:value-type="string" table:style-name="ce21">
            <text:p>Алкоголь (этанол) — в т.ч. постоянный и длительный</text:p>
          </table:table-cell>
          <table:table-cell office:value-type="float" office:value="19" table:style-name="ce1">
            <text:p>19</text:p>
          </table:table-cell>
          <table:table-cell office:value-type="string" table:style-name="ce1">
            <text:p>в т.ч. отказы других систем которые он вызывает, или например плохую диету которую обычно имеют алкоголики. В т.ч. белая горячка во время выведения алкоголя из организма.</text:p>
          </table:table-cell>
          <table:table-cell table:number-columns-repeated="16381" table:style-name="ce1"/>
        </table:table-row>
        <table:table-row table:style-name="ro3">
          <table:table-cell office:value-type="string" table:style-name="ce21">
            <text:p>Недостаток веществ (витаминов и т. п.)</text:p>
          </table:table-cell>
          <table:table-cell office:value-type="float" office:value="18" table:style-name="ce1">
            <text:p>18</text:p>
          </table:table-cell>
          <table:table-cell office:value-type="string" table:style-name="ce1">
            <text:p>я это вроде всё пихал в «плохая диета» но пусть тут будет отдельно пока. Пока что в основном витамины группы В (В1, В3, В6, В12). Иногда нехватка витаминов бывает из-за генетической неспособности усваивать, так что я пока дублирую это в наследственных тоже. Хотя хз надо или нет. Магния. Rfkbq/</text:p>
          </table:table-cell>
          <table:table-cell table:number-columns-repeated="16381"/>
        </table:table-row>
        <table:table-row table:style-name="ro3">
          <table:table-cell office:value-type="string" table:style-name="ce21">
            <text:p>Доброкачественные опухоли в организме (аденомы, не рак)</text:p>
          </table:table-cell>
          <table:table-cell office:value-type="float" office:value="17" table:style-name="ce1">
            <text:p>17</text:p>
          </table:table-cell>
          <table:table-cell office:value-type="string" table:style-name="ce1">
            <text:p>опухоли, жировики, ганглии (жидкостные кисты), аневризмы (вздутый сосуд)</text:p>
          </table:table-cell>
          <table:table-cell table:number-columns-repeated="16381"/>
        </table:table-row>
        <table:table-row table:style-name="ro2">
          <table:table-cell office:value-type="string" table:style-name="ce23">
            <text:p>Диабет (особенно длительный — 10+ лет)</text:p>
          </table:table-cell>
          <table:table-cell office:value-type="float" office:value="16" table:style-name="ce1">
            <text:p>16</text:p>
          </table:table-cell>
          <table:table-cell office:value-type="string" table:style-name="ce1">
            <text:p>есть даже болячки которые вызываются ТОЛЬКО диабетом.</text:p>
          </table:table-cell>
          <table:table-cell table:number-columns-repeated="16381"/>
        </table:table-row>
        <table:table-row table:style-name="ro3">
          <table:table-cell office:value-type="string" table:style-name="ce21">
            <text:p>Осложнения при беременности и родах для ребёнка (не для матери)</text:p>
          </table:table-cell>
          <table:table-cell office:value-type="float" office:value="14" table:style-name="ce1">
            <text:p>14</text:p>
          </table:table-cell>
          <table:table-cell office:value-type="string" table:style-name="ce1">
            <text:p>мол плод может задыхаться, может быть травма какая-то нанесена давлением или щипцами и т. п. Проблемы с плацентой (отслоение и т. п.). низкий вес. Необходимость вытаскивать. Кесарево. Асфиксия. Судороги с рождения.низкий уровень сахара. Пздец. Йопт у меня по ДЦП было сразу 3 фактора раиска (недоношенность + плацента + кесарево). Пиздец. Я мог реально родиться идиотом. Мне надо праздновать каждый день когда я умный. Если в утробе более одного ребёнка (напр. Есть близнец) и один из детей умер в утробе, то второй может получить повреждения нервной системы через заражённую кровь.</text:p>
          </table:table-cell>
          <table:table-cell table:number-columns-repeated="16381"/>
        </table:table-row>
        <table:table-row table:style-name="ro3">
          <table:table-cell office:value-type="string" table:style-name="ce21">
            <text:p>Наркотики (Кокаин, Амфетамин, Метамфитамин, Каннабис, Героин, Метамфитамин, Марихуана, Кетамин, Экстази, PCP, декстрометорфан и прочие NMDA receptor antagonists)</text:p>
          </table:table-cell>
          <table:table-cell office:value-type="float" office:value="13" table:style-name="ce1">
            <text:p>13</text:p>
          </table:table-cell>
          <table:table-cell office:value-type="string" table:style-name="ce1">
            <text:p>нейролептики</text:p>
          </table:table-cell>
          <table:table-cell table:number-columns-repeated="16381"/>
        </table:table-row>
        <table:table-row table:style-name="ro3">
          <table:table-cell office:value-type="string" table:style-name="ce21">
            <text:p>Пожилой возраст (50+)</text:p>
          </table:table-cell>
          <table:table-cell office:value-type="float" office:value="10" table:style-name="ce1">
            <text:p>10</text:p>
          </table:table-cell>
          <table:table-cell office:value-type="string" table:style-name="ce1">
            <text:p>альцгеймер и т. п.</text:p>
          </table:table-cell>
          <table:table-cell table:number-columns-repeated="16381"/>
        </table:table-row>
        <table:table-row table:style-name="ro3">
          <table:table-cell office:value-type="string" table:style-name="ce21">
            <text:p>Недостаток кислорода (гипоксия, асфиксия)</text:p>
          </table:table-cell>
          <table:table-cell office:value-type="float" office:value="10" table:style-name="ce1">
            <text:p>10</text:p>
          </table:table-cell>
          <table:table-cell office:value-type="string" table:style-name="ce1">
            <text:p>угу. Будь то в следствии утопления, удушения, отравления химикатами, ядами, вирусов и прочего</text:p>
          </table:table-cell>
          <table:table-cell table:number-columns-repeated="16381"/>
        </table:table-row>
        <table:table-row table:style-name="ro2">
          <table:table-cell office:value-type="string" table:style-name="ce23">
            <text:p>Плохая диета / плохое питание (особенно частая и затяжная) — несбалансированная например</text:p>
          </table:table-cell>
          <table:table-cell office:value-type="float" office:value="10" table:style-name="ce1">
            <text:p>10</text:p>
          </table:table-cell>
          <table:table-cell office:value-type="string" table:style-name="ce1">
            <text:p>соль, холестирин, жоские диеты во время принятия лекарств от эпилепсии</text:p>
          </table:table-cell>
          <table:table-cell table:number-columns-repeated="16381"/>
        </table:table-row>
        <table:table-row table:style-name="ro3">
          <table:table-cell office:value-type="string" table:style-name="ce21">
            <text:p>Операция (в т.ч. катеттеры, трубки, спирали от беременности, биопсия, скобление, хистероскопия и т. п.)</text:p>
          </table:table-cell>
          <table:table-cell office:value-type="float" office:value="9" table:style-name="ce1">
            <text:p>9</text:p>
          </table:table-cell>
          <table:table-cell office:value-type="string" table:style-name="ce1">
            <text:p>в т.ч. операция нанерве О_о</text:p>
          </table:table-cell>
          <table:table-cell table:number-columns-repeated="16381"/>
        </table:table-row>
        <table:table-row table:style-name="ro3">
          <table:table-cell office:value-type="string" table:style-name="ce21">
            <text:p>Курение никотина, сигарет, трубок и прочего, жевание табака / бетеля / насвая, пассивное курение (когда дышишь дымом когда кто-то другой курит в комнате)</text:p>
          </table:table-cell>
          <table:table-cell office:value-type="float" office:value="9" table:style-name="ce1">
            <text:p>9</text:p>
          </table:table-cell>
          <table:table-cell table:number-columns-repeated="16382" table:style-name="ce1"/>
        </table:table-row>
        <table:table-row table:style-name="ro3">
          <table:table-cell office:value-type="string" table:style-name="ce21">
            <text:p>Радиация (в т.ч. радиотерапия)</text:p>
          </table:table-cell>
          <table:table-cell office:value-type="float" office:value="8" table:style-name="ce1">
            <text:p>8</text:p>
          </table:table-cell>
          <table:table-cell table:number-columns-repeated="16382" table:style-name="ce1"/>
        </table:table-row>
        <table:table-row table:style-name="ro2">
          <table:table-cell office:value-type="string" table:style-name="ce18">
            <text:p>Психиатрия (кататонические состояния, истерии, неврозы, шизофрения)</text:p>
          </table:table-cell>
          <table:table-cell office:value-type="float" office:value="8" table:style-name="ce18">
            <text:p>8</text:p>
          </table:table-cell>
          <table:table-cell office:value-type="string" table:style-name="ce18">
            <text:p>я хз неврозы сюда плюсовать или в стрессы… типа стресс может быть причиной неврозов. А тут уже невроз как причина других симптомов (дрожи в руках, покалываний и т. п.). некоторые люди могут ощущать мигрени после той или иной еды (не ем огурцы потому что от них у меня мигрень) — хотя это чисто психиатрический триггер, у огурцов нету химикатов мигрени.</text:p>
          </table:table-cell>
          <table:table-cell table:number-columns-repeated="16381"/>
        </table:table-row>
        <table:table-row table:style-name="ro3">
          <table:table-cell office:value-type="string" table:style-name="ce21">
            <text:p>Лекарства, токсины, радиация и химикаты во время беременности влияют на развитие ребёнка</text:p>
          </table:table-cell>
          <table:table-cell office:value-type="float" office:value="7" table:style-name="ce1">
            <text:p>7</text:p>
          </table:table-cell>
          <table:table-cell office:value-type="string" table:style-name="ce1">
            <text:p>короче. ВСЁ что тут написано, только у матери (плохое питание, радиация, лекарства и т. п.). она по сути ест за двоих так что на ребёнка влияет то что употребляет мать.</text:p>
          </table:table-cell>
          <table:table-cell table:number-columns-repeated="16381"/>
        </table:table-row>
        <table:table-row table:style-name="ro3">
          <table:table-cell office:value-type="string" table:style-name="ce21">
            <text:p>Болезни у матери влияют на ребёнка</text:p>
          </table:table-cell>
          <table:table-cell office:value-type="float" office:value="6" table:style-name="ce1">
            <text:p>6</text:p>
          </table:table-cell>
          <table:table-cell office:value-type="string" table:style-name="ce1">
            <text:p>всё что писал в болезнях — краснуха, туберкулёз и т. п.</text:p>
          </table:table-cell>
          <table:table-cell table:number-columns-repeated="16381"/>
        </table:table-row>
        <table:table-row table:style-name="ro3">
          <table:table-cell office:value-type="string" table:style-name="ce21">
            <text:p>Аллергия</text:p>
          </table:table-cell>
          <table:table-cell office:value-type="float" office:value="5" table:style-name="ce1">
            <text:p>5</text:p>
          </table:table-cell>
          <table:table-cell office:value-type="string" table:style-name="ce1">
            <text:p>аллергию на глютен иногда пишут к аутоимунным. Я не знаю. Пока отдельно.</text:p>
          </table:table-cell>
          <table:table-cell table:number-columns-repeated="16381"/>
        </table:table-row>
        <table:table-row table:style-name="ro3">
          <table:table-cell office:value-type="string" table:style-name="ce21">
            <text:p>Беременность (в т.ч. осложнения при ней, в т.ч. многократная)</text:p>
          </table:table-cell>
          <table:table-cell office:value-type="float" office:value="5" table:style-name="ce1">
            <text:p>5</text:p>
          </table:table-cell>
          <table:table-cell office:value-type="string" table:style-name="ce1">
            <text:p>иногда бывает их тошнит постоянно</text:p>
          </table:table-cell>
          <table:table-cell table:number-columns-repeated="16381"/>
        </table:table-row>
        <table:table-row table:style-name="ro3">
          <table:table-cell office:value-type="string" table:style-name="ce21">
            <text:p>Физическое перенапряжение мышц</text:p>
          </table:table-cell>
          <table:table-cell office:value-type="float" office:value="4" table:style-name="ce1">
            <text:p>4</text:p>
          </table:table-cell>
          <table:table-cell office:value-type="string" table:style-name="ce1">
            <text:p>в т.ч. периодичное (напр. Маляр или художник который постоянно руку держит на весу и водит ею, плавцы и т. д.) у них потом мышцы сводит спонтанно.</text:p>
          </table:table-cell>
          <table:table-cell table:number-columns-repeated="16381"/>
        </table:table-row>
        <table:table-row table:style-name="ro3">
          <table:table-cell office:value-type="string" table:style-name="ce21">
            <text:p>Диализ и Трансфузия (очистка и переливание крови)</text:p>
          </table:table-cell>
          <table:table-cell office:value-type="float" office:value="4" table:style-name="ce1">
            <text:p>4</text:p>
          </table:table-cell>
          <table:table-cell office:value-type="string" table:style-name="ce1">
            <text:p>диализ может вымывать витамины (и триггерить последствия нехватки витаминов). Не знаю суммировать или нет. Сюда же ситуация когда у матери и ребёнка разный резус крови и у ребёнка появляются антитела (аутоимунное у плода) которые разьедают мозг.</text:p>
          </table:table-cell>
          <table:table-cell table:number-columns-repeated="16381"/>
        </table:table-row>
        <table:table-row table:style-name="ro3">
          <table:table-cell office:value-type="string" table:style-name="ce21">
            <text:p>Ожирение, полнота, «широкая кость», пикническое телосложение</text:p>
          </table:table-cell>
          <table:table-cell office:value-type="float" office:value="4" table:style-name="ce1">
            <text:p>4</text:p>
          </table:table-cell>
          <table:table-cell table:number-columns-repeated="16382" table:style-name="ce1"/>
        </table:table-row>
        <table:table-row table:style-name="ro3">
          <table:table-cell office:value-type="string" table:style-name="ce21">
            <text:p>Окружающая внешняя среда</text:p>
          </table:table-cell>
          <table:table-cell office:value-type="float" office:value="4" table:style-name="ce1">
            <text:p>4</text:p>
          </table:table-cell>
          <table:table-cell office:value-type="string" table:style-name="ce1">
            <text:p>погода сюда же (хз что это имеют ввиду — атмосферное давление или что. Хз</text:p>
          </table:table-cell>
          <table:table-cell table:number-columns-repeated="16381"/>
        </table:table-row>
        <table:table-row table:style-name="ro3">
          <table:table-cell office:value-type="string" table:style-name="ce21">
            <text:p>Избыток микроэлементов в организме</text:p>
          </table:table-cell>
          <table:table-cell office:value-type="float" office:value="3" table:style-name="ce1">
            <text:p>3</text:p>
          </table:table-cell>
          <table:table-cell office:value-type="string" table:style-name="ce1">
            <text:p>передоз крохмалом может вызвать <text:s/>слюноотделение., кальция, калия….</text:p>
          </table:table-cell>
          <table:table-cell table:number-columns-repeated="16381"/>
        </table:table-row>
        <table:table-row table:style-name="ro3">
          <table:table-cell office:value-type="string" table:style-name="ce21">
            <text:p>Мужской пол / гормон</text:p>
          </table:table-cell>
          <table:table-cell office:value-type="float" office:value="3" table:style-name="ce1">
            <text:p>3</text:p>
          </table:table-cell>
          <table:table-cell table:number-columns-repeated="16382" table:style-name="ce1"/>
        </table:table-row>
        <table:table-row table:style-name="ro3">
          <table:table-cell office:value-type="string" table:style-name="ce21">
            <text:p>Переохлаждение (особенно длительное или хроническое)</text:p>
          </table:table-cell>
          <table:table-cell office:value-type="float" office:value="3" table:style-name="ce1">
            <text:p>3</text:p>
          </table:table-cell>
          <table:table-cell table:number-columns-repeated="16382" table:style-name="ce1"/>
        </table:table-row>
        <table:table-row table:style-name="ro3">
          <table:table-cell office:value-type="string" table:style-name="ce21">
            <text:p>Слишком высокая или слишком низкая температура тела (гипертермия, гипотермия)</text:p>
          </table:table-cell>
          <table:table-cell office:value-type="float" office:value="3" table:style-name="ce1">
            <text:p>3</text:p>
          </table:table-cell>
          <table:table-cell table:number-columns-repeated="16382" table:style-name="ce1"/>
        </table:table-row>
        <table:table-row table:style-name="ro3">
          <table:table-cell office:value-type="string" table:style-name="ce21">
            <text:p>Климакс, Менопауза (половое угасание)</text:p>
          </table:table-cell>
          <table:table-cell office:value-type="float" office:value="3" table:style-name="ce1">
            <text:p>3</text:p>
          </table:table-cell>
          <table:table-cell table:number-columns-repeated="16382" table:style-name="ce1"/>
        </table:table-row>
        <table:table-row table:style-name="ro3">
          <table:table-cell office:value-type="string" table:style-name="ce21">
            <text:p>Наличие близнеца (в утробе с тобой) или двойнята-тройнята и т. п. (многоплодие)</text:p>
          </table:table-cell>
          <table:table-cell office:value-type="float" office:value="2" table:style-name="ce1">
            <text:p>2</text:p>
          </table:table-cell>
          <table:table-cell office:value-type="string" table:style-name="ce1">
            <text:p>риск дцп</text:p>
          </table:table-cell>
          <table:table-cell table:number-columns-repeated="16381"/>
        </table:table-row>
        <table:table-row table:style-name="ro3">
          <table:table-cell office:value-type="string" table:style-name="ce21">
            <text:p>Химиотерапия</text:p>
          </table:table-cell>
          <table:table-cell office:value-type="float" office:value="2" table:style-name="ce1">
            <text:p>2</text:p>
          </table:table-cell>
          <table:table-cell table:number-columns-repeated="16382" table:style-name="ce1"/>
        </table:table-row>
        <table:table-row table:style-name="ro3">
          <table:table-cell office:value-type="string" table:style-name="ce1">
            <text:p>Вибрации</text:p>
          </table:table-cell>
          <table:table-cell office:value-type="float" office:value="2" table:style-name="ce1">
            <text:p>2</text:p>
          </table:table-cell>
          <table:table-cell office:value-type="string" table:style-name="ce1">
            <text:p>от перфораторов и т. п. Когда нервы и суставы раздалбываются</text:p>
          </table:table-cell>
          <table:table-cell table:number-columns-repeated="16381"/>
        </table:table-row>
        <table:table-row table:style-name="ro3">
          <table:table-cell office:value-type="string" table:style-name="ce21">
            <text:p>Яды всего организма (не сьеденные)</text:p>
          </table:table-cell>
          <table:table-cell office:value-type="float" office:value="2" table:style-name="ce1">
            <text:p>2</text:p>
          </table:table-cell>
          <table:table-cell table:number-columns-repeated="16382" table:style-name="ce1"/>
        </table:table-row>
        <table:table-row table:style-name="ro3">
          <table:table-cell office:value-type="string" table:style-name="ce1">
            <text:p>Яркий или мерцающий свет</text:p>
          </table:table-cell>
          <table:table-cell office:value-type="float" office:value="2" table:style-name="ce1">
            <text:p>2</text:p>
          </table:table-cell>
          <table:table-cell office:value-type="string" table:style-name="ce1">
            <text:p>мигрени вызывает у кое кого, эпилепсию.</text:p>
          </table:table-cell>
          <table:table-cell table:number-columns-repeated="16381"/>
        </table:table-row>
        <table:table-row table:style-name="ro3">
          <table:table-cell office:value-type="string" table:style-name="ce21">
            <text:p>Опиаты (производные опиума — в т.ч. лекарственные)</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Недоношенность</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Резкая смена режима (например часового пояса)</text:p>
          </table:table-cell>
          <table:table-cell office:value-type="float" office:value="1" table:style-name="ce1">
            <text:p>1</text:p>
          </table:table-cell>
          <table:table-cell office:value-type="string" table:style-name="ce1">
            <text:p>когда нарушаются ритмы питания, сна, выработки гормонов, температуры тела. У некоторых людей это не вызывает перемен, а у других — проблемы с гормонами и т. д. Джетлаг это херово.</text:p>
          </table:table-cell>
          <table:table-cell table:number-columns-repeated="16381"/>
        </table:table-row>
        <table:table-row table:style-name="ro3">
          <table:table-cell office:value-type="string" table:style-name="ce21">
            <text:p>Йога</text:p>
          </table:table-cell>
          <table:table-cell office:value-type="float" office:value="1" table:style-name="ce1">
            <text:p>1</text:p>
          </table:table-cell>
          <table:table-cell office:value-type="string" table:style-name="ce1">
            <text:p>может порождать «йогическую стопу» - когда суставы так долго растягивал что мышцы их перестали нормально сокращать.</text:p>
          </table:table-cell>
          <table:table-cell table:number-columns-repeated="16381"/>
        </table:table-row>
        <table:table-row table:style-name="ro3">
          <table:table-cell office:value-type="string" table:style-name="ce21">
            <text:p>Контрацептивы (женские, любые)</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Голодание (особенно длительное)</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Спонтанное возникновение</text:p>
          </table:table-cell>
          <table:table-cell office:value-type="float" office:value="1" table:style-name="ce1">
            <text:p>1</text:p>
          </table:table-cell>
          <table:table-cell office:value-type="string" table:style-name="ce1">
            <text:p>т. е. Причина не «неизвестна» а болезни возникают «на ровном месте, без причин».</text:p>
          </table:table-cell>
          <table:table-cell table:number-columns-repeated="16381"/>
        </table:table-row>
        <table:table-row table:style-name="ro3">
          <table:table-cell office:value-type="string" table:style-name="ce1">
            <text:p>Длительная интенсивная терапия (искусственное дыхание и т. п.)</text:p>
          </table:table-cell>
          <table:table-cell office:value-type="float" office:value="1" table:style-name="ce1">
            <text:p>1</text:p>
          </table:table-cell>
          <table:table-cell office:value-type="string" table:style-name="ce1">
            <text:p>Более 2 недель интенсивной терапии и у 70% людей начинаются проблемы с ЦНС.</text:p>
          </table:table-cell>
          <table:table-cell table:number-columns-repeated="16381"/>
        </table:table-row>
        <table:table-row table:style-name="ro3">
          <table:table-cell office:value-type="string" table:style-name="ce1">
            <text:p>Невесомость</text:p>
          </table:table-cell>
          <table:table-cell office:value-type="float" office:value="1" table:style-name="ce1">
            <text:p>1</text:p>
          </table:table-cell>
          <table:table-cell office:value-type="string" table:style-name="ce1">
            <text:p>у половины космонавтов происходит адаптация к невесомости — сродне морской болезни.</text:p>
          </table:table-cell>
          <table:table-cell table:number-columns-repeated="16381"/>
        </table:table-row>
        <table:table-row table:style-name="ro3">
          <table:table-cell office:value-type="string" table:style-name="ce21">
            <text:p>Малоподвижный (неподвижный, сидячий, гиподинамичный) образ жизни</text:p>
          </table:table-cell>
          <table:table-cell office:value-type="float" office:value="1" table:style-name="ce1">
            <text:p>1</text:p>
          </table:table-cell>
          <table:table-cell office:value-type="string" table:style-name="ce1">
            <text:p>развивает проблемы нервов</text:p>
          </table:table-cell>
          <table:table-cell table:number-columns-repeated="16381"/>
        </table:table-row>
        <table:table-row table:style-name="ro3">
          <table:table-cell office:value-type="string" table:style-name="ce21">
            <text:p>Роды (в т.ч. проблематичные и длинные, и осложнения после них)</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Женский пол / гормон</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Обезвоживание</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Сквозняк</text:p>
          </table:table-cell>
          <table:table-cell office:value-type="float" office:value="1" table:style-name="ce1">
            <text:p>1</text:p>
          </table:table-cell>
          <table:table-cell office:value-type="string" table:style-name="ce1">
            <text:p>я хз это что инфекции или что? «продуть спину» это что? Переохлаждение? хз. Пишу сквозняк.</text:p>
          </table:table-cell>
          <table:table-cell table:number-columns-repeated="16381"/>
        </table:table-row>
        <table:table-row table:style-name="ro3">
          <table:table-cell office:value-type="string" table:style-name="ce1">
            <text:p>Гормональные изменения</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Молодой возраст</text:p>
          </table:table-cell>
          <table:table-cell office:value-type="float" office:value="1" table:style-name="ce1">
            <text:p>1</text:p>
          </table:table-cell>
          <table:table-cell office:value-type="string" table:style-name="ce1">
            <text:p>куча болезней бьют именно по детям. Но только в одном случае указали это как причину. Тут смело можно +50 поставить.</text:p>
          </table:table-cell>
          <table:table-cell table:number-columns-repeated="16381"/>
        </table:table-row>
        <table:table-row table:style-name="ro3">
          <table:table-cell office:value-type="string" table:style-name="ce1">
            <text:p>Мутация</text:p>
          </table:table-cell>
          <table:table-cell office:value-type="float" office:value="1" table:style-name="ce1">
            <text:p>1</text:p>
          </table:table-cell>
          <table:table-cell office:value-type="string" table:style-name="ce1">
            <text:p>не написано в следствии чего. т. е. Причиной может быть радиация и т. п.</text:p>
          </table:table-cell>
          <table:table-cell table:number-columns-repeated="16381"/>
        </table:table-row>
        <table:table-row table:style-name="ro3">
          <table:table-cell office:value-type="string" table:style-name="ce1">
            <text:p>Отравления</text:p>
          </table:table-cell>
          <table:table-cell office:value-type="float" office:value="1" table:style-name="ce1">
            <text:p>1</text:p>
          </table:table-cell>
          <table:table-cell office:value-type="string" table:style-name="ce1">
            <text:p>я также плюсанул яды и токсины.</text:p>
          </table:table-cell>
          <table:table-cell table:number-columns-repeated="16381"/>
        </table:table-row>
        <table:table-row table:number-rows-repeated="2" table:style-name="ro3">
          <table:table-cell table:style-name="ce21"/>
          <table:table-cell table:number-columns-repeated="16383"/>
        </table:table-row>
        <table:table-row table:style-name="ro2">
          <table:table-cell table:style-name="ce23"/>
          <table:table-cell table:number-columns-repeated="16383"/>
        </table:table-row>
        <table:table-row table:number-rows-repeated="13" table:style-name="ro3">
          <table:table-cell table:style-name="ce21"/>
          <table:table-cell table:number-columns-repeated="16383"/>
        </table:table-row>
        <table:table-row table:number-rows-repeated="3" table:style-name="ro3">
          <table:table-cell table:style-name="ce21"/>
          <table:table-cell table:number-columns-repeated="16383" table:style-name="ce1"/>
        </table:table-row>
        <table:table-row table:style-name="ro2">
          <table:table-cell table:style-name="ce23"/>
          <table:table-cell table:number-columns-repeated="16383" table:style-name="ce1"/>
        </table:table-row>
        <table:table-row table:number-rows-repeated="10" table:style-name="ro3">
          <table:table-cell table:style-name="ce21"/>
          <table:table-cell table:number-columns-repeated="16383" table:style-name="ce1"/>
        </table:table-row>
        <table:table-row table:style-name="ro3">
          <table:table-cell table:style-name="ce21"/>
          <table:table-cell table:style-name="ce1"/>
          <table:table-cell table:style-name="ce19"/>
          <table:table-cell table:number-columns-repeated="16381"/>
        </table:table-row>
        <table:table-row table:style-name="ro3">
          <table:table-cell table:style-name="ce21"/>
          <table:table-cell table:number-columns-repeated="16383" table:style-name="ce1"/>
        </table:table-row>
        <table:table-row table:number-rows-repeated="33" table:style-name="ro3">
          <table:table-cell table:style-name="ce21"/>
          <table:table-cell table:number-columns-repeated="16383"/>
        </table:table-row>
        <table:table-row table:style-name="ro2">
          <table:table-cell table:style-name="ce23"/>
          <table:table-cell table:number-columns-repeated="16383"/>
        </table:table-row>
        <table:table-row table:number-rows-repeated="8" table:style-name="ro3">
          <table:table-cell table:style-name="ce21"/>
          <table:table-cell table:number-columns-repeated="16383"/>
        </table:table-row>
        <table:table-row table:number-rows-repeated="1048438" table:style-name="ro3">
          <table:table-cell table:number-columns-repeated="16384"/>
        </table:table-row>
      </table:table>
      <table:table table:name="Эндокринная" table:style-name="ta1">
        <table:table-column table:style-name="co16" table:default-cell-style-name="ce1"/>
        <table:table-column table:style-name="co5" table:number-columns-repeated="4" table:default-cell-style-name="ce1"/>
        <table:table-column table:style-name="co2" table:number-columns-repeated="16379" table:default-cell-style-name="ce1"/>
        <table:table-row table:style-name="ro2">
          <table:table-cell office:value-type="string" table:style-name="ce18">
            <text:p>Название причины</text:p>
          </table:table-cell>
          <table:table-cell office:value-type="string" table:style-name="ce18">
            <office:annotation draw:style-name="a47" svg:x="2.01041666666667in" svg:y="0in" svg:width="1.13541666666667in" svg:height="0.708333333333333in">
              <dc:creator/>
              <text:p><text:span text:style-name="T5">Сколько раз<text:s/></text:span><text:span text:style-name="T5">она всплыла</text:span></text:p>
            </office:annotation>
            <text:p>Количество</text:p>
          </table:table-cell>
          <table:table-cell office:value-type="string" table:style-name="ce18">
            <text:p>Мысли</text:p>
          </table:table-cell>
          <table:table-cell office:value-type="string" table:style-name="ce1">
            <text:p>тут всё</text:p>
          </table:table-cell>
          <table:table-cell office:value-type="string" table:style-name="ce1">
            <text:p><text:a xlink:href="https://en.wikipedia.org/wiki/Endocrine_disease">https://en.wikipedia.org/wiki/Endocrine_disease</text:a></text:p>
          </table:table-cell>
          <table:table-cell table:number-columns-repeated="16379"/>
        </table:table-row>
        <table:table-row table:style-name="ro3">
          <table:table-cell office:value-type="string" table:style-name="ce21">
            <text:p>Рак (злокачественные новообразования и опухоли)</text:p>
          </table:table-cell>
          <table:table-cell office:value-type="float" office:value="36" table:style-name="ce1">
            <text:p>36</text:p>
          </table:table-cell>
          <table:table-cell table:number-columns-repeated="16382" table:style-name="ce1"/>
        </table:table-row>
        <table:table-row table:style-name="ro2">
          <table:table-cell office:value-type="string" table:style-name="ce23">
            <text:p>Болезни других систем (в т.ч. наследственные, в т.ч. хронические и системные)</text:p>
          </table:table-cell>
          <table:table-cell office:value-type="float" office:value="22" table:style-name="ce1">
            <text:p>22</text:p>
          </table:table-cell>
          <table:table-cell office:value-type="string" table:style-name="ce1">
            <text:p>в частности ЦНС (эпилепсия, проблемы в мозге вокруг железы и т. п.), кровеносной</text:p>
          </table:table-cell>
          <table:table-cell table:number-columns-repeated="16381" table:style-name="ce1"/>
        </table:table-row>
        <table:table-row table:style-name="ro2">
          <table:table-cell office:value-type="string" table:style-name="ce23">
            <text:p>Другие болезни эндокринной системы (в т.ч. в прошлом или хронические или запущенные, т. е. Те которые переросли в эту)</text:p>
          </table:table-cell>
          <table:table-cell office:value-type="float" office:value="21" table:style-name="ce1">
            <text:p>21</text:p>
          </table:table-cell>
          <table:table-cell office:value-type="string" table:style-name="ce1">
            <text:p>например развитие невосприятия клеток к тому или иному гормону, Ложная беременность, отсутствие железы (даёт последствие нехватки того или иного гормона)</text:p>
          </table:table-cell>
          <table:table-cell table:number-columns-repeated="16381" table:style-name="ce1"/>
        </table:table-row>
        <table:table-row table:style-name="ro3">
          <table:table-cell office:value-type="string" table:style-name="ce21">
            <text:p>Лекарства (в т.ч. длительный приём, побочные эффекты, передозировки)</text:p>
          </table:table-cell>
          <table:table-cell office:value-type="float" office:value="19" table:style-name="ce1">
            <text:p>19</text:p>
          </table:table-cell>
          <table:table-cell office:value-type="string" table:style-name="ce1">
            <text:p>в т.ч. блокаторы разных гормонов, ингибиторы, антидепрессанты, гормоны, микроэлементы (йод и т. п.)</text:p>
          </table:table-cell>
          <table:table-cell table:number-columns-repeated="16381" table:style-name="ce1"/>
        </table:table-row>
        <table:table-row table:style-name="ro3">
          <table:table-cell office:value-type="string" table:style-name="ce21">
            <text:p>Наследственные генетические и врожденные болезни нервной системы и предрасположенности</text:p>
          </table:table-cell>
          <table:table-cell office:value-type="float" office:value="17" table:style-name="ce1">
            <text:p>17</text:p>
          </table:table-cell>
          <table:table-cell table:number-columns-repeated="16382" table:style-name="ce1"/>
        </table:table-row>
        <table:table-row table:style-name="ro2">
          <table:table-cell office:value-type="string" table:style-name="ce23">
            <text:p>Повреждения и травмы (механические, инородные тела, термические ожоги, баротравмы) — в т.ч. в прошлом, В Т.Ч. ИЗ-ЗА НИЗКОЙ КВАЛИФИКАЦИИ ВРАЧА.</text:p>
          </table:table-cell>
          <table:table-cell office:value-type="float" office:value="9" table:style-name="ce1">
            <text:p>9</text:p>
          </table:table-cell>
          <table:table-cell table:number-columns-repeated="16382" table:style-name="ce1"/>
        </table:table-row>
        <table:table-row table:style-name="ro2">
          <table:table-cell office:value-type="string" table:style-name="ce23">
            <text:p>Аутоимунные (волчанка, саркоидоз, артрит, сепсис, болезнь Крона, Coeliac / Celliac (целиакия), Sjögren syndrome, склеродерма, отторжения какого-то органа при пересадке и т. п., и более точечные)</text:p>
          </table:table-cell>
          <table:table-cell office:value-type="float" office:value="8" table:style-name="ce1">
            <text:p>8</text:p>
          </table:table-cell>
          <table:table-cell table:number-columns-repeated="16382" table:style-name="ce1"/>
        </table:table-row>
        <table:table-row table:style-name="ro3">
          <table:table-cell office:value-type="string" table:style-name="ce21">
            <text:p>Доброкачественные опухоли в организме (аденомы, не рак)</text:p>
          </table:table-cell>
          <table:table-cell office:value-type="float" office:value="7" table:style-name="ce1">
            <text:p>7</text:p>
          </table:table-cell>
          <table:table-cell office:value-type="string" table:style-name="ce1">
            <text:p>киста</text:p>
          </table:table-cell>
          <table:table-cell table:number-columns-repeated="16381" table:style-name="ce1"/>
        </table:table-row>
        <table:table-row table:style-name="ro3">
          <table:table-cell office:value-type="string" table:style-name="ce21">
            <text:p>Нейрогенные и психологические факторы (стрессы, тревога, нервно-психическое перенапряжение, нервные расстройства, психотравмы, депрессия, анорексия, истерия, неврозы, булимия <text:s/>- всё это в т.ч. хронические острая боль при тяжелых травмах, ожогах, травматические шоки, эмоциональная нестабильность, обсессивно-компульсивные или пассивно-агрессивные расстройства, перегрузки, аффектные состояния, деменция и т. п. - в следствии работы, смерти членов семьи, чмырения, изнасилований). Я сюда кинул даже «лунатиков». Паркинсон. Вред некоторым частям мозга. Умственные нарушения. Страх перед публикой (от него человек может обписяться, потерять эрекцию и т. п.) Недостаточный сон. Нарушенный режим работы и отдыха. Переутомление. Недосыпание. Психические расстройства (вагинизм, отвращение от секса, тревоги, психозы, мастурбация когда возбуждения нет и т. п.) боль, разочарование, усталость, напряжение, испуг) Умственное перенапряжение. НЕХВАТКА СНА.</text:p>
          </table:table-cell>
          <table:table-cell office:value-type="float" office:value="7" table:style-name="ce1">
            <text:p>7</text:p>
          </table:table-cell>
          <table:table-cell office:value-type="string" table:style-name="ce1">
            <text:p>В т.ч. нарушения сна, стрессы (шок может сузить сосуды и перекрыть кровотечение к щитовидке например)</text:p>
          </table:table-cell>
          <table:table-cell table:number-columns-repeated="16381" table:style-name="ce1"/>
        </table:table-row>
        <table:table-row table:style-name="ro3">
          <table:table-cell office:value-type="string" table:style-name="ce21">
            <text:p>Операция (в т.ч. катеттеры, трубки, спирали от беременности, биопсия, скобление, хистероскопия и т. п.)</text:p>
          </table:table-cell>
          <table:table-cell office:value-type="float" office:value="6" table:style-name="ce1">
            <text:p>6</text:p>
          </table:table-cell>
          <table:table-cell office:value-type="string" table:style-name="ce1">
            <text:p>та же травма только в профиль</text:p>
          </table:table-cell>
          <table:table-cell table:number-columns-repeated="16381" table:style-name="ce1"/>
        </table:table-row>
        <table:table-row table:style-name="ro3">
          <table:table-cell office:value-type="string" table:style-name="ce21">
            <text:p>Радиация (в т.ч. радиотерапия)</text:p>
          </table:table-cell>
          <table:table-cell office:value-type="float" office:value="6" table:style-name="ce1">
            <text:p>6</text:p>
          </table:table-cell>
          <table:table-cell office:value-type="string" table:style-name="ce1">
            <text:p>в т.ч. радиоактивный йод в среде (во время Чернобыля и т. п.)</text:p>
          </table:table-cell>
          <table:table-cell table:number-columns-repeated="16381" table:style-name="ce1"/>
        </table:table-row>
        <table:table-row table:style-name="ro3">
          <table:table-cell office:value-type="string" table:style-name="ce21">
            <text:p>Бактерии, Инфекции, Гонорея, Хламидия, Грибки, Аспергеллы, Палочки, Сальмонеллы, Фасциолы, Токсоплазма, Криптоспора, Шигеллы, Легионеллы, Криптопсидии, Лептоспиры, Микоплазмы, Амёбы, Кампилобактерии, Холера, Ботулизм, Ларингит, Фарингит, Полипы / Папиломы попавшие внутрь (в ЖКТ), особенно Helicobacter Pylori и HCMV (все бактерии — паразитны), Другие Паразиты (разного рода микрохрени которые попадают в организм и питаются им и его едой) (как разовые так и хронические, в т.ч. в прошлом) — напомню многие из этих хреней — особенно желудочные вирусы — заразны. Воспаления я сюда же отнёс. Глисты.</text:p>
          </table:table-cell>
          <table:table-cell office:value-type="float" office:value="5" table:style-name="ce1">
            <text:p>5</text:p>
          </table:table-cell>
          <table:table-cell office:value-type="string" table:style-name="ce1">
            <text:p>по сути речь о причинах диабета. А там всё ясно. Сахар. Микроэлементы и т. п.</text:p>
          </table:table-cell>
          <table:table-cell table:number-columns-repeated="16381" table:style-name="ce1"/>
        </table:table-row>
        <table:table-row table:style-name="ro2">
          <table:table-cell office:value-type="string" table:style-name="ce23">
            <text:p>Плохая диета / плохое питание (особенно частая и затяжная) — несбалансированная например</text:p>
          </table:table-cell>
          <table:table-cell office:value-type="float" office:value="5" table:style-name="ce1">
            <text:p>5</text:p>
          </table:table-cell>
          <table:table-cell office:value-type="string" table:style-name="ce1">
            <text:p>нехватка или переизбыток микроэлементов из-за плохой диеты (йода, кальция, элементов из капусты которые не дают йоду усваиваться и т. п.)</text:p>
          </table:table-cell>
          <table:table-cell table:number-columns-repeated="16381" table:style-name="ce1"/>
        </table:table-row>
        <table:table-row table:style-name="ro3">
          <table:table-cell office:value-type="string" table:style-name="ce21">
            <text:p>Туберкулёз, Стрептококи, Стафилококи, Токсоплазмы, Корь, Микрококки, Гепатит (A, B, C, D, E, F, G, H, I, J, TTV, SEN), Ящур, Шистоматоз, Малярия, Сонная Болезнь, Пегивирус А, Герпес, Краснуха, Гингивит, Спирохеты, Сифилис, Эпштейн-Барр, ОРЗ, Варицелла-Зольцстер, ВИЧ СПИД, Свинка, Цитомегаловирус, Шистосомоз, Энцефаломиелит, Лейшманиоз, Коксаки, Дифтирия, Ветрянка, Распираторные инфекции, Анаеробные бактерии, Мальборг-Эбола, Коронавирус, Грипп, Филовирус, Флавовирус, Аденовирус, Болезнь Шагаса, Болезнь Уипла (Whipple), Пикорнавирус, Актиномикоз, <text:s/>Цитомегаловирусная инфекция, Болезнь кошачьих царапин. Covid — вирусы (common varial immunodifficiency) и другие системные вирусные инфекции. Прионная болезнь (прионы это такие вирусы без какой-то там рыбосомы или кислоты, не знаю) болезнь Лайма, клещевой энцефалит, Арахнодит какой-то, Менингокок, Менингоэнцефалит, Столбняк</text:p>
          </table:table-cell>
          <table:table-cell office:value-type="float" office:value="5" table:style-name="ce1">
            <text:p>5</text:p>
          </table:table-cell>
          <table:table-cell table:number-columns-repeated="16382" table:style-name="ce1"/>
        </table:table-row>
        <table:table-row table:style-name="ro3">
          <table:table-cell office:value-type="string" table:style-name="ce21">
            <text:p>Причина неизвестна (идиопатический, нетипичный и т. п. - либо причины на википедии не указаны)</text:p>
          </table:table-cell>
          <table:table-cell office:value-type="float" office:value="4" table:style-name="ce1">
            <text:p>4</text:p>
          </table:table-cell>
          <table:table-cell office:value-type="string" table:style-name="ce1">
            <text:p>эм. «диабет» все пишут идиопатический. Хоть чувак в биттер трус доказал что это сахар. Короче яды.</text:p>
          </table:table-cell>
          <table:table-cell table:number-columns-repeated="16381" table:style-name="ce1"/>
        </table:table-row>
        <table:table-row table:style-name="ro3">
          <table:table-cell office:value-type="string" table:style-name="ce21">
            <text:p>Недостаток веществ (микроэлементов, витаминов и т. п.)</text:p>
          </table:table-cell>
          <table:table-cell office:value-type="float" office:value="4" table:style-name="ce1">
            <text:p>4</text:p>
          </table:table-cell>
          <table:table-cell office:value-type="string" table:style-name="ce1">
            <text:p>селениум это какой микроэлемент? Нехватка йода (с едой, т. е. Это также плохая диета,</text:p>
          </table:table-cell>
          <table:table-cell table:number-columns-repeated="16381"/>
        </table:table-row>
        <table:table-row table:style-name="ro3">
          <table:table-cell office:value-type="string" table:style-name="ce21">
            <text:p>Наркотики (Кокаин, Амфетамин, Метамфитамин, Каннабис, Героин, Метамфитамин, Марихуана, Кетамин, Ранитидин, Экстази, PCP, декстрометорфан и прочие NMDA receptor antagonists)</text:p>
          </table:table-cell>
          <table:table-cell office:value-type="float" office:value="2" table:style-name="ce1">
            <text:p>2</text:p>
          </table:table-cell>
          <table:table-cell office:value-type="string" table:style-name="ce1">
            <text:p>В т.ч. сахар</text:p>
          </table:table-cell>
          <table:table-cell table:number-columns-repeated="16381"/>
        </table:table-row>
        <table:table-row table:style-name="ro3">
          <table:table-cell office:value-type="string" table:style-name="ce21">
            <text:p>Окружающая внешняя среда</text:p>
          </table:table-cell>
          <table:table-cell office:value-type="float" office:value="2" table:style-name="ce1">
            <text:p>2</text:p>
          </table:table-cell>
          <table:table-cell office:value-type="string" table:style-name="ce1">
            <text:p>нехватка йода может быть в среде, а не только в еде. Урбанизация (токсины, стрессы)</text:p>
          </table:table-cell>
          <table:table-cell table:number-columns-repeated="16381"/>
        </table:table-row>
        <table:table-row table:style-name="ro3">
          <table:table-cell office:value-type="string" table:style-name="ce21">
            <text:p>Беременность (в т.ч. осложнения при ней, в т.ч. многократная)</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Опиаты (производные опиума — в т.ч. лекарственные)</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Роды (в т.ч. проблематичные и длинные, и осложнения после них)</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Женский пол / гормон</text:p>
          </table:table-cell>
          <table:table-cell office:value-type="float" office:value="1" table:style-name="ce1">
            <text:p>1</text:p>
          </table:table-cell>
          <table:table-cell table:number-columns-repeated="16382" table:style-name="ce1"/>
        </table:table-row>
        <table:table-row table:style-name="ro3">
          <table:table-cell office:value-type="string" table:style-name="ce1">
            <text:p>Лактация</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Химические раздражители попавшие внутрь, токсины, в т.ч. хронические отравления</text:p>
          </table:table-cell>
          <table:table-cell office:value-type="float" office:value="1" table:style-name="ce1">
            <text:p>1</text:p>
          </table:table-cell>
          <table:table-cell office:value-type="string" table:style-name="ce1">
            <text:p>из среды</text:p>
          </table:table-cell>
          <table:table-cell table:number-columns-repeated="16381"/>
        </table:table-row>
        <table:table-row table:style-name="ro3">
          <table:table-cell office:value-type="string" table:style-name="ce21">
            <text:p>Алкоголь (этанол) — в т.ч. постоянный и длительный</text:p>
          </table:table-cell>
          <table:table-cell office:value-type="float" office:value="1" table:style-name="ce1">
            <text:p>1</text:p>
          </table:table-cell>
          <table:table-cell table:number-columns-repeated="16382" table:style-name="ce1"/>
        </table:table-row>
        <table:table-row table:style-name="ro2">
          <table:table-cell office:value-type="string" table:style-name="ce23">
            <text:p>Диабет (особенно длительный — 10+ лет)</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Лекарства, токсины, радиация и химикаты во время беременности влияют на развитие ребёнка</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Ожирение, полнота, «широкая кость», пикническое телосложение</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Избыток микроэлементов в организме</text:p>
          </table:table-cell>
          <table:table-cell office:value-type="float" office:value="1" table:style-name="ce1">
            <text:p>1</text:p>
          </table:table-cell>
          <table:table-cell office:value-type="string" table:style-name="ce1">
            <text:p>содиум</text:p>
          </table:table-cell>
          <table:table-cell table:number-columns-repeated="16381"/>
        </table:table-row>
        <table:table-row table:style-name="ro3">
          <table:table-cell office:value-type="string" table:style-name="ce21">
            <text:p>Малоподвижный (неподвижный, сидячий, гиподинамичный) образ жизни</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Кофе и кофеин</text:p>
          </table:table-cell>
          <table:table-cell office:value-type="float" office:value="1" table:style-name="ce1">
            <text:p>1</text:p>
          </table:table-cell>
          <table:table-cell table:number-columns-repeated="16382" table:style-name="ce1"/>
        </table:table-row>
        <table:table-row table:style-name="ro3">
          <table:table-cell office:value-type="string" table:style-name="ce21">
            <text:p>Гормональная активность</text:p>
          </table:table-cell>
          <table:table-cell office:value-type="float" office:value="1" table:style-name="ce1">
            <text:p>1</text:p>
          </table:table-cell>
          <table:table-cell office:value-type="string" table:style-name="ce1">
            <text:p>менструальный цикл триггерит ПМС</text:p>
          </table:table-cell>
          <table:table-cell table:number-columns-repeated="16381"/>
        </table:table-row>
        <table:table-row table:style-name="ro3">
          <table:table-cell table:style-name="ce21"/>
          <table:table-cell table:number-columns-repeated="16383" table:style-name="ce1"/>
        </table:table-row>
        <table:table-row table:style-name="ro2">
          <table:table-cell table:style-name="ce23"/>
          <table:table-cell table:number-columns-repeated="16383" table:style-name="ce1"/>
        </table:table-row>
        <table:table-row table:number-rows-repeated="4" table:style-name="ro3">
          <table:table-cell table:style-name="ce21"/>
          <table:table-cell table:number-columns-repeated="16383" table:style-name="ce1"/>
        </table:table-row>
        <table:table-row table:style-name="ro2">
          <table:table-cell table:style-name="ce18"/>
          <table:table-cell table:style-name="ce1"/>
          <table:table-cell table:style-name="ce18"/>
          <table:table-cell table:number-columns-repeated="16381"/>
        </table:table-row>
        <table:table-row table:number-rows-repeated="8" table:style-name="ro3">
          <table:table-cell table:style-name="ce21"/>
          <table:table-cell table:number-columns-repeated="16383" table:style-name="ce1"/>
        </table:table-row>
        <table:table-row table:number-rows-repeated="2" table:style-name="ro3">
          <table:table-cell table:style-name="ce21"/>
          <table:table-cell table:number-columns-repeated="16383"/>
        </table:table-row>
        <table:table-row table:style-name="ro3">
          <table:table-cell table:number-columns-repeated="16384"/>
        </table:table-row>
        <table:table-row table:style-name="ro3">
          <table:table-cell table:style-name="ce21"/>
          <table:table-cell table:number-columns-repeated="16383"/>
        </table:table-row>
        <table:table-row table:style-name="ro3">
          <table:table-cell table:number-columns-repeated="16384"/>
        </table:table-row>
        <table:table-row table:number-rows-repeated="6" table:style-name="ro3">
          <table:table-cell table:style-name="ce21"/>
          <table:table-cell table:number-columns-repeated="16383"/>
        </table:table-row>
        <table:table-row table:number-rows-repeated="2" table:style-name="ro3">
          <table:table-cell table:number-columns-repeated="16384"/>
        </table:table-row>
        <table:table-row table:style-name="ro3">
          <table:table-cell table:style-name="ce21"/>
          <table:table-cell table:number-columns-repeated="16383"/>
        </table:table-row>
        <table:table-row table:number-rows-repeated="5" table:style-name="ro3">
          <table:table-cell table:number-columns-repeated="16384"/>
        </table:table-row>
        <table:table-row table:number-rows-repeated="2" table:style-name="ro3">
          <table:table-cell table:style-name="ce21"/>
          <table:table-cell table:number-columns-repeated="16383"/>
        </table:table-row>
        <table:table-row table:style-name="ro2">
          <table:table-cell table:style-name="ce23"/>
          <table:table-cell table:number-columns-repeated="16383"/>
        </table:table-row>
        <table:table-row table:number-rows-repeated="15" table:style-name="ro3">
          <table:table-cell table:style-name="ce21"/>
          <table:table-cell table:number-columns-repeated="16383"/>
        </table:table-row>
        <table:table-row table:style-name="ro2">
          <table:table-cell table:style-name="ce23"/>
          <table:table-cell table:number-columns-repeated="16383"/>
        </table:table-row>
        <table:table-row table:number-rows-repeated="10" table:style-name="ro3">
          <table:table-cell table:style-name="ce21"/>
          <table:table-cell table:number-columns-repeated="16383"/>
        </table:table-row>
        <table:table-row table:style-name="ro3">
          <table:table-cell table:style-name="ce21"/>
          <table:table-cell table:style-name="ce1"/>
          <table:table-cell table:style-name="ce19"/>
          <table:table-cell table:number-columns-repeated="16381"/>
        </table:table-row>
        <table:table-row table:number-rows-repeated="15" table:style-name="ro3">
          <table:table-cell table:style-name="ce21"/>
          <table:table-cell table:number-columns-repeated="16383" table:style-name="ce1"/>
        </table:table-row>
        <table:table-row table:number-rows-repeated="19" table:style-name="ro3">
          <table:table-cell table:style-name="ce21"/>
          <table:table-cell table:number-columns-repeated="16383"/>
        </table:table-row>
        <table:table-row table:style-name="ro2">
          <table:table-cell table:style-name="ce23"/>
          <table:table-cell table:number-columns-repeated="16383"/>
        </table:table-row>
        <table:table-row table:number-rows-repeated="7" table:style-name="ro3">
          <table:table-cell table:style-name="ce21"/>
          <table:table-cell table:number-columns-repeated="16383"/>
        </table:table-row>
        <table:table-row table:number-rows-repeated="1048437" table:style-name="ro3">
          <table:table-cell table:number-columns-repeated="16384"/>
        </table:table-row>
      </table:table>
      <table:table table:name="Гены" table:style-name="ta1">
        <table:table-column table:style-name="co17" table:default-cell-style-name="ce1"/>
        <table:table-column table:style-name="co5" table:number-columns-repeated="4" table:default-cell-style-name="ce1"/>
        <table:table-column table:style-name="co2" table:number-columns-repeated="16379" table:default-cell-style-name="ce1"/>
        <table:table-row table:style-name="ro2">
          <table:table-cell office:value-type="string" table:style-name="ce18">
            <text:p>Название причины</text:p>
          </table:table-cell>
          <table:table-cell office:value-type="string" table:style-name="ce18">
            <office:annotation draw:style-name="a48" svg:x="5.15625in" svg:y="0in" svg:width="1.13541666666667in" svg:height="0.708333333333333in">
              <dc:creator/>
              <text:p><text:span text:style-name="T5">Сколько раз<text:s/></text:span><text:span text:style-name="T5">она всплыла</text:span></text:p>
            </office:annotation>
            <text:p>Количество</text:p>
          </table:table-cell>
          <table:table-cell office:value-type="string" table:style-name="ce18">
            <text:p>Мысли</text:p>
          </table:table-cell>
          <table:table-cell office:value-type="string" table:style-name="ce1">
            <text:p>тут всё</text:p>
          </table:table-cell>
          <table:table-cell office:value-type="string" table:style-name="ce1">
            <text:p><text:a xlink:href="https://en.wikipedia.org/wiki/Birth_defect">https://en.wikipedia.org/wiki/Birth_defect</text:a></text:p>
          </table:table-cell>
          <table:table-cell table:number-columns-repeated="16379"/>
        </table:table-row>
        <table:table-row table:style-name="ro3">
          <table:table-cell office:value-type="string" table:style-name="ce21">
            <text:p>Лекарства, токсины, радиация и химикаты во время беременности влияют на развитие ребёнка</text:p>
          </table:table-cell>
          <table:table-cell office:value-type="float" office:value="10" table:style-name="ce1">
            <text:p>10</text:p>
          </table:table-cell>
          <table:table-cell office:value-type="string" table:style-name="ce1">
            <text:p>Пожилой возраст, Радиация, алкоголь, лекарства, токсины, плохая диета — всё что тут описано только у матери а не у ребёнка. Жизнь матери влияет на ребёнка</text:p>
          </table:table-cell>
          <table:table-cell table:number-columns-repeated="16381" table:style-name="ce1"/>
        </table:table-row>
        <table:table-row table:style-name="ro3">
          <table:table-cell office:value-type="string" table:style-name="ce21">
            <text:p>Причина неизвестна (идиопатический, нетипичный и т. п. - либо причины на википедии не указаны)</text:p>
          </table:table-cell>
          <table:table-cell office:value-type="float" office:value="1" table:style-name="ce1">
            <text:p>1</text:p>
          </table:table-cell>
          <table:table-cell table:number-columns-repeated="16382" table:style-name="ce1"/>
        </table:table-row>
        <table:table-row table:style-name="ro3">
          <table:table-cell table:style-name="ce21"/>
          <table:table-cell table:number-columns-repeated="16383" table:style-name="ce1"/>
        </table:table-row>
        <table:table-row table:number-rows-repeated="2" table:style-name="ro2">
          <table:table-cell table:style-name="ce23"/>
          <table:table-cell table:number-columns-repeated="16383" table:style-name="ce1"/>
        </table:table-row>
        <table:table-row table:number-rows-repeated="2" table:style-name="ro3">
          <table:table-cell table:style-name="ce21"/>
          <table:table-cell table:number-columns-repeated="16383" table:style-name="ce1"/>
        </table:table-row>
        <table:table-row table:number-rows-repeated="2" table:style-name="ro2">
          <table:table-cell table:style-name="ce23"/>
          <table:table-cell table:number-columns-repeated="16383" table:style-name="ce1"/>
        </table:table-row>
        <table:table-row table:number-rows-repeated="5" table:style-name="ro3">
          <table:table-cell table:style-name="ce21"/>
          <table:table-cell table:number-columns-repeated="16383" table:style-name="ce1"/>
        </table:table-row>
        <table:table-row table:style-name="ro2">
          <table:table-cell table:style-name="ce23"/>
          <table:table-cell table:number-columns-repeated="16383" table:style-name="ce1"/>
        </table:table-row>
        <table:table-row table:number-rows-repeated="8" table:style-name="ro3">
          <table:table-cell table:style-name="ce21"/>
          <table:table-cell table:number-columns-repeated="16383"/>
        </table:table-row>
        <table:table-row table:style-name="ro3">
          <table:table-cell table:number-columns-repeated="16384"/>
        </table:table-row>
        <table:table-row table:number-rows-repeated="2" table:style-name="ro3">
          <table:table-cell table:style-name="ce21"/>
          <table:table-cell table:number-columns-repeated="16383"/>
        </table:table-row>
        <table:table-row table:style-name="ro2">
          <table:table-cell table:style-name="ce23"/>
          <table:table-cell table:number-columns-repeated="16383"/>
        </table:table-row>
        <table:table-row table:number-rows-repeated="4" table:style-name="ro3">
          <table:table-cell table:style-name="ce21"/>
          <table:table-cell table:number-columns-repeated="16383"/>
        </table:table-row>
        <table:table-row table:number-rows-repeated="2" table:style-name="ro3">
          <table:table-cell table:style-name="ce21"/>
          <table:table-cell table:number-columns-repeated="16383" table:style-name="ce1"/>
        </table:table-row>
        <table:table-row table:style-name="ro2">
          <table:table-cell table:style-name="ce23"/>
          <table:table-cell table:number-columns-repeated="16383" table:style-name="ce1"/>
        </table:table-row>
        <table:table-row table:number-rows-repeated="4" table:style-name="ro3">
          <table:table-cell table:style-name="ce21"/>
          <table:table-cell table:number-columns-repeated="16383" table:style-name="ce1"/>
        </table:table-row>
        <table:table-row table:style-name="ro2">
          <table:table-cell table:style-name="ce18"/>
          <table:table-cell table:style-name="ce1"/>
          <table:table-cell table:style-name="ce18"/>
          <table:table-cell table:number-columns-repeated="16381"/>
        </table:table-row>
        <table:table-row table:number-rows-repeated="8" table:style-name="ro3">
          <table:table-cell table:style-name="ce21"/>
          <table:table-cell table:number-columns-repeated="16383" table:style-name="ce1"/>
        </table:table-row>
        <table:table-row table:number-rows-repeated="2" table:style-name="ro3">
          <table:table-cell table:style-name="ce21"/>
          <table:table-cell table:number-columns-repeated="16383"/>
        </table:table-row>
        <table:table-row table:style-name="ro3">
          <table:table-cell table:number-columns-repeated="16384"/>
        </table:table-row>
        <table:table-row table:style-name="ro3">
          <table:table-cell table:style-name="ce21"/>
          <table:table-cell table:number-columns-repeated="16383"/>
        </table:table-row>
        <table:table-row table:style-name="ro3">
          <table:table-cell table:number-columns-repeated="16384"/>
        </table:table-row>
        <table:table-row table:number-rows-repeated="6" table:style-name="ro3">
          <table:table-cell table:style-name="ce21"/>
          <table:table-cell table:number-columns-repeated="16383"/>
        </table:table-row>
        <table:table-row table:number-rows-repeated="2" table:style-name="ro3">
          <table:table-cell table:number-columns-repeated="16384"/>
        </table:table-row>
        <table:table-row table:style-name="ro3">
          <table:table-cell table:style-name="ce21"/>
          <table:table-cell table:number-columns-repeated="16383"/>
        </table:table-row>
        <table:table-row table:number-rows-repeated="5" table:style-name="ro3">
          <table:table-cell table:number-columns-repeated="16384"/>
        </table:table-row>
        <table:table-row table:number-rows-repeated="2" table:style-name="ro3">
          <table:table-cell table:style-name="ce21"/>
          <table:table-cell table:number-columns-repeated="16383"/>
        </table:table-row>
        <table:table-row table:style-name="ro2">
          <table:table-cell table:style-name="ce23"/>
          <table:table-cell table:number-columns-repeated="16383"/>
        </table:table-row>
        <table:table-row table:number-rows-repeated="15" table:style-name="ro3">
          <table:table-cell table:style-name="ce21"/>
          <table:table-cell table:number-columns-repeated="16383"/>
        </table:table-row>
        <table:table-row table:style-name="ro2">
          <table:table-cell table:style-name="ce23"/>
          <table:table-cell table:number-columns-repeated="16383"/>
        </table:table-row>
        <table:table-row table:number-rows-repeated="10" table:style-name="ro3">
          <table:table-cell table:style-name="ce21"/>
          <table:table-cell table:number-columns-repeated="16383"/>
        </table:table-row>
        <table:table-row table:style-name="ro3">
          <table:table-cell table:style-name="ce21"/>
          <table:table-cell table:style-name="ce1"/>
          <table:table-cell table:style-name="ce19"/>
          <table:table-cell table:number-columns-repeated="16381"/>
        </table:table-row>
        <table:table-row table:number-rows-repeated="15" table:style-name="ro3">
          <table:table-cell table:style-name="ce21"/>
          <table:table-cell table:number-columns-repeated="16383" table:style-name="ce1"/>
        </table:table-row>
        <table:table-row table:number-rows-repeated="19" table:style-name="ro3">
          <table:table-cell table:style-name="ce21"/>
          <table:table-cell table:number-columns-repeated="16383"/>
        </table:table-row>
        <table:table-row table:style-name="ro2">
          <table:table-cell table:style-name="ce23"/>
          <table:table-cell table:number-columns-repeated="16383"/>
        </table:table-row>
        <table:table-row table:number-rows-repeated="7" table:style-name="ro3">
          <table:table-cell table:style-name="ce21"/>
          <table:table-cell table:number-columns-repeated="16383"/>
        </table:table-row>
        <table:table-row table:number-rows-repeated="1048437" table:style-name="ro3">
          <table:table-cell table:number-columns-repeated="16384"/>
        </table:table-row>
      </table:table>
      <table:table table:name="Обмен_Веществ" table:style-name="ta1">
        <table:table-column table:style-name="co18" table:default-cell-style-name="ce1"/>
        <table:table-column table:style-name="co5" table:number-columns-repeated="4" table:default-cell-style-name="ce1"/>
        <table:table-column table:style-name="co2" table:number-columns-repeated="16379" table:default-cell-style-name="ce1"/>
        <table:table-row table:style-name="ro2">
          <table:table-cell office:value-type="string" table:style-name="ce18">
            <text:p>Название причины</text:p>
          </table:table-cell>
          <table:table-cell office:value-type="string" table:style-name="ce18">
            <office:annotation draw:style-name="a49" svg:x="4.52083333333333in" svg:y="0in" svg:width="1.13541666666667in" svg:height="0.708333333333333in">
              <dc:creator/>
              <text:p><text:span text:style-name="T5">Сколько раз<text:s/></text:span><text:span text:style-name="T5">она всплыла</text:span></text:p>
            </office:annotation>
            <text:p>Количество</text:p>
          </table:table-cell>
          <table:table-cell office:value-type="string" table:style-name="ce18">
            <text:p>Мысли</text:p>
          </table:table-cell>
          <table:table-cell office:value-type="string" table:style-name="ce1">
            <text:p>тут всё</text:p>
          </table:table-cell>
          <table:table-cell office:value-type="string" table:style-name="ce1">
            <text:p><text:a xlink:href="https://en.wikipedia.org/wiki/Metabolic_disorder">https://en.wikipedia.org/wiki/Metabolic_disorder</text:a></text:p>
          </table:table-cell>
          <table:table-cell table:number-columns-repeated="16379"/>
        </table:table-row>
        <table:table-row table:style-name="ro3">
          <table:table-cell office:value-type="string" table:style-name="ce21">
            <text:p>Наследственные генетические и врожденные болезни нервной системы и предрасположенности</text:p>
          </table:table-cell>
          <table:table-cell office:value-type="float" office:value="1" table:style-name="ce1">
            <text:p>1</text:p>
          </table:table-cell>
          <table:table-cell table:number-columns-repeated="16382" table:style-name="ce1"/>
        </table:table-row>
        <table:table-row table:style-name="ro3">
          <table:table-cell table:style-name="ce21"/>
          <table:table-cell table:number-columns-repeated="16383" table:style-name="ce1"/>
        </table:table-row>
        <table:table-row table:number-rows-repeated="2" table:style-name="ro2">
          <table:table-cell table:style-name="ce23"/>
          <table:table-cell table:number-columns-repeated="16383" table:style-name="ce1"/>
        </table:table-row>
        <table:table-row table:style-name="ro3">
          <table:table-cell table:style-name="ce21"/>
          <table:table-cell table:number-columns-repeated="16383" table:style-name="ce1"/>
        </table:table-row>
        <table:table-row table:number-rows-repeated="2" table:style-name="ro2">
          <table:table-cell table:style-name="ce23"/>
          <table:table-cell table:number-columns-repeated="16383" table:style-name="ce1"/>
        </table:table-row>
        <table:table-row table:number-rows-repeated="5" table:style-name="ro3">
          <table:table-cell table:style-name="ce21"/>
          <table:table-cell table:number-columns-repeated="16383" table:style-name="ce1"/>
        </table:table-row>
        <table:table-row table:style-name="ro2">
          <table:table-cell table:style-name="ce23"/>
          <table:table-cell table:number-columns-repeated="16383" table:style-name="ce1"/>
        </table:table-row>
        <table:table-row table:number-rows-repeated="2" table:style-name="ro3">
          <table:table-cell table:style-name="ce21"/>
          <table:table-cell table:number-columns-repeated="16383" table:style-name="ce1"/>
        </table:table-row>
        <table:table-row table:number-rows-repeated="7" table:style-name="ro3">
          <table:table-cell table:style-name="ce21"/>
          <table:table-cell table:number-columns-repeated="16383"/>
        </table:table-row>
        <table:table-row table:style-name="ro3">
          <table:table-cell table:number-columns-repeated="16384"/>
        </table:table-row>
        <table:table-row table:number-rows-repeated="2" table:style-name="ro3">
          <table:table-cell table:style-name="ce21"/>
          <table:table-cell table:number-columns-repeated="16383"/>
        </table:table-row>
        <table:table-row table:style-name="ro2">
          <table:table-cell table:style-name="ce23"/>
          <table:table-cell table:number-columns-repeated="16383"/>
        </table:table-row>
        <table:table-row table:number-rows-repeated="6" table:style-name="ro3">
          <table:table-cell table:style-name="ce21"/>
          <table:table-cell table:number-columns-repeated="16383"/>
        </table:table-row>
        <table:table-row table:number-rows-repeated="1048543" table:style-name="ro3">
          <table:table-cell table:number-columns-repeated="16384"/>
        </table:table-row>
      </table:table>
      <table:table table:name="Психическая" table:style-name="ta1">
        <table:table-column table:style-name="co5" table:default-cell-style-name="ce1"/>
        <table:table-column table:style-name="co2" table:number-columns-repeated="16383" table:default-cell-style-name="ce1"/>
        <table:table-row table:style-name="ro3">
          <table:table-cell office:value-type="string" table:style-name="ce1">
            <text:p>тут я пока ничо делать не буду, потому что это другая сфера (психология).</text:p>
          </table:table-cell>
          <table:table-cell table:number-columns-repeated="16383"/>
        </table:table-row>
        <table:table-row table:style-name="ro3">
          <table:table-cell office:value-type="string" table:style-name="ce1">
            <text:p>Проблемы с гормонами могут вызвать психические расстройства.</text:p>
          </table:table-cell>
          <table:table-cell table:number-columns-repeated="16383"/>
        </table:table-row>
        <table:table-row table:style-name="ro3">
          <table:table-cell office:value-type="string" table:style-name="ce1">
            <text:p>я знаю что это огромная тема но я хотя бы зафиксирую.</text:p>
          </table:table-cell>
          <table:table-cell table:number-columns-repeated="16383"/>
        </table:table-row>
        <table:table-row table:style-name="ro3">
          <table:table-cell office:value-type="string" table:style-name="ce1">
            <text:p>тякс. Психические запреты и спазмы на фоне психосоматики разберём как нибудь в другой раз.</text:p>
          </table:table-cell>
          <table:table-cell table:number-columns-repeated="16383"/>
        </table:table-row>
        <table:table-row table:style-name="ro3">
          <table:table-cell office:value-type="string" table:style-name="ce1">
            <text:p>Обсессивно-компульсивное. В нервные не пишу. Это психика</text:p>
          </table:table-cell>
          <table:table-cell table:number-columns-repeated="16383"/>
        </table:table-row>
        <table:table-row table:number-rows-repeated="5" table:style-name="ro3">
          <table:table-cell table:number-columns-repeated="16384"/>
        </table:table-row>
        <table:table-row table:style-name="ro3">
          <table:table-cell office:value-type="string" table:style-name="ce1">
            <text:p>так навскидку: стрессы, гормональные сбои, травмы, инсульты (т. е. Другие болезни)</text:p>
          </table:table-cell>
          <table:table-cell table:number-columns-repeated="16383"/>
        </table:table-row>
        <table:table-row table:style-name="ro3">
          <table:table-cell office:value-type="string" table:style-name="ce1">
            <text:p>но остальное тема слишком обширная и новая чтоб делать тут.</text:p>
          </table:table-cell>
          <table:table-cell table:number-columns-repeated="16383"/>
        </table:table-row>
        <table:table-row table:number-rows-repeated="1048564" table:style-name="ro3">
          <table:table-cell table:number-columns-repeated="16384"/>
        </table:table-row>
      </table:table>
      <table:database-ranges>
        <table:database-range table:target-range-address="Кровеносная.A1:Кровеносная.C57" table:name="__Anonymous_Sheet_DB__1" table:contains-header="false">
          <table:sort>
            <table:sort-by table:field-number="1" table:order="descending"/>
          </table:sort>
        </table:database-range>
        <table:database-range table:target-range-address="Опорно_Двигательная.A1:Опорно_Двигательная.C54" table:name="__Anonymous_Sheet_DB__2">
          <table:sort>
            <table:sort-by table:field-number="1" table:order="descending"/>
          </table:sort>
        </table:database-range>
        <table:database-range table:target-range-address="Покровная.A1:Покровная.C117" table:name="__Anonymous_Sheet_DB__3">
          <table:sort>
            <table:sort-by table:field-number="1" table:order="descending"/>
          </table:sort>
        </table:database-range>
        <table:database-range table:target-range-address="Пищеварительная.A1:Пищеварительная.E98" table:name="__Anonymous_Sheet_DB__4">
          <table:sort>
            <table:sort-by table:field-number="1" table:order="descending"/>
          </table:sort>
        </table:database-range>
        <table:database-range table:target-range-address="Лимфатическая_(Имунная).A1:Лимфатическая_(Имунная).E100" table:name="__Anonymous_Sheet_DB__5">
          <table:sort>
            <table:sort-by table:field-number="1" table:order="descending"/>
          </table:sort>
        </table:database-range>
        <table:database-range table:target-range-address="Дыхательная.A1:Дыхательная.E112" table:name="__Anonymous_Sheet_DB__6">
          <table:sort>
            <table:sort-by table:field-number="1" table:order="descending"/>
          </table:sort>
        </table:database-range>
        <table:database-range table:target-range-address="Мочеполовая.A1:Мочеполовая.E121" table:name="__Anonymous_Sheet_DB__7">
          <table:sort>
            <table:sort-by table:field-number="1" table:order="descending"/>
          </table:sort>
        </table:database-range>
        <table:database-range table:target-range-address="Нервная.A1:Нервная.E138" table:name="__Anonymous_Sheet_DB__8">
          <table:sort>
            <table:sort-by table:field-number="1" table:order="descending"/>
          </table:sort>
        </table:database-range>
        <table:database-range table:target-range-address="Эндокринная.A1:Эндокринная.E139" table:name="__Anonymous_Sheet_DB__9">
          <table:sort>
            <table:sort-by table:field-number="1" table:order="descending"/>
          </table:sort>
        </table:database-range>
        <table:database-range table:target-range-address="Гены.A1:Гены.E139" table:name="__Anonymous_Sheet_DB__10">
          <table:sort>
            <table:sort-by table:field-number="1" table:order="descending"/>
          </table:sort>
        </table:database-range>
        <table:database-range table:target-range-address="Обмен_Веществ.A1:Обмен_Веществ.E33" table:name="__Anonymous_Sheet_DB__11">
          <table:sort>
            <table:sort-by table:field-number="1"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Sans" svg:font-family="Sans"/>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Страница<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701</meta:generator>
    <dc:creator>serge</dc:creator>
    <meta:creation-date>2020-02-10T20:59:56Z</meta:creation-date>
    <dc:date>2021-11-26T23:49:21Z</dc:date>
    <meta:editing-cycles>3994</meta:editing-cycles>
    <meta:editing-duration>PT555249S</meta:editing-duration>
  </office:meta>
</office:document-meta>
</file>